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F0000000EA48348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/>
    <style:font-face style:name="Courier New" svg:font-family="'Courier New'" style:font-family-generic="roman"/>
    <style:font-face style:name="Verdana" svg:font-family="Verdan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8.043cm" fo:margin-left="-0.009cm" fo:margin-top="0cm" fo:margin-bottom="0cm" table:align="left"/>
    </style:style>
    <style:style style:name="Tabla1.A" style:family="table-column">
      <style:table-column-properties style:column-width="2.868cm"/>
    </style:style>
    <style:style style:name="Tabla1.B" style:family="table-column">
      <style:table-column-properties style:column-width="14.143cm"/>
    </style:style>
    <style:style style:name="Tabla1.C" style:family="table-column">
      <style:table-column-properties style:column-width="1.03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.A2" style:family="table-cell">
      <style:table-cell-properties style:vertical-align="middle" fo:padding="0cm" fo:border="0.5pt solid #000001"/>
    </style:style>
    <style:style style:name="Tabla1.B2" style:family="table-cell">
      <style:table-cell-properties style:vertical-align="middle" fo:padding="0cm" fo:border="0.5pt solid #000001"/>
    </style:style>
    <style:style style:name="Tabla1.C2" style:family="table-cell">
      <style:table-cell-properties style:vertical-align="middle" fo:padding="0cm" fo:border="0.5pt solid #000001"/>
    </style:style>
    <style:style style:name="Tabla1.A3" style:family="table-cell">
      <style:table-cell-properties style:vertical-align="middle" fo:padding="0cm" fo:border="0.5pt solid #000001"/>
    </style:style>
    <style:style style:name="Tabla1.B3" style:family="table-cell">
      <style:table-cell-properties style:vertical-align="middle" fo:padding="0cm" fo:border="0.5pt solid #000001"/>
    </style:style>
    <style:style style:name="Tabla1.C3" style:family="table-cell">
      <style:table-cell-properties style:vertical-align="middle" fo:padding="0cm" fo:border="0.5pt solid #000001"/>
    </style:style>
    <style:style style:name="Tabla1.A4" style:family="table-cell">
      <style:table-cell-properties style:vertical-align="middle" fo:padding="0cm" fo:border="0.5pt solid #000001"/>
    </style:style>
    <style:style style:name="Tabla1.B4" style:family="table-cell">
      <style:table-cell-properties style:vertical-align="middle" fo:padding="0cm" fo:border="0.5pt solid #000001"/>
    </style:style>
    <style:style style:name="Tabla1.C4" style:family="table-cell">
      <style:table-cell-properties style:vertical-align="middle" fo:padding="0cm" fo:border="0.5pt solid #000001"/>
    </style:style>
    <style:style style:name="Tabla1.A5" style:family="table-cell">
      <style:table-cell-properties style:vertical-align="middle" fo:padding="0cm" fo:border="0.5pt solid #000001"/>
    </style:style>
    <style:style style:name="Tabla1.B5" style:family="table-cell">
      <style:table-cell-properties style:vertical-align="middle" fo:padding="0cm" fo:border="0.5pt solid #000001"/>
    </style:style>
    <style:style style:name="Tabla1.C5" style:family="table-cell">
      <style:table-cell-properties style:vertical-align="middle" fo:padding="0cm" fo:border="0.5pt solid #000001"/>
    </style:style>
    <style:style style:name="Tabla1.A6" style:family="table-cell">
      <style:table-cell-properties style:vertical-align="middle" fo:padding="0cm" fo:border="0.5pt solid #000001"/>
    </style:style>
    <style:style style:name="Tabla1.B6" style:family="table-cell">
      <style:table-cell-properties style:vertical-align="middle" fo:padding="0cm" fo:border="0.5pt solid #000001"/>
    </style:style>
    <style:style style:name="Tabla1.C6" style:family="table-cell">
      <style:table-cell-properties style:vertical-align="middle" fo:padding="0cm" fo:border="0.5pt solid #000001"/>
    </style:style>
    <style:style style:name="Tabla3" style:family="table">
      <style:table-properties style:width="18.043cm" fo:margin-left="-0.009cm" fo:margin-top="0cm" fo:margin-bottom="0cm" table:align="left"/>
    </style:style>
    <style:style style:name="Tabla3.A" style:family="table-column">
      <style:table-column-properties style:column-width="2.868cm"/>
    </style:style>
    <style:style style:name="Tabla3.B" style:family="table-column">
      <style:table-column-properties style:column-width="14.143cm"/>
    </style:style>
    <style:style style:name="Tabla3.C" style:family="table-column">
      <style:table-column-properties style:column-width="1.032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.A2" style:family="table-cell">
      <style:table-cell-properties style:vertical-align="middle" fo:padding="0cm" fo:border="0.5pt solid #000001"/>
    </style:style>
    <style:style style:name="Tabla3.B2" style:family="table-cell">
      <style:table-cell-properties style:vertical-align="middle" fo:padding="0cm" fo:border="0.5pt solid #000001"/>
    </style:style>
    <style:style style:name="Tabla3.C2" style:family="table-cell">
      <style:table-cell-properties style:vertical-align="middle" fo:padding="0cm" fo:border="0.5pt solid #000001"/>
    </style:style>
    <style:style style:name="Tabla4" style:family="table">
      <style:table-properties style:width="18.043cm" fo:margin-left="-0.009cm" fo:margin-top="0cm" fo:margin-bottom="0cm" table:align="left"/>
    </style:style>
    <style:style style:name="Tabla4.A" style:family="table-column">
      <style:table-column-properties style:column-width="2.762cm"/>
    </style:style>
    <style:style style:name="Tabla4.B" style:family="table-column">
      <style:table-column-properties style:column-width="14.249cm"/>
    </style:style>
    <style:style style:name="Tabla4.C" style:family="table-column">
      <style:table-column-properties style:column-width="1.032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.A2" style:family="table-cell">
      <style:table-cell-properties style:vertical-align="middle" fo:padding="0cm" fo:border="0.5pt solid #000001"/>
    </style:style>
    <style:style style:name="Tabla4.B2" style:family="table-cell">
      <style:table-cell-properties style:vertical-align="middle" fo:padding="0cm" fo:border="0.5pt solid #000001"/>
    </style:style>
    <style:style style:name="Tabla4.C2" style:family="table-cell">
      <style:table-cell-properties style:vertical-align="middle" fo:padding="0cm" fo:border="0.5pt solid #000001"/>
    </style:style>
    <style:style style:name="Tabla4.A3" style:family="table-cell">
      <style:table-cell-properties style:vertical-align="middle" fo:padding="0cm" fo:border="0.5pt solid #000001"/>
    </style:style>
    <style:style style:name="Tabla4.B3" style:family="table-cell">
      <style:table-cell-properties style:vertical-align="middle" fo:padding="0cm" fo:border="0.5pt solid #000001"/>
    </style:style>
    <style:style style:name="Tabla4.C3" style:family="table-cell">
      <style:table-cell-properties style:vertical-align="middle" fo:padding="0cm" fo:border="0.5pt solid #000001"/>
    </style:style>
    <style:style style:name="Tabla4.A4" style:family="table-cell">
      <style:table-cell-properties style:vertical-align="middle" fo:padding="0cm" fo:border="0.5pt solid #000001"/>
    </style:style>
    <style:style style:name="Tabla4.B4" style:family="table-cell">
      <style:table-cell-properties style:vertical-align="middle" fo:padding="0cm" fo:border="0.5pt solid #000001"/>
    </style:style>
    <style:style style:name="Tabla4.C4" style:family="table-cell">
      <style:table-cell-properties style:vertical-align="middle" fo:padding="0cm" fo:border="0.5pt solid #000001"/>
    </style:style>
    <style:style style:name="Tabla5" style:family="table">
      <style:table-properties style:width="18.043cm" fo:margin-left="-0.009cm" fo:margin-top="0cm" fo:margin-bottom="0cm" table:align="left"/>
    </style:style>
    <style:style style:name="Tabla5.A" style:family="table-column">
      <style:table-column-properties style:column-width="1.704cm"/>
    </style:style>
    <style:style style:name="Tabla5.B" style:family="table-column">
      <style:table-column-properties style:column-width="15.386cm"/>
    </style:style>
    <style:style style:name="Tabla5.C" style:family="table-column">
      <style:table-column-properties style:column-width="0.953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5.A2" style:family="table-cell">
      <style:table-cell-properties style:vertical-align="" fo:padding="0cm" fo:border="0.5pt solid #000001"/>
    </style:style>
    <style:style style:name="Tabla5.B2" style:family="table-cell">
      <style:table-cell-properties style:vertical-align="" fo:padding="0cm" fo:border="0.5pt solid #000001"/>
    </style:style>
    <style:style style:name="Tabla5.C2" style:family="table-cell">
      <style:table-cell-properties style:vertical-align="middle" fo:padding="0cm" fo:border="0.5pt solid #000001"/>
    </style:style>
    <style:style style:name="Tabla5.A3" style:family="table-cell">
      <style:table-cell-properties style:vertical-align="" fo:padding="0cm" fo:border="0.5pt solid #000001"/>
    </style:style>
    <style:style style:name="Tabla5.B3" style:family="table-cell">
      <style:table-cell-properties style:vertical-align="" fo:padding="0cm" fo:border="0.5pt solid #000001"/>
    </style:style>
    <style:style style:name="Tabla5.C3" style:family="table-cell">
      <style:table-cell-properties style:vertical-align="middle" fo:padding="0cm" fo:border="0.5pt solid #000001"/>
    </style:style>
    <style:style style:name="Tabla5.A4" style:family="table-cell">
      <style:table-cell-properties style:vertical-align="" fo:padding="0cm" fo:border="0.5pt solid #000001"/>
    </style:style>
    <style:style style:name="Tabla5.B4" style:family="table-cell">
      <style:table-cell-properties style:vertical-align="" fo:padding="0cm" fo:border="0.5pt solid #000001"/>
    </style:style>
    <style:style style:name="Tabla5.C4" style:family="table-cell">
      <style:table-cell-properties style:vertical-align="middle" fo:padding="0cm" fo:border="0.5pt solid #000001"/>
    </style:style>
    <style:style style:name="Tabla5.A5" style:family="table-cell">
      <style:table-cell-properties style:vertical-align="" fo:padding="0cm" fo:border="0.5pt solid #000001"/>
    </style:style>
    <style:style style:name="Tabla5.B5" style:family="table-cell">
      <style:table-cell-properties style:vertical-align="" fo:padding="0cm" fo:border="0.5pt solid #000001"/>
    </style:style>
    <style:style style:name="Tabla5.C5" style:family="table-cell">
      <style:table-cell-properties style:vertical-align="middle" fo:padding="0cm" fo:border="0.5pt solid #000001"/>
    </style:style>
    <style:style style:name="Tabla5.A6" style:family="table-cell">
      <style:table-cell-properties style:vertical-align="" fo:padding="0cm" fo:border="0.5pt solid #000001"/>
    </style:style>
    <style:style style:name="Tabla5.B6" style:family="table-cell">
      <style:table-cell-properties style:vertical-align="" fo:padding="0cm" fo:border="0.5pt solid #000001"/>
    </style:style>
    <style:style style:name="Tabla5.C6" style:family="table-cell">
      <style:table-cell-properties style:vertical-align="middle" fo:padding="0cm" fo:border="0.5pt solid #000001"/>
    </style:style>
    <style:style style:name="Tabla5.A7" style:family="table-cell">
      <style:table-cell-properties style:vertical-align="" fo:padding="0cm" fo:border="0.5pt solid #000001"/>
    </style:style>
    <style:style style:name="Tabla5.B7" style:family="table-cell">
      <style:table-cell-properties style:vertical-align="" fo:padding="0cm" fo:border="0.5pt solid #000001"/>
    </style:style>
    <style:style style:name="Tabla5.C7" style:family="table-cell">
      <style:table-cell-properties style:vertical-align="middle" fo:padding="0cm" fo:border="0.5pt solid #000001"/>
    </style:style>
    <style:style style:name="Tabla5.A8" style:family="table-cell">
      <style:table-cell-properties style:vertical-align="" fo:padding="0cm" fo:border="0.5pt solid #000001"/>
    </style:style>
    <style:style style:name="Tabla5.B8" style:family="table-cell">
      <style:table-cell-properties style:vertical-align="" fo:padding="0cm" fo:border="0.5pt solid #000001"/>
    </style:style>
    <style:style style:name="Tabla5.C8" style:family="table-cell">
      <style:table-cell-properties style:vertical-align="middle" fo:padding="0cm" fo:border="0.5pt solid #000001"/>
    </style:style>
    <style:style style:name="Tabla6" style:family="table">
      <style:table-properties style:width="18.043cm" fo:margin-left="-0.009cm" fo:margin-top="0cm" fo:margin-bottom="0cm" table:align="left"/>
    </style:style>
    <style:style style:name="Tabla6.A" style:family="table-column">
      <style:table-column-properties style:column-width="17.09cm"/>
    </style:style>
    <style:style style:name="Tabla6.B" style:family="table-column">
      <style:table-column-properties style:column-width="0.951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6.A2" style:family="table-cell">
      <style:table-cell-properties style:vertical-align="" fo:padding="0cm" fo:border="0.5pt solid #000001"/>
    </style:style>
    <style:style style:name="Tabla6.B2" style:family="table-cell">
      <style:table-cell-properties style:vertical-align="middle" fo:padding="0cm" fo:border="0.5pt solid #000001"/>
    </style:style>
    <style:style style:name="Tabla7" style:family="table">
      <style:table-properties style:width="18.043cm" fo:margin-left="-0.009cm" fo:margin-top="0cm" fo:margin-bottom="0cm" table:align="left"/>
    </style:style>
    <style:style style:name="Tabla7.A" style:family="table-column">
      <style:table-column-properties style:column-width="1.704cm"/>
    </style:style>
    <style:style style:name="Tabla7.B" style:family="table-column">
      <style:table-column-properties style:column-width="15.386cm"/>
    </style:style>
    <style:style style:name="Tabla7.C" style:family="table-column">
      <style:table-column-properties style:column-width="0.953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7.A2" style:family="table-cell">
      <style:table-cell-properties style:vertical-align="" fo:padding="0cm" fo:border="0.5pt solid #000001"/>
    </style:style>
    <style:style style:name="Tabla7.B2" style:family="table-cell">
      <style:table-cell-properties style:vertical-align="" fo:padding="0cm" fo:border="0.5pt solid #000001"/>
    </style:style>
    <style:style style:name="Tabla7.C2" style:family="table-cell">
      <style:table-cell-properties style:vertical-align="middle" fo:padding="0cm" fo:border="0.5pt solid #000001"/>
    </style:style>
    <style:style style:name="Tabla8" style:family="table">
      <style:table-properties style:width="18.043cm" fo:margin-left="-0.009cm" fo:margin-top="0cm" fo:margin-bottom="0cm" table:align="left"/>
    </style:style>
    <style:style style:name="Tabla8.A" style:family="table-column">
      <style:table-column-properties style:column-width="17.09cm"/>
    </style:style>
    <style:style style:name="Tabla8.B" style:family="table-column">
      <style:table-column-properties style:column-width="0.951cm"/>
    </style:style>
    <style:style style:name="Tabla8.1" style:family="table-row">
      <style:table-row-properties fo:keep-together="always"/>
    </style:style>
    <style:style style:name="Tabla8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8.A2" style:family="table-cell">
      <style:table-cell-properties style:vertical-align="" fo:padding="0cm" fo:border="0.5pt solid #000001"/>
    </style:style>
    <style:style style:name="Tabla8.B2" style:family="table-cell">
      <style:table-cell-properties style:vertical-align="middle" fo:padding="0cm" fo:border="0.5pt solid #000001"/>
    </style:style>
    <style:style style:name="Tabla9" style:family="table">
      <style:table-properties style:width="18.043cm" fo:margin-left="-0.009cm" fo:margin-top="0cm" fo:margin-bottom="0cm" table:align="left"/>
    </style:style>
    <style:style style:name="Tabla9.A" style:family="table-column">
      <style:table-column-properties style:column-width="1.704cm"/>
    </style:style>
    <style:style style:name="Tabla9.B" style:family="table-column">
      <style:table-column-properties style:column-width="15.386cm"/>
    </style:style>
    <style:style style:name="Tabla9.C" style:family="table-column">
      <style:table-column-properties style:column-width="0.95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9.A2" style:family="table-cell">
      <style:table-cell-properties style:vertical-align="" fo:padding="0cm" fo:border="0.5pt solid #000001"/>
    </style:style>
    <style:style style:name="Tabla9.B2" style:family="table-cell">
      <style:table-cell-properties style:vertical-align="" fo:padding="0cm" fo:border="0.5pt solid #000001"/>
    </style:style>
    <style:style style:name="Tabla9.C2" style:family="table-cell">
      <style:table-cell-properties style:vertical-align="middle" fo:padding="0cm" fo:border="0.5pt solid #000001"/>
    </style:style>
    <style:style style:name="Tabla9.A3" style:family="table-cell">
      <style:table-cell-properties style:vertical-align="" fo:padding="0cm" fo:border="0.5pt solid #000001"/>
    </style:style>
    <style:style style:name="Tabla9.B3" style:family="table-cell">
      <style:table-cell-properties style:vertical-align="" fo:padding="0cm" fo:border="0.5pt solid #000001"/>
    </style:style>
    <style:style style:name="Tabla9.C3" style:family="table-cell">
      <style:table-cell-properties style:vertical-align="middle" fo:padding="0cm" fo:border="0.5pt solid #000001"/>
    </style:style>
    <style:style style:name="Tabla9.A4" style:family="table-cell">
      <style:table-cell-properties style:vertical-align="" fo:padding="0cm" fo:border="0.5pt solid #000001"/>
    </style:style>
    <style:style style:name="Tabla9.B4" style:family="table-cell">
      <style:table-cell-properties style:vertical-align="" fo:padding="0cm" fo:border="0.5pt solid #000001"/>
    </style:style>
    <style:style style:name="Tabla9.C4" style:family="table-cell">
      <style:table-cell-properties style:vertical-align="middle" fo:padding="0cm" fo:border="0.5pt solid #000001"/>
    </style:style>
    <style:style style:name="Tabla9.A5" style:family="table-cell">
      <style:table-cell-properties style:vertical-align="" fo:padding="0cm" fo:border="0.5pt solid #000001"/>
    </style:style>
    <style:style style:name="Tabla9.B5" style:family="table-cell">
      <style:table-cell-properties style:vertical-align="" fo:padding="0cm" fo:border="0.5pt solid #000001"/>
    </style:style>
    <style:style style:name="Tabla9.C5" style:family="table-cell">
      <style:table-cell-properties style:vertical-align="middle" fo:padding="0cm" fo:border="0.5pt solid #000001"/>
    </style:style>
    <style:style style:name="Tabla10" style:family="table">
      <style:table-properties style:width="18.043cm" fo:margin-left="-0.009cm" fo:margin-top="0cm" fo:margin-bottom="0cm" table:align="left"/>
    </style:style>
    <style:style style:name="Tabla10.A" style:family="table-column">
      <style:table-column-properties style:column-width="17.09cm"/>
    </style:style>
    <style:style style:name="Tabla10.B" style:family="table-column">
      <style:table-column-properties style:column-width="0.951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0.A2" style:family="table-cell">
      <style:table-cell-properties style:vertical-align="" fo:padding="0cm" fo:border="0.5pt solid #000001"/>
    </style:style>
    <style:style style:name="Tabla10.B2" style:family="table-cell">
      <style:table-cell-properties style:vertical-align="middle" fo:padding="0cm" fo:border="0.5pt solid #000001"/>
    </style:style>
    <style:style style:name="Tabla11" style:family="table">
      <style:table-properties style:width="18.043cm" fo:margin-left="-0.009cm" fo:margin-top="0cm" fo:margin-bottom="0cm" table:align="left"/>
    </style:style>
    <style:style style:name="Tabla11.A" style:family="table-column">
      <style:table-column-properties style:column-width="1.704cm"/>
    </style:style>
    <style:style style:name="Tabla11.B" style:family="table-column">
      <style:table-column-properties style:column-width="15.386cm"/>
    </style:style>
    <style:style style:name="Tabla11.C" style:family="table-column">
      <style:table-column-properties style:column-width="0.95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1.A2" style:family="table-cell">
      <style:table-cell-properties style:vertical-align="" fo:padding="0cm" fo:border="0.5pt solid #000001"/>
    </style:style>
    <style:style style:name="Tabla11.B2" style:family="table-cell">
      <style:table-cell-properties style:vertical-align="" fo:padding="0cm" fo:border="0.5pt solid #000001"/>
    </style:style>
    <style:style style:name="Tabla11.C2" style:family="table-cell">
      <style:table-cell-properties style:vertical-align="middle" fo:padding="0cm" fo:border="0.5pt solid #000001"/>
    </style:style>
    <style:style style:name="Tabla12" style:family="table">
      <style:table-properties style:width="18.043cm" fo:margin-left="-0.009cm" fo:margin-top="0cm" fo:margin-bottom="0cm" table:align="left"/>
    </style:style>
    <style:style style:name="Tabla12.A" style:family="table-column">
      <style:table-column-properties style:column-width="2.762cm"/>
    </style:style>
    <style:style style:name="Tabla12.B" style:family="table-column">
      <style:table-column-properties style:column-width="14.249cm"/>
    </style:style>
    <style:style style:name="Tabla12.C" style:family="table-column">
      <style:table-column-properties style:column-width="1.032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2.A2" style:family="table-cell">
      <style:table-cell-properties style:vertical-align="middle" fo:padding="0cm" fo:border="0.5pt solid #000001"/>
    </style:style>
    <style:style style:name="Tabla12.B2" style:family="table-cell">
      <style:table-cell-properties style:vertical-align="middle" fo:padding="0cm" fo:border="0.5pt solid #000001"/>
    </style:style>
    <style:style style:name="Tabla12.C2" style:family="table-cell">
      <style:table-cell-properties style:vertical-align="middle" fo:padding="0cm" fo:border="0.5pt solid #000001"/>
    </style:style>
    <style:style style:name="Tabla12.A3" style:family="table-cell">
      <style:table-cell-properties style:vertical-align="middle" fo:padding="0cm" fo:border="0.5pt solid #000001"/>
    </style:style>
    <style:style style:name="Tabla12.B3" style:family="table-cell">
      <style:table-cell-properties style:vertical-align="middle" fo:padding="0cm" fo:border="0.5pt solid #000001"/>
    </style:style>
    <style:style style:name="Tabla12.C3" style:family="table-cell">
      <style:table-cell-properties style:vertical-align="middle" fo:padding="0cm" fo:border="0.5pt solid #000001"/>
    </style:style>
    <style:style style:name="Tabla12.A4" style:family="table-cell">
      <style:table-cell-properties style:vertical-align="middle" fo:padding="0cm" fo:border="0.5pt solid #000001"/>
    </style:style>
    <style:style style:name="Tabla12.B4" style:family="table-cell">
      <style:table-cell-properties style:vertical-align="middle" fo:padding="0cm" fo:border="0.5pt solid #000001"/>
    </style:style>
    <style:style style:name="Tabla12.C4" style:family="table-cell">
      <style:table-cell-properties style:vertical-align="middle" fo:padding="0cm" fo:border="0.5pt solid #000001"/>
    </style:style>
    <style:style style:name="Tabla12.A5" style:family="table-cell">
      <style:table-cell-properties style:vertical-align="middle" fo:padding="0cm" fo:border="0.5pt solid #000001"/>
    </style:style>
    <style:style style:name="Tabla12.B5" style:family="table-cell">
      <style:table-cell-properties style:vertical-align="middle" fo:padding="0cm" fo:border="0.5pt solid #000001"/>
    </style:style>
    <style:style style:name="Tabla12.C5" style:family="table-cell">
      <style:table-cell-properties style:vertical-align="middle" fo:padding="0cm" fo:border="0.5pt solid #000001"/>
    </style:style>
    <style:style style:name="Tabla12.A6" style:family="table-cell">
      <style:table-cell-properties style:vertical-align="middle" fo:padding="0cm" fo:border="0.5pt solid #000001"/>
    </style:style>
    <style:style style:name="Tabla12.B6" style:family="table-cell">
      <style:table-cell-properties style:vertical-align="middle" fo:padding="0cm" fo:border="0.5pt solid #000001"/>
    </style:style>
    <style:style style:name="Tabla12.C6" style:family="table-cell">
      <style:table-cell-properties style:vertical-align="middle" fo:padding="0cm" fo:border="0.5pt solid #000001"/>
    </style:style>
    <style:style style:name="Tabla12.A7" style:family="table-cell">
      <style:table-cell-properties style:vertical-align="middle" fo:padding="0cm" fo:border="0.5pt solid #000001"/>
    </style:style>
    <style:style style:name="Tabla12.B7" style:family="table-cell">
      <style:table-cell-properties style:vertical-align="middle" fo:padding="0cm" fo:border="0.5pt solid #000001"/>
    </style:style>
    <style:style style:name="Tabla12.C7" style:family="table-cell">
      <style:table-cell-properties style:vertical-align="middle" fo:padding="0cm" fo:border="0.5pt solid #000001"/>
    </style:style>
    <style:style style:name="Tabla12.A8" style:family="table-cell">
      <style:table-cell-properties style:vertical-align="middle" fo:padding="0cm" fo:border="0.5pt solid #000001"/>
    </style:style>
    <style:style style:name="Tabla12.B8" style:family="table-cell">
      <style:table-cell-properties style:vertical-align="middle" fo:padding="0cm" fo:border="0.5pt solid #000001"/>
    </style:style>
    <style:style style:name="Tabla12.C8" style:family="table-cell">
      <style:table-cell-properties style:vertical-align="middle" fo:padding="0cm" fo:border="0.5pt solid #000001"/>
    </style:style>
    <style:style style:name="Tabla12.A9" style:family="table-cell">
      <style:table-cell-properties style:vertical-align="middle" fo:padding="0cm" fo:border="0.5pt solid #000001"/>
    </style:style>
    <style:style style:name="Tabla12.B9" style:family="table-cell">
      <style:table-cell-properties style:vertical-align="middle" fo:padding="0cm" fo:border="0.5pt solid #000001"/>
    </style:style>
    <style:style style:name="Tabla12.C9" style:family="table-cell">
      <style:table-cell-properties style:vertical-align="middle" fo:padding="0cm" fo:border="0.5pt solid #000001"/>
    </style:style>
    <style:style style:name="Tabla13" style:family="table">
      <style:table-properties style:width="18.043cm" fo:margin-left="-0.009cm" fo:margin-top="0cm" fo:margin-bottom="0cm" table:align="left"/>
    </style:style>
    <style:style style:name="Tabla13.A" style:family="table-column">
      <style:table-column-properties style:column-width="17.09cm"/>
    </style:style>
    <style:style style:name="Tabla13.B" style:family="table-column">
      <style:table-column-properties style:column-width="0.951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3.A2" style:family="table-cell">
      <style:table-cell-properties style:vertical-align="" fo:padding="0cm" fo:border="0.5pt solid #000001"/>
    </style:style>
    <style:style style:name="Tabla13.B2" style:family="table-cell">
      <style:table-cell-properties style:vertical-align="middle" fo:padding="0cm" fo:border="0.5pt solid #000001"/>
    </style:style>
    <style:style style:name="Tabla14" style:family="table">
      <style:table-properties style:width="18.043cm" fo:margin-left="-0.009cm" fo:margin-top="0cm" fo:margin-bottom="0cm" table:align="left"/>
    </style:style>
    <style:style style:name="Tabla14.A" style:family="table-column">
      <style:table-column-properties style:column-width="1.704cm"/>
    </style:style>
    <style:style style:name="Tabla14.B" style:family="table-column">
      <style:table-column-properties style:column-width="15.386cm"/>
    </style:style>
    <style:style style:name="Tabla14.C" style:family="table-column">
      <style:table-column-properties style:column-width="0.953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4.A2" style:family="table-cell">
      <style:table-cell-properties style:vertical-align="" fo:padding="0cm" fo:border="0.5pt solid #000001"/>
    </style:style>
    <style:style style:name="Tabla14.B2" style:family="table-cell">
      <style:table-cell-properties style:vertical-align="" fo:padding="0cm" fo:border="0.5pt solid #000001"/>
    </style:style>
    <style:style style:name="Tabla14.C2" style:family="table-cell">
      <style:table-cell-properties style:vertical-align="middle" fo:padding="0cm" fo:border="0.5pt solid #000001"/>
    </style:style>
    <style:style style:name="Tabla14.A3" style:family="table-cell">
      <style:table-cell-properties style:vertical-align="" fo:padding="0cm" fo:border="0.5pt solid #000001"/>
    </style:style>
    <style:style style:name="Tabla14.B3" style:family="table-cell">
      <style:table-cell-properties style:vertical-align="" fo:padding="0cm" fo:border="0.5pt solid #000001"/>
    </style:style>
    <style:style style:name="Tabla14.C3" style:family="table-cell">
      <style:table-cell-properties style:vertical-align="middle" fo:padding="0cm" fo:border="0.5pt solid #000001"/>
    </style:style>
    <style:style style:name="Tabla14.A4" style:family="table-cell">
      <style:table-cell-properties style:vertical-align="" fo:padding="0cm" fo:border="0.5pt solid #000001"/>
    </style:style>
    <style:style style:name="Tabla14.B4" style:family="table-cell">
      <style:table-cell-properties style:vertical-align="" fo:padding="0cm" fo:border="0.5pt solid #000001"/>
    </style:style>
    <style:style style:name="Tabla14.C4" style:family="table-cell">
      <style:table-cell-properties style:vertical-align="middle" fo:padding="0cm" fo:border="0.5pt solid #000001"/>
    </style:style>
    <style:style style:name="Tabla14.A5" style:family="table-cell">
      <style:table-cell-properties style:vertical-align="" fo:padding="0cm" fo:border="0.5pt solid #000001"/>
    </style:style>
    <style:style style:name="Tabla14.B5" style:family="table-cell">
      <style:table-cell-properties style:vertical-align="" fo:padding="0cm" fo:border="0.5pt solid #000001"/>
    </style:style>
    <style:style style:name="Tabla14.C5" style:family="table-cell">
      <style:table-cell-properties style:vertical-align="middle" fo:padding="0cm" fo:border="0.5pt solid #000001"/>
    </style:style>
    <style:style style:name="Tabla14.A6" style:family="table-cell">
      <style:table-cell-properties style:vertical-align="" fo:padding="0cm" fo:border="0.5pt solid #000001"/>
    </style:style>
    <style:style style:name="Tabla14.B6" style:family="table-cell">
      <style:table-cell-properties style:vertical-align="" fo:padding="0cm" fo:border="0.5pt solid #000001"/>
    </style:style>
    <style:style style:name="Tabla14.C6" style:family="table-cell">
      <style:table-cell-properties style:vertical-align="middle" fo:padding="0cm" fo:border="0.5pt solid #000001"/>
    </style:style>
    <style:style style:name="Tabla14.A7" style:family="table-cell">
      <style:table-cell-properties style:vertical-align="" fo:padding="0cm" fo:border="0.5pt solid #000001"/>
    </style:style>
    <style:style style:name="Tabla14.B7" style:family="table-cell">
      <style:table-cell-properties style:vertical-align="" fo:padding="0cm" fo:border="0.5pt solid #000001"/>
    </style:style>
    <style:style style:name="Tabla14.C7" style:family="table-cell">
      <style:table-cell-properties style:vertical-align="middle" fo:padding="0cm" fo:border="0.5pt solid #000001"/>
    </style:style>
    <style:style style:name="Tabla14.A8" style:family="table-cell">
      <style:table-cell-properties style:vertical-align="" fo:padding="0cm" fo:border="0.5pt solid #000001"/>
    </style:style>
    <style:style style:name="Tabla14.B8" style:family="table-cell">
      <style:table-cell-properties style:vertical-align="" fo:padding="0cm" fo:border="0.5pt solid #000001"/>
    </style:style>
    <style:style style:name="Tabla14.C8" style:family="table-cell">
      <style:table-cell-properties style:vertical-align="middle" fo:padding="0cm" fo:border="0.5pt solid #000001"/>
    </style:style>
    <style:style style:name="Tabla14.A9" style:family="table-cell">
      <style:table-cell-properties style:vertical-align="" fo:padding="0cm" fo:border="0.5pt solid #000001"/>
    </style:style>
    <style:style style:name="Tabla14.B9" style:family="table-cell">
      <style:table-cell-properties style:vertical-align="" fo:padding="0cm" fo:border="0.5pt solid #000001"/>
    </style:style>
    <style:style style:name="Tabla14.C9" style:family="table-cell">
      <style:table-cell-properties style:vertical-align="middle" fo:padding="0cm" fo:border="0.5pt solid #000001"/>
    </style:style>
    <style:style style:name="Tabla14.A10" style:family="table-cell">
      <style:table-cell-properties style:vertical-align="" fo:padding="0cm" fo:border="0.5pt solid #000001"/>
    </style:style>
    <style:style style:name="Tabla14.B10" style:family="table-cell">
      <style:table-cell-properties style:vertical-align="" fo:padding="0cm" fo:border="0.5pt solid #000001"/>
    </style:style>
    <style:style style:name="Tabla14.C10" style:family="table-cell">
      <style:table-cell-properties style:vertical-align="middle" fo:padding="0cm" fo:border="0.5pt solid #000001"/>
    </style:style>
    <style:style style:name="Tabla14.A11" style:family="table-cell">
      <style:table-cell-properties style:vertical-align="" fo:padding="0cm" fo:border="0.5pt solid #000001"/>
    </style:style>
    <style:style style:name="Tabla14.B11" style:family="table-cell">
      <style:table-cell-properties style:vertical-align="" fo:padding="0cm" fo:border="0.5pt solid #000001"/>
    </style:style>
    <style:style style:name="Tabla14.C11" style:family="table-cell">
      <style:table-cell-properties style:vertical-align="middle" fo:padding="0cm" fo:border="0.5pt solid #000001"/>
    </style:style>
    <style:style style:name="Tabla15" style:family="table">
      <style:table-properties style:width="18.043cm" fo:margin-left="-0.009cm" fo:margin-top="0cm" fo:margin-bottom="0cm" table:align="left"/>
    </style:style>
    <style:style style:name="Tabla15.A" style:family="table-column">
      <style:table-column-properties style:column-width="17.09cm"/>
    </style:style>
    <style:style style:name="Tabla15.B" style:family="table-column">
      <style:table-column-properties style:column-width="0.951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5.A2" style:family="table-cell">
      <style:table-cell-properties style:vertical-align="" fo:padding="0cm" fo:border="0.5pt solid #000001"/>
    </style:style>
    <style:style style:name="Tabla15.B2" style:family="table-cell">
      <style:table-cell-properties style:vertical-align="middle" fo:padding="0cm" fo:border="0.5pt solid #000001"/>
    </style:style>
    <style:style style:name="Tabla16" style:family="table">
      <style:table-properties style:width="18.043cm" fo:margin-left="-0.009cm" fo:margin-top="0cm" fo:margin-bottom="0cm" table:align="left"/>
    </style:style>
    <style:style style:name="Tabla16.A" style:family="table-column">
      <style:table-column-properties style:column-width="1.704cm"/>
    </style:style>
    <style:style style:name="Tabla16.B" style:family="table-column">
      <style:table-column-properties style:column-width="15.386cm"/>
    </style:style>
    <style:style style:name="Tabla16.C" style:family="table-column">
      <style:table-column-properties style:column-width="0.953cm"/>
    </style:style>
    <style:style style:name="Tabla16.1" style:family="table-row">
      <style:table-row-properties fo:keep-together="always"/>
    </style:style>
    <style:style style:name="Tabla16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6.A2" style:family="table-cell">
      <style:table-cell-properties style:vertical-align="" fo:padding="0cm" fo:border="0.5pt solid #000001"/>
    </style:style>
    <style:style style:name="Tabla16.B2" style:family="table-cell">
      <style:table-cell-properties style:vertical-align="" fo:padding="0cm" fo:border="0.5pt solid #000001"/>
    </style:style>
    <style:style style:name="Tabla16.C2" style:family="table-cell">
      <style:table-cell-properties style:vertical-align="middle" fo:padding="0cm" fo:border="0.5pt solid #000001"/>
    </style:style>
    <style:style style:name="Tabla16.A3" style:family="table-cell">
      <style:table-cell-properties style:vertical-align="" fo:padding="0cm" fo:border="0.5pt solid #000001"/>
    </style:style>
    <style:style style:name="Tabla16.B3" style:family="table-cell">
      <style:table-cell-properties style:vertical-align="" fo:padding="0cm" fo:border="0.5pt solid #000001"/>
    </style:style>
    <style:style style:name="Tabla16.C3" style:family="table-cell">
      <style:table-cell-properties style:vertical-align="middle" fo:padding="0cm" fo:border="0.5pt solid #000001"/>
    </style:style>
    <style:style style:name="Tabla16.A4" style:family="table-cell">
      <style:table-cell-properties style:vertical-align="" fo:padding="0cm" fo:border="0.5pt solid #000001"/>
    </style:style>
    <style:style style:name="Tabla16.B4" style:family="table-cell">
      <style:table-cell-properties style:vertical-align="" fo:padding="0cm" fo:border="0.5pt solid #000001"/>
    </style:style>
    <style:style style:name="Tabla16.C4" style:family="table-cell">
      <style:table-cell-properties style:vertical-align="middle" fo:padding="0cm" fo:border="0.5pt solid #000001"/>
    </style:style>
    <style:style style:name="Tabla16.A5" style:family="table-cell">
      <style:table-cell-properties style:vertical-align="" fo:padding="0cm" fo:border="0.5pt solid #000001"/>
    </style:style>
    <style:style style:name="Tabla16.B5" style:family="table-cell">
      <style:table-cell-properties style:vertical-align="" fo:padding="0cm" fo:border="0.5pt solid #000001"/>
    </style:style>
    <style:style style:name="Tabla16.C5" style:family="table-cell">
      <style:table-cell-properties style:vertical-align="middle" fo:padding="0cm" fo:border="0.5pt solid #000001"/>
    </style:style>
    <style:style style:name="Tabla16.A6" style:family="table-cell">
      <style:table-cell-properties style:vertical-align="" fo:padding="0cm" fo:border="0.5pt solid #000001"/>
    </style:style>
    <style:style style:name="Tabla16.B6" style:family="table-cell">
      <style:table-cell-properties style:vertical-align="" fo:padding="0cm" fo:border="0.5pt solid #000001"/>
    </style:style>
    <style:style style:name="Tabla16.C6" style:family="table-cell">
      <style:table-cell-properties style:vertical-align="middle" fo:padding="0cm" fo:border="0.5pt solid #000001"/>
    </style:style>
    <style:style style:name="Tabla16.A7" style:family="table-cell">
      <style:table-cell-properties style:vertical-align="" fo:padding="0cm" fo:border="0.5pt solid #000001"/>
    </style:style>
    <style:style style:name="Tabla16.B7" style:family="table-cell">
      <style:table-cell-properties style:vertical-align="" fo:padding="0cm" fo:border="0.5pt solid #000001"/>
    </style:style>
    <style:style style:name="Tabla16.C7" style:family="table-cell">
      <style:table-cell-properties style:vertical-align="middle" fo:padding="0cm" fo:border="0.5pt solid #000001"/>
    </style:style>
    <style:style style:name="Tabla16.A8" style:family="table-cell">
      <style:table-cell-properties style:vertical-align="" fo:padding="0cm" fo:border="0.5pt solid #000001"/>
    </style:style>
    <style:style style:name="Tabla16.B8" style:family="table-cell">
      <style:table-cell-properties style:vertical-align="" fo:padding="0cm" fo:border="0.5pt solid #000001"/>
    </style:style>
    <style:style style:name="Tabla16.C8" style:family="table-cell">
      <style:table-cell-properties style:vertical-align="middle" fo:padding="0cm" fo:border="0.5pt solid #000001"/>
    </style:style>
    <style:style style:name="Tabla16.A9" style:family="table-cell">
      <style:table-cell-properties style:vertical-align="" fo:padding="0cm" fo:border="0.5pt solid #000001"/>
    </style:style>
    <style:style style:name="Tabla16.B9" style:family="table-cell">
      <style:table-cell-properties style:vertical-align="" fo:padding="0cm" fo:border="0.5pt solid #000001"/>
    </style:style>
    <style:style style:name="Tabla16.C9" style:family="table-cell">
      <style:table-cell-properties style:vertical-align="middle" fo:padding="0cm" fo:border="0.5pt solid #000001"/>
    </style:style>
    <style:style style:name="Tabla16.A10" style:family="table-cell">
      <style:table-cell-properties style:vertical-align="" fo:padding="0cm" fo:border="0.5pt solid #000001"/>
    </style:style>
    <style:style style:name="Tabla16.B10" style:family="table-cell">
      <style:table-cell-properties style:vertical-align="" fo:padding="0cm" fo:border="0.5pt solid #000001"/>
    </style:style>
    <style:style style:name="Tabla16.C10" style:family="table-cell">
      <style:table-cell-properties style:vertical-align="middle" fo:padding="0cm" fo:border="0.5pt solid #000001"/>
    </style:style>
    <style:style style:name="Tabla16.A11" style:family="table-cell">
      <style:table-cell-properties style:vertical-align="" fo:padding="0cm" fo:border="0.5pt solid #000001"/>
    </style:style>
    <style:style style:name="Tabla16.B11" style:family="table-cell">
      <style:table-cell-properties style:vertical-align="" fo:padding="0cm" fo:border="0.5pt solid #000001"/>
    </style:style>
    <style:style style:name="Tabla16.C11" style:family="table-cell">
      <style:table-cell-properties style:vertical-align="middle" fo:padding="0cm" fo:border="0.5pt solid #000001"/>
    </style:style>
    <style:style style:name="Tabla16.A12" style:family="table-cell">
      <style:table-cell-properties style:vertical-align="" fo:padding="0cm" fo:border="0.5pt solid #000001"/>
    </style:style>
    <style:style style:name="Tabla16.B12" style:family="table-cell">
      <style:table-cell-properties style:vertical-align="" fo:padding="0cm" fo:border="0.5pt solid #000001"/>
    </style:style>
    <style:style style:name="Tabla16.C12" style:family="table-cell">
      <style:table-cell-properties style:vertical-align="middle" fo:padding="0cm" fo:border="0.5pt solid #000001"/>
    </style:style>
    <style:style style:name="Tabla17" style:family="table">
      <style:table-properties style:width="18.043cm" fo:margin-left="-0.009cm" fo:margin-top="0cm" fo:margin-bottom="0cm" table:align="left"/>
    </style:style>
    <style:style style:name="Tabla17.A" style:family="table-column">
      <style:table-column-properties style:column-width="17.09cm"/>
    </style:style>
    <style:style style:name="Tabla17.B" style:family="table-column">
      <style:table-column-properties style:column-width="0.951cm"/>
    </style:style>
    <style:style style:name="Tabla17.1" style:family="table-row">
      <style:table-row-properties fo:keep-together="always"/>
    </style:style>
    <style:style style:name="Tabla17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7.A2" style:family="table-cell">
      <style:table-cell-properties style:vertical-align="" fo:padding="0cm" fo:border="0.5pt solid #000001"/>
    </style:style>
    <style:style style:name="Tabla17.B2" style:family="table-cell">
      <style:table-cell-properties style:vertical-align="middle" fo:padding="0cm" fo:border="0.5pt solid #000001"/>
    </style:style>
    <style:style style:name="Tabla18" style:family="table">
      <style:table-properties style:width="18.043cm" fo:margin-left="-0.009cm" fo:margin-top="0cm" fo:margin-bottom="0cm" table:align="left"/>
    </style:style>
    <style:style style:name="Tabla18.A" style:family="table-column">
      <style:table-column-properties style:column-width="1.704cm"/>
    </style:style>
    <style:style style:name="Tabla18.B" style:family="table-column">
      <style:table-column-properties style:column-width="15.386cm"/>
    </style:style>
    <style:style style:name="Tabla18.C" style:family="table-column">
      <style:table-column-properties style:column-width="0.953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8.A2" style:family="table-cell">
      <style:table-cell-properties style:vertical-align="" fo:padding="0cm" fo:border="0.5pt solid #000001"/>
    </style:style>
    <style:style style:name="Tabla18.B2" style:family="table-cell">
      <style:table-cell-properties style:vertical-align="" fo:padding="0cm" fo:border="0.5pt solid #000001"/>
    </style:style>
    <style:style style:name="Tabla18.C2" style:family="table-cell">
      <style:table-cell-properties style:vertical-align="middle" fo:padding="0cm" fo:border="0.5pt solid #000001"/>
    </style:style>
    <style:style style:name="Tabla18.A3" style:family="table-cell">
      <style:table-cell-properties style:vertical-align="" fo:padding="0cm" fo:border="0.5pt solid #000001"/>
    </style:style>
    <style:style style:name="Tabla18.B3" style:family="table-cell">
      <style:table-cell-properties style:vertical-align="" fo:padding="0cm" fo:border="0.5pt solid #000001"/>
    </style:style>
    <style:style style:name="Tabla18.C3" style:family="table-cell">
      <style:table-cell-properties style:vertical-align="middle" fo:padding="0cm" fo:border="0.5pt solid #000001"/>
    </style:style>
    <style:style style:name="Tabla18.A4" style:family="table-cell">
      <style:table-cell-properties style:vertical-align="" fo:padding="0cm" fo:border="0.5pt solid #000001"/>
    </style:style>
    <style:style style:name="Tabla18.B4" style:family="table-cell">
      <style:table-cell-properties style:vertical-align="" fo:padding="0cm" fo:border="0.5pt solid #000001"/>
    </style:style>
    <style:style style:name="Tabla18.C4" style:family="table-cell">
      <style:table-cell-properties style:vertical-align="middle" fo:padding="0cm" fo:border="0.5pt solid #000001"/>
    </style:style>
    <style:style style:name="Tabla18.A5" style:family="table-cell">
      <style:table-cell-properties style:vertical-align="" fo:padding="0cm" fo:border="0.5pt solid #000001"/>
    </style:style>
    <style:style style:name="Tabla18.B5" style:family="table-cell">
      <style:table-cell-properties style:vertical-align="" fo:padding="0cm" fo:border="0.5pt solid #000001"/>
    </style:style>
    <style:style style:name="Tabla18.C5" style:family="table-cell">
      <style:table-cell-properties style:vertical-align="middle" fo:padding="0cm" fo:border="0.5pt solid #000001"/>
    </style:style>
    <style:style style:name="Tabla18.A6" style:family="table-cell">
      <style:table-cell-properties style:vertical-align="" fo:padding="0cm" fo:border="0.5pt solid #000001"/>
    </style:style>
    <style:style style:name="Tabla18.B6" style:family="table-cell">
      <style:table-cell-properties style:vertical-align="" fo:padding="0cm" fo:border="0.5pt solid #000001"/>
    </style:style>
    <style:style style:name="Tabla18.C6" style:family="table-cell">
      <style:table-cell-properties style:vertical-align="middle" fo:padding="0cm" fo:border="0.5pt solid #000001"/>
    </style:style>
    <style:style style:name="Tabla18.A7" style:family="table-cell">
      <style:table-cell-properties style:vertical-align="" fo:padding="0cm" fo:border="0.5pt solid #000001"/>
    </style:style>
    <style:style style:name="Tabla18.B7" style:family="table-cell">
      <style:table-cell-properties style:vertical-align="" fo:padding="0cm" fo:border="0.5pt solid #000001"/>
    </style:style>
    <style:style style:name="Tabla18.C7" style:family="table-cell">
      <style:table-cell-properties style:vertical-align="middle" fo:padding="0cm" fo:border="0.5pt solid #000001"/>
    </style:style>
    <style:style style:name="Tabla18.A8" style:family="table-cell">
      <style:table-cell-properties style:vertical-align="" fo:padding="0cm" fo:border="0.5pt solid #000001"/>
    </style:style>
    <style:style style:name="Tabla18.B8" style:family="table-cell">
      <style:table-cell-properties style:vertical-align="" fo:padding="0cm" fo:border="0.5pt solid #000001"/>
    </style:style>
    <style:style style:name="Tabla18.C8" style:family="table-cell">
      <style:table-cell-properties style:vertical-align="middle" fo:padding="0cm" fo:border="0.5pt solid #000001"/>
    </style:style>
    <style:style style:name="Tabla18.A9" style:family="table-cell">
      <style:table-cell-properties style:vertical-align="" fo:padding="0cm" fo:border="0.5pt solid #000001"/>
    </style:style>
    <style:style style:name="Tabla18.B9" style:family="table-cell">
      <style:table-cell-properties style:vertical-align="" fo:padding="0cm" fo:border="0.5pt solid #000001"/>
    </style:style>
    <style:style style:name="Tabla18.C9" style:family="table-cell">
      <style:table-cell-properties style:vertical-align="middle" fo:padding="0cm" fo:border="0.5pt solid #000001"/>
    </style:style>
    <style:style style:name="Tabla18.A10" style:family="table-cell">
      <style:table-cell-properties style:vertical-align="" fo:padding="0cm" fo:border="0.5pt solid #000001"/>
    </style:style>
    <style:style style:name="Tabla18.B10" style:family="table-cell">
      <style:table-cell-properties style:vertical-align="" fo:padding="0cm" fo:border="0.5pt solid #000001"/>
    </style:style>
    <style:style style:name="Tabla18.C10" style:family="table-cell">
      <style:table-cell-properties style:vertical-align="middle" fo:padding="0cm" fo:border="0.5pt solid #000001"/>
    </style:style>
    <style:style style:name="Tabla18.A11" style:family="table-cell">
      <style:table-cell-properties style:vertical-align="" fo:padding="0cm" fo:border="0.5pt solid #000001"/>
    </style:style>
    <style:style style:name="Tabla18.B11" style:family="table-cell">
      <style:table-cell-properties style:vertical-align="" fo:padding="0cm" fo:border="0.5pt solid #000001"/>
    </style:style>
    <style:style style:name="Tabla18.C11" style:family="table-cell">
      <style:table-cell-properties style:vertical-align="middle" fo:padding="0cm" fo:border="0.5pt solid #000001"/>
    </style:style>
    <style:style style:name="Tabla19" style:family="table">
      <style:table-properties style:width="18.043cm" fo:margin-left="-0.009cm" fo:margin-top="0cm" fo:margin-bottom="0cm" table:align="left"/>
    </style:style>
    <style:style style:name="Tabla19.A" style:family="table-column">
      <style:table-column-properties style:column-width="17.09cm"/>
    </style:style>
    <style:style style:name="Tabla19.B" style:family="table-column">
      <style:table-column-properties style:column-width="0.951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19.A2" style:family="table-cell">
      <style:table-cell-properties style:vertical-align="" fo:padding="0cm" fo:border="0.5pt solid #000001"/>
    </style:style>
    <style:style style:name="Tabla19.B2" style:family="table-cell">
      <style:table-cell-properties style:vertical-align="middle" fo:padding="0cm" fo:border="0.5pt solid #000001"/>
    </style:style>
    <style:style style:name="Tabla20" style:family="table">
      <style:table-properties style:width="18.043cm" fo:margin-left="-0.009cm" fo:margin-top="0cm" fo:margin-bottom="0cm" table:align="left"/>
    </style:style>
    <style:style style:name="Tabla20.A" style:family="table-column">
      <style:table-column-properties style:column-width="1.704cm"/>
    </style:style>
    <style:style style:name="Tabla20.B" style:family="table-column">
      <style:table-column-properties style:column-width="15.386cm"/>
    </style:style>
    <style:style style:name="Tabla20.C" style:family="table-column">
      <style:table-column-properties style:column-width="0.95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0.A2" style:family="table-cell">
      <style:table-cell-properties style:vertical-align="" fo:padding="0cm" fo:border="0.5pt solid #000001"/>
    </style:style>
    <style:style style:name="Tabla20.B2" style:family="table-cell">
      <style:table-cell-properties style:vertical-align="" fo:padding="0cm" fo:border="0.5pt solid #000001"/>
    </style:style>
    <style:style style:name="Tabla20.C2" style:family="table-cell">
      <style:table-cell-properties style:vertical-align="middle" fo:padding="0cm" fo:border="0.5pt solid #000001"/>
    </style:style>
    <style:style style:name="Tabla20.A3" style:family="table-cell">
      <style:table-cell-properties style:vertical-align="" fo:padding="0cm" fo:border="0.5pt solid #000001"/>
    </style:style>
    <style:style style:name="Tabla20.B3" style:family="table-cell">
      <style:table-cell-properties style:vertical-align="" fo:padding="0cm" fo:border="0.5pt solid #000001"/>
    </style:style>
    <style:style style:name="Tabla20.C3" style:family="table-cell">
      <style:table-cell-properties style:vertical-align="middle" fo:padding="0cm" fo:border="0.5pt solid #000001"/>
    </style:style>
    <style:style style:name="Tabla20.A4" style:family="table-cell">
      <style:table-cell-properties style:vertical-align="" fo:padding="0cm" fo:border="0.5pt solid #000001"/>
    </style:style>
    <style:style style:name="Tabla20.B4" style:family="table-cell">
      <style:table-cell-properties style:vertical-align="" fo:padding="0cm" fo:border="0.5pt solid #000001"/>
    </style:style>
    <style:style style:name="Tabla20.C4" style:family="table-cell">
      <style:table-cell-properties style:vertical-align="middle" fo:padding="0cm" fo:border="0.5pt solid #000001"/>
    </style:style>
    <style:style style:name="Tabla20.A5" style:family="table-cell">
      <style:table-cell-properties style:vertical-align="" fo:padding="0cm" fo:border="0.5pt solid #000001"/>
    </style:style>
    <style:style style:name="Tabla20.B5" style:family="table-cell">
      <style:table-cell-properties style:vertical-align="" fo:padding="0cm" fo:border="0.5pt solid #000001"/>
    </style:style>
    <style:style style:name="Tabla20.C5" style:family="table-cell">
      <style:table-cell-properties style:vertical-align="middle" fo:padding="0cm" fo:border="0.5pt solid #000001"/>
    </style:style>
    <style:style style:name="Tabla20.A6" style:family="table-cell">
      <style:table-cell-properties style:vertical-align="" fo:padding="0cm" fo:border="0.5pt solid #000001"/>
    </style:style>
    <style:style style:name="Tabla20.B6" style:family="table-cell">
      <style:table-cell-properties style:vertical-align="" fo:padding="0cm" fo:border="0.5pt solid #000001"/>
    </style:style>
    <style:style style:name="Tabla20.C6" style:family="table-cell">
      <style:table-cell-properties style:vertical-align="middle" fo:padding="0cm" fo:border="0.5pt solid #000001"/>
    </style:style>
    <style:style style:name="Tabla20.A7" style:family="table-cell">
      <style:table-cell-properties style:vertical-align="" fo:padding="0cm" fo:border="0.5pt solid #000001"/>
    </style:style>
    <style:style style:name="Tabla20.B7" style:family="table-cell">
      <style:table-cell-properties style:vertical-align="" fo:padding="0cm" fo:border="0.5pt solid #000001"/>
    </style:style>
    <style:style style:name="Tabla20.C7" style:family="table-cell">
      <style:table-cell-properties style:vertical-align="middle" fo:padding="0cm" fo:border="0.5pt solid #000001"/>
    </style:style>
    <style:style style:name="Tabla20.A8" style:family="table-cell">
      <style:table-cell-properties style:vertical-align="" fo:padding="0cm" fo:border="0.5pt solid #000001"/>
    </style:style>
    <style:style style:name="Tabla20.B8" style:family="table-cell">
      <style:table-cell-properties style:vertical-align="" fo:padding="0cm" fo:border="0.5pt solid #000001"/>
    </style:style>
    <style:style style:name="Tabla20.C8" style:family="table-cell">
      <style:table-cell-properties style:vertical-align="middle" fo:padding="0cm" fo:border="0.5pt solid #000001"/>
    </style:style>
    <style:style style:name="Tabla20.A9" style:family="table-cell">
      <style:table-cell-properties style:vertical-align="" fo:padding="0cm" fo:border="0.5pt solid #000001"/>
    </style:style>
    <style:style style:name="Tabla20.B9" style:family="table-cell">
      <style:table-cell-properties style:vertical-align="" fo:padding="0cm" fo:border="0.5pt solid #000001"/>
    </style:style>
    <style:style style:name="Tabla20.C9" style:family="table-cell">
      <style:table-cell-properties style:vertical-align="middle" fo:padding="0cm" fo:border="0.5pt solid #000001"/>
    </style:style>
    <style:style style:name="Tabla21" style:family="table">
      <style:table-properties style:width="18.043cm" fo:margin-left="-0.009cm" fo:margin-top="0cm" fo:margin-bottom="0cm" table:align="left"/>
    </style:style>
    <style:style style:name="Tabla21.A" style:family="table-column">
      <style:table-column-properties style:column-width="17.09cm"/>
    </style:style>
    <style:style style:name="Tabla21.B" style:family="table-column">
      <style:table-column-properties style:column-width="0.951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1.A2" style:family="table-cell">
      <style:table-cell-properties style:vertical-align="" fo:padding="0cm" fo:border="0.5pt solid #000001"/>
    </style:style>
    <style:style style:name="Tabla21.B2" style:family="table-cell">
      <style:table-cell-properties style:vertical-align="middle" fo:padding="0cm" fo:border="0.5pt solid #000001"/>
    </style:style>
    <style:style style:name="Tabla22" style:family="table">
      <style:table-properties style:width="18.043cm" fo:margin-left="-0.009cm" fo:margin-top="0cm" fo:margin-bottom="0cm" table:align="left"/>
    </style:style>
    <style:style style:name="Tabla22.A" style:family="table-column">
      <style:table-column-properties style:column-width="1.704cm"/>
    </style:style>
    <style:style style:name="Tabla22.B" style:family="table-column">
      <style:table-column-properties style:column-width="15.386cm"/>
    </style:style>
    <style:style style:name="Tabla22.C" style:family="table-column">
      <style:table-column-properties style:column-width="0.953cm"/>
    </style:style>
    <style:style style:name="Tabla22.1" style:family="table-row">
      <style:table-row-properties fo:keep-together="always"/>
    </style:style>
    <style:style style:name="Tabla22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2.A2" style:family="table-cell">
      <style:table-cell-properties style:vertical-align="" fo:padding="0cm" fo:border="0.5pt solid #000001"/>
    </style:style>
    <style:style style:name="Tabla22.B2" style:family="table-cell">
      <style:table-cell-properties style:vertical-align="" fo:padding="0cm" fo:border="0.5pt solid #000001"/>
    </style:style>
    <style:style style:name="Tabla22.C2" style:family="table-cell">
      <style:table-cell-properties style:vertical-align="middle" fo:padding="0cm" fo:border="0.5pt solid #000001"/>
    </style:style>
    <style:style style:name="Tabla22.A3" style:family="table-cell">
      <style:table-cell-properties style:vertical-align="" fo:padding="0cm" fo:border="0.5pt solid #000001"/>
    </style:style>
    <style:style style:name="Tabla22.B3" style:family="table-cell">
      <style:table-cell-properties style:vertical-align="" fo:padding="0cm" fo:border="0.5pt solid #000001"/>
    </style:style>
    <style:style style:name="Tabla22.C3" style:family="table-cell">
      <style:table-cell-properties style:vertical-align="middle" fo:padding="0cm" fo:border="0.5pt solid #000001"/>
    </style:style>
    <style:style style:name="Tabla22.A4" style:family="table-cell">
      <style:table-cell-properties style:vertical-align="" fo:padding="0cm" fo:border="0.5pt solid #000001"/>
    </style:style>
    <style:style style:name="Tabla22.B4" style:family="table-cell">
      <style:table-cell-properties style:vertical-align="" fo:padding="0cm" fo:border="0.5pt solid #000001"/>
    </style:style>
    <style:style style:name="Tabla22.C4" style:family="table-cell">
      <style:table-cell-properties style:vertical-align="middle" fo:padding="0cm" fo:border="0.5pt solid #000001"/>
    </style:style>
    <style:style style:name="Tabla22.A5" style:family="table-cell">
      <style:table-cell-properties style:vertical-align="" fo:padding="0cm" fo:border="0.5pt solid #000001"/>
    </style:style>
    <style:style style:name="Tabla22.B5" style:family="table-cell">
      <style:table-cell-properties style:vertical-align="" fo:padding="0cm" fo:border="0.5pt solid #000001"/>
    </style:style>
    <style:style style:name="Tabla22.C5" style:family="table-cell">
      <style:table-cell-properties style:vertical-align="middle" fo:padding="0cm" fo:border="0.5pt solid #000001"/>
    </style:style>
    <style:style style:name="Tabla22.A6" style:family="table-cell">
      <style:table-cell-properties style:vertical-align="" fo:padding="0cm" fo:border="0.5pt solid #000001"/>
    </style:style>
    <style:style style:name="Tabla22.B6" style:family="table-cell">
      <style:table-cell-properties style:vertical-align="" fo:padding="0cm" fo:border="0.5pt solid #000001"/>
    </style:style>
    <style:style style:name="Tabla22.C6" style:family="table-cell">
      <style:table-cell-properties style:vertical-align="middle" fo:padding="0cm" fo:border="0.5pt solid #000001"/>
    </style:style>
    <style:style style:name="Tabla22.A7" style:family="table-cell">
      <style:table-cell-properties style:vertical-align="" fo:padding="0cm" fo:border="0.5pt solid #000001"/>
    </style:style>
    <style:style style:name="Tabla22.B7" style:family="table-cell">
      <style:table-cell-properties style:vertical-align="" fo:padding="0cm" fo:border="0.5pt solid #000001"/>
    </style:style>
    <style:style style:name="Tabla22.C7" style:family="table-cell">
      <style:table-cell-properties style:vertical-align="middle" fo:padding="0cm" fo:border="0.5pt solid #000001"/>
    </style:style>
    <style:style style:name="Tabla22.A8" style:family="table-cell">
      <style:table-cell-properties style:vertical-align="" fo:padding="0cm" fo:border="0.5pt solid #000001"/>
    </style:style>
    <style:style style:name="Tabla22.B8" style:family="table-cell">
      <style:table-cell-properties style:vertical-align="" fo:padding="0cm" fo:border="0.5pt solid #000001"/>
    </style:style>
    <style:style style:name="Tabla22.C8" style:family="table-cell">
      <style:table-cell-properties style:vertical-align="middle" fo:padding="0cm" fo:border="0.5pt solid #000001"/>
    </style:style>
    <style:style style:name="Tabla22.A9" style:family="table-cell">
      <style:table-cell-properties style:vertical-align="" fo:padding="0cm" fo:border="0.5pt solid #000001"/>
    </style:style>
    <style:style style:name="Tabla22.B9" style:family="table-cell">
      <style:table-cell-properties style:vertical-align="" fo:padding="0cm" fo:border="0.5pt solid #000001"/>
    </style:style>
    <style:style style:name="Tabla22.C9" style:family="table-cell">
      <style:table-cell-properties style:vertical-align="middle" fo:padding="0cm" fo:border="0.5pt solid #000001"/>
    </style:style>
    <style:style style:name="Tabla22.A10" style:family="table-cell">
      <style:table-cell-properties style:vertical-align="" fo:padding="0cm" fo:border="0.5pt solid #000001"/>
    </style:style>
    <style:style style:name="Tabla22.B10" style:family="table-cell">
      <style:table-cell-properties style:vertical-align="" fo:padding="0cm" fo:border="0.5pt solid #000001"/>
    </style:style>
    <style:style style:name="Tabla22.C10" style:family="table-cell">
      <style:table-cell-properties style:vertical-align="middle" fo:padding="0cm" fo:border="0.5pt solid #000001"/>
    </style:style>
    <style:style style:name="Tabla22.A11" style:family="table-cell">
      <style:table-cell-properties style:vertical-align="" fo:padding="0cm" fo:border="0.5pt solid #000001"/>
    </style:style>
    <style:style style:name="Tabla22.B11" style:family="table-cell">
      <style:table-cell-properties style:vertical-align="" fo:padding="0cm" fo:border="0.5pt solid #000001"/>
    </style:style>
    <style:style style:name="Tabla22.C11" style:family="table-cell">
      <style:table-cell-properties style:vertical-align="middle" fo:padding="0cm" fo:border="0.5pt solid #000001"/>
    </style:style>
    <style:style style:name="Tabla23" style:family="table">
      <style:table-properties style:width="18.043cm" fo:margin-left="-0.009cm" fo:margin-top="0cm" fo:margin-bottom="0cm" table:align="left"/>
    </style:style>
    <style:style style:name="Tabla23.A" style:family="table-column">
      <style:table-column-properties style:column-width="17.09cm"/>
    </style:style>
    <style:style style:name="Tabla23.B" style:family="table-column">
      <style:table-column-properties style:column-width="0.951cm"/>
    </style:style>
    <style:style style:name="Tabla23.1" style:family="table-row">
      <style:table-row-properties fo:keep-together="always"/>
    </style:style>
    <style:style style:name="Tabla2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3.A2" style:family="table-cell">
      <style:table-cell-properties style:vertical-align="" fo:padding="0cm" fo:border="0.5pt solid #000001"/>
    </style:style>
    <style:style style:name="Tabla23.B2" style:family="table-cell">
      <style:table-cell-properties style:vertical-align="middle" fo:padding="0cm" fo:border="0.5pt solid #000001"/>
    </style:style>
    <style:style style:name="Tabla24" style:family="table">
      <style:table-properties style:width="18.043cm" fo:margin-left="-0.009cm" fo:margin-top="0cm" fo:margin-bottom="0cm" table:align="left"/>
    </style:style>
    <style:style style:name="Tabla24.A" style:family="table-column">
      <style:table-column-properties style:column-width="1.704cm"/>
    </style:style>
    <style:style style:name="Tabla24.B" style:family="table-column">
      <style:table-column-properties style:column-width="15.386cm"/>
    </style:style>
    <style:style style:name="Tabla24.C" style:family="table-column">
      <style:table-column-properties style:column-width="0.953cm"/>
    </style:style>
    <style:style style:name="Tabla24.1" style:family="table-row">
      <style:table-row-properties fo:keep-together="always"/>
    </style:style>
    <style:style style:name="Tabla2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4.A2" style:family="table-cell">
      <style:table-cell-properties style:vertical-align="" fo:padding="0cm" fo:border="0.5pt solid #000001"/>
    </style:style>
    <style:style style:name="Tabla24.B2" style:family="table-cell">
      <style:table-cell-properties style:vertical-align="" fo:padding="0cm" fo:border="0.5pt solid #000001"/>
    </style:style>
    <style:style style:name="Tabla24.C2" style:family="table-cell">
      <style:table-cell-properties style:vertical-align="middle" fo:padding="0cm" fo:border="0.5pt solid #000001"/>
    </style:style>
    <style:style style:name="Tabla24.A3" style:family="table-cell">
      <style:table-cell-properties style:vertical-align="" fo:padding="0cm" fo:border="0.5pt solid #000001"/>
    </style:style>
    <style:style style:name="Tabla24.B3" style:family="table-cell">
      <style:table-cell-properties style:vertical-align="" fo:padding="0cm" fo:border="0.5pt solid #000001"/>
    </style:style>
    <style:style style:name="Tabla24.C3" style:family="table-cell">
      <style:table-cell-properties style:vertical-align="middle" fo:padding="0cm" fo:border="0.5pt solid #000001"/>
    </style:style>
    <style:style style:name="Tabla24.A4" style:family="table-cell">
      <style:table-cell-properties style:vertical-align="" fo:padding="0cm" fo:border="0.5pt solid #000001"/>
    </style:style>
    <style:style style:name="Tabla24.B4" style:family="table-cell">
      <style:table-cell-properties style:vertical-align="" fo:padding="0cm" fo:border="0.5pt solid #000001"/>
    </style:style>
    <style:style style:name="Tabla24.C4" style:family="table-cell">
      <style:table-cell-properties style:vertical-align="middle" fo:padding="0cm" fo:border="0.5pt solid #000001"/>
    </style:style>
    <style:style style:name="Tabla24.A5" style:family="table-cell">
      <style:table-cell-properties style:vertical-align="" fo:padding="0cm" fo:border="0.5pt solid #000001"/>
    </style:style>
    <style:style style:name="Tabla24.B5" style:family="table-cell">
      <style:table-cell-properties style:vertical-align="" fo:padding="0cm" fo:border="0.5pt solid #000001"/>
    </style:style>
    <style:style style:name="Tabla24.C5" style:family="table-cell">
      <style:table-cell-properties style:vertical-align="middle" fo:padding="0cm" fo:border="0.5pt solid #000001"/>
    </style:style>
    <style:style style:name="Tabla24.A6" style:family="table-cell">
      <style:table-cell-properties style:vertical-align="" fo:padding="0cm" fo:border="0.5pt solid #000001"/>
    </style:style>
    <style:style style:name="Tabla24.B6" style:family="table-cell">
      <style:table-cell-properties style:vertical-align="" fo:padding="0cm" fo:border="0.5pt solid #000001"/>
    </style:style>
    <style:style style:name="Tabla24.C6" style:family="table-cell">
      <style:table-cell-properties style:vertical-align="middle" fo:padding="0cm" fo:border="0.5pt solid #000001"/>
    </style:style>
    <style:style style:name="Tabla24.A7" style:family="table-cell">
      <style:table-cell-properties style:vertical-align="" fo:padding="0cm" fo:border="0.5pt solid #000001"/>
    </style:style>
    <style:style style:name="Tabla24.B7" style:family="table-cell">
      <style:table-cell-properties style:vertical-align="" fo:padding="0cm" fo:border="0.5pt solid #000001"/>
    </style:style>
    <style:style style:name="Tabla24.C7" style:family="table-cell">
      <style:table-cell-properties style:vertical-align="middle" fo:padding="0cm" fo:border="0.5pt solid #000001"/>
    </style:style>
    <style:style style:name="Tabla24.A8" style:family="table-cell">
      <style:table-cell-properties style:vertical-align="" fo:padding="0cm" fo:border="0.5pt solid #000001"/>
    </style:style>
    <style:style style:name="Tabla24.B8" style:family="table-cell">
      <style:table-cell-properties style:vertical-align="" fo:padding="0cm" fo:border="0.5pt solid #000001"/>
    </style:style>
    <style:style style:name="Tabla24.C8" style:family="table-cell">
      <style:table-cell-properties style:vertical-align="middle" fo:padding="0cm" fo:border="0.5pt solid #000001"/>
    </style:style>
    <style:style style:name="Tabla24.A9" style:family="table-cell">
      <style:table-cell-properties style:vertical-align="" fo:padding="0cm" fo:border="0.5pt solid #000001"/>
    </style:style>
    <style:style style:name="Tabla24.B9" style:family="table-cell">
      <style:table-cell-properties style:vertical-align="" fo:padding="0cm" fo:border="0.5pt solid #000001"/>
    </style:style>
    <style:style style:name="Tabla24.C9" style:family="table-cell">
      <style:table-cell-properties style:vertical-align="middle" fo:padding="0cm" fo:border="0.5pt solid #000001"/>
    </style:style>
    <style:style style:name="Tabla24.A10" style:family="table-cell">
      <style:table-cell-properties style:vertical-align="" fo:padding="0cm" fo:border="0.5pt solid #000001"/>
    </style:style>
    <style:style style:name="Tabla24.B10" style:family="table-cell">
      <style:table-cell-properties style:vertical-align="" fo:padding="0cm" fo:border="0.5pt solid #000001"/>
    </style:style>
    <style:style style:name="Tabla24.C10" style:family="table-cell">
      <style:table-cell-properties style:vertical-align="middle" fo:padding="0cm" fo:border="0.5pt solid #000001"/>
    </style:style>
    <style:style style:name="Tabla25" style:family="table">
      <style:table-properties style:width="18.043cm" fo:margin-left="-0.009cm" fo:margin-top="0cm" fo:margin-bottom="0cm" table:align="left"/>
    </style:style>
    <style:style style:name="Tabla25.A" style:family="table-column">
      <style:table-column-properties style:column-width="17.09cm"/>
    </style:style>
    <style:style style:name="Tabla25.B" style:family="table-column">
      <style:table-column-properties style:column-width="0.951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5.A2" style:family="table-cell">
      <style:table-cell-properties style:vertical-align="" fo:padding="0cm" fo:border="0.5pt solid #000001"/>
    </style:style>
    <style:style style:name="Tabla25.B2" style:family="table-cell">
      <style:table-cell-properties style:vertical-align="middle" fo:padding="0cm" fo:border="0.5pt solid #000001"/>
    </style:style>
    <style:style style:name="Tabla26" style:family="table">
      <style:table-properties style:width="18.043cm" fo:margin-left="-0.009cm" fo:margin-top="0cm" fo:margin-bottom="0cm" table:align="left"/>
    </style:style>
    <style:style style:name="Tabla26.A" style:family="table-column">
      <style:table-column-properties style:column-width="1.704cm"/>
    </style:style>
    <style:style style:name="Tabla26.B" style:family="table-column">
      <style:table-column-properties style:column-width="15.386cm"/>
    </style:style>
    <style:style style:name="Tabla26.C" style:family="table-column">
      <style:table-column-properties style:column-width="0.953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6.A2" style:family="table-cell">
      <style:table-cell-properties style:vertical-align="" fo:padding="0cm" fo:border="0.5pt solid #000001"/>
    </style:style>
    <style:style style:name="Tabla26.B2" style:family="table-cell">
      <style:table-cell-properties style:vertical-align="" fo:padding="0cm" fo:border="0.5pt solid #000001"/>
    </style:style>
    <style:style style:name="Tabla26.C2" style:family="table-cell">
      <style:table-cell-properties style:vertical-align="middle" fo:padding="0cm" fo:border="0.5pt solid #000001"/>
    </style:style>
    <style:style style:name="Tabla26.A3" style:family="table-cell">
      <style:table-cell-properties style:vertical-align="" fo:padding="0cm" fo:border="0.5pt solid #000001"/>
    </style:style>
    <style:style style:name="Tabla26.B3" style:family="table-cell">
      <style:table-cell-properties style:vertical-align="" fo:padding="0cm" fo:border="0.5pt solid #000001"/>
    </style:style>
    <style:style style:name="Tabla26.C3" style:family="table-cell">
      <style:table-cell-properties style:vertical-align="middle" fo:padding="0cm" fo:border="0.5pt solid #000001"/>
    </style:style>
    <style:style style:name="Tabla26.A4" style:family="table-cell">
      <style:table-cell-properties style:vertical-align="" fo:padding="0cm" fo:border="0.5pt solid #000001"/>
    </style:style>
    <style:style style:name="Tabla26.B4" style:family="table-cell">
      <style:table-cell-properties style:vertical-align="" fo:padding="0cm" fo:border="0.5pt solid #000001"/>
    </style:style>
    <style:style style:name="Tabla26.C4" style:family="table-cell">
      <style:table-cell-properties style:vertical-align="middle" fo:padding="0cm" fo:border="0.5pt solid #000001"/>
    </style:style>
    <style:style style:name="Tabla26.A5" style:family="table-cell">
      <style:table-cell-properties style:vertical-align="" fo:padding="0cm" fo:border="0.5pt solid #000001"/>
    </style:style>
    <style:style style:name="Tabla26.B5" style:family="table-cell">
      <style:table-cell-properties style:vertical-align="" fo:padding="0cm" fo:border="0.5pt solid #000001"/>
    </style:style>
    <style:style style:name="Tabla26.C5" style:family="table-cell">
      <style:table-cell-properties style:vertical-align="middle" fo:padding="0cm" fo:border="0.5pt solid #000001"/>
    </style:style>
    <style:style style:name="Tabla26.A6" style:family="table-cell">
      <style:table-cell-properties style:vertical-align="" fo:padding="0cm" fo:border="0.5pt solid #000001"/>
    </style:style>
    <style:style style:name="Tabla26.B6" style:family="table-cell">
      <style:table-cell-properties style:vertical-align="" fo:padding="0cm" fo:border="0.5pt solid #000001"/>
    </style:style>
    <style:style style:name="Tabla26.C6" style:family="table-cell">
      <style:table-cell-properties style:vertical-align="middle" fo:padding="0cm" fo:border="0.5pt solid #000001"/>
    </style:style>
    <style:style style:name="Tabla26.A7" style:family="table-cell">
      <style:table-cell-properties style:vertical-align="" fo:padding="0cm" fo:border="0.5pt solid #000001"/>
    </style:style>
    <style:style style:name="Tabla26.B7" style:family="table-cell">
      <style:table-cell-properties style:vertical-align="" fo:padding="0cm" fo:border="0.5pt solid #000001"/>
    </style:style>
    <style:style style:name="Tabla26.C7" style:family="table-cell">
      <style:table-cell-properties style:vertical-align="middle" fo:padding="0cm" fo:border="0.5pt solid #000001"/>
    </style:style>
    <style:style style:name="Tabla26.A8" style:family="table-cell">
      <style:table-cell-properties style:vertical-align="" fo:padding="0cm" fo:border="0.5pt solid #000001"/>
    </style:style>
    <style:style style:name="Tabla26.B8" style:family="table-cell">
      <style:table-cell-properties style:vertical-align="" fo:padding="0cm" fo:border="0.5pt solid #000001"/>
    </style:style>
    <style:style style:name="Tabla26.C8" style:family="table-cell">
      <style:table-cell-properties style:vertical-align="middle" fo:padding="0cm" fo:border="0.5pt solid #000001"/>
    </style:style>
    <style:style style:name="Tabla26.A9" style:family="table-cell">
      <style:table-cell-properties style:vertical-align="" fo:padding="0cm" fo:border="0.5pt solid #000001"/>
    </style:style>
    <style:style style:name="Tabla26.B9" style:family="table-cell">
      <style:table-cell-properties style:vertical-align="" fo:padding="0cm" fo:border="0.5pt solid #000001"/>
    </style:style>
    <style:style style:name="Tabla26.C9" style:family="table-cell">
      <style:table-cell-properties style:vertical-align="middle" fo:padding="0cm" fo:border="0.5pt solid #000001"/>
    </style:style>
    <style:style style:name="Tabla26.A10" style:family="table-cell">
      <style:table-cell-properties style:vertical-align="" fo:padding="0cm" fo:border="0.5pt solid #000001"/>
    </style:style>
    <style:style style:name="Tabla26.B10" style:family="table-cell">
      <style:table-cell-properties style:vertical-align="" fo:padding="0cm" fo:border="0.5pt solid #000001"/>
    </style:style>
    <style:style style:name="Tabla26.C10" style:family="table-cell">
      <style:table-cell-properties style:vertical-align="middle" fo:padding="0cm" fo:border="0.5pt solid #000001"/>
    </style:style>
    <style:style style:name="Tabla26.A11" style:family="table-cell">
      <style:table-cell-properties style:vertical-align="" fo:padding="0cm" fo:border="0.5pt solid #000001"/>
    </style:style>
    <style:style style:name="Tabla26.B11" style:family="table-cell">
      <style:table-cell-properties style:vertical-align="" fo:padding="0cm" fo:border="0.5pt solid #000001"/>
    </style:style>
    <style:style style:name="Tabla26.C11" style:family="table-cell">
      <style:table-cell-properties style:vertical-align="middle" fo:padding="0cm" fo:border="0.5pt solid #000001"/>
    </style:style>
    <style:style style:name="Tabla26.A12" style:family="table-cell">
      <style:table-cell-properties style:vertical-align="" fo:padding="0cm" fo:border="0.5pt solid #000001"/>
    </style:style>
    <style:style style:name="Tabla26.B12" style:family="table-cell">
      <style:table-cell-properties style:vertical-align="" fo:padding="0cm" fo:border="0.5pt solid #000001"/>
    </style:style>
    <style:style style:name="Tabla26.C12" style:family="table-cell">
      <style:table-cell-properties style:vertical-align="middle" fo:padding="0cm" fo:border="0.5pt solid #000001"/>
    </style:style>
    <style:style style:name="Tabla26.A13" style:family="table-cell">
      <style:table-cell-properties style:vertical-align="" fo:padding="0cm" fo:border="0.5pt solid #000001"/>
    </style:style>
    <style:style style:name="Tabla26.B13" style:family="table-cell">
      <style:table-cell-properties style:vertical-align="" fo:padding="0cm" fo:border="0.5pt solid #000001"/>
    </style:style>
    <style:style style:name="Tabla26.C13" style:family="table-cell">
      <style:table-cell-properties style:vertical-align="middle" fo:padding="0cm" fo:border="0.5pt solid #000001"/>
    </style:style>
    <style:style style:name="Tabla26.A14" style:family="table-cell">
      <style:table-cell-properties style:vertical-align="" fo:padding="0cm" fo:border="0.5pt solid #000001"/>
    </style:style>
    <style:style style:name="Tabla26.B14" style:family="table-cell">
      <style:table-cell-properties style:vertical-align="" fo:padding="0cm" fo:border="0.5pt solid #000001"/>
    </style:style>
    <style:style style:name="Tabla26.C14" style:family="table-cell">
      <style:table-cell-properties style:vertical-align="middle" fo:padding="0cm" fo:border="0.5pt solid #000001"/>
    </style:style>
    <style:style style:name="Tabla26.A15" style:family="table-cell">
      <style:table-cell-properties style:vertical-align="" fo:padding="0cm" fo:border="0.5pt solid #000001"/>
    </style:style>
    <style:style style:name="Tabla26.B15" style:family="table-cell">
      <style:table-cell-properties style:vertical-align="" fo:padding="0cm" fo:border="0.5pt solid #000001"/>
    </style:style>
    <style:style style:name="Tabla26.C15" style:family="table-cell">
      <style:table-cell-properties style:vertical-align="middle" fo:padding="0cm" fo:border="0.5pt solid #000001"/>
    </style:style>
    <style:style style:name="Tabla26.A16" style:family="table-cell">
      <style:table-cell-properties style:vertical-align="" fo:padding="0cm" fo:border="0.5pt solid #000001"/>
    </style:style>
    <style:style style:name="Tabla26.B16" style:family="table-cell">
      <style:table-cell-properties style:vertical-align="" fo:padding="0cm" fo:border="0.5pt solid #000001"/>
    </style:style>
    <style:style style:name="Tabla26.C16" style:family="table-cell">
      <style:table-cell-properties style:vertical-align="middle" fo:padding="0cm" fo:border="0.5pt solid #000001"/>
    </style:style>
    <style:style style:name="Tabla26.A17" style:family="table-cell">
      <style:table-cell-properties style:vertical-align="" fo:padding="0cm" fo:border="0.5pt solid #000001"/>
    </style:style>
    <style:style style:name="Tabla26.B17" style:family="table-cell">
      <style:table-cell-properties style:vertical-align="" fo:padding="0cm" fo:border="0.5pt solid #000001"/>
    </style:style>
    <style:style style:name="Tabla26.C17" style:family="table-cell">
      <style:table-cell-properties style:vertical-align="middle" fo:padding="0cm" fo:border="0.5pt solid #000001"/>
    </style:style>
    <style:style style:name="Tabla26.A18" style:family="table-cell">
      <style:table-cell-properties style:vertical-align="" fo:padding="0cm" fo:border="0.5pt solid #000001"/>
    </style:style>
    <style:style style:name="Tabla26.B18" style:family="table-cell">
      <style:table-cell-properties style:vertical-align="" fo:padding="0cm" fo:border="0.5pt solid #000001"/>
    </style:style>
    <style:style style:name="Tabla26.C18" style:family="table-cell">
      <style:table-cell-properties style:vertical-align="middle" fo:padding="0cm" fo:border="0.5pt solid #000001"/>
    </style:style>
    <style:style style:name="Tabla26.A19" style:family="table-cell">
      <style:table-cell-properties style:vertical-align="" fo:padding="0cm" fo:border="0.5pt solid #000001"/>
    </style:style>
    <style:style style:name="Tabla26.B19" style:family="table-cell">
      <style:table-cell-properties style:vertical-align="" fo:padding="0cm" fo:border="0.5pt solid #000001"/>
    </style:style>
    <style:style style:name="Tabla26.C19" style:family="table-cell">
      <style:table-cell-properties style:vertical-align="middle" fo:padding="0cm" fo:border="0.5pt solid #000001"/>
    </style:style>
    <style:style style:name="Tabla27" style:family="table">
      <style:table-properties style:width="18.043cm" fo:margin-left="-0.009cm" fo:margin-top="0cm" fo:margin-bottom="0cm" table:align="left"/>
    </style:style>
    <style:style style:name="Tabla27.A" style:family="table-column">
      <style:table-column-properties style:column-width="17.09cm"/>
    </style:style>
    <style:style style:name="Tabla27.B" style:family="table-column">
      <style:table-column-properties style:column-width="0.951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7.A2" style:family="table-cell">
      <style:table-cell-properties style:vertical-align="" fo:padding="0cm" fo:border="0.5pt solid #000001"/>
    </style:style>
    <style:style style:name="Tabla27.B2" style:family="table-cell">
      <style:table-cell-properties style:vertical-align="middle" fo:padding="0cm" fo:border="0.5pt solid #000001"/>
    </style:style>
    <style:style style:name="Tabla28" style:family="table">
      <style:table-properties style:width="18.043cm" fo:margin-left="-0.009cm" fo:margin-top="0cm" fo:margin-bottom="0cm" table:align="left"/>
    </style:style>
    <style:style style:name="Tabla28.A" style:family="table-column">
      <style:table-column-properties style:column-width="1.704cm"/>
    </style:style>
    <style:style style:name="Tabla28.B" style:family="table-column">
      <style:table-column-properties style:column-width="15.386cm"/>
    </style:style>
    <style:style style:name="Tabla28.C" style:family="table-column">
      <style:table-column-properties style:column-width="0.953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8.A2" style:family="table-cell">
      <style:table-cell-properties style:vertical-align="" fo:padding="0cm" fo:border="0.5pt solid #000001"/>
    </style:style>
    <style:style style:name="Tabla28.B2" style:family="table-cell">
      <style:table-cell-properties style:vertical-align="" fo:padding="0cm" fo:border="0.5pt solid #000001"/>
    </style:style>
    <style:style style:name="Tabla28.C2" style:family="table-cell">
      <style:table-cell-properties style:vertical-align="middle" fo:padding="0cm" fo:border="0.5pt solid #000001"/>
    </style:style>
    <style:style style:name="Tabla28.A3" style:family="table-cell">
      <style:table-cell-properties style:vertical-align="" fo:padding="0cm" fo:border="0.5pt solid #000001"/>
    </style:style>
    <style:style style:name="Tabla28.B3" style:family="table-cell">
      <style:table-cell-properties style:vertical-align="" fo:padding="0cm" fo:border="0.5pt solid #000001"/>
    </style:style>
    <style:style style:name="Tabla28.C3" style:family="table-cell">
      <style:table-cell-properties style:vertical-align="middle" fo:padding="0cm" fo:border="0.5pt solid #000001"/>
    </style:style>
    <style:style style:name="Tabla28.A4" style:family="table-cell">
      <style:table-cell-properties style:vertical-align="" fo:padding="0cm" fo:border="0.5pt solid #000001"/>
    </style:style>
    <style:style style:name="Tabla28.B4" style:family="table-cell">
      <style:table-cell-properties style:vertical-align="" fo:padding="0cm" fo:border="0.5pt solid #000001"/>
    </style:style>
    <style:style style:name="Tabla28.C4" style:family="table-cell">
      <style:table-cell-properties style:vertical-align="middle" fo:padding="0cm" fo:border="0.5pt solid #000001"/>
    </style:style>
    <style:style style:name="Tabla28.A5" style:family="table-cell">
      <style:table-cell-properties style:vertical-align="" fo:padding="0cm" fo:border="0.5pt solid #000001"/>
    </style:style>
    <style:style style:name="Tabla28.B5" style:family="table-cell">
      <style:table-cell-properties style:vertical-align="" fo:padding="0cm" fo:border="0.5pt solid #000001"/>
    </style:style>
    <style:style style:name="Tabla28.C5" style:family="table-cell">
      <style:table-cell-properties style:vertical-align="middle" fo:padding="0cm" fo:border="0.5pt solid #000001"/>
    </style:style>
    <style:style style:name="Tabla28.A6" style:family="table-cell">
      <style:table-cell-properties style:vertical-align="" fo:padding="0cm" fo:border="0.5pt solid #000001"/>
    </style:style>
    <style:style style:name="Tabla28.B6" style:family="table-cell">
      <style:table-cell-properties style:vertical-align="" fo:padding="0cm" fo:border="0.5pt solid #000001"/>
    </style:style>
    <style:style style:name="Tabla28.C6" style:family="table-cell">
      <style:table-cell-properties style:vertical-align="middle" fo:padding="0cm" fo:border="0.5pt solid #000001"/>
    </style:style>
    <style:style style:name="Tabla28.A7" style:family="table-cell">
      <style:table-cell-properties style:vertical-align="" fo:padding="0cm" fo:border="0.5pt solid #000001"/>
    </style:style>
    <style:style style:name="Tabla28.B7" style:family="table-cell">
      <style:table-cell-properties style:vertical-align="" fo:padding="0cm" fo:border="0.5pt solid #000001"/>
    </style:style>
    <style:style style:name="Tabla28.C7" style:family="table-cell">
      <style:table-cell-properties style:vertical-align="middle" fo:padding="0cm" fo:border="0.5pt solid #000001"/>
    </style:style>
    <style:style style:name="Tabla28.A8" style:family="table-cell">
      <style:table-cell-properties style:vertical-align="" fo:padding="0cm" fo:border="0.5pt solid #000001"/>
    </style:style>
    <style:style style:name="Tabla28.B8" style:family="table-cell">
      <style:table-cell-properties style:vertical-align="" fo:padding="0cm" fo:border="0.5pt solid #000001"/>
    </style:style>
    <style:style style:name="Tabla28.C8" style:family="table-cell">
      <style:table-cell-properties style:vertical-align="middle" fo:padding="0cm" fo:border="0.5pt solid #000001"/>
    </style:style>
    <style:style style:name="Tabla29" style:family="table">
      <style:table-properties style:width="18.043cm" fo:margin-left="-0.009cm" fo:margin-top="0cm" fo:margin-bottom="0cm" table:align="left"/>
    </style:style>
    <style:style style:name="Tabla29.A" style:family="table-column">
      <style:table-column-properties style:column-width="2.868cm"/>
    </style:style>
    <style:style style:name="Tabla29.B" style:family="table-column">
      <style:table-column-properties style:column-width="14.143cm"/>
    </style:style>
    <style:style style:name="Tabla29.C" style:family="table-column">
      <style:table-column-properties style:column-width="1.032cm"/>
    </style:style>
    <style:style style:name="Tabla29.1" style:family="table-row">
      <style:table-row-properties fo:keep-together="always"/>
    </style:style>
    <style:style style:name="Tabla29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29.A2" style:family="table-cell">
      <style:table-cell-properties style:vertical-align="middle" fo:padding="0cm" fo:border="0.5pt solid #000001"/>
    </style:style>
    <style:style style:name="Tabla29.B2" style:family="table-cell">
      <style:table-cell-properties style:vertical-align="middle" fo:padding="0cm" fo:border="0.5pt solid #000001"/>
    </style:style>
    <style:style style:name="Tabla29.C2" style:family="table-cell">
      <style:table-cell-properties style:vertical-align="middle" fo:padding="0cm" fo:border="0.5pt solid #000001"/>
    </style:style>
    <style:style style:name="Tabla30" style:family="table">
      <style:table-properties style:width="18.043cm" fo:margin-left="-0.009cm" fo:margin-top="0cm" fo:margin-bottom="0cm" table:align="left"/>
    </style:style>
    <style:style style:name="Tabla30.A" style:family="table-column">
      <style:table-column-properties style:column-width="2.762cm"/>
    </style:style>
    <style:style style:name="Tabla30.B" style:family="table-column">
      <style:table-column-properties style:column-width="14.249cm"/>
    </style:style>
    <style:style style:name="Tabla30.C" style:family="table-column">
      <style:table-column-properties style:column-width="1.032cm"/>
    </style:style>
    <style:style style:name="Tabla30.1" style:family="table-row">
      <style:table-row-properties fo:keep-together="always"/>
    </style:style>
    <style:style style:name="Tabla30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0.A2" style:family="table-cell">
      <style:table-cell-properties style:vertical-align="middle" fo:padding="0cm" fo:border="0.5pt solid #000001"/>
    </style:style>
    <style:style style:name="Tabla30.B2" style:family="table-cell">
      <style:table-cell-properties style:vertical-align="middle" fo:padding="0cm" fo:border="0.5pt solid #000001"/>
    </style:style>
    <style:style style:name="Tabla30.C2" style:family="table-cell">
      <style:table-cell-properties style:vertical-align="middle" fo:padding="0cm" fo:border="0.5pt solid #000001"/>
    </style:style>
    <style:style style:name="Tabla30.A3" style:family="table-cell">
      <style:table-cell-properties style:vertical-align="middle" fo:padding="0cm" fo:border="0.5pt solid #000001"/>
    </style:style>
    <style:style style:name="Tabla30.B3" style:family="table-cell">
      <style:table-cell-properties style:vertical-align="middle" fo:padding="0cm" fo:border="0.5pt solid #000001"/>
    </style:style>
    <style:style style:name="Tabla30.C3" style:family="table-cell">
      <style:table-cell-properties style:vertical-align="middle" fo:padding="0cm" fo:border="0.5pt solid #000001"/>
    </style:style>
    <style:style style:name="Tabla30.A4" style:family="table-cell">
      <style:table-cell-properties style:vertical-align="middle" fo:padding="0cm" fo:border="0.5pt solid #000001"/>
    </style:style>
    <style:style style:name="Tabla30.B4" style:family="table-cell">
      <style:table-cell-properties style:vertical-align="middle" fo:padding="0cm" fo:border="0.5pt solid #000001"/>
    </style:style>
    <style:style style:name="Tabla30.C4" style:family="table-cell">
      <style:table-cell-properties style:vertical-align="middle" fo:padding="0cm" fo:border="0.5pt solid #000001"/>
    </style:style>
    <style:style style:name="Tabla31" style:family="table">
      <style:table-properties style:width="18.043cm" fo:margin-left="-0.009cm" fo:margin-top="0cm" fo:margin-bottom="0cm" table:align="left"/>
    </style:style>
    <style:style style:name="Tabla31.A" style:family="table-column">
      <style:table-column-properties style:column-width="2.762cm"/>
    </style:style>
    <style:style style:name="Tabla31.B" style:family="table-column">
      <style:table-column-properties style:column-width="14.249cm"/>
    </style:style>
    <style:style style:name="Tabla31.C" style:family="table-column">
      <style:table-column-properties style:column-width="1.032cm"/>
    </style:style>
    <style:style style:name="Tabla31.1" style:family="table-row">
      <style:table-row-properties fo:keep-together="always"/>
    </style:style>
    <style:style style:name="Tabla3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1.A2" style:family="table-cell">
      <style:table-cell-properties style:vertical-align="middle" fo:padding="0cm" fo:border="0.5pt solid #000001"/>
    </style:style>
    <style:style style:name="Tabla31.B2" style:family="table-cell">
      <style:table-cell-properties style:vertical-align="middle" fo:padding="0cm" fo:border="0.5pt solid #000001"/>
    </style:style>
    <style:style style:name="Tabla31.C2" style:family="table-cell">
      <style:table-cell-properties style:vertical-align="middle" fo:padding="0cm" fo:border="0.5pt solid #000001"/>
    </style:style>
    <style:style style:name="Tabla32" style:family="table">
      <style:table-properties style:width="18.043cm" fo:margin-left="-0.009cm" fo:margin-top="0cm" fo:margin-bottom="0cm" table:align="left"/>
    </style:style>
    <style:style style:name="Tabla32.A" style:family="table-column">
      <style:table-column-properties style:column-width="17.09cm"/>
    </style:style>
    <style:style style:name="Tabla32.B" style:family="table-column">
      <style:table-column-properties style:column-width="0.951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2.A2" style:family="table-cell">
      <style:table-cell-properties style:vertical-align="" fo:padding="0cm" fo:border="0.5pt solid #000001"/>
    </style:style>
    <style:style style:name="Tabla32.B2" style:family="table-cell">
      <style:table-cell-properties style:vertical-align="middle" fo:padding="0cm" fo:border="0.5pt solid #000001"/>
    </style:style>
    <style:style style:name="Tabla33" style:family="table">
      <style:table-properties style:width="18.043cm" fo:margin-left="-0.009cm" fo:margin-top="0cm" fo:margin-bottom="0cm" table:align="left"/>
    </style:style>
    <style:style style:name="Tabla33.A" style:family="table-column">
      <style:table-column-properties style:column-width="1.704cm"/>
    </style:style>
    <style:style style:name="Tabla33.B" style:family="table-column">
      <style:table-column-properties style:column-width="15.386cm"/>
    </style:style>
    <style:style style:name="Tabla33.C" style:family="table-column">
      <style:table-column-properties style:column-width="0.953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3.A2" style:family="table-cell">
      <style:table-cell-properties style:vertical-align="" fo:padding="0cm" fo:border="0.5pt solid #000001"/>
    </style:style>
    <style:style style:name="Tabla33.B2" style:family="table-cell">
      <style:table-cell-properties style:vertical-align="" fo:padding="0cm" fo:border="0.5pt solid #000001"/>
    </style:style>
    <style:style style:name="Tabla33.C2" style:family="table-cell">
      <style:table-cell-properties style:vertical-align="middle" fo:padding="0cm" fo:border="0.5pt solid #000001"/>
    </style:style>
    <style:style style:name="Tabla33.A3" style:family="table-cell">
      <style:table-cell-properties style:vertical-align="" fo:padding="0cm" fo:border="0.5pt solid #000001"/>
    </style:style>
    <style:style style:name="Tabla33.B3" style:family="table-cell">
      <style:table-cell-properties style:vertical-align="" fo:padding="0cm" fo:border="0.5pt solid #000001"/>
    </style:style>
    <style:style style:name="Tabla33.C3" style:family="table-cell">
      <style:table-cell-properties style:vertical-align="middle" fo:padding="0cm" fo:border="0.5pt solid #000001"/>
    </style:style>
    <style:style style:name="Tabla33.A4" style:family="table-cell">
      <style:table-cell-properties style:vertical-align="" fo:padding="0cm" fo:border="0.5pt solid #000001"/>
    </style:style>
    <style:style style:name="Tabla33.B4" style:family="table-cell">
      <style:table-cell-properties style:vertical-align="" fo:padding="0cm" fo:border="0.5pt solid #000001"/>
    </style:style>
    <style:style style:name="Tabla33.C4" style:family="table-cell">
      <style:table-cell-properties style:vertical-align="middle" fo:padding="0cm" fo:border="0.5pt solid #000001"/>
    </style:style>
    <style:style style:name="Tabla33.A5" style:family="table-cell">
      <style:table-cell-properties style:vertical-align="" fo:padding="0cm" fo:border="0.5pt solid #000001"/>
    </style:style>
    <style:style style:name="Tabla33.B5" style:family="table-cell">
      <style:table-cell-properties style:vertical-align="" fo:padding="0cm" fo:border="0.5pt solid #000001"/>
    </style:style>
    <style:style style:name="Tabla33.C5" style:family="table-cell">
      <style:table-cell-properties style:vertical-align="middle" fo:padding="0cm" fo:border="0.5pt solid #000001"/>
    </style:style>
    <style:style style:name="Tabla33.A6" style:family="table-cell">
      <style:table-cell-properties style:vertical-align="" fo:padding="0cm" fo:border="0.5pt solid #000001"/>
    </style:style>
    <style:style style:name="Tabla33.B6" style:family="table-cell">
      <style:table-cell-properties style:vertical-align="" fo:padding="0cm" fo:border="0.5pt solid #000001"/>
    </style:style>
    <style:style style:name="Tabla33.C6" style:family="table-cell">
      <style:table-cell-properties style:vertical-align="middle" fo:padding="0cm" fo:border="0.5pt solid #000001"/>
    </style:style>
    <style:style style:name="Tabla33.A7" style:family="table-cell">
      <style:table-cell-properties style:vertical-align="" fo:padding="0cm" fo:border="0.5pt solid #000001"/>
    </style:style>
    <style:style style:name="Tabla33.B7" style:family="table-cell">
      <style:table-cell-properties style:vertical-align="" fo:padding="0cm" fo:border="0.5pt solid #000001"/>
    </style:style>
    <style:style style:name="Tabla33.C7" style:family="table-cell">
      <style:table-cell-properties style:vertical-align="middle" fo:padding="0cm" fo:border="0.5pt solid #000001"/>
    </style:style>
    <style:style style:name="Tabla33.A8" style:family="table-cell">
      <style:table-cell-properties style:vertical-align="" fo:padding="0cm" fo:border="0.5pt solid #000001"/>
    </style:style>
    <style:style style:name="Tabla33.B8" style:family="table-cell">
      <style:table-cell-properties style:vertical-align="" fo:padding="0cm" fo:border="0.5pt solid #000001"/>
    </style:style>
    <style:style style:name="Tabla33.C8" style:family="table-cell">
      <style:table-cell-properties style:vertical-align="middle" fo:padding="0cm" fo:border="0.5pt solid #000001"/>
    </style:style>
    <style:style style:name="Tabla33.A9" style:family="table-cell">
      <style:table-cell-properties style:vertical-align="" fo:padding="0cm" fo:border="0.5pt solid #000001"/>
    </style:style>
    <style:style style:name="Tabla33.B9" style:family="table-cell">
      <style:table-cell-properties style:vertical-align="" fo:padding="0cm" fo:border="0.5pt solid #000001"/>
    </style:style>
    <style:style style:name="Tabla33.C9" style:family="table-cell">
      <style:table-cell-properties style:vertical-align="middle" fo:padding="0cm" fo:border="0.5pt solid #000001"/>
    </style:style>
    <style:style style:name="Tabla33.A10" style:family="table-cell">
      <style:table-cell-properties style:vertical-align="" fo:padding="0cm" fo:border="0.5pt solid #000001"/>
    </style:style>
    <style:style style:name="Tabla33.B10" style:family="table-cell">
      <style:table-cell-properties style:vertical-align="" fo:padding="0cm" fo:border="0.5pt solid #000001"/>
    </style:style>
    <style:style style:name="Tabla33.C10" style:family="table-cell">
      <style:table-cell-properties style:vertical-align="middle" fo:padding="0cm" fo:border="0.5pt solid #000001"/>
    </style:style>
    <style:style style:name="Tabla33.A11" style:family="table-cell">
      <style:table-cell-properties style:vertical-align="" fo:padding="0cm" fo:border="0.5pt solid #000001"/>
    </style:style>
    <style:style style:name="Tabla33.B11" style:family="table-cell">
      <style:table-cell-properties style:vertical-align="" fo:padding="0cm" fo:border="0.5pt solid #000001"/>
    </style:style>
    <style:style style:name="Tabla33.C11" style:family="table-cell">
      <style:table-cell-properties style:vertical-align="middle" fo:padding="0cm" fo:border="0.5pt solid #000001"/>
    </style:style>
    <style:style style:name="Tabla33.A12" style:family="table-cell">
      <style:table-cell-properties style:vertical-align="" fo:padding="0cm" fo:border="0.5pt solid #000001"/>
    </style:style>
    <style:style style:name="Tabla33.B12" style:family="table-cell">
      <style:table-cell-properties style:vertical-align="" fo:padding="0cm" fo:border="0.5pt solid #000001"/>
    </style:style>
    <style:style style:name="Tabla33.C12" style:family="table-cell">
      <style:table-cell-properties style:vertical-align="middle" fo:padding="0cm" fo:border="0.5pt solid #000001"/>
    </style:style>
    <style:style style:name="Tabla33.A13" style:family="table-cell">
      <style:table-cell-properties style:vertical-align="" fo:padding="0cm" fo:border="0.5pt solid #000001"/>
    </style:style>
    <style:style style:name="Tabla33.B13" style:family="table-cell">
      <style:table-cell-properties style:vertical-align="" fo:padding="0cm" fo:border="0.5pt solid #000001"/>
    </style:style>
    <style:style style:name="Tabla33.C13" style:family="table-cell">
      <style:table-cell-properties style:vertical-align="middle" fo:padding="0cm" fo:border="0.5pt solid #000001"/>
    </style:style>
    <style:style style:name="Tabla33.A14" style:family="table-cell">
      <style:table-cell-properties style:vertical-align="" fo:padding="0cm" fo:border="0.5pt solid #000001"/>
    </style:style>
    <style:style style:name="Tabla33.B14" style:family="table-cell">
      <style:table-cell-properties style:vertical-align="" fo:padding="0cm" fo:border="0.5pt solid #000001"/>
    </style:style>
    <style:style style:name="Tabla33.C14" style:family="table-cell">
      <style:table-cell-properties style:vertical-align="middle" fo:padding="0cm" fo:border="0.5pt solid #000001"/>
    </style:style>
    <style:style style:name="Tabla33.A15" style:family="table-cell">
      <style:table-cell-properties style:vertical-align="" fo:padding="0cm" fo:border="0.5pt solid #000001"/>
    </style:style>
    <style:style style:name="Tabla33.B15" style:family="table-cell">
      <style:table-cell-properties style:vertical-align="" fo:padding="0cm" fo:border="0.5pt solid #000001"/>
    </style:style>
    <style:style style:name="Tabla33.C15" style:family="table-cell">
      <style:table-cell-properties style:vertical-align="middle" fo:padding="0cm" fo:border="0.5pt solid #000001"/>
    </style:style>
    <style:style style:name="Tabla33.A16" style:family="table-cell">
      <style:table-cell-properties style:vertical-align="" fo:padding="0cm" fo:border="0.5pt solid #000001"/>
    </style:style>
    <style:style style:name="Tabla33.B16" style:family="table-cell">
      <style:table-cell-properties style:vertical-align="" fo:padding="0cm" fo:border="0.5pt solid #000001"/>
    </style:style>
    <style:style style:name="Tabla33.C16" style:family="table-cell">
      <style:table-cell-properties style:vertical-align="middle" fo:padding="0cm" fo:border="0.5pt solid #000001"/>
    </style:style>
    <style:style style:name="Tabla33.A17" style:family="table-cell">
      <style:table-cell-properties style:vertical-align="" fo:padding="0cm" fo:border="0.5pt solid #000001"/>
    </style:style>
    <style:style style:name="Tabla33.B17" style:family="table-cell">
      <style:table-cell-properties style:vertical-align="" fo:padding="0cm" fo:border="0.5pt solid #000001"/>
    </style:style>
    <style:style style:name="Tabla33.C17" style:family="table-cell">
      <style:table-cell-properties style:vertical-align="middle" fo:padding="0cm" fo:border="0.5pt solid #000001"/>
    </style:style>
    <style:style style:name="Tabla33.A18" style:family="table-cell">
      <style:table-cell-properties style:vertical-align="" fo:padding="0cm" fo:border="0.5pt solid #000001"/>
    </style:style>
    <style:style style:name="Tabla33.B18" style:family="table-cell">
      <style:table-cell-properties style:vertical-align="" fo:padding="0cm" fo:border="0.5pt solid #000001"/>
    </style:style>
    <style:style style:name="Tabla33.C18" style:family="table-cell">
      <style:table-cell-properties style:vertical-align="middle" fo:padding="0cm" fo:border="0.5pt solid #000001"/>
    </style:style>
    <style:style style:name="Tabla33.A19" style:family="table-cell">
      <style:table-cell-properties style:vertical-align="" fo:padding="0cm" fo:border="0.5pt solid #000001"/>
    </style:style>
    <style:style style:name="Tabla33.B19" style:family="table-cell">
      <style:table-cell-properties style:vertical-align="" fo:padding="0cm" fo:border="0.5pt solid #000001"/>
    </style:style>
    <style:style style:name="Tabla33.C19" style:family="table-cell">
      <style:table-cell-properties style:vertical-align="middle" fo:padding="0cm" fo:border="0.5pt solid #000001"/>
    </style:style>
    <style:style style:name="Tabla33.A20" style:family="table-cell">
      <style:table-cell-properties style:vertical-align="" fo:padding="0cm" fo:border="0.5pt solid #000001"/>
    </style:style>
    <style:style style:name="Tabla33.B20" style:family="table-cell">
      <style:table-cell-properties style:vertical-align="" fo:padding="0cm" fo:border="0.5pt solid #000001"/>
    </style:style>
    <style:style style:name="Tabla33.C20" style:family="table-cell">
      <style:table-cell-properties style:vertical-align="middle" fo:padding="0cm" fo:border="0.5pt solid #000001"/>
    </style:style>
    <style:style style:name="Tabla34" style:family="table">
      <style:table-properties style:width="18.043cm" fo:margin-left="-0.009cm" fo:margin-top="0cm" fo:margin-bottom="0cm" table:align="left"/>
    </style:style>
    <style:style style:name="Tabla34.A" style:family="table-column">
      <style:table-column-properties style:column-width="17.09cm"/>
    </style:style>
    <style:style style:name="Tabla34.B" style:family="table-column">
      <style:table-column-properties style:column-width="0.951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4.A2" style:family="table-cell">
      <style:table-cell-properties style:vertical-align="" fo:padding="0cm" fo:border="0.5pt solid #000001"/>
    </style:style>
    <style:style style:name="Tabla34.B2" style:family="table-cell">
      <style:table-cell-properties style:vertical-align="middle" fo:padding="0cm" fo:border="0.5pt solid #000001"/>
    </style:style>
    <style:style style:name="Tabla34.A3" style:family="table-cell">
      <style:table-cell-properties style:vertical-align="" fo:padding="0cm" fo:border="0.5pt solid #000001"/>
    </style:style>
    <style:style style:name="Tabla34.B3" style:family="table-cell">
      <style:table-cell-properties style:vertical-align="middle" fo:padding="0cm" fo:border="0.5pt solid #000001"/>
    </style:style>
    <style:style style:name="Tabla35" style:family="table">
      <style:table-properties style:width="18.043cm" fo:margin-left="-0.009cm" fo:margin-top="0cm" fo:margin-bottom="0cm" table:align="left"/>
    </style:style>
    <style:style style:name="Tabla35.A" style:family="table-column">
      <style:table-column-properties style:column-width="1.704cm"/>
    </style:style>
    <style:style style:name="Tabla35.B" style:family="table-column">
      <style:table-column-properties style:column-width="15.386cm"/>
    </style:style>
    <style:style style:name="Tabla35.C" style:family="table-column">
      <style:table-column-properties style:column-width="0.953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5.A2" style:family="table-cell">
      <style:table-cell-properties style:vertical-align="" fo:padding="0cm" fo:border="0.5pt solid #000001"/>
    </style:style>
    <style:style style:name="Tabla35.B2" style:family="table-cell">
      <style:table-cell-properties style:vertical-align="" fo:padding="0cm" fo:border="0.5pt solid #000001"/>
    </style:style>
    <style:style style:name="Tabla35.C2" style:family="table-cell">
      <style:table-cell-properties style:vertical-align="middle" fo:padding="0cm" fo:border="0.5pt solid #000001"/>
    </style:style>
    <style:style style:name="Tabla35.A3" style:family="table-cell">
      <style:table-cell-properties style:vertical-align="" fo:padding="0cm" fo:border="0.5pt solid #000001"/>
    </style:style>
    <style:style style:name="Tabla35.B3" style:family="table-cell">
      <style:table-cell-properties style:vertical-align="" fo:padding="0cm" fo:border="0.5pt solid #000001"/>
    </style:style>
    <style:style style:name="Tabla35.C3" style:family="table-cell">
      <style:table-cell-properties style:vertical-align="middle" fo:padding="0cm" fo:border="0.5pt solid #000001"/>
    </style:style>
    <style:style style:name="Tabla35.A4" style:family="table-cell">
      <style:table-cell-properties style:vertical-align="" fo:padding="0cm" fo:border="0.5pt solid #000001"/>
    </style:style>
    <style:style style:name="Tabla35.B4" style:family="table-cell">
      <style:table-cell-properties style:vertical-align="" fo:padding="0cm" fo:border="0.5pt solid #000001"/>
    </style:style>
    <style:style style:name="Tabla35.C4" style:family="table-cell">
      <style:table-cell-properties style:vertical-align="middle" fo:padding="0cm" fo:border="0.5pt solid #000001"/>
    </style:style>
    <style:style style:name="Tabla35.A5" style:family="table-cell">
      <style:table-cell-properties style:vertical-align="" fo:padding="0cm" fo:border="0.5pt solid #000001"/>
    </style:style>
    <style:style style:name="Tabla35.B5" style:family="table-cell">
      <style:table-cell-properties style:vertical-align="" fo:padding="0cm" fo:border="0.5pt solid #000001"/>
    </style:style>
    <style:style style:name="Tabla35.C5" style:family="table-cell">
      <style:table-cell-properties style:vertical-align="middle" fo:padding="0cm" fo:border="0.5pt solid #000001"/>
    </style:style>
    <style:style style:name="Tabla35.A6" style:family="table-cell">
      <style:table-cell-properties style:vertical-align="" fo:padding="0cm" fo:border="0.5pt solid #000001"/>
    </style:style>
    <style:style style:name="Tabla35.B6" style:family="table-cell">
      <style:table-cell-properties style:vertical-align="" fo:padding="0cm" fo:border="0.5pt solid #000001"/>
    </style:style>
    <style:style style:name="Tabla35.C6" style:family="table-cell">
      <style:table-cell-properties style:vertical-align="middle" fo:padding="0cm" fo:border="0.5pt solid #000001"/>
    </style:style>
    <style:style style:name="Tabla35.A7" style:family="table-cell">
      <style:table-cell-properties style:vertical-align="" fo:padding="0cm" fo:border="0.5pt solid #000001"/>
    </style:style>
    <style:style style:name="Tabla35.B7" style:family="table-cell">
      <style:table-cell-properties style:vertical-align="" fo:padding="0cm" fo:border="0.5pt solid #000001"/>
    </style:style>
    <style:style style:name="Tabla35.C7" style:family="table-cell">
      <style:table-cell-properties style:vertical-align="middle" fo:padding="0cm" fo:border="0.5pt solid #000001"/>
    </style:style>
    <style:style style:name="Tabla36" style:family="table">
      <style:table-properties style:width="18.043cm" fo:margin-left="-0.009cm" fo:margin-top="0cm" fo:margin-bottom="0cm" table:align="left"/>
    </style:style>
    <style:style style:name="Tabla36.A" style:family="table-column">
      <style:table-column-properties style:column-width="1.704cm"/>
    </style:style>
    <style:style style:name="Tabla36.B" style:family="table-column">
      <style:table-column-properties style:column-width="15.386cm"/>
    </style:style>
    <style:style style:name="Tabla36.C" style:family="table-column">
      <style:table-column-properties style:column-width="0.953cm"/>
    </style:style>
    <style:style style:name="Tabla36.1" style:family="table-row">
      <style:table-row-properties fo:keep-together="always"/>
    </style:style>
    <style:style style:name="Tabla36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6.A2" style:family="table-cell">
      <style:table-cell-properties style:vertical-align="" fo:padding="0cm" fo:border="0.5pt solid #000001"/>
    </style:style>
    <style:style style:name="Tabla36.B2" style:family="table-cell">
      <style:table-cell-properties style:vertical-align="" fo:padding="0cm" fo:border="0.5pt solid #000001"/>
    </style:style>
    <style:style style:name="Tabla36.C2" style:family="table-cell">
      <style:table-cell-properties style:vertical-align="middle" fo:padding="0cm" fo:border="0.5pt solid #000001"/>
    </style:style>
    <style:style style:name="Tabla37" style:family="table">
      <style:table-properties style:width="18.043cm" fo:margin-left="-0.009cm" fo:margin-top="0cm" fo:margin-bottom="0cm" table:align="left"/>
    </style:style>
    <style:style style:name="Tabla37.A" style:family="table-column">
      <style:table-column-properties style:column-width="17.09cm"/>
    </style:style>
    <style:style style:name="Tabla37.B" style:family="table-column">
      <style:table-column-properties style:column-width="0.951cm"/>
    </style:style>
    <style:style style:name="Tabla37.1" style:family="table-row">
      <style:table-row-properties fo:keep-together="always"/>
    </style:style>
    <style:style style:name="Tabla37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7.A2" style:family="table-cell">
      <style:table-cell-properties style:vertical-align="" fo:padding="0cm" fo:border="0.5pt solid #000001"/>
    </style:style>
    <style:style style:name="Tabla37.B2" style:family="table-cell">
      <style:table-cell-properties style:vertical-align="middle" fo:padding="0cm" fo:border="0.5pt solid #000001"/>
    </style:style>
    <style:style style:name="Tabla37.A3" style:family="table-cell">
      <style:table-cell-properties style:vertical-align="" fo:padding="0cm" fo:border="0.5pt solid #000001"/>
    </style:style>
    <style:style style:name="Tabla37.B3" style:family="table-cell">
      <style:table-cell-properties style:vertical-align="middle" fo:padding="0cm" fo:border="0.5pt solid #000001"/>
    </style:style>
    <style:style style:name="Tabla38" style:family="table">
      <style:table-properties style:width="18.043cm" fo:margin-left="-0.009cm" fo:margin-top="0cm" fo:margin-bottom="0cm" table:align="left"/>
    </style:style>
    <style:style style:name="Tabla38.A" style:family="table-column">
      <style:table-column-properties style:column-width="1.704cm"/>
    </style:style>
    <style:style style:name="Tabla38.B" style:family="table-column">
      <style:table-column-properties style:column-width="15.386cm"/>
    </style:style>
    <style:style style:name="Tabla38.C" style:family="table-column">
      <style:table-column-properties style:column-width="0.953cm"/>
    </style:style>
    <style:style style:name="Tabla38.1" style:family="table-row">
      <style:table-row-properties fo:keep-together="always"/>
    </style:style>
    <style:style style:name="Tabla38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8.A2" style:family="table-cell">
      <style:table-cell-properties style:vertical-align="" fo:padding="0cm" fo:border="0.5pt solid #000001"/>
    </style:style>
    <style:style style:name="Tabla38.B2" style:family="table-cell">
      <style:table-cell-properties style:vertical-align="" fo:padding="0cm" fo:border="0.5pt solid #000001"/>
    </style:style>
    <style:style style:name="Tabla38.C2" style:family="table-cell">
      <style:table-cell-properties style:vertical-align="middle" fo:padding="0cm" fo:border="0.5pt solid #000001"/>
    </style:style>
    <style:style style:name="Tabla38.A3" style:family="table-cell">
      <style:table-cell-properties style:vertical-align="" fo:padding="0cm" fo:border="0.5pt solid #000001"/>
    </style:style>
    <style:style style:name="Tabla38.B3" style:family="table-cell">
      <style:table-cell-properties style:vertical-align="" fo:padding="0cm" fo:border="0.5pt solid #000001"/>
    </style:style>
    <style:style style:name="Tabla38.C3" style:family="table-cell">
      <style:table-cell-properties style:vertical-align="middle" fo:padding="0cm" fo:border="0.5pt solid #000001"/>
    </style:style>
    <style:style style:name="Tabla38.A4" style:family="table-cell">
      <style:table-cell-properties style:vertical-align="" fo:padding="0cm" fo:border="0.5pt solid #000001"/>
    </style:style>
    <style:style style:name="Tabla38.B4" style:family="table-cell">
      <style:table-cell-properties style:vertical-align="" fo:padding="0cm" fo:border="0.5pt solid #000001"/>
    </style:style>
    <style:style style:name="Tabla38.C4" style:family="table-cell">
      <style:table-cell-properties style:vertical-align="middle" fo:padding="0cm" fo:border="0.5pt solid #000001"/>
    </style:style>
    <style:style style:name="Tabla38.A5" style:family="table-cell">
      <style:table-cell-properties style:vertical-align="" fo:padding="0cm" fo:border="0.5pt solid #000001"/>
    </style:style>
    <style:style style:name="Tabla38.B5" style:family="table-cell">
      <style:table-cell-properties style:vertical-align="" fo:padding="0cm" fo:border="0.5pt solid #000001"/>
    </style:style>
    <style:style style:name="Tabla38.C5" style:family="table-cell">
      <style:table-cell-properties style:vertical-align="middle" fo:padding="0cm" fo:border="0.5pt solid #000001"/>
    </style:style>
    <style:style style:name="Tabla39" style:family="table">
      <style:table-properties style:width="18.043cm" fo:margin-left="-0.009cm" fo:margin-top="0cm" fo:margin-bottom="0cm" table:align="left"/>
    </style:style>
    <style:style style:name="Tabla39.A" style:family="table-column">
      <style:table-column-properties style:column-width="17.09cm"/>
    </style:style>
    <style:style style:name="Tabla39.B" style:family="table-column">
      <style:table-column-properties style:column-width="0.951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39.A2" style:family="table-cell">
      <style:table-cell-properties style:vertical-align="" fo:padding="0cm" fo:border="0.5pt solid #000001"/>
    </style:style>
    <style:style style:name="Tabla39.B2" style:family="table-cell">
      <style:table-cell-properties style:vertical-align="middle" fo:padding="0cm" fo:border="0.5pt solid #000001"/>
    </style:style>
    <style:style style:name="Tabla39.A3" style:family="table-cell">
      <style:table-cell-properties style:vertical-align="" fo:padding="0cm" fo:border="0.5pt solid #000001"/>
    </style:style>
    <style:style style:name="Tabla39.B3" style:family="table-cell">
      <style:table-cell-properties style:vertical-align="middle" fo:padding="0cm" fo:border="0.5pt solid #000001"/>
    </style:style>
    <style:style style:name="Tabla40" style:family="table">
      <style:table-properties style:width="18.043cm" fo:margin-left="-0.009cm" fo:margin-top="0cm" fo:margin-bottom="0cm" table:align="left"/>
    </style:style>
    <style:style style:name="Tabla40.A" style:family="table-column">
      <style:table-column-properties style:column-width="1.704cm"/>
    </style:style>
    <style:style style:name="Tabla40.B" style:family="table-column">
      <style:table-column-properties style:column-width="15.386cm"/>
    </style:style>
    <style:style style:name="Tabla40.C" style:family="table-column">
      <style:table-column-properties style:column-width="0.953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0.A2" style:family="table-cell">
      <style:table-cell-properties style:vertical-align="" fo:padding="0cm" fo:border="0.5pt solid #000001"/>
    </style:style>
    <style:style style:name="Tabla40.B2" style:family="table-cell">
      <style:table-cell-properties style:vertical-align="" fo:padding="0cm" fo:border="0.5pt solid #000001"/>
    </style:style>
    <style:style style:name="Tabla40.C2" style:family="table-cell">
      <style:table-cell-properties style:vertical-align="middle" fo:padding="0cm" fo:border="0.5pt solid #000001"/>
    </style:style>
    <style:style style:name="Tabla40.A3" style:family="table-cell">
      <style:table-cell-properties style:vertical-align="" fo:padding="0cm" fo:border="0.5pt solid #000001"/>
    </style:style>
    <style:style style:name="Tabla40.B3" style:family="table-cell">
      <style:table-cell-properties style:vertical-align="" fo:padding="0cm" fo:border="0.5pt solid #000001"/>
    </style:style>
    <style:style style:name="Tabla40.C3" style:family="table-cell">
      <style:table-cell-properties style:vertical-align="middle" fo:padding="0cm" fo:border="0.5pt solid #000001"/>
    </style:style>
    <style:style style:name="Tabla40.A4" style:family="table-cell">
      <style:table-cell-properties style:vertical-align="" fo:padding="0cm" fo:border="0.5pt solid #000001"/>
    </style:style>
    <style:style style:name="Tabla40.B4" style:family="table-cell">
      <style:table-cell-properties style:vertical-align="" fo:padding="0cm" fo:border="0.5pt solid #000001"/>
    </style:style>
    <style:style style:name="Tabla40.C4" style:family="table-cell">
      <style:table-cell-properties style:vertical-align="middle" fo:padding="0cm" fo:border="0.5pt solid #000001"/>
    </style:style>
    <style:style style:name="Tabla40.A5" style:family="table-cell">
      <style:table-cell-properties style:vertical-align="" fo:padding="0cm" fo:border="0.5pt solid #000001"/>
    </style:style>
    <style:style style:name="Tabla40.B5" style:family="table-cell">
      <style:table-cell-properties style:vertical-align="" fo:padding="0cm" fo:border="0.5pt solid #000001"/>
    </style:style>
    <style:style style:name="Tabla40.C5" style:family="table-cell">
      <style:table-cell-properties style:vertical-align="middle" fo:padding="0cm" fo:border="0.5pt solid #000001"/>
    </style:style>
    <style:style style:name="Tabla40.A6" style:family="table-cell">
      <style:table-cell-properties style:vertical-align="" fo:padding="0cm" fo:border="0.5pt solid #000001"/>
    </style:style>
    <style:style style:name="Tabla40.B6" style:family="table-cell">
      <style:table-cell-properties style:vertical-align="" fo:padding="0cm" fo:border="0.5pt solid #000001"/>
    </style:style>
    <style:style style:name="Tabla40.C6" style:family="table-cell">
      <style:table-cell-properties style:vertical-align="middle" fo:padding="0cm" fo:border="0.5pt solid #000001"/>
    </style:style>
    <style:style style:name="Tabla40.A7" style:family="table-cell">
      <style:table-cell-properties style:vertical-align="" fo:padding="0cm" fo:border="0.5pt solid #000001"/>
    </style:style>
    <style:style style:name="Tabla40.B7" style:family="table-cell">
      <style:table-cell-properties style:vertical-align="" fo:padding="0cm" fo:border="0.5pt solid #000001"/>
    </style:style>
    <style:style style:name="Tabla40.C7" style:family="table-cell">
      <style:table-cell-properties style:vertical-align="middle" fo:padding="0cm" fo:border="0.5pt solid #000001"/>
    </style:style>
    <style:style style:name="Tabla40.A8" style:family="table-cell">
      <style:table-cell-properties style:vertical-align="" fo:padding="0cm" fo:border="0.5pt solid #000001"/>
    </style:style>
    <style:style style:name="Tabla40.B8" style:family="table-cell">
      <style:table-cell-properties style:vertical-align="" fo:padding="0cm" fo:border="0.5pt solid #000001"/>
    </style:style>
    <style:style style:name="Tabla40.C8" style:family="table-cell">
      <style:table-cell-properties style:vertical-align="middle" fo:padding="0cm" fo:border="0.5pt solid #000001"/>
    </style:style>
    <style:style style:name="Tabla40.A9" style:family="table-cell">
      <style:table-cell-properties style:vertical-align="" fo:padding="0cm" fo:border="0.5pt solid #000001"/>
    </style:style>
    <style:style style:name="Tabla40.B9" style:family="table-cell">
      <style:table-cell-properties style:vertical-align="" fo:padding="0cm" fo:border="0.5pt solid #000001"/>
    </style:style>
    <style:style style:name="Tabla40.C9" style:family="table-cell">
      <style:table-cell-properties style:vertical-align="middle" fo:padding="0cm" fo:border="0.5pt solid #000001"/>
    </style:style>
    <style:style style:name="Tabla41" style:family="table">
      <style:table-properties style:width="18.043cm" fo:margin-left="-0.009cm" fo:margin-top="0cm" fo:margin-bottom="0cm" table:align="left"/>
    </style:style>
    <style:style style:name="Tabla41.A" style:family="table-column">
      <style:table-column-properties style:column-width="2.762cm"/>
    </style:style>
    <style:style style:name="Tabla41.B" style:family="table-column">
      <style:table-column-properties style:column-width="14.249cm"/>
    </style:style>
    <style:style style:name="Tabla41.C" style:family="table-column">
      <style:table-column-properties style:column-width="1.032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1.A2" style:family="table-cell">
      <style:table-cell-properties style:vertical-align="middle" fo:padding="0cm" fo:border="0.5pt solid #000001"/>
    </style:style>
    <style:style style:name="Tabla41.B2" style:family="table-cell">
      <style:table-cell-properties style:vertical-align="middle" fo:padding="0cm" fo:border="0.5pt solid #000001"/>
    </style:style>
    <style:style style:name="Tabla41.C2" style:family="table-cell">
      <style:table-cell-properties style:vertical-align="middle" fo:padding="0cm" fo:border="0.5pt solid #000001"/>
    </style:style>
    <style:style style:name="Tabla41.A3" style:family="table-cell">
      <style:table-cell-properties style:vertical-align="middle" fo:padding="0cm" fo:border="0.5pt solid #000001"/>
    </style:style>
    <style:style style:name="Tabla41.B3" style:family="table-cell">
      <style:table-cell-properties style:vertical-align="middle" fo:padding="0cm" fo:border="0.5pt solid #000001"/>
    </style:style>
    <style:style style:name="Tabla41.C3" style:family="table-cell">
      <style:table-cell-properties style:vertical-align="middle" fo:padding="0cm" fo:border="0.5pt solid #000001"/>
    </style:style>
    <style:style style:name="Tabla42" style:family="table">
      <style:table-properties style:width="18.043cm" fo:margin-left="-0.009cm" fo:margin-top="0cm" fo:margin-bottom="0cm" table:align="left"/>
    </style:style>
    <style:style style:name="Tabla42.A" style:family="table-column">
      <style:table-column-properties style:column-width="17.09cm"/>
    </style:style>
    <style:style style:name="Tabla42.B" style:family="table-column">
      <style:table-column-properties style:column-width="0.951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2.A2" style:family="table-cell">
      <style:table-cell-properties style:vertical-align="" fo:padding="0cm" fo:border="0.5pt solid #000001"/>
    </style:style>
    <style:style style:name="Tabla42.B2" style:family="table-cell">
      <style:table-cell-properties style:vertical-align="middle" fo:padding="0cm" fo:border="0.5pt solid #000001"/>
    </style:style>
    <style:style style:name="Tabla43" style:family="table">
      <style:table-properties style:width="18.043cm" fo:margin-left="-0.009cm" fo:margin-top="0cm" fo:margin-bottom="0cm" table:align="left"/>
    </style:style>
    <style:style style:name="Tabla43.A" style:family="table-column">
      <style:table-column-properties style:column-width="1.704cm"/>
    </style:style>
    <style:style style:name="Tabla43.B" style:family="table-column">
      <style:table-column-properties style:column-width="15.386cm"/>
    </style:style>
    <style:style style:name="Tabla43.C" style:family="table-column">
      <style:table-column-properties style:column-width="0.953cm"/>
    </style:style>
    <style:style style:name="Tabla43.1" style:family="table-row">
      <style:table-row-properties fo:keep-together="always"/>
    </style:style>
    <style:style style:name="Tabla43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3.A2" style:family="table-cell">
      <style:table-cell-properties style:vertical-align="" fo:padding="0cm" fo:border="0.5pt solid #000001"/>
    </style:style>
    <style:style style:name="Tabla43.B2" style:family="table-cell">
      <style:table-cell-properties style:vertical-align="" fo:padding="0cm" fo:border="0.5pt solid #000001"/>
    </style:style>
    <style:style style:name="Tabla43.C2" style:family="table-cell">
      <style:table-cell-properties style:vertical-align="middle" fo:padding="0cm" fo:border="0.5pt solid #000001"/>
    </style:style>
    <style:style style:name="Tabla44" style:family="table">
      <style:table-properties style:width="18.043cm" fo:margin-left="-0.009cm" fo:margin-top="0cm" fo:margin-bottom="0cm" table:align="left"/>
    </style:style>
    <style:style style:name="Tabla44.A" style:family="table-column">
      <style:table-column-properties style:column-width="17.09cm"/>
    </style:style>
    <style:style style:name="Tabla44.B" style:family="table-column">
      <style:table-column-properties style:column-width="0.951cm"/>
    </style:style>
    <style:style style:name="Tabla44.1" style:family="table-row">
      <style:table-row-properties fo:keep-together="always"/>
    </style:style>
    <style:style style:name="Tabla44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4.A2" style:family="table-cell">
      <style:table-cell-properties style:vertical-align="" fo:padding="0cm" fo:border="0.5pt solid #000001"/>
    </style:style>
    <style:style style:name="Tabla44.B2" style:family="table-cell">
      <style:table-cell-properties style:vertical-align="middle" fo:padding="0cm" fo:border="0.5pt solid #000001"/>
    </style:style>
    <style:style style:name="Tabla44.A3" style:family="table-cell">
      <style:table-cell-properties style:vertical-align="" fo:padding="0cm" fo:border="0.5pt solid #000001"/>
    </style:style>
    <style:style style:name="Tabla44.B3" style:family="table-cell">
      <style:table-cell-properties style:vertical-align="middle" fo:padding="0cm" fo:border="0.5pt solid #000001"/>
    </style:style>
    <style:style style:name="Tabla45" style:family="table">
      <style:table-properties style:width="18.043cm" fo:margin-left="-0.009cm" fo:margin-top="0cm" fo:margin-bottom="0cm" table:align="left"/>
    </style:style>
    <style:style style:name="Tabla45.A" style:family="table-column">
      <style:table-column-properties style:column-width="1.704cm"/>
    </style:style>
    <style:style style:name="Tabla45.B" style:family="table-column">
      <style:table-column-properties style:column-width="15.386cm"/>
    </style:style>
    <style:style style:name="Tabla45.C" style:family="table-column">
      <style:table-column-properties style:column-width="0.953cm"/>
    </style:style>
    <style:style style:name="Tabla45.1" style:family="table-row">
      <style:table-row-properties fo:keep-together="always"/>
    </style:style>
    <style:style style:name="Tabla45.A1" style:family="table-cell">
      <style:table-cell-properties style:vertical-align="middle" fo:background-color="#ccccff" fo:padding="0cm" fo:border="0.5pt solid #000001">
        <style:background-image/>
      </style:table-cell-properties>
    </style:style>
    <style:style style:name="Tabla45.A2" style:family="table-cell">
      <style:table-cell-properties style:vertical-align="" fo:padding="0cm" fo:border="0.5pt solid #000001"/>
    </style:style>
    <style:style style:name="Tabla45.B2" style:family="table-cell">
      <style:table-cell-properties style:vertical-align="" fo:padding="0cm" fo:border="0.5pt solid #000001"/>
    </style:style>
    <style:style style:name="Tabla45.C2" style:family="table-cell">
      <style:table-cell-properties style:vertical-align="middle" fo:padding="0cm" fo:border="0.5pt solid #000001"/>
    </style:style>
    <style:style style:name="Tabla45.A3" style:family="table-cell">
      <style:table-cell-properties style:vertical-align="" fo:padding="0cm" fo:border="0.5pt solid #000001"/>
    </style:style>
    <style:style style:name="Tabla45.B3" style:family="table-cell">
      <style:table-cell-properties style:vertical-align="" fo:padding="0cm" fo:border="0.5pt solid #000001"/>
    </style:style>
    <style:style style:name="Tabla45.C3" style:family="table-cell">
      <style:table-cell-properties style:vertical-align="middle" fo:padding="0cm" fo:border="0.5pt solid #000001"/>
    </style:style>
    <style:style style:name="Tabla45.A4" style:family="table-cell">
      <style:table-cell-properties style:vertical-align="" fo:padding="0cm" fo:border="0.5pt solid #000001"/>
    </style:style>
    <style:style style:name="Tabla45.B4" style:family="table-cell">
      <style:table-cell-properties style:vertical-align="" fo:padding="0cm" fo:border="0.5pt solid #000001"/>
    </style:style>
    <style:style style:name="Tabla45.C4" style:family="table-cell">
      <style:table-cell-properties style:vertical-align="middle" fo:padding="0cm" fo:border="0.5pt solid #000001"/>
    </style:style>
    <style:style style:name="Tabla45.A5" style:family="table-cell">
      <style:table-cell-properties style:vertical-align="" fo:padding="0cm" fo:border="0.5pt solid #000001"/>
    </style:style>
    <style:style style:name="Tabla45.B5" style:family="table-cell">
      <style:table-cell-properties style:vertical-align="" fo:padding="0cm" fo:border="0.5pt solid #000001"/>
    </style:style>
    <style:style style:name="Tabla45.C5" style:family="table-cell">
      <style:table-cell-properties style:vertical-align="middle" fo:padding="0cm" fo:border="0.5pt solid #000001"/>
    </style:style>
    <style:style style:name="Tabla45.A6" style:family="table-cell">
      <style:table-cell-properties style:vertical-align="" fo:padding="0cm" fo:border="0.5pt solid #000001"/>
    </style:style>
    <style:style style:name="Tabla45.B6" style:family="table-cell">
      <style:table-cell-properties style:vertical-align="" fo:padding="0cm" fo:border="0.5pt solid #000001"/>
    </style:style>
    <style:style style:name="Tabla45.C6" style:family="table-cell">
      <style:table-cell-properties style:vertical-align="middle" fo:padding="0cm" fo:border="0.5pt solid #000001"/>
    </style:style>
    <style:style style:name="Tabla45.A7" style:family="table-cell">
      <style:table-cell-properties style:vertical-align="" fo:padding="0cm" fo:border="0.5pt solid #000001"/>
    </style:style>
    <style:style style:name="Tabla45.B7" style:family="table-cell">
      <style:table-cell-properties style:vertical-align="" fo:padding="0cm" fo:border="0.5pt solid #000001"/>
    </style:style>
    <style:style style:name="Tabla45.C7" style:family="table-cell">
      <style:table-cell-properties style:vertical-align="middle" fo:padding="0cm" fo:border="0.5pt solid #000001"/>
    </style:style>
    <style:style style:name="P1" style:family="paragraph" style:parent-style-name="Standard">
      <style:paragraph-properties fo:line-height="5%"/>
      <style:text-properties style:font-name="Arial" fo:font-size="1pt" fo:language="en" fo:country="US" style:font-size-asian="1pt"/>
    </style:style>
    <style:style style:name="P2" style:family="paragraph" style:parent-style-name="Standard">
      <style:paragraph-properties fo:line-height="5%" fo:keep-together="always"/>
      <style:text-properties style:font-name="Arial" fo:font-size="1pt" fo:language="en" fo:country="US" style:font-size-asian="1pt"/>
    </style:style>
    <style:style style:name="P3" style:family="paragraph" style:parent-style-name="Standard">
      <style:paragraph-properties fo:keep-together="always"/>
    </style:style>
    <style:style style:name="P4" style:family="paragraph" style:parent-style-name="Standard">
      <style:paragraph-properties fo:margin-top="0.095cm" fo:margin-bottom="0.095cm" style:contextual-spacing="false" fo:text-align="start" style:justify-single-word="false" fo:orphans="2" fo:widows="2"/>
    </style:style>
    <style:style style:name="P5" style:family="paragraph" style:parent-style-name="Standard">
      <style:paragraph-properties fo:margin-top="0.095cm" fo:margin-bottom="0.095cm" style:contextual-spacing="false" fo:text-align="center" style:justify-single-word="false" fo:orphans="2" fo:widows="2"/>
    </style:style>
    <style:style style:name="P6" style:family="paragraph" style:parent-style-name="Standard">
      <style:paragraph-properties fo:margin-top="0.095cm" fo:margin-bottom="0.095cm" style:contextual-spacing="false" fo:text-align="start" style:justify-single-word="false"/>
      <style:text-properties style:font-name="Arial" fo:language="en" fo:country="US"/>
    </style:style>
    <style:style style:name="P7" style:family="paragraph" style:parent-style-name="Standard">
      <style:paragraph-properties fo:margin-top="0.06cm" fo:margin-bottom="0.06cm" style:contextual-spacing="false" fo:text-align="start" style:justify-single-word="false" fo:orphans="2" fo:widows="2"/>
    </style:style>
    <style:style style:name="P8" style:family="paragraph" style:parent-style-name="Standard">
      <style:paragraph-properties fo:margin-top="0.06cm" fo:margin-bottom="0.06cm" style:contextual-spacing="false" fo:text-align="end" style:justify-single-word="false" fo:orphans="2" fo:widows="2"/>
    </style:style>
    <style:style style:name="P9" style:family="paragraph" style:parent-style-name="Standard">
      <style:paragraph-properties fo:margin-top="0.494cm" fo:margin-bottom="0cm" style:contextual-spacing="false" fo:line-height="5%"/>
      <style:text-properties style:font-name="Arial" fo:font-size="1pt" fo:language="en" fo:country="US" style:font-size-asian="1pt"/>
    </style:style>
    <style:style style:name="P10" style:family="paragraph" style:parent-style-name="Standard">
      <style:paragraph-properties fo:text-align="start" style:justify-single-word="false" fo:orphans="2" fo:widows="2" fo:padding="0cm" fo:border-left="none" fo:border-right="none" fo:border-top="none" fo:border-bottom="0.51pt solid #000001"/>
    </style:style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line-height="5%" fo:padding="0cm" fo:border-left="none" fo:border-right="none" fo:border-top="1.5pt solid #808080" fo:border-bottom="none"/>
      <style:text-properties style:font-name="Arial" fo:font-size="1pt" fo:language="en" fo:country="US" style:font-size-asian="1pt"/>
    </style:style>
    <style:style style:name="P13" style:family="paragraph" style:parent-style-name="Standard">
      <style:paragraph-properties fo:line-height="5%" fo:keep-together="always" fo:padding="0cm" fo:border-left="none" fo:border-right="none" fo:border-top="1.5pt solid #808080" fo:border-bottom="none"/>
      <style:text-properties style:font-name="Arial" fo:font-size="1pt" fo:language="en" fo:country="US" style:font-size-asian="1pt"/>
    </style:style>
    <style:style style:name="P14" style:family="paragraph" style:parent-style-name="Standard">
      <style:paragraph-properties fo:margin-top="0.081cm" fo:margin-bottom="0.081cm" style:contextual-spacing="false" fo:text-align="start" style:justify-single-word="false" fo:orphans="2" fo:widows="2"/>
    </style:style>
    <style:style style:name="P15" style:family="paragraph" style:parent-style-name="Standard">
      <style:paragraph-properties fo:margin-top="0.081cm" fo:margin-bottom="0.081cm" style:contextual-spacing="false" fo:text-align="center" style:justify-single-word="false" fo:orphans="2" fo:widows="2"/>
    </style:style>
    <style:style style:name="P16" style:family="paragraph" style:parent-style-name="Standard">
      <style:paragraph-properties fo:margin-top="0.081cm" fo:margin-bottom="0.081cm" style:contextual-spacing="false" fo:text-align="end" style:justify-single-word="false" fo:orphans="2" fo:widows="2"/>
    </style:style>
    <style:style style:name="P17" style:family="paragraph" style:parent-style-name="Standard">
      <style:paragraph-properties fo:margin-top="0.081cm" fo:margin-bottom="0cm" style:contextual-spacing="false" fo:text-align="start" style:justify-single-word="false" fo:orphans="2" fo:widows="2"/>
    </style:style>
    <style:style style:name="P18" style:family="paragraph" style:parent-style-name="Standard">
      <style:paragraph-properties fo:margin-left="0cm" fo:margin-right="0cm" fo:margin-top="0.071cm" fo:margin-bottom="0.081cm" style:contextual-spacing="false" fo:text-align="start" style:justify-single-word="false" fo:orphans="2" fo:widows="2" fo:text-indent="1.058cm" style:auto-text-indent="false"/>
    </style:style>
    <style:style style:name="P19" style:family="paragraph" style:parent-style-name="Standard">
      <style:paragraph-properties fo:margin-left="2.54cm" fo:margin-right="0cm" fo:text-indent="0cm" style:auto-text-indent="false"/>
    </style:style>
    <style:style style:name="P20" style:family="paragraph" style:parent-style-name="Standard">
      <style:paragraph-properties fo:margin-top="1.058cm" fo:margin-bottom="0.212cm" style:contextual-spacing="false"/>
    </style:style>
    <style:style style:name="P21" style:family="paragraph" style:parent-style-name="Detail_20_Heading">
      <style:paragraph-properties fo:margin-left="0.078cm" fo:margin-right="0.078cm" fo:text-indent="0cm" style:auto-text-indent="false"/>
    </style:style>
    <style:style style:name="P22" style:family="paragraph" style:parent-style-name="Item_20_Heading">
      <style:paragraph-properties fo:margin-left="0.078cm" fo:margin-right="0.078cm" fo:text-indent="0cm" style:auto-text-indent="false"/>
    </style:style>
    <style:style style:name="P23" style:family="paragraph" style:parent-style-name="Item_20_Heading">
      <style:paragraph-properties fo:line-height="5%" fo:padding="0cm" fo:border-left="none" fo:border-right="none" fo:border-top="1.5pt solid #808080" fo:border-bottom="none"/>
    </style:style>
    <style:style style:name="P24" style:family="paragraph" style:parent-style-name="Overview_20_Heading" style:master-page-name="Standard">
      <style:paragraph-properties fo:margin-left="0.116cm" fo:margin-right="0.116cm" fo:text-indent="0cm" style:auto-text-indent="false" style:page-number="auto"/>
    </style:style>
    <style:style style:name="P25" style:family="paragraph" style:parent-style-name="Package_20_Heading" style:master-page-name="Converted1">
      <style:paragraph-properties fo:margin-left="0.116cm" fo:margin-right="0.116cm" fo:margin-top="0cm" fo:margin-bottom="0.494cm" style:contextual-spacing="false" fo:text-indent="0cm" style:auto-text-indent="false" style:page-number="auto"/>
    </style:style>
    <style:style style:name="P26" style:family="paragraph" style:parent-style-name="Package_20_Heading" style:master-page-name="Converted6">
      <style:paragraph-properties fo:margin-left="0.116cm" fo:margin-right="0.116cm" fo:margin-top="0cm" fo:margin-bottom="0.494cm" style:contextual-spacing="false" fo:text-indent="0cm" style:auto-text-indent="false" style:page-number="auto"/>
    </style:style>
    <style:style style:name="P27" style:family="paragraph" style:parent-style-name="Package_20_Heading" style:master-page-name="Converted15">
      <style:paragraph-properties fo:margin-left="0.116cm" fo:margin-right="0.116cm" fo:margin-top="0cm" fo:margin-bottom="0.494cm" style:contextual-spacing="false" fo:text-indent="0cm" style:auto-text-indent="false" style:page-number="auto"/>
    </style:style>
    <style:style style:name="P28" style:family="paragraph" style:parent-style-name="Package_20_Heading" style:master-page-name="Converted21">
      <style:paragraph-properties fo:margin-left="0.116cm" fo:margin-right="0.116cm" fo:margin-top="0cm" fo:margin-bottom="0.494cm" style:contextual-spacing="false" fo:text-indent="0cm" style:auto-text-indent="false" style:page-number="auto"/>
    </style:style>
    <style:style style:name="P29" style:family="paragraph" style:parent-style-name="Package_20_Heading" style:master-page-name="Converted24">
      <style:paragraph-properties fo:margin-left="0.116cm" fo:margin-right="0.116cm" fo:text-indent="0cm" style:auto-text-indent="false" style:page-number="auto"/>
    </style:style>
    <style:style style:name="P30" style:family="paragraph" style:parent-style-name="Class_20_Heading" style:master-page-name="Converted2">
      <style:paragraph-properties fo:margin-left="0.116cm" fo:margin-right="0.116cm" fo:text-indent="0cm" style:auto-text-indent="false" style:page-number="auto"/>
    </style:style>
    <style:style style:name="P31" style:family="paragraph" style:parent-style-name="Class_20_Heading" style:master-page-name="Converted3">
      <style:paragraph-properties fo:margin-left="0.116cm" fo:margin-right="0.116cm" fo:text-indent="0cm" style:auto-text-indent="false" style:page-number="auto"/>
    </style:style>
    <style:style style:name="P32" style:family="paragraph" style:parent-style-name="Class_20_Heading" style:master-page-name="Converted4">
      <style:paragraph-properties fo:margin-left="0.116cm" fo:margin-right="0.116cm" fo:text-indent="0cm" style:auto-text-indent="false" style:page-number="auto"/>
    </style:style>
    <style:style style:name="P33" style:family="paragraph" style:parent-style-name="Class_20_Heading" style:master-page-name="Converted5">
      <style:paragraph-properties fo:margin-left="0.116cm" fo:margin-right="0.116cm" fo:text-indent="0cm" style:auto-text-indent="false" style:page-number="auto"/>
    </style:style>
    <style:style style:name="P34" style:family="paragraph" style:parent-style-name="Class_20_Heading" style:master-page-name="Converted7">
      <style:paragraph-properties fo:margin-left="0.116cm" fo:margin-right="0.116cm" fo:text-indent="0cm" style:auto-text-indent="false" style:page-number="auto"/>
    </style:style>
    <style:style style:name="P35" style:family="paragraph" style:parent-style-name="Class_20_Heading" style:master-page-name="Converted8">
      <style:paragraph-properties fo:margin-left="0.116cm" fo:margin-right="0.116cm" fo:text-indent="0cm" style:auto-text-indent="false" style:page-number="auto"/>
    </style:style>
    <style:style style:name="P36" style:family="paragraph" style:parent-style-name="Class_20_Heading" style:master-page-name="Converted9">
      <style:paragraph-properties fo:margin-left="0.116cm" fo:margin-right="0.116cm" fo:text-indent="0cm" style:auto-text-indent="false" style:page-number="auto"/>
    </style:style>
    <style:style style:name="P37" style:family="paragraph" style:parent-style-name="Class_20_Heading" style:master-page-name="Converted10">
      <style:paragraph-properties fo:margin-left="0.116cm" fo:margin-right="0.116cm" fo:text-indent="0cm" style:auto-text-indent="false" style:page-number="auto"/>
    </style:style>
    <style:style style:name="P38" style:family="paragraph" style:parent-style-name="Class_20_Heading" style:master-page-name="Converted11">
      <style:paragraph-properties fo:margin-left="0.116cm" fo:margin-right="0.116cm" fo:text-indent="0cm" style:auto-text-indent="false" style:page-number="auto"/>
    </style:style>
    <style:style style:name="P39" style:family="paragraph" style:parent-style-name="Class_20_Heading" style:master-page-name="Converted12">
      <style:paragraph-properties fo:margin-left="0.116cm" fo:margin-right="0.116cm" fo:text-indent="0cm" style:auto-text-indent="false" style:page-number="auto"/>
    </style:style>
    <style:style style:name="P40" style:family="paragraph" style:parent-style-name="Class_20_Heading" style:master-page-name="Converted13">
      <style:paragraph-properties fo:margin-left="0.116cm" fo:margin-right="0.116cm" fo:text-indent="0cm" style:auto-text-indent="false" style:page-number="auto"/>
    </style:style>
    <style:style style:name="P41" style:family="paragraph" style:parent-style-name="Class_20_Heading" style:master-page-name="Converted14">
      <style:paragraph-properties fo:margin-left="0.116cm" fo:margin-right="0.116cm" fo:text-indent="0cm" style:auto-text-indent="false" style:page-number="auto"/>
    </style:style>
    <style:style style:name="P42" style:family="paragraph" style:parent-style-name="Class_20_Heading" style:master-page-name="Converted16">
      <style:paragraph-properties fo:margin-left="0.116cm" fo:margin-right="0.116cm" fo:text-indent="0cm" style:auto-text-indent="false" style:page-number="auto"/>
    </style:style>
    <style:style style:name="P43" style:family="paragraph" style:parent-style-name="Class_20_Heading" style:master-page-name="Converted17">
      <style:paragraph-properties fo:margin-left="0.116cm" fo:margin-right="0.116cm" fo:text-indent="0cm" style:auto-text-indent="false" style:page-number="auto"/>
    </style:style>
    <style:style style:name="P44" style:family="paragraph" style:parent-style-name="Class_20_Heading" style:master-page-name="Converted18">
      <style:paragraph-properties fo:margin-left="0.116cm" fo:margin-right="0.116cm" fo:text-indent="0cm" style:auto-text-indent="false" style:page-number="auto"/>
    </style:style>
    <style:style style:name="P45" style:family="paragraph" style:parent-style-name="Class_20_Heading" style:master-page-name="Converted19">
      <style:paragraph-properties fo:margin-left="0.116cm" fo:margin-right="0.116cm" fo:text-indent="0cm" style:auto-text-indent="false" style:page-number="auto"/>
    </style:style>
    <style:style style:name="P46" style:family="paragraph" style:parent-style-name="Class_20_Heading" style:master-page-name="Converted20">
      <style:paragraph-properties fo:margin-left="0.116cm" fo:margin-right="0.116cm" fo:text-indent="0cm" style:auto-text-indent="false" style:page-number="auto"/>
    </style:style>
    <style:style style:name="P47" style:family="paragraph" style:parent-style-name="Class_20_Heading" style:master-page-name="Converted22">
      <style:paragraph-properties fo:margin-left="0.116cm" fo:margin-right="0.116cm" fo:text-indent="0cm" style:auto-text-indent="false" style:page-number="auto"/>
    </style:style>
    <style:style style:name="P48" style:family="paragraph" style:parent-style-name="Class_20_Heading" style:master-page-name="Converted23">
      <style:paragraph-properties fo:margin-left="0.116cm" fo:margin-right="0.116cm" fo:text-indent="0cm" style:auto-text-indent="false" style:page-number="auto"/>
    </style:style>
    <style:style style:name="T1" style:family="text">
      <style:text-properties style:font-name="Arial" fo:language="en" fo:country="US"/>
    </style:style>
    <style:style style:name="T2" style:family="text">
      <style:text-properties style:font-name="Arial" fo:font-size="9pt" fo:language="en" fo:country="US" style:font-size-asian="9pt"/>
    </style:style>
    <style:style style:name="T3" style:family="text">
      <style:text-properties fo:color="#000000" style:font-name="Arial" fo:font-size="12pt" fo:language="en" fo:country="US" fo:font-weight="bold" style:font-size-asian="12pt" style:font-weight-asian="bold"/>
    </style:style>
    <style:style style:name="T4" style:family="text">
      <style:text-properties fo:color="#000000" style:font-name="Arial" fo:font-size="9pt" fo:language="en" fo:country="US" fo:font-style="italic" fo:font-weight="bold" style:font-size-asian="9pt" style:font-style-asian="italic" style:font-weight-asian="bold"/>
    </style:style>
    <style:style style:name="T5" style:family="text">
      <style:text-properties fo:color="#000000" style:font-name="Arial" fo:font-size="10pt" fo:language="en" fo:country="US" fo:font-style="italic" style:font-size-asian="10pt" style:font-style-asian="italic"/>
    </style:style>
    <style:style style:name="T6" style:family="text">
      <style:text-properties fo:color="#000000" style:font-name="Arial" fo:font-size="10pt" fo:language="en" fo:country="US" style:font-size-asian="10pt"/>
    </style:style>
    <style:style style:name="T7" style:family="text">
      <style:text-properties fo:color="#000000" style:font-name="Arial" fo:language="en" fo:country="US"/>
    </style:style>
    <style:style style:name="T8" style:family="text">
      <style:text-properties fo:color="#000000" style:font-name="Courier New" fo:font-size="9pt" fo:language="en" fo:country="US" style:font-size-asian="9pt"/>
    </style:style>
    <style:style style:name="T9" style:family="text">
      <style:text-properties fo:color="#000000" style:font-name="Courier New" fo:font-size="9pt" fo:language="en" fo:country="US" fo:font-weight="normal" style:font-size-asian="9pt" style:font-weight-asian="normal"/>
    </style:style>
    <style:style style:name="T10" style:family="text">
      <style:text-properties fo:color="#000000" style:font-name="Courier New" fo:font-size="7pt" fo:language="en" fo:country="US" style:font-size-asian="7pt"/>
    </style:style>
    <style:style style:name="T11" style:family="text">
      <style:text-properties fo:color="#0000ff" style:font-name="Arial" fo:font-size="10pt" fo:language="en" fo:country="US" fo:font-weight="bold" style:font-size-asian="10pt" style:font-weight-asian="bold"/>
    </style:style>
    <style:style style:name="T12" style:family="text">
      <style:text-properties fo:color="#0000ff" style:font-name="Arial" fo:font-size="10pt" fo:language="en" fo:country="US" fo:font-style="italic" fo:font-weight="bold" style:font-size-asian="10pt" style:font-style-asian="italic" style:font-weight-asian="bold"/>
    </style:style>
    <style:style style:name="T13" style:family="text">
      <style:text-properties fo:color="#0000ff" style:font-name="Arial" fo:font-size="10pt" fo:language="en" fo:country="US" style:font-size-asian="10pt"/>
    </style:style>
    <style:style style:name="T14" style:family="text">
      <style:text-properties fo:color="#0000ff" style:font-name="Arial" fo:font-size="9pt" fo:language="en" fo:country="US" style:font-size-asian="9pt"/>
    </style:style>
    <style:style style:name="T15" style:family="text">
      <style:text-properties fo:color="#0000ff" style:font-name="Courier New" fo:font-size="9pt" fo:language="en" fo:country="US" fo:font-weight="bold" style:font-size-asian="9pt" style:font-weight-asian="bold"/>
    </style:style>
    <style:style style:name="T16" style:family="text">
      <style:text-properties fo:color="#0000ff" style:font-name="Courier New" fo:font-size="9pt" fo:language="en" fo:country="US" style:font-size-asian="9pt"/>
    </style:style>
    <style:style style:name="T17" style:family="text">
      <style:text-properties fo:color="#0000ff" style:font-name="Courier New" fo:font-size="9pt" fo:language="en" fo:country="US" fo:font-weight="normal" style:font-size-asian="9pt" style:font-weight-asian="normal"/>
    </style:style>
    <style:style style:name="T18" style:family="text">
      <style:text-properties fo:color="#0000ff" style:font-name="Courier New" fo:font-size="7pt" fo:language="en" fo:country="US" style:font-size-asian="7pt"/>
    </style:style>
    <style:style style:name="T19" style:family="text">
      <style:text-properties fo:color="#0000ff" style:font-name="Verdana" fo:font-size="7pt" fo:language="en" fo:country="US" style:font-size-asian="7pt"/>
    </style:style>
    <style:style style:name="T20" style:family="text">
      <style:text-properties fo:color="#808080" style:font-name="Verdana" fo:font-size="7pt" fo:language="en" fo:country="US" style:font-size-asian="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b1"/><text:span text:style-name="T1">Demo Documentation</text:span></text:p>
      <text:p text:style-name="Standard"><text:span text:style-name="T2">15/05/14 22:30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2" office:value-type="string">
            <text:p text:style-name="P4"><text:span text:style-name="Summary_20_Heading_20_Font"><text:span text:style-name="T3">Package Summary</text:span></text:span></text:p>
          </table:table-cell>
          <table:covered-table-cell/>
          <table:table-cell table:style-name="Tabla1.A1" office:value-type="string">
            <text:p text:style-name="P5"><text:span text:style-name="Page_20_Reference_20_Font"><text:span text:style-name="T4">Page</text:span></text:span></text:p>
          </table:table-cell>
        </table:table-row>
        <table:table-row table:style-name="Tabla1.1">
          <table:table-cell table:style-name="Tabla1.A2" office:value-type="string">
            <text:p text:style-name="P4"><text:a xlink:type="simple" xlink:href="file:///l%22b2"><text:span text:style-name="Internet_20_link"><text:span text:style-name="T11">ajaxmvc.controlador</text:span></text:span></text:a></text:p>
          </table:table-cell>
          <table:table-cell table:style-name="Tabla1.B2" office:value-type="string">
            <text:p text:style-name="P6"/>
          </table:table-cell>
          <table:table-cell table:style-name="Tabla1.C2" office:value-type="string">
            <text:p text:style-name="P5"><text:bookmark-ref text:reference-format="page" text:ref-name="b2">1</text:bookmark-ref></text:p>
          </table:table-cell>
        </table:table-row>
        <table:table-row table:style-name="Tabla1.1">
          <table:table-cell table:style-name="Tabla1.A3" office:value-type="string">
            <text:p text:style-name="P4"><text:a xlink:type="simple" xlink:href="file:///l%22b23"><text:span text:style-name="Internet_20_link"><text:span text:style-name="T11">ajaxmvc.modelo.acciones</text:span></text:span></text:a></text:p>
          </table:table-cell>
          <table:table-cell table:style-name="Tabla1.B3" office:value-type="string">
            <text:p text:style-name="P6"/>
          </table:table-cell>
          <table:table-cell table:style-name="Tabla1.C3" office:value-type="string">
            <text:p text:style-name="P5"><text:bookmark-ref text:reference-format="page" text:ref-name="b23">9</text:bookmark-ref></text:p>
          </table:table-cell>
        </table:table-row>
        <table:table-row table:style-name="Tabla1.1">
          <table:table-cell table:style-name="Tabla1.A4" office:value-type="string">
            <text:p text:style-name="P4"><text:a xlink:type="simple" xlink:href="file:///l%22b123"><text:span text:style-name="Internet_20_link"><text:span text:style-name="T11">ajaxmvc.modelo.beans</text:span></text:span></text:a></text:p>
          </table:table-cell>
          <table:table-cell table:style-name="Tabla1.B4" office:value-type="string">
            <text:p text:style-name="P6"/>
          </table:table-cell>
          <table:table-cell table:style-name="Tabla1.C4" office:value-type="string">
            <text:p text:style-name="P5"><text:bookmark-ref text:reference-format="page" text:ref-name="b123">34</text:bookmark-ref></text:p>
          </table:table-cell>
        </table:table-row>
        <table:table-row table:style-name="Tabla1.1">
          <table:table-cell table:style-name="Tabla1.A5" office:value-type="string">
            <text:p text:style-name="P4"><text:a xlink:type="simple" xlink:href="file:///l%22b174"><text:span text:style-name="Internet_20_link"><text:span text:style-name="T11">ajaxmvc.modelo.procesos</text:span></text:span></text:a></text:p>
          </table:table-cell>
          <table:table-cell table:style-name="Tabla1.B5" office:value-type="string">
            <text:p text:style-name="P6"/>
          </table:table-cell>
          <table:table-cell table:style-name="Tabla1.C5" office:value-type="string">
            <text:p text:style-name="P5"><text:bookmark-ref text:reference-format="page" text:ref-name="b174">46</text:bookmark-ref></text:p>
          </table:table-cell>
        </table:table-row>
        <table:table-row table:style-name="Tabla1.1">
          <table:table-cell table:style-name="Tabla1.A6" office:value-type="string">
            <text:p text:style-name="P4"><text:a xlink:type="simple" xlink:href="file:///l%22b187"><text:span text:style-name="Internet_20_link"><text:span text:style-name="T11">diagrama</text:span></text:span></text:a></text:p>
          </table:table-cell>
          <table:table-cell table:style-name="Tabla1.B6" office:value-type="string">
            <text:p text:style-name="P6"/>
          </table:table-cell>
          <table:table-cell table:style-name="Tabla1.C6" office:value-type="string">
            <text:p text:style-name="P5"><text:bookmark-ref text:reference-format="page" text:ref-name="b187">50</text:bookmark-ref></text:p>
          </table:table-cell>
        </table:table-row>
      </table:table>
      <text:p text:style-name="Standard"><text:bookmark text:name="b2"/></text:p>
      <text:p text:style-name="P25"><text:span text:style-name="T7">Package ajaxmvc.controlador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2" office:value-type="string">
            <text:p text:style-name="P4"><text:span text:style-name="Summary_20_Heading_20_Font"><text:span text:style-name="T3">Interface Summary</text:span></text:span></text:p>
          </table:table-cell>
          <table:covered-table-cell/>
          <table:table-cell table:style-name="Tabla3.A1" office:value-type="string">
            <text:p text:style-name="P5"><text:span text:style-name="Page_20_Reference_20_Font"><text:span text:style-name="T4">Page</text:span></text:span></text:p>
          </table:table-cell>
        </table:table-row>
        <table:table-row table:style-name="Tabla3.1">
          <table:table-cell table:style-name="Tabla3.A2" office:value-type="string">
            <text:p text:style-name="P4"><text:a xlink:type="simple" xlink:href="file:///l%22b10"><text:span text:style-name="Internet_20_link"><text:span text:style-name="T12">Accion</text:span></text:span></text:a></text:p>
          </table:table-cell>
          <table:table-cell table:style-name="Tabla3.B2" office:value-type="string">
            <text:p text:style-name="P4"><text:span text:style-name="T6">Interfaz que implementarán todas las acciones.</text:span></text:p>
          </table:table-cell>
          <table:table-cell table:style-name="Tabla3.C2" office:value-type="string">
            <text:p text:style-name="P5"><text:bookmark-ref text:reference-format="page" text:ref-name="b10">2</text:bookmark-ref>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4"><text:span text:style-name="Summary_20_Heading_20_Font"><text:span text:style-name="T3">Class Summary</text:span></text:span></text:p>
          </table:table-cell>
          <table:covered-table-cell/>
          <table:table-cell table:style-name="Tabla4.A1" office:value-type="string">
            <text:p text:style-name="P5"><text:span text:style-name="Page_20_Reference_20_Font"><text:span text:style-name="T4">Page</text:span></text:span></text:p>
          </table:table-cell>
        </table:table-row>
        <table:table-row table:style-name="Tabla4.1">
          <table:table-cell table:style-name="Tabla4.A2" office:value-type="string">
            <text:p text:style-name="P4"><text:a xlink:type="simple" xlink:href="file:///l%22b13"><text:span text:style-name="Internet_20_link"><text:span text:style-name="T11">AyudaSolicitud</text:span></text:span></text:a></text:p>
          </table:table-cell>
          <table:table-cell table:style-name="Tabla4.B2" office:value-type="string">
            <text:p text:style-name="P6"/>
          </table:table-cell>
          <table:table-cell table:style-name="Tabla4.C2" office:value-type="string">
            <text:p text:style-name="P5"><text:bookmark-ref text:reference-format="page" text:ref-name="b13">5</text:bookmark-ref></text:p>
          </table:table-cell>
        </table:table-row>
        <table:table-row table:style-name="Tabla4.1">
          <table:table-cell table:style-name="Tabla4.A3" office:value-type="string">
            <text:p text:style-name="P4"><text:a xlink:type="simple" xlink:href="file:///l%22b19"><text:span text:style-name="Internet_20_link"><text:span text:style-name="T11">Controlador</text:span></text:span></text:a></text:p>
          </table:table-cell>
          <table:table-cell table:style-name="Tabla4.B3" office:value-type="string">
            <text:p text:style-name="P4"><text:span text:style-name="T6">Implementación del servlet Controlador</text:span></text:p>
          </table:table-cell>
          <table:table-cell table:style-name="Tabla4.C3" office:value-type="string">
            <text:p text:style-name="P5"><text:bookmark-ref text:reference-format="page" text:ref-name="b19">6</text:bookmark-ref></text:p>
          </table:table-cell>
        </table:table-row>
        <table:table-row table:style-name="Tabla4.1">
          <table:table-cell table:style-name="Tabla4.A4" office:value-type="string">
            <text:p text:style-name="P4"><text:a xlink:type="simple" xlink:href="file:///l%22b22"><text:span text:style-name="Internet_20_link"><text:span text:style-name="T11">FactoriaAcciones</text:span></text:span></text:a></text:p>
          </table:table-cell>
          <table:table-cell table:style-name="Tabla4.B4" office:value-type="string">
            <text:p text:style-name="P4"><text:span text:style-name="T6">Factor�a de acciones.</text:span></text:p>
          </table:table-cell>
          <table:table-cell table:style-name="Tabla4.C4" office:value-type="string">
            <text:p text:style-name="P5"><text:bookmark-ref text:reference-format="page" text:ref-name="b22">8</text:bookmark-ref></text:p>
          </table:table-cell>
        </table:table-row>
      </table:table>
      <text:p text:style-name="Standard"><text:bookmark text:name="b10"/></text:p>
      <text:p text:style-name="P30"><text:span text:style-name="T7">Interface Accion</text:span></text:p>
      <text:p text:style-name="Standard"><text:a xlink:type="simple" xlink:href="file:///l%22b2"><text:span text:style-name="Internet_20_link"><text:span text:style-name="T14">ajaxmvc.controlador</text:span></text:span></text:a></text:p>
      <text:p text:style-name="List_20_Heading"><text:span text:style-name="T6">All Known Implementing Classes:</text:span></text:p>
      <text:p text:style-name="P11"><text:a xlink:type="simple" xlink:href="file:///l%22b35"><text:span text:style-name="Internet_20_link"><text:span text:style-name="T13">AccionAjaxAnonimo</text:span></text:span></text:a><text:span text:style-name="Default_20_Paragraph_20_Font"><text:span text:style-name="T6">, </text:span></text:span><text:a xlink:type="simple" xlink:href="file:///l%22b48"><text:span text:style-name="Internet_20_link"><text:span text:style-name="T13">AccionAjaxExisteLogin</text:span></text:span></text:a><text:span text:style-name="Default_20_Paragraph_20_Font"><text:span text:style-name="T6">, </text:span></text:span><text:a xlink:type="simple" xlink:href="file:///l%22b60"><text:span text:style-name="Internet_20_link"><text:span text:style-name="T13">AccionAjaxGrabarArchivo</text:span></text:span></text:a><text:span text:style-name="Default_20_Paragraph_20_Font"><text:span text:style-name="T6">, </text:span></text:span><text:a xlink:type="simple" xlink:href="file:///l%22b70"><text:span text:style-name="Internet_20_link"><text:span text:style-name="T13">AccionAjaxInterpretar</text:span></text:span></text:a><text:span text:style-name="Default_20_Paragraph_20_Font"><text:span text:style-name="T6">, </text:span></text:span><text:a xlink:type="simple" xlink:href="file:///l%22b82"><text:span text:style-name="Internet_20_link"><text:span text:style-name="T13">AccionAjaxListaArchivos</text:span></text:span></text:a><text:span text:style-name="Default_20_Paragraph_20_Font"><text:span text:style-name="T6">, </text:span></text:span><text:a xlink:type="simple" xlink:href="file:///l%22b93"><text:span text:style-name="Internet_20_link"><text:span text:style-name="T13">AccionAjaxLogin</text:span></text:span></text:a><text:span text:style-name="Default_20_Paragraph_20_Font"><text:span text:style-name="T6">, </text:span></text:span><text:a xlink:type="simple" xlink:href="file:///l%22b113"><text:span text:style-name="Internet_20_link"><text:span text:style-name="T13">AccionArchivo</text:span></text:span></text:a><text:span text:style-name="Default_20_Paragraph_20_Font"><text:span text:style-name="T6">, </text:span></text:span><text:a xlink:type="simple" xlink:href="file:///l%22b122"><text:span text:style-name="Internet_20_link"><text:span text:style-name="T13">AccionRegistrar</text:span></text:span></text:a></text:p>
      <text:p text:style-name="P13"/>
      <text:p text:style-name="P3"><text:span text:style-name="Code"><text:span text:style-name="T8">public interface Accion</text:span></text:span></text:p>
      <text:p text:style-name="Standard"><text:span text:style-name="T6">Interfaz que implementarán todas las acciones.</text:span></text:p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5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5.1">
          <table:table-cell table:style-name="Tabla5.A2" office:value-type="string">
            <text:p text:style-name="P16"><text:span text:style-name="Code_20_Small"><text:span text:style-name="T10">boolean</text:span></text:span></text:p>
          </table:table-cell>
          <table:table-cell table:style-name="Tabla5.B2" office:value-type="string">
            <text:p text:style-name="P17"><text:a xlink:type="simple" xlink:href="file:///l%22b3"><text:span text:style-name="Internet_20_link"><text:span text:style-name="T15">ejecutar</text:span></text:span></text:a><text:span text:style-name="Code"><text:span text:style-name="T9">(HttpServletRequest request, HttpServletResponse response)</text:span></text:span></text:p>
            <text:p text:style-name="P18"><text:span text:style-name="T6">Ejecuta el proceso asociado a una acción.</text:span></text:p>
          </table:table-cell>
          <table:table-cell table:style-name="Tabla5.C2" office:value-type="string">
            <text:p text:style-name="P15"><text:bookmark-ref text:reference-format="page" text:ref-name="b3">3</text:bookmark-ref></text:p>
          </table:table-cell>
        </table:table-row>
        <table:table-row table:style-name="Tabla5.1">
          <table:table-cell table:style-name="Tabla5.A3" office:value-type="string">
            <text:p text:style-name="P16"><text:span text:style-name="Code_20_Small"><text:span text:style-name="T10">Exception</text:span></text:span></text:p>
          </table:table-cell>
          <table:table-cell table:style-name="Tabla5.B3" office:value-type="string">
            <text:p text:style-name="P17"><text:a xlink:type="simple" xlink:href="file:///l%22b7"><text:span text:style-name="Internet_20_link"><text:span text:style-name="T15">getError</text:span></text:span></text:a><text:span text:style-name="Code"><text:span text:style-name="T9">()</text:span></text:span></text:p>
            <text:p text:style-name="P18"><text:span text:style-name="T6">Devuelve el objeto que encapsula una situación de error grave, y que será procesada de manera especial.</text:span></text:p>
          </table:table-cell>
          <table:table-cell table:style-name="Tabla5.C3" office:value-type="string">
            <text:p text:style-name="P15"><text:bookmark-ref text:reference-format="page" text:ref-name="b7">4</text:bookmark-ref></text:p>
          </table:table-cell>
        </table:table-row>
        <table:table-row table:style-name="Tabla5.1">
          <table:table-cell table:style-name="Tabla5.A4" office:value-type="string">
            <text:p text:style-name="P16"><text:span text:style-name="Code_20_Small"><text:span text:style-name="T10">Object</text:span></text:span></text:p>
          </table:table-cell>
          <table:table-cell table:style-name="Tabla5.B4" office:value-type="string">
            <text:p text:style-name="P17"><text:a xlink:type="simple" xlink:href="file:///l%22b5"><text:span text:style-name="Internet_20_link"><text:span text:style-name="T15">getModelo</text:span></text:span></text:a><text:span text:style-name="Code"><text:span text:style-name="T9">()</text:span></text:span></text:p>
            <text:p text:style-name="P18"><text:span text:style-name="T6">Devuelve el objeto que representa el modelo que procesará la vista.</text:span></text:p>
          </table:table-cell>
          <table:table-cell table:style-name="Tabla5.C4" office:value-type="string">
            <text:p text:style-name="P15"><text:bookmark-ref text:reference-format="page" text:ref-name="b5">3</text:bookmark-ref></text:p>
          </table:table-cell>
        </table:table-row>
        <table:table-row table:style-name="Tabla5.1">
          <table:table-cell table:style-name="Tabla5.A5" office:value-type="string">
            <text:p text:style-name="P16"><text:span text:style-name="Code_20_Small"><text:span text:style-name="T10">String</text:span></text:span></text:p>
          </table:table-cell>
          <table:table-cell table:style-name="Tabla5.B5" office:value-type="string">
            <text:p text:style-name="P17"><text:a xlink:type="simple" xlink:href="file:///l%22b4"><text:span text:style-name="Internet_20_link"><text:span text:style-name="T15">getVista</text:span></text:span></text:a><text:span text:style-name="Code"><text:span text:style-name="T9">()</text:span></text:span></text:p>
            <text:p text:style-name="P18"><text:span text:style-name="T6">Devuelve la vista establecida por la acción.</text:span></text:p>
          </table:table-cell>
          <table:table-cell table:style-name="Tabla5.C5" office:value-type="string">
            <text:p text:style-name="P15"><text:bookmark-ref text:reference-format="page" text:ref-name="b4">3</text:bookmark-ref></text:p>
          </table:table-cell>
        </table:table-row>
        <table:table-row table:style-name="Tabla5.1">
          <table:table-cell table:style-name="Tabla5.A6" office:value-type="string">
            <text:p text:style-name="P16"><text:span text:style-name="Code_20_Small"><text:span text:style-name="T10">void</text:span></text:span></text:p>
          </table:table-cell>
          <table:table-cell table:style-name="Tabla5.B6" office:value-type="string">
            <text:p text:style-name="P17"><text:a xlink:type="simple" xlink:href="file:///l%22b8"><text:span text:style-name="Internet_20_link"><text:span text:style-name="T15">setDS</text:span></text:span></text:a><text:span text:style-name="Code"><text:span text:style-name="T9">(DataSource ds)</text:span></text:span></text:p>
            <text:p text:style-name="P18"><text:span text:style-name="T6">Establece el datasource a partir del cual la acción podrá comunicarse con la base de datos correspondiente.</text:span></text:p>
          </table:table-cell>
          <table:table-cell table:style-name="Tabla5.C6" office:value-type="string">
            <text:p text:style-name="P15"><text:bookmark-ref text:reference-format="page" text:ref-name="b8">4</text:bookmark-ref></text:p>
          </table:table-cell>
        </table:table-row>
        <table:table-row table:style-name="Tabla5.1">
          <table:table-cell table:style-name="Tabla5.A7" office:value-type="string">
            <text:p text:style-name="P16"><text:span text:style-name="Code_20_Small"><text:span text:style-name="T10">void</text:span></text:span></text:p>
          </table:table-cell>
          <table:table-cell table:style-name="Tabla5.B7" office:value-type="string">
            <text:p text:style-name="P17"><text:a xlink:type="simple" xlink:href="file:///l%22b6"><text:span text:style-name="Internet_20_link"><text:span text:style-name="T15">setSc</text:span></text:span></text:a><text:span text:style-name="Code"><text:span text:style-name="T9">(ServletContext sc)</text:span></text:span></text:p>
            <text:p text:style-name="P18"><text:span text:style-name="T6">Establece el contexto de aplicación sobre el que trabajará la acción.</text:span></text:p>
          </table:table-cell>
          <table:table-cell table:style-name="Tabla5.C7" office:value-type="string">
            <text:p text:style-name="P15"><text:bookmark-ref text:reference-format="page" text:ref-name="b6">4</text:bookmark-ref></text:p>
          </table:table-cell>
        </table:table-row>
        <table:table-row table:style-name="Tabla5.1">
          <table:table-cell table:style-name="Tabla5.A8" office:value-type="string">
            <text:p text:style-name="P16"><text:span text:style-name="Code_20_Small"><text:span text:style-name="T10">void</text:span></text:span></text:p>
          </table:table-cell>
          <table:table-cell table:style-name="Tabla5.B8" office:value-type="string">
            <text:p text:style-name="P17"><text:a xlink:type="simple" xlink:href="file:///l%22b9"><text:span text:style-name="Internet_20_link"><text:span text:style-name="T15">setSQL</text:span></text:span></text:a><text:span text:style-name="Code"><text:span text:style-name="T9">(String archivoSql)</text:span></text:span></text:p>
            <text:p text:style-name="P18"><text:span text:style-name="T6">Estable el archivo que se tomara para las sentencias sql que utilizara el BeanDAO</text:span></text:p>
          </table:table-cell>
          <table:table-cell table:style-name="Tabla5.C8" office:value-type="string">
            <text:p text:style-name="P15"><text:bookmark-ref text:reference-format="page" text:ref-name="b9">4</text:bookmark-ref></text:p>
          </table:table-cell>
        </table:table-row>
      </table:table>
      <text:p text:style-name="P21"><text:span text:style-name="T7">Method Detail</text:span></text:p>
      <text:p text:style-name="P22"><text:bookmark text:name="b3"/><text:span text:style-name="T7">ejecutar</text:span></text:p>
      <text:p text:style-name="P3"><text:span text:style-name="Code"><text:span text:style-name="T8">boolean ejecutar</text:span></text:span><text:span text:style-name="Code"><text:span text:style-name="T9">(HttpServletRequest request,</text:span></text:span><text:line-break/><text:span text:style-name="Code"><text:span text:style-name="T9">                 HttpServletResponse response)</text:span></text:span><text:line-break/><text:span text:style-name="Code"><text:span text:style-name="T9">          throws ServletException,</text:span></text:span><text:line-break/><text:span text:style-name="Code"><text:span text:style-name="T9">                 IOException</text:span></text:span></text:p>
      <text:p text:style-name="P11"><text:span text:style-name="T6">Ejecuta el proceso asociado a una acción.</text:span></text:p>
      <text:p text:style-name="P11"><text:span text:style-name="T6">Parameters:</text:span></text:p>
      <text:p text:style-name="P19"><text:span text:style-name="Code"><text:span text:style-name="T8">request</text:span></text:span><text:span text:style-name="Default_20_Paragraph_20_Font"><text:span text:style-name="T6"> - La petición</text:span></text:span></text:p>
      <text:p text:style-name="P19"><text:span text:style-name="Code"><text:span text:style-name="T8">response</text:span></text:span><text:span text:style-name="Default_20_Paragraph_20_Font"><text:span text:style-name="T6"> - La respuesta</text:span></text:span></text:p>
      <text:p text:style-name="P11"><text:span text:style-name="T6">Returns:</text:span></text:p>
      <text:p text:style-name="P19"><text:span text:style-name="T6">True o false en función de que se ejecute correctamente o no.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rror en ejecución del Servlet</text:span></text:span></text:p>
      <text:p text:style-name="P19"><text:span text:style-name="Code"><text:span text:style-name="T8">IOException</text:span></text:span><text:span text:style-name="Default_20_Paragraph_20_Font"><text:span text:style-name="T6"> - Error en entrada o salida.</text:span></text:span></text:p>
      <text:p text:style-name="P19"><text:span text:style-name="Code"><text:span text:style-name="T8">SQLException</text:span></text:span></text:p>
      <text:p text:style-name="P19"><text:a xlink:type="simple" xlink:href="file:///l%22b153"><text:span text:style-name="Internet_20_link"><text:span text:style-name="T16">BeanError</text:span></text:span></text:a></text:p>
      <text:p text:style-name="P12"/>
      <text:p text:style-name="P23"><text:bookmark text:name="b4"/><text:span text:style-name="T7">getVista</text:span></text:p>
      <text:p text:style-name="P3"><text:span text:style-name="Code"><text:span text:style-name="T8">String getVista</text:span></text:span><text:span text:style-name="Code"><text:span text:style-name="T9">()</text:span></text:span></text:p>
      <text:p text:style-name="P11"><text:span text:style-name="T6">Devuelve la vista establecida por la acción.</text:span></text:p>
      <text:p text:style-name="P11"><text:span text:style-name="T6">Returns:</text:span></text:p>
      <text:p text:style-name="P19"><text:span text:style-name="T6">Cadena con el nombre de la vista que debe proporcionarse.</text:span></text:p>
      <text:p text:style-name="P12"/>
      <text:p text:style-name="P23"><text:bookmark text:name="b5"/><text:span text:style-name="T7">getModelo</text:span></text:p>
      <text:p text:style-name="P3"><text:span text:style-name="Code"><text:span text:style-name="T8">Object getModelo</text:span></text:span><text:span text:style-name="Code"><text:span text:style-name="T9">()</text:span></text:span></text:p>
      <text:p text:style-name="P11"><text:span text:style-name="T6">Devuelve el objeto que representa el modelo que procesará la vista.</text:span></text:p>
      <text:p text:style-name="P11"><text:soft-page-break/><text:span text:style-name="T6">Returns:</text:span></text:p>
      <text:p text:style-name="P19"><text:span text:style-name="T6">Un Object que representa el modelo a procesar por la vista.</text:span></text:p>
      <text:p text:style-name="P12"/>
      <text:p text:style-name="P23"><text:bookmark text:name="b6"/><text:span text:style-name="T7">setSc</text:span></text:p>
      <text:p text:style-name="P3"><text:span text:style-name="Code"><text:span text:style-name="T8">void setSc</text:span></text:span><text:span text:style-name="Code"><text:span text:style-name="T9">(ServletContext sc)</text:span></text:span></text:p>
      <text:p text:style-name="P11"><text:span text:style-name="T6">Establece el contexto de aplicación sobre el que trabajará la acción.</text:span></text:p>
      <text:p text:style-name="P11"><text:span text:style-name="T6">Parameters:</text:span></text:p>
      <text:p text:style-name="P19"><text:span text:style-name="Code"><text:span text:style-name="T8">sc</text:span></text:span><text:span text:style-name="Default_20_Paragraph_20_Font"><text:span text:style-name="T6"> - Contexto de aplicación.</text:span></text:span></text:p>
      <text:p text:style-name="P12"/>
      <text:p text:style-name="P23"><text:bookmark text:name="b7"/><text:span text:style-name="T7">getError</text:span></text:p>
      <text:p text:style-name="P3"><text:span text:style-name="Code"><text:span text:style-name="T8">Exception getError</text:span></text:span><text:span text:style-name="Code"><text:span text:style-name="T9">()</text:span></text:span></text:p>
      <text:p text:style-name="P11"><text:span text:style-name="T6">Devuelve el objeto que encapsula una situación de error grave, y que será procesada de manera especial.</text:span></text:p>
      <text:p text:style-name="P11"><text:span text:style-name="T6">Returns:</text:span></text:p>
      <text:p text:style-name="P19"><text:span text:style-name="T6">Objeto de tipo Exception que representa la situación de error.</text:span></text:p>
      <text:p text:style-name="P12"/>
      <text:p text:style-name="P23"><text:bookmark text:name="b8"/><text:span text:style-name="T7">setDS</text:span></text:p>
      <text:p text:style-name="P3"><text:span text:style-name="Code"><text:span text:style-name="T8">void setDS</text:span></text:span><text:span text:style-name="Code"><text:span text:style-name="T9">(DataSource ds)</text:span></text:span></text:p>
      <text:p text:style-name="P11"><text:span text:style-name="T6">Establece el datasource a partir del cual la acción podrá comunicarse con la base de datos correspondiente.</text:span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Datasource</text:span></text:span></text:p>
      <text:p text:style-name="P12"/>
      <text:p text:style-name="P23"><text:bookmark text:name="b9"/><text:span text:style-name="T7">setSQL</text:span></text:p>
      <text:p text:style-name="P3"><text:span text:style-name="Code"><text:span text:style-name="T8">void setSQL</text:span></text:span><text:span text:style-name="Code"><text:span text:style-name="T9">(String archivoSql)</text:span></text:span></text:p>
      <text:p text:style-name="P11"><text:span text:style-name="T6">Estable el archivo que se tomara para las sentencias sql que utilizara el BeanDAO</text:span></text:p>
      <text:p text:style-name="P31"><text:bookmark text:name="b13"/><text:span text:style-name="T7">Class AyudaSolicitud</text:span></text:p>
      <text:p text:style-name="Standard"><text:a xlink:type="simple" xlink:href="file:///l%22b2"><text:span text:style-name="Internet_20_link"><text:span text:style-name="T14">ajaxmvc.controlador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0"><draw:image xlink:href="Pictures/100002000000000F0000000EA483482C.png" xlink:type="simple" xlink:show="embed" xlink:actuate="onLoad"/></draw:frame></text:span></text:span><text:span text:style-name="Code"><text:span text:style-name="T8">ajaxmvc.controlador.AyudaSolicitud</text:span></text:span></text:p>
      <text:p text:style-name="P2"/>
      <text:p text:style-name="P3"><text:span text:style-name="Code"><text:span text:style-name="T8">public class AyudaSolicitud</text:span></text:span></text:p>
      <text:p text:style-name="P3"><text:span text:style-name="Code"><text:span text:style-name="T8">extends Object</text:span></text:span></text:p>
      <text:p text:style-name="P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6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6.1">
          <table:table-cell table:style-name="Tabla6.A2" office:value-type="string">
            <text:p text:style-name="P17"><text:a xlink:type="simple" xlink:href="file:///l%22b11"><text:span text:style-name="Internet_20_link"><text:span text:style-name="T15">AyudaSolicitud</text:span></text:span></text:a><text:span text:style-name="Code"><text:span text:style-name="T9">(HttpServletRequest request)</text:span></text:span></text:p>
            <text:p text:style-name="P18"><text:span text:style-name="T6">Constructor que prepara el objeto para procesar la acción de la petición.</text:span></text:p>
          </table:table-cell>
          <table:table-cell table:style-name="Tabla6.B2" office:value-type="string">
            <text:p text:style-name="P15"><text:bookmark-ref text:reference-format="page" text:ref-name="b11">5</text:bookmark-ref></text:p>
          </table:table-cell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7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7.1">
          <table:table-cell table:style-name="Tabla7.A2" office:value-type="string">
            <text:p text:style-name="P16"><text:a xlink:type="simple" xlink:href="file:///l%22b10"><text:span text:style-name="Internet_20_link"><text:span text:style-name="T18">Accion</text:span></text:span></text:a></text:p>
          </table:table-cell>
          <table:table-cell table:style-name="Tabla7.B2" office:value-type="string">
            <text:p text:style-name="P17"><text:a xlink:type="simple" xlink:href="file:///l%22b12"><text:span text:style-name="Internet_20_link"><text:span text:style-name="T15">getAccion</text:span></text:span></text:a><text:span text:style-name="Code"><text:span text:style-name="T9">(String archivoProp)</text:span></text:span></text:p>
            <text:p text:style-name="P18"><text:span text:style-name="T6">Devuelve el objeto de tipo Accion que deberá procesar la petición.</text:span></text:p>
          </table:table-cell>
          <table:table-cell table:style-name="Tabla7.C2" office:value-type="string">
            <text:p text:style-name="P15"><text:bookmark-ref text:reference-format="page" text:ref-name="b12">5</text:bookmark-ref></text:p>
          </table:table-cell>
        </table:table-row>
      </table:table>
      <text:p text:style-name="P21"><text:span text:style-name="T7">Constructor Detail</text:span></text:p>
      <text:p text:style-name="P22"><text:bookmark text:name="b11"/><text:span text:style-name="T7">AyudaSolicitud</text:span></text:p>
      <text:p text:style-name="P3"><text:span text:style-name="Code"><text:span text:style-name="T8">public AyudaSolicitud</text:span></text:span><text:span text:style-name="Code"><text:span text:style-name="T9">(HttpServletRequest request)</text:span></text:span><text:line-break/><text:span text:style-name="Code"><text:span text:style-name="T9">               throws ServletException</text:span></text:span></text:p>
      <text:p text:style-name="P11"><text:span text:style-name="T6">Constructor que prepara el objeto para procesar la acción de la petición.</text:span></text:p>
      <text:p text:style-name="P11"><text:span text:style-name="T6">Parameters:</text:span></text:p>
      <text:p text:style-name="P19"><text:span text:style-name="Code"><text:span text:style-name="T8">request</text:span></text:span><text:span text:style-name="Default_20_Paragraph_20_Font"><text:span text:style-name="T6"> - La petición.</text:span>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xcepción grave a nivel de Servlet</text:span></text:span></text:p>
      <text:p text:style-name="P21"><text:span text:style-name="T7">Method Detail</text:span></text:p>
      <text:p text:style-name="P22"><text:bookmark text:name="b12"/><text:span text:style-name="T7">getAccion</text:span></text:p>
      <text:p text:style-name="P3"><text:span text:style-name="Code"><text:span text:style-name="T8">public </text:span></text:span><text:a xlink:type="simple" xlink:href="file:///l%22b10"><text:span text:style-name="Internet_20_link"><text:span text:style-name="T16">Accion</text:span></text:span></text:a><text:span text:style-name="Code"><text:span text:style-name="T8"> getAccion</text:span></text:span><text:span text:style-name="Code"><text:span text:style-name="T9">(String archivoProp)</text:span></text:span><text:line-break/><text:span text:style-name="Code"><text:span text:style-name="T9">                 throws </text:span></text:span><text:a xlink:type="simple" xlink:href="file:///l%22b153"><text:span text:style-name="Internet_20_link"><text:span text:style-name="T17">BeanError</text:span></text:span></text:a></text:p>
      <text:p text:style-name="P11"><text:span text:style-name="T6">Devuelve el objeto de tipo Accion que deberá procesar la petición.</text:span></text:p>
      <text:p text:style-name="P11"><text:span text:style-name="T6">Returns:</text:span></text:p>
      <text:p text:style-name="P19"><text:span text:style-name="T6">Obtejo de tipo Accion</text:span></text:p>
      <text:p text:style-name="P11"><text:span text:style-name="T6">Throws:</text:span></text:p>
      <text:p text:style-name="P19"><text:a xlink:type="simple" xlink:href="file:///l%22b153"><text:span text:style-name="Internet_20_link"><text:span text:style-name="T16">BeanError</text:span></text:span></text:a></text:p>
      <text:p text:style-name="P32"><text:bookmark text:name="b19"/><text:span text:style-name="T7">Class Controlador</text:span></text:p>
      <text:p text:style-name="Standard"><text:a xlink:type="simple" xlink:href="file:///l%22b2"><text:span text:style-name="Internet_20_link"><text:span text:style-name="T14">ajaxmvc.controlador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1"><draw:image xlink:href="Pictures/100002000000000F0000000EA483482C.png" xlink:type="simple" xlink:show="embed" xlink:actuate="onLoad"/></draw:frame></text:span></text:span><text:span text:style-name="Code"><text:span text:style-name="T8">javax.servlet.GenericServlet</text:span></text:span></text:p>
      <text:p text:style-name="P3"><text:span text:style-name="Code"><text:span text:style-name="T8">      </text:span></text:span><text:span text:style-name="Code"><text:span text:style-name="T8"><draw:frame draw:style-name="fr1" text:anchor-type="as-char" svg:width="0.397cm" svg:height="0.37cm" draw:z-index="2"><draw:image xlink:href="Pictures/100002000000000F0000000EA483482C.png" xlink:type="simple" xlink:show="embed" xlink:actuate="onLoad"/></draw:frame></text:span></text:span><text:span text:style-name="Code"><text:span text:style-name="T8">javax.servlet.http.HttpServlet</text:span></text:span></text:p>
      <text:p text:style-name="P3"><text:span text:style-name="Code"><text:span text:style-name="T8">          </text:span></text:span><text:span text:style-name="Code"><text:span text:style-name="T8"><draw:frame draw:style-name="fr1" text:anchor-type="as-char" svg:width="0.397cm" svg:height="0.37cm" draw:z-index="3"><draw:image xlink:href="Pictures/100002000000000F0000000EA483482C.png" xlink:type="simple" xlink:show="embed" xlink:actuate="onLoad"/></draw:frame></text:span></text:span><text:span text:style-name="Code"><text:span text:style-name="T8">ajaxmvc.controlador.Controlador</text:span></text:span></text:p>
      <text:p text:style-name="List_20_Heading"><text:span text:style-name="T6">All Implemented Interfaces:</text:span></text:p>
      <text:p text:style-name="P11"><text:span text:style-name="T6">Serializable, Servlet, ServletConfig</text:span></text:p>
      <text:p text:style-name="P13"/>
      <text:p text:style-name="P3"><text:span text:style-name="Code"><text:span text:style-name="T8">public class Controlador</text:span></text:span></text:p>
      <text:p text:style-name="P3"><text:span text:style-name="Code"><text:span text:style-name="T8">extends HttpServlet</text:span></text:span></text:p>
      <text:p text:style-name="Standard"><text:span text:style-name="T6">Implementación del servlet Controlador</text:span></text:p>
      <text:p text:style-name="P1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8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8.1">
          <table:table-cell table:style-name="Tabla8.A2" office:value-type="string">
            <text:p text:style-name="P14"><text:a xlink:type="simple" xlink:href="file:///l%22b14"><text:span text:style-name="Internet_20_link"><text:span text:style-name="T15">Controlador</text:span></text:span></text:a><text:span text:style-name="Code"><text:span text:style-name="T9">()</text:span></text:span></text:p>
          </table:table-cell>
          <table:table-cell table:style-name="Tabla8.B2" office:value-type="string">
            <text:p text:style-name="P15"><text:bookmark-ref text:reference-format="page" text:ref-name="b14">6</text:bookmark-ref></text:p>
          </table:table-cell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9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9.1">
          <table:table-cell table:style-name="Tabla9.A2" office:value-type="string">
            <text:p text:style-name="P16"><text:span text:style-name="Code_20_Small"><text:span text:style-name="T10">void</text:span></text:span></text:p>
          </table:table-cell>
          <table:table-cell table:style-name="Tabla9.B2" office:value-type="string">
            <text:p text:style-name="P17"><text:a xlink:type="simple" xlink:href="file:///l%22b16"><text:span text:style-name="Internet_20_link"><text:span text:style-name="T15">destroy</text:span></text:span></text:a><text:span text:style-name="Code"><text:span text:style-name="T9">()</text:span></text:span></text:p>
            <text:p text:style-name="P18"><text:span text:style-name="T6">Lo último que se debe hacer antes de que se elimine la instancia del servlet.</text:span></text:p>
          </table:table-cell>
          <table:table-cell table:style-name="Tabla9.C2" office:value-type="string">
            <text:p text:style-name="P15"><text:bookmark-ref text:reference-format="page" text:ref-name="b16">6</text:bookmark-ref></text:p>
          </table:table-cell>
        </table:table-row>
        <table:table-row table:style-name="Tabla9.1">
          <table:table-cell table:style-name="Tabla9.A3" office:value-type="string">
            <text:p text:style-name="P16"><text:span text:style-name="Code_20_Small"><text:span text:style-name="T10">DataSource</text:span></text:span></text:p>
          </table:table-cell>
          <table:table-cell table:style-name="Tabla9.B3" office:value-type="string">
            <text:p text:style-name="P17"><text:a xlink:type="simple" xlink:href="file:///l%22b18"><text:span text:style-name="Internet_20_link"><text:span text:style-name="T15">getDspffinal</text:span></text:span></text:a><text:span text:style-name="Code"><text:span text:style-name="T9">()</text:span></text:span></text:p>
            <text:p text:style-name="P18"><text:span text:style-name="T6">Obtiene la referencia a la fuente de datos de la aplicaciï¿½n.</text:span></text:p>
          </table:table-cell>
          <table:table-cell table:style-name="Tabla9.C3" office:value-type="string">
            <text:p text:style-name="P15"><text:bookmark-ref text:reference-format="page" text:ref-name="b18">7</text:bookmark-ref></text:p>
          </table:table-cell>
        </table:table-row>
        <table:table-row table:style-name="Tabla9.1">
          <table:table-cell table:style-name="Tabla9.A4" office:value-type="string">
            <text:p text:style-name="P16"><text:span text:style-name="Code_20_Small"><text:span text:style-name="T10">void</text:span></text:span></text:p>
          </table:table-cell>
          <table:table-cell table:style-name="Tabla9.B4" office:value-type="string">
            <text:p text:style-name="P17"><text:a xlink:type="simple" xlink:href="file:///l%22b15"><text:span text:style-name="Internet_20_link"><text:span text:style-name="T15">init</text:span></text:span></text:a><text:span text:style-name="Code"><text:span text:style-name="T9">(ServletConfig config)</text:span></text:span></text:p>
            <text:p text:style-name="P18"><text:span text:style-name="T6">Inicializa el servlet, y le proporciona un objeto, ServletConfig con informaciï¿½n de nivel de aplicaciï¿½n sobre el contexto de datos que rodea al servlet en el contenedor web.</text:span></text:p>
          </table:table-cell>
          <table:table-cell table:style-name="Tabla9.C4" office:value-type="string">
            <text:p text:style-name="P15"><text:bookmark-ref text:reference-format="page" text:ref-name="b15">6</text:bookmark-ref></text:p>
          </table:table-cell>
        </table:table-row>
        <table:table-row table:style-name="Tabla9.1">
          <table:table-cell table:style-name="Tabla9.A5" office:value-type="string">
            <text:p text:style-name="P16"><text:span text:style-name="Code_20_Small"><text:span text:style-name="T10">void</text:span></text:span></text:p>
          </table:table-cell>
          <table:table-cell table:style-name="Tabla9.B5" office:value-type="string">
            <text:p text:style-name="P17"><text:a xlink:type="simple" xlink:href="file:///l%22b17"><text:span text:style-name="Internet_20_link"><text:span text:style-name="T15">setDsPffinal</text:span></text:span></text:a><text:span text:style-name="Code"><text:span text:style-name="T9">(DataSource dspffinal)</text:span></text:span></text:p>
            <text:p text:style-name="P18"><text:span text:style-name="T6">Establece la fuente de datos para la aplicaciï¿½n.</text:span></text:p>
          </table:table-cell>
          <table:table-cell table:style-name="Tabla9.C5" office:value-type="string">
            <text:p text:style-name="P15"><text:bookmark-ref text:reference-format="page" text:ref-name="b17">7</text:bookmark-ref></text:p>
          </table:table-cell>
        </table:table-row>
      </table:table>
      <text:p text:style-name="P21"><text:span text:style-name="T7">Constructor Detail</text:span></text:p>
      <text:p text:style-name="P22"><text:bookmark text:name="b14"/><text:span text:style-name="T7">Controlador</text:span></text:p>
      <text:p text:style-name="P3"><text:span text:style-name="Code"><text:span text:style-name="T8">public Controlador</text:span></text:span><text:span text:style-name="Code"><text:span text:style-name="T9">()</text:span></text:span></text:p>
      <text:p text:style-name="P21"><text:span text:style-name="T7">Method Detail</text:span></text:p>
      <text:p text:style-name="P22"><text:bookmark text:name="b15"/><text:span text:style-name="T7">init</text:span></text:p>
      <text:p text:style-name="P3"><text:span text:style-name="Code"><text:span text:style-name="T8">public void init</text:span></text:span><text:span text:style-name="Code"><text:span text:style-name="T9">(ServletConfig config)</text:span></text:span><text:line-break/><text:span text:style-name="Code"><text:span text:style-name="T9">          throws ServletException</text:span></text:span></text:p>
      <text:p text:style-name="P11"><text:span text:style-name="T6">Inicializa el servlet, y le proporciona un objeto, ServletConfig con informaciï¿½n de nivel de aplicaciï¿½n sobre el contexto de datos que rodea al servlet en el contenedor web.</text:span></text:p>
      <text:p text:style-name="P11"><text:span text:style-name="T6">Specified by:</text:span></text:p>
      <text:p text:style-name="P19"><text:span text:style-name="Code"><text:span text:style-name="T8">init</text:span></text:span><text:span text:style-name="Default_20_Paragraph_20_Font"><text:span text:style-name="T6"> in interface </text:span></text:span><text:span text:style-name="Code"><text:span text:style-name="T8">Servlet</text:span></text:span></text:p>
      <text:p text:style-name="P11"><text:span text:style-name="T6">Overrides:</text:span></text:p>
      <text:p text:style-name="P19"><text:span text:style-name="Code"><text:span text:style-name="T8">init</text:span></text:span><text:span text:style-name="Default_20_Paragraph_20_Font"><text:span text:style-name="T6"> in class </text:span></text:span><text:span text:style-name="Code"><text:span text:style-name="T8">GenericServlet</text:span></text:span></text:p>
      <text:p text:style-name="P11"><text:span text:style-name="T6">Throws:</text:span></text:p>
      <text:p text:style-name="P19"><text:span text:style-name="Code"><text:span text:style-name="T8">ServletException</text:span></text:span></text:p>
      <text:p text:style-name="P11"><text:span text:style-name="T6">See Also:</text:span></text:p>
      <text:p text:style-name="P19"><text:span text:style-name="Code"><text:span text:style-name="T8">Servlet.init(ServletConfig)</text:span></text:span></text:p>
      <text:p text:style-name="P12"/>
      <text:p text:style-name="P23"><text:bookmark text:name="b16"/><text:span text:style-name="T7">destroy</text:span></text:p>
      <text:p text:style-name="P3"><text:span text:style-name="Code"><text:span text:style-name="T8">public void destroy</text:span></text:span><text:span text:style-name="Code"><text:span text:style-name="T9">()</text:span></text:span></text:p>
      <text:p text:style-name="P11"><text:span text:style-name="T6">Lo último que se debe hacer antes de que se elimine la instancia del servlet.</text:span></text:p>
      <text:p text:style-name="P11"><text:span text:style-name="T6">Specified by:</text:span></text:p>
      <text:p text:style-name="P19"><text:span text:style-name="Code"><text:span text:style-name="T8">destroy</text:span></text:span><text:span text:style-name="Default_20_Paragraph_20_Font"><text:span text:style-name="T6"> in interface </text:span></text:span><text:span text:style-name="Code"><text:span text:style-name="T8">Servlet</text:span></text:span></text:p>
      <text:p text:style-name="P11"><text:span text:style-name="T6">Overrides:</text:span></text:p>
      <text:p text:style-name="P19"><text:soft-page-break/><text:span text:style-name="Code"><text:span text:style-name="T8">destroy</text:span></text:span><text:span text:style-name="Default_20_Paragraph_20_Font"><text:span text:style-name="T6"> in class </text:span></text:span><text:span text:style-name="Code"><text:span text:style-name="T8">GenericServlet</text:span></text:span></text:p>
      <text:p text:style-name="P11"><text:span text:style-name="T6">See Also:</text:span></text:p>
      <text:p text:style-name="P19"><text:span text:style-name="Code"><text:span text:style-name="T8">Servlet.destroy()</text:span></text:span></text:p>
      <text:p text:style-name="P12"/>
      <text:p text:style-name="P23"><text:bookmark text:name="b17"/><text:span text:style-name="T7">setDsPffinal</text:span></text:p>
      <text:p text:style-name="P3"><text:span text:style-name="Code"><text:span text:style-name="T8">public void setDsPffinal</text:span></text:span><text:span text:style-name="Code"><text:span text:style-name="T9">(DataSource dspffinal)</text:span></text:span></text:p>
      <text:p text:style-name="P11"><text:span text:style-name="T6">Establece la fuente de datos para la aplicaciï¿½n.</text:span></text:p>
      <text:p text:style-name="P11"><text:span text:style-name="T6">Parameters:</text:span></text:p>
      <text:p text:style-name="P19"><text:span text:style-name="Code"><text:span text:style-name="T8">dspffinal</text:span></text:span><text:span text:style-name="Default_20_Paragraph_20_Font"><text:span text:style-name="T6"> - Acceso a la base de datos bdfotogramas.</text:span></text:span></text:p>
      <text:p text:style-name="P12"/>
      <text:p text:style-name="P23"><text:bookmark text:name="b18"/><text:span text:style-name="T7">getDspffinal</text:span></text:p>
      <text:p text:style-name="P3"><text:span text:style-name="Code"><text:span text:style-name="T8">public DataSource getDspffinal</text:span></text:span><text:span text:style-name="Code"><text:span text:style-name="T9">()</text:span></text:span></text:p>
      <text:p text:style-name="P11"><text:span text:style-name="T6">Obtiene la referencia a la fuente de datos de la aplicaciï¿½n.</text:span></text:p>
      <text:p text:style-name="P11"><text:span text:style-name="T6">Returns:</text:span></text:p>
      <text:p text:style-name="P19"><text:span text:style-name="T6">La fuente de datos asociada a la base de datos bdfotogramas.</text:span></text:p>
      <text:p text:style-name="P33"><text:bookmark text:name="b22"/><text:span text:style-name="T7">Class FactoriaAcciones</text:span></text:p>
      <text:p text:style-name="Standard"><text:a xlink:type="simple" xlink:href="file:///l%22b2"><text:span text:style-name="Internet_20_link"><text:span text:style-name="T14">ajaxmvc.controlador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4"><draw:image xlink:href="Pictures/100002000000000F0000000EA483482C.png" xlink:type="simple" xlink:show="embed" xlink:actuate="onLoad"/></draw:frame></text:span></text:span><text:span text:style-name="Code"><text:span text:style-name="T8">ajaxmvc.controlador.FactoriaAcciones</text:span></text:span></text:p>
      <text:p text:style-name="P2"/>
      <text:p text:style-name="P3"><text:span text:style-name="Code"><text:span text:style-name="T8">abstract public class FactoriaAcciones</text:span></text:span></text:p>
      <text:p text:style-name="P3"><text:span text:style-name="Code"><text:span text:style-name="T8">extends Object</text:span></text:span></text:p>
      <text:p text:style-name="Standard"><text:span text:style-name="T6">Factor�a de acciones. Debe ser abstracta para que no se creen instancias de ellas, dado que s�lo dispone de un m�todo est�tico, creaAccion(), encargado de devolver un objeto de tipo Accion.</text:span></text:p>
      <text:p text:style-name="P1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10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10.1">
          <table:table-cell table:style-name="Tabla10.A2" office:value-type="string">
            <text:p text:style-name="P14"><text:a xlink:type="simple" xlink:href="file:///l%22b20"><text:span text:style-name="Internet_20_link"><text:span text:style-name="T15">FactoriaAcciones</text:span></text:span></text:a><text:span text:style-name="Code"><text:span text:style-name="T9">()</text:span></text:span></text:p>
          </table:table-cell>
          <table:table-cell table:style-name="Tabla10.B2" office:value-type="string">
            <text:p text:style-name="P15"><text:bookmark-ref text:reference-format="page" text:ref-name="b20">8</text:bookmark-ref></text:p>
          </table:table-cell>
        </table:table-row>
      </table:table>
      <text:p text:style-name="P1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11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11.1">
          <table:table-cell table:style-name="Tabla11.A2" office:value-type="string">
            <text:p text:style-name="P16"><text:span text:style-name="Code_20_Small"><text:span text:style-name="T10">static </text:span></text:span><text:a xlink:type="simple" xlink:href="file:///l%22b10"><text:span text:style-name="Internet_20_link"><text:span text:style-name="T18">Accion</text:span></text:span></text:a></text:p>
          </table:table-cell>
          <table:table-cell table:style-name="Tabla11.B2" office:value-type="string">
            <text:p text:style-name="P17"><text:a xlink:type="simple" xlink:href="file:///l%22b21"><text:span text:style-name="Internet_20_link"><text:span text:style-name="T15">creaAccion</text:span></text:span></text:a><text:span text:style-name="Code"><text:span text:style-name="T9">(String accion, String archivoProp)</text:span></text:span></text:p>
            <text:p text:style-name="P18"><text:span text:style-name="T6">Devuelve objetos de tipo Accion en funci�n del par�metro de acci�n proporcionado.</text:span></text:p>
          </table:table-cell>
          <table:table-cell table:style-name="Tabla11.C2" office:value-type="string">
            <text:p text:style-name="P15"><text:bookmark-ref text:reference-format="page" text:ref-name="b21">8</text:bookmark-ref></text:p>
          </table:table-cell>
        </table:table-row>
      </table:table>
      <text:p text:style-name="P21"><text:span text:style-name="T7">Constructor Detail</text:span></text:p>
      <text:p text:style-name="P22"><text:bookmark text:name="b20"/><text:span text:style-name="T7">FactoriaAcciones</text:span></text:p>
      <text:p text:style-name="P3"><text:span text:style-name="Code"><text:span text:style-name="T8">public FactoriaAcciones</text:span></text:span><text:span text:style-name="Code"><text:span text:style-name="T9">()</text:span></text:span></text:p>
      <text:p text:style-name="P21"><text:span text:style-name="T7">Method Detail</text:span></text:p>
      <text:p text:style-name="P22"><text:bookmark text:name="b21"/><text:span text:style-name="T7">creaAccion</text:span></text:p>
      <text:p text:style-name="P3"><text:span text:style-name="Code"><text:span text:style-name="T8">public static </text:span></text:span><text:a xlink:type="simple" xlink:href="file:///l%22b10"><text:span text:style-name="Internet_20_link"><text:span text:style-name="T16">Accion</text:span></text:span></text:a><text:span text:style-name="Code"><text:span text:style-name="T8"> creaAccion</text:span></text:span><text:span text:style-name="Code"><text:span text:style-name="T9">(String accion,</text:span></text:span><text:line-break/><text:span text:style-name="Code"><text:span text:style-name="T9">                                String archivoProp)</text:span></text:span><text:line-break/><text:span text:style-name="Code"><text:span text:style-name="T9">                         throws </text:span></text:span><text:a xlink:type="simple" xlink:href="file:///l%22b153"><text:span text:style-name="Internet_20_link"><text:span text:style-name="T17">BeanError</text:span></text:span></text:a></text:p>
      <text:p text:style-name="P11"><text:span text:style-name="T6">Devuelve objetos de tipo Accion en funci�n del par�metro de acci�n proporcionado.</text:span></text:p>
      <text:p text:style-name="P11"><text:span text:style-name="T6">Parameters:</text:span></text:p>
      <text:p text:style-name="P19"><text:span text:style-name="Code"><text:span text:style-name="T8">accion</text:span></text:span><text:span text:style-name="Default_20_Paragraph_20_Font"><text:span text:style-name="T6"> - Cadena que representa la acci�n que se desea llevar a cabo</text:span></text:span></text:p>
      <text:p text:style-name="P11"><text:span text:style-name="T6">Returns:</text:span></text:p>
      <text:p text:style-name="P19"><text:span text:style-name="T6">Objeto de tipo Accion, que encapsula el proceso a llevar a cabo. Devolver� null si la acci�n solicitada no est� contemplada en la aplicaci�n.</text:span></text:p>
      <text:p text:style-name="P11"><text:span text:style-name="T6">Throws:</text:span></text:p>
      <text:p text:style-name="P19"><text:a xlink:type="simple" xlink:href="file:///l%22b153"><text:span text:style-name="Internet_20_link"><text:span text:style-name="T16">BeanError</text:span></text:span></text:a></text:p>
      <text:p text:style-name="P26"><text:bookmark text:name="b23"/><text:span text:style-name="T7">Package ajaxmvc.modelo.acciones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table:number-columns-spanned="2" office:value-type="string">
            <text:p text:style-name="P4"><text:span text:style-name="Summary_20_Heading_20_Font"><text:span text:style-name="T3">Class Summary</text:span></text:span></text:p>
          </table:table-cell>
          <table:covered-table-cell/>
          <table:table-cell table:style-name="Tabla12.A1" office:value-type="string">
            <text:p text:style-name="P5"><text:span text:style-name="Page_20_Reference_20_Font"><text:span text:style-name="T4">Page</text:span></text:span></text:p>
          </table:table-cell>
        </table:table-row>
        <table:table-row table:style-name="Tabla12.1">
          <table:table-cell table:style-name="Tabla12.A2" office:value-type="string">
            <text:p text:style-name="P4"><text:a xlink:type="simple" xlink:href="file:///l%22b35"><text:span text:style-name="Internet_20_link"><text:span text:style-name="T11">AccionAjaxAnonimo</text:span></text:span></text:a></text:p>
          </table:table-cell>
          <table:table-cell table:style-name="Tabla12.B2" office:value-type="string">
            <text:p text:style-name="P6"/>
          </table:table-cell>
          <table:table-cell table:style-name="Tabla12.C2" office:value-type="string">
            <text:p text:style-name="P5"><text:bookmark-ref text:reference-format="page" text:ref-name="b35">9</text:bookmark-ref></text:p>
          </table:table-cell>
        </table:table-row>
        <table:table-row table:style-name="Tabla12.1">
          <table:table-cell table:style-name="Tabla12.A3" office:value-type="string">
            <text:p text:style-name="P4"><text:a xlink:type="simple" xlink:href="file:///l%22b48"><text:span text:style-name="Internet_20_link"><text:span text:style-name="T11">AccionAjaxExisteLogin</text:span></text:span></text:a></text:p>
          </table:table-cell>
          <table:table-cell table:style-name="Tabla12.B3" office:value-type="string">
            <text:p text:style-name="P4"><text:span text:style-name="T6">Acción Ajax Validar devuelve si el usuario es correcto</text:span></text:p>
          </table:table-cell>
          <table:table-cell table:style-name="Tabla12.C3" office:value-type="string">
            <text:p text:style-name="P5"><text:bookmark-ref text:reference-format="page" text:ref-name="b48">13</text:bookmark-ref></text:p>
          </table:table-cell>
        </table:table-row>
        <table:table-row table:style-name="Tabla12.1">
          <table:table-cell table:style-name="Tabla12.A4" office:value-type="string">
            <text:p text:style-name="P4"><text:a xlink:type="simple" xlink:href="file:///l%22b60"><text:span text:style-name="Internet_20_link"><text:span text:style-name="T11">AccionAjaxGrabarArchivo</text:span></text:span></text:a></text:p>
          </table:table-cell>
          <table:table-cell table:style-name="Tabla12.B4" office:value-type="string">
            <text:p text:style-name="P6"/>
          </table:table-cell>
          <table:table-cell table:style-name="Tabla12.C4" office:value-type="string">
            <text:p text:style-name="P5"><text:bookmark-ref text:reference-format="page" text:ref-name="b60">16</text:bookmark-ref></text:p>
          </table:table-cell>
        </table:table-row>
        <table:table-row table:style-name="Tabla12.1">
          <table:table-cell table:style-name="Tabla12.A5" office:value-type="string">
            <text:p text:style-name="P4"><text:a xlink:type="simple" xlink:href="file:///l%22b70"><text:span text:style-name="Internet_20_link"><text:span text:style-name="T11">AccionAjaxInterpretar</text:span></text:span></text:a></text:p>
          </table:table-cell>
          <table:table-cell table:style-name="Tabla12.B5" office:value-type="string">
            <text:p text:style-name="P6"/>
          </table:table-cell>
          <table:table-cell table:style-name="Tabla12.C5" office:value-type="string">
            <text:p text:style-name="P5"><text:bookmark-ref text:reference-format="page" text:ref-name="b70">19</text:bookmark-ref></text:p>
          </table:table-cell>
        </table:table-row>
        <table:table-row table:style-name="Tabla12.1">
          <table:table-cell table:style-name="Tabla12.A6" office:value-type="string">
            <text:p text:style-name="P4"><text:a xlink:type="simple" xlink:href="file:///l%22b82"><text:span text:style-name="Internet_20_link"><text:span text:style-name="T11">AccionAjaxListaArchivos</text:span></text:span></text:a></text:p>
          </table:table-cell>
          <table:table-cell table:style-name="Tabla12.B6" office:value-type="string">
            <text:p text:style-name="P6"/>
          </table:table-cell>
          <table:table-cell table:style-name="Tabla12.C6" office:value-type="string">
            <text:p text:style-name="P5"><text:bookmark-ref text:reference-format="page" text:ref-name="b82">22</text:bookmark-ref></text:p>
          </table:table-cell>
        </table:table-row>
        <table:table-row table:style-name="Tabla12.1">
          <table:table-cell table:style-name="Tabla12.A7" office:value-type="string">
            <text:p text:style-name="P4"><text:a xlink:type="simple" xlink:href="file:///l%22b93"><text:span text:style-name="Internet_20_link"><text:span text:style-name="T11">AccionAjaxLogin</text:span></text:span></text:a></text:p>
          </table:table-cell>
          <table:table-cell table:style-name="Tabla12.B7" office:value-type="string">
            <text:p text:style-name="P6"/>
          </table:table-cell>
          <table:table-cell table:style-name="Tabla12.C7" office:value-type="string">
            <text:p text:style-name="P5"><text:bookmark-ref text:reference-format="page" text:ref-name="b93">25</text:bookmark-ref></text:p>
          </table:table-cell>
        </table:table-row>
        <table:table-row table:style-name="Tabla12.1">
          <table:table-cell table:style-name="Tabla12.A8" office:value-type="string">
            <text:p text:style-name="P4"><text:a xlink:type="simple" xlink:href="file:///l%22b113"><text:span text:style-name="Internet_20_link"><text:span text:style-name="T11">AccionArchivo</text:span></text:span></text:a></text:p>
          </table:table-cell>
          <table:table-cell table:style-name="Tabla12.B8" office:value-type="string">
            <text:p text:style-name="P6"/>
          </table:table-cell>
          <table:table-cell table:style-name="Tabla12.C8" office:value-type="string">
            <text:p text:style-name="P5"><text:bookmark-ref text:reference-format="page" text:ref-name="b113">28</text:bookmark-ref></text:p>
          </table:table-cell>
        </table:table-row>
        <table:table-row table:style-name="Tabla12.1">
          <table:table-cell table:style-name="Tabla12.A9" office:value-type="string">
            <text:p text:style-name="P4"><text:a xlink:type="simple" xlink:href="file:///l%22b122"><text:span text:style-name="Internet_20_link"><text:span text:style-name="T11">AccionRegistrar</text:span></text:span></text:a></text:p>
          </table:table-cell>
          <table:table-cell table:style-name="Tabla12.B9" office:value-type="string">
            <text:p text:style-name="P4"><text:span text:style-name="T6">Acción registrar.</text:span></text:p>
          </table:table-cell>
          <table:table-cell table:style-name="Tabla12.C9" office:value-type="string">
            <text:p text:style-name="P5"><text:bookmark-ref text:reference-format="page" text:ref-name="b122">32</text:bookmark-ref></text:p>
          </table:table-cell>
        </table:table-row>
      </table:table>
      <text:p text:style-name="Standard"><text:bookmark text:name="b35"/></text:p>
      <text:p text:style-name="P34"><text:span text:style-name="T7">Class AccionAjaxAnonimo</text:span></text:p>
      <text:p text:style-name="Standard"><text:a xlink:type="simple" xlink:href="file:///l%22b23"><text:span text:style-name="Internet_20_link"><text:span text:style-name="T14">ajaxmvc.modelo.accione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5"><draw:image xlink:href="Pictures/100002000000000F0000000EA483482C.png" xlink:type="simple" xlink:show="embed" xlink:actuate="onLoad"/></draw:frame></text:span></text:span><text:span text:style-name="Code"><text:span text:style-name="T8">ajaxmvc.modelo.acciones.AccionAjaxAnonimo</text:span></text:span></text:p>
      <text:p text:style-name="List_20_Heading"><text:span text:style-name="T6">All Implemented Interfaces:</text:span></text:p>
      <text:p text:style-name="P11"><text:a xlink:type="simple" xlink:href="file:///l%22b10"><text:span text:style-name="Internet_20_link"><text:span text:style-name="T13">Accion</text:span></text:span></text:a></text:p>
      <text:p text:style-name="P13"/>
      <text:p text:style-name="P3"><text:span text:style-name="Code"><text:span text:style-name="T8">public class AccionAjaxAnonimo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</text:span></text:span><text:a xlink:type="simple" xlink:href="file:///l%22b10"><text:span text:style-name="Internet_20_link"><text:span text:style-name="T16">Accion</text:span></text:span></text:a></text:p>
      <text:p text:style-name="P12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13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13.1">
          <table:table-cell table:style-name="Tabla13.A2" office:value-type="string">
            <text:p text:style-name="P14"><text:a xlink:type="simple" xlink:href="file:///l%22b24"><text:span text:style-name="Internet_20_link"><text:span text:style-name="T15">AccionAjaxAnonimo</text:span></text:span></text:a><text:span text:style-name="Code"><text:span text:style-name="T9">()</text:span></text:span></text:p>
          </table:table-cell>
          <table:table-cell table:style-name="Tabla13.B2" office:value-type="string">
            <text:p text:style-name="P15"><text:bookmark-ref text:reference-format="page" text:ref-name="b24">10</text:bookmark-ref></text:p>
          </table:table-cell>
        </table:table-row>
      </table:table>
      <text:p text:style-name="P1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14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14.1">
          <table:table-cell table:style-name="Tabla14.A2" office:value-type="string">
            <text:p text:style-name="P16"><text:span text:style-name="Code_20_Small"><text:span text:style-name="T10">boolean</text:span></text:span></text:p>
          </table:table-cell>
          <table:table-cell table:style-name="Tabla14.B2" office:value-type="string">
            <text:p text:style-name="P17"><text:a xlink:type="simple" xlink:href="file:///l%22b25"><text:span text:style-name="Internet_20_link"><text:span text:style-name="T15">ejecutar</text:span></text:span></text:a><text:span text:style-name="Code"><text:span text:style-name="T9">(HttpServletRequest request, HttpServletResponse response)</text:span></text:span></text:p>
            <text:p text:style-name="P18"><text:span text:style-name="T6">prepara los archivos enviados desde el clienta para su interpretacion (maximo de cinco)</text:span></text:p>
          </table:table-cell>
          <table:table-cell table:style-name="Tabla14.C2" office:value-type="string">
            <text:p text:style-name="P15"><text:bookmark-ref text:reference-format="page" text:ref-name="b25">10</text:bookmark-ref></text:p>
          </table:table-cell>
        </table:table-row>
        <table:table-row table:style-name="Tabla14.1">
          <table:table-cell table:style-name="Tabla14.A3" office:value-type="string">
            <text:p text:style-name="P16"><text:a xlink:type="simple" xlink:href="file:///l%22b153"><text:span text:style-name="Internet_20_link"><text:span text:style-name="T18">BeanError</text:span></text:span></text:a></text:p>
          </table:table-cell>
          <table:table-cell table:style-name="Tabla14.B3" office:value-type="string">
            <text:p text:style-name="P17"><text:a xlink:type="simple" xlink:href="file:///l%22b30"><text:span text:style-name="Internet_20_link"><text:span text:style-name="T15">getError</text:span></text:span></text:a><text:span text:style-name="Code"><text:span text:style-name="T9">()</text:span></text:span></text:p>
            <text:p text:style-name="P18"><text:span text:style-name="T6">Devuelve el objeto que encapsula una situación de error grave, y que será procesada de manera especial.</text:span></text:p>
          </table:table-cell>
          <table:table-cell table:style-name="Tabla14.C3" office:value-type="string">
            <text:p text:style-name="P15"><text:bookmark-ref text:reference-format="page" text:ref-name="b30">11</text:bookmark-ref></text:p>
          </table:table-cell>
        </table:table-row>
        <table:table-row table:style-name="Tabla14.1">
          <table:table-cell table:style-name="Tabla14.A4" office:value-type="string">
            <text:p text:style-name="P16"><text:a xlink:type="simple" xlink:href="file:///l%22b162"><text:span text:style-name="Internet_20_link"><text:span text:style-name="T18">ModeloAjax</text:span></text:span></text:a></text:p>
          </table:table-cell>
          <table:table-cell table:style-name="Tabla14.B4" office:value-type="string">
            <text:p text:style-name="P17"><text:a xlink:type="simple" xlink:href="file:///l%22b28"><text:span text:style-name="Internet_20_link"><text:span text:style-name="T15">getModelo</text:span></text:span></text:a><text:span text:style-name="Code"><text:span text:style-name="T9">()</text:span></text:span></text:p>
            <text:p text:style-name="P18"><text:span text:style-name="T6">Devuelve el objeto que representa el modelo que procesará la vista.</text:span></text:p>
          </table:table-cell>
          <table:table-cell table:style-name="Tabla14.C4" office:value-type="string">
            <text:p text:style-name="P15"><text:bookmark-ref text:reference-format="page" text:ref-name="b28">11</text:bookmark-ref></text:p>
          </table:table-cell>
        </table:table-row>
        <table:table-row table:style-name="Tabla14.1">
          <table:table-cell table:style-name="Tabla14.A5" office:value-type="string">
            <text:p text:style-name="P16"><text:span text:style-name="Code_20_Small"><text:span text:style-name="T10">String</text:span></text:span></text:p>
          </table:table-cell>
          <table:table-cell table:style-name="Tabla14.B5" office:value-type="string">
            <text:p text:style-name="P17"><text:a xlink:type="simple" xlink:href="file:///l%22b27"><text:span text:style-name="Internet_20_link"><text:span text:style-name="T15">getVista</text:span></text:span></text:a><text:span text:style-name="Code"><text:span text:style-name="T9">()</text:span></text:span></text:p>
            <text:p text:style-name="P18"><text:span text:style-name="T6">Devuelve la vista establecida por la acción.</text:span></text:p>
          </table:table-cell>
          <table:table-cell table:style-name="Tabla14.C5" office:value-type="string">
            <text:p text:style-name="P15"><text:bookmark-ref text:reference-format="page" text:ref-name="b27">11</text:bookmark-ref></text:p>
          </table:table-cell>
        </table:table-row>
        <table:table-row table:style-name="Tabla14.1">
          <table:table-cell table:style-name="Tabla14.A6" office:value-type="string">
            <text:p text:style-name="P16"><text:span text:style-name="Code_20_Small"><text:span text:style-name="T10">void</text:span></text:span></text:p>
          </table:table-cell>
          <table:table-cell table:style-name="Tabla14.B6" office:value-type="string">
            <text:p text:style-name="P17"><text:a xlink:type="simple" xlink:href="file:///l%22b31"><text:span text:style-name="Internet_20_link"><text:span text:style-name="T15">setDS</text:span></text:span></text:a><text:span text:style-name="Code"><text:span text:style-name="T9">(DataSource ds)</text:span></text:span></text:p>
            <text:p text:style-name="P18"><text:span text:style-name="T6">Establece el datasource a partir del cual la acción podrá comunicarse con la base de datos correspondiente.</text:span></text:p>
          </table:table-cell>
          <table:table-cell table:style-name="Tabla14.C6" office:value-type="string">
            <text:p text:style-name="P15"><text:bookmark-ref text:reference-format="page" text:ref-name="b31">11</text:bookmark-ref></text:p>
          </table:table-cell>
        </table:table-row>
        <table:table-row table:style-name="Tabla14.1">
          <table:table-cell table:style-name="Tabla14.A7" office:value-type="string">
            <text:p text:style-name="P16"><text:span text:style-name="Code_20_Small"><text:span text:style-name="T10">void</text:span></text:span></text:p>
          </table:table-cell>
          <table:table-cell table:style-name="Tabla14.B7" office:value-type="string">
            <text:p text:style-name="P17"><text:a xlink:type="simple" xlink:href="file:///l%22b33"><text:span text:style-name="Internet_20_link"><text:span text:style-name="T15">setError</text:span></text:span></text:a><text:span text:style-name="Code"><text:span text:style-name="T9">(</text:span></text:span><text:a xlink:type="simple" xlink:href="file:///l%22b153"><text:span text:style-name="Internet_20_link"><text:span text:style-name="T17">BeanError</text:span></text:span></text:a><text:span text:style-name="Code"><text:span text:style-name="T9"> error)</text:span></text:span></text:p>
            <text:p text:style-name="P18"><text:span text:style-name="T6">Setter of the property </text:span><text:span text:style-name="T8">error</text:span></text:p>
          </table:table-cell>
          <table:table-cell table:style-name="Tabla14.C7" office:value-type="string">
            <text:p text:style-name="P15"><text:bookmark-ref text:reference-format="page" text:ref-name="b33">12</text:bookmark-ref></text:p>
          </table:table-cell>
        </table:table-row>
        <table:table-row table:style-name="Tabla14.1">
          <table:table-cell table:style-name="Tabla14.A8" office:value-type="string">
            <text:p text:style-name="P16"><text:span text:style-name="Code_20_Small"><text:span text:style-name="T10">void</text:span></text:span></text:p>
          </table:table-cell>
          <table:table-cell table:style-name="Tabla14.B8" office:value-type="string">
            <text:p text:style-name="P14"><text:a xlink:type="simple" xlink:href="file:///l%22b26"><text:span text:style-name="Internet_20_link"><text:span text:style-name="T15">setModelo</text:span></text:span></text:a><text:span text:style-name="Code"><text:span text:style-name="T9">(</text:span></text:span><text:a xlink:type="simple" xlink:href="file:///l%22b162"><text:span text:style-name="Internet_20_link"><text:span text:style-name="T17">ModeloAjax</text:span></text:span></text:a><text:span text:style-name="Code"><text:span text:style-name="T9"> modelo)</text:span></text:span></text:p>
          </table:table-cell>
          <table:table-cell table:style-name="Tabla14.C8" office:value-type="string">
            <text:p text:style-name="P15"><text:bookmark-ref text:reference-format="page" text:ref-name="b26">11</text:bookmark-ref></text:p>
          </table:table-cell>
        </table:table-row>
        <table:table-row table:style-name="Tabla14.1">
          <table:table-cell table:style-name="Tabla14.A9" office:value-type="string">
            <text:p text:style-name="P16"><text:span text:style-name="Code_20_Small"><text:span text:style-name="T10">void</text:span></text:span></text:p>
          </table:table-cell>
          <table:table-cell table:style-name="Tabla14.B9" office:value-type="string">
            <text:p text:style-name="P17"><text:a xlink:type="simple" xlink:href="file:///l%22b29"><text:span text:style-name="Internet_20_link"><text:span text:style-name="T15">setSc</text:span></text:span></text:a><text:span text:style-name="Code"><text:span text:style-name="T9">(ServletContext sc)</text:span></text:span></text:p>
            <text:p text:style-name="P18"><text:span text:style-name="T6">Establece el contexto de aplicación sobre el que trabajará la acción.</text:span></text:p>
          </table:table-cell>
          <table:table-cell table:style-name="Tabla14.C9" office:value-type="string">
            <text:p text:style-name="P15"><text:bookmark-ref text:reference-format="page" text:ref-name="b29">11</text:bookmark-ref></text:p>
          </table:table-cell>
        </table:table-row>
        <table:table-row table:style-name="Tabla14.1">
          <table:table-cell table:style-name="Tabla14.A10" office:value-type="string">
            <text:p text:style-name="P16"><text:span text:style-name="Code_20_Small"><text:span text:style-name="T10">void</text:span></text:span></text:p>
          </table:table-cell>
          <table:table-cell table:style-name="Tabla14.B10" office:value-type="string">
            <text:p text:style-name="P17"><text:a xlink:type="simple" xlink:href="file:///l%22b32"><text:span text:style-name="Internet_20_link"><text:span text:style-name="T15">setSQL</text:span></text:span></text:a><text:span text:style-name="Code"><text:span text:style-name="T9">(String archivoSql)</text:span></text:span></text:p>
            <text:p text:style-name="P18"><text:span text:style-name="T6">Estable el archivo que se tomara para las sentencias sql que utilizara el BeanDAO</text:span></text:p>
          </table:table-cell>
          <table:table-cell table:style-name="Tabla14.C10" office:value-type="string">
            <text:p text:style-name="P15"><text:bookmark-ref text:reference-format="page" text:ref-name="b32">12</text:bookmark-ref></text:p>
          </table:table-cell>
        </table:table-row>
        <table:table-row table:style-name="Tabla14.1">
          <table:table-cell table:style-name="Tabla14.A11" office:value-type="string">
            <text:p text:style-name="P16"><text:span text:style-name="Code_20_Small"><text:span text:style-name="T10">void</text:span></text:span></text:p>
          </table:table-cell>
          <table:table-cell table:style-name="Tabla14.B11" office:value-type="string">
            <text:p text:style-name="P17"><text:a xlink:type="simple" xlink:href="file:///l%22b34"><text:span text:style-name="Internet_20_link"><text:span text:style-name="T15">setVista</text:span></text:span></text:a><text:span text:style-name="Code"><text:span text:style-name="T9">(String vista)</text:span></text:span></text:p>
            <text:p text:style-name="P18"><text:span text:style-name="T6">Setter of the property </text:span><text:span text:style-name="T8">vista</text:span></text:p>
          </table:table-cell>
          <table:table-cell table:style-name="Tabla14.C11" office:value-type="string">
            <text:p text:style-name="P15"><text:bookmark-ref text:reference-format="page" text:ref-name="b34">12</text:bookmark-ref></text:p>
          </table:table-cell>
        </table:table-row>
      </table:table>
      <text:p text:style-name="P21"><text:span text:style-name="T7">Constructor Detail</text:span></text:p>
      <text:p text:style-name="P22"><text:bookmark text:name="b24"/><text:span text:style-name="T7">AccionAjaxAnonimo</text:span></text:p>
      <text:p text:style-name="P3"><text:span text:style-name="Code"><text:span text:style-name="T8">public AccionAjaxAnonimo</text:span></text:span><text:span text:style-name="Code"><text:span text:style-name="T9">()</text:span></text:span></text:p>
      <text:p text:style-name="P21"><text:span text:style-name="T7">Method Detail</text:span></text:p>
      <text:p text:style-name="P22"><text:bookmark text:name="b25"/><text:span text:style-name="T7">ejecutar</text:span></text:p>
      <text:p text:style-name="P3"><text:span text:style-name="Code"><text:span text:style-name="T8">public boolean ejecutar</text:span></text:span><text:span text:style-name="Code"><text:span text:style-name="T9">(HttpServletRequest request,</text:span></text:span><text:line-break/><text:span text:style-name="Code"><text:span text:style-name="T9">                        HttpServletResponse response)</text:span></text:span><text:line-break/><text:span text:style-name="Code"><text:span text:style-name="T9">                 throws ServletException,</text:span></text:span><text:line-break/><text:span text:style-name="Code"><text:span text:style-name="T9">                        IOException</text:span></text:span></text:p>
      <text:p text:style-name="P11"><text:span text:style-name="T6">prepara los archivos enviados desde el clienta para su interpretacion (maximo de cinco)</text:span></text:p>
      <text:p text:style-name="P11"><text:span text:style-name="T6">Specified by:</text:span></text:p>
      <text:p text:style-name="P19"><text:soft-page-break/><text:a xlink:type="simple" xlink:href="file:///l%22b3"><text:span text:style-name="Code"><text:span text:style-name="T16">ejecuta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request</text:span></text:span><text:span text:style-name="Default_20_Paragraph_20_Font"><text:span text:style-name="T6"> - La petición</text:span></text:span></text:p>
      <text:p text:style-name="P19"><text:span text:style-name="Code"><text:span text:style-name="T8">response</text:span></text:span><text:span text:style-name="Default_20_Paragraph_20_Font"><text:span text:style-name="T6"> - La respuesta</text:span></text:span></text:p>
      <text:p text:style-name="P11"><text:span text:style-name="T6">Returns:</text:span></text:p>
      <text:p text:style-name="P19"><text:span text:style-name="T6">True o false en función de que se ejecute correctamente o no.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rror en ejecución del Servlet</text:span></text:span></text:p>
      <text:p text:style-name="P19"><text:span text:style-name="Code"><text:span text:style-name="T8">IOException</text:span></text:span><text:span text:style-name="Default_20_Paragraph_20_Font"><text:span text:style-name="T6"> - Error en entrada o salida.</text:span></text:span></text:p>
      <text:p text:style-name="P12"/>
      <text:p text:style-name="P23"><text:bookmark text:name="b26"/><text:span text:style-name="T7">setModelo</text:span></text:p>
      <text:p text:style-name="P3"><text:span text:style-name="Code"><text:span text:style-name="T8">public void setModelo</text:span></text:span><text:span text:style-name="Code"><text:span text:style-name="T9">(</text:span></text:span><text:a xlink:type="simple" xlink:href="file:///l%22b162"><text:span text:style-name="Internet_20_link"><text:span text:style-name="T17">ModeloAjax</text:span></text:span></text:a><text:span text:style-name="Code"><text:span text:style-name="T9"> modelo)</text:span></text:span></text:p>
      <text:p text:style-name="P12"/>
      <text:p text:style-name="P23"><text:bookmark text:name="b27"/><text:span text:style-name="T7">getVista</text:span></text:p>
      <text:p text:style-name="P3"><text:span text:style-name="Code"><text:span text:style-name="T8">public String getVista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la vista establecida por la acción.</text:span></text:p>
      <text:p text:style-name="P11"><text:span text:style-name="T6">Specified by:</text:span></text:p>
      <text:p text:style-name="P19"><text:a xlink:type="simple" xlink:href="file:///l%22b4"><text:span text:style-name="Code"><text:span text:style-name="T16">getVista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Cadena con el nombre de la vista que debe proporcionarse.</text:span></text:p>
      <text:p text:style-name="P12"/>
      <text:p text:style-name="P23"><text:bookmark text:name="b28"/><text:span text:style-name="T7">getModelo</text:span></text:p>
      <text:p text:style-name="P3"><text:span text:style-name="Code"><text:span text:style-name="T8">public </text:span></text:span><text:a xlink:type="simple" xlink:href="file:///l%22b162"><text:span text:style-name="Internet_20_link"><text:span text:style-name="T16">ModeloAjax</text:span></text:span></text:a><text:span text:style-name="Code"><text:span text:style-name="T8"> getModelo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representa el modelo que procesará la vista.</text:span></text:p>
      <text:p text:style-name="P11"><text:span text:style-name="T6">Specified by:</text:span></text:p>
      <text:p text:style-name="P19"><text:a xlink:type="simple" xlink:href="file:///l%22b5"><text:span text:style-name="Code"><text:span text:style-name="T16">getModelo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Un Object que representa el modelo a procesar por la vista.</text:span></text:p>
      <text:p text:style-name="P12"/>
      <text:p text:style-name="P23"><text:bookmark text:name="b29"/><text:span text:style-name="T7">setSc</text:span></text:p>
      <text:p text:style-name="P3"><text:span text:style-name="Code"><text:span text:style-name="T8">public void setSc</text:span></text:span><text:span text:style-name="Code"><text:span text:style-name="T9">(ServletContext sc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contexto de aplicación sobre el que trabajará la acción.</text:span></text:p>
      <text:p text:style-name="P11"><text:span text:style-name="T6">Specified by:</text:span></text:p>
      <text:p text:style-name="P19"><text:a xlink:type="simple" xlink:href="file:///l%22b6"><text:span text:style-name="Code"><text:span text:style-name="T16">setSc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sc</text:span></text:span><text:span text:style-name="Default_20_Paragraph_20_Font"><text:span text:style-name="T6"> - Contexto de aplicación.</text:span></text:span></text:p>
      <text:p text:style-name="P12"/>
      <text:p text:style-name="P23"><text:bookmark text:name="b30"/><text:span text:style-name="T7">getError</text:span></text:p>
      <text:p text:style-name="P3"><text:span text:style-name="Code"><text:span text:style-name="T8">public </text:span></text:span><text:a xlink:type="simple" xlink:href="file:///l%22b153"><text:span text:style-name="Internet_20_link"><text:span text:style-name="T16">BeanError</text:span></text:span></text:a><text:span text:style-name="Code"><text:span text:style-name="T8"> getError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encapsula una situación de error grave, y que será procesada de manera especial.</text:span></text:p>
      <text:p text:style-name="P11"><text:span text:style-name="T6">Specified by:</text:span></text:p>
      <text:p text:style-name="P19"><text:a xlink:type="simple" xlink:href="file:///l%22b7"><text:span text:style-name="Code"><text:span text:style-name="T16">getErro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Objeto de tipo Exception que representa la situación de error.</text:span></text:p>
      <text:p text:style-name="P12"/>
      <text:p text:style-name="P23"><text:bookmark text:name="b31"/><text:span text:style-name="T7">setDS</text:span></text:p>
      <text:p text:style-name="P3"><text:span text:style-name="Code"><text:span text:style-name="T8">public void setDS</text:span></text:span><text:span text:style-name="Code"><text:span text:style-name="T9">(DataSource ds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datasource a partir del cual la acción podrá comunicarse con la base de datos correspondiente.</text:span></text:p>
      <text:p text:style-name="P11"><text:span text:style-name="T6">Specified by:</text:span></text:p>
      <text:p text:style-name="P19"><text:a xlink:type="simple" xlink:href="file:///l%22b8"><text:span text:style-name="Code"><text:span text:style-name="T16">setDS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Datasource</text:span></text:span></text:p>
      <text:p text:style-name="P12"/>
      <text:p text:style-name="P23"><text:bookmark text:name="b32"/><text:soft-page-break/><text:span text:style-name="T7">setSQL</text:span></text:p>
      <text:p text:style-name="P3"><text:span text:style-name="Code"><text:span text:style-name="T8">public void setSQL</text:span></text:span><text:span text:style-name="Code"><text:span text:style-name="T9">(String archivoSql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 el archivo que se tomara para las sentencias sql que utilizara el BeanDAO</text:span></text:p>
      <text:p text:style-name="P11"><text:span text:style-name="T6">Specified by:</text:span></text:p>
      <text:p text:style-name="P19"><text:a xlink:type="simple" xlink:href="file:///l%22b9"><text:span text:style-name="Code"><text:span text:style-name="T16">setSQL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2"/>
      <text:p text:style-name="P23"><text:bookmark text:name="b33"/><text:span text:style-name="T7">setError</text:span></text:p>
      <text:p text:style-name="P3"><text:span text:style-name="Code"><text:span text:style-name="T8">public void setError</text:span></text:span><text:span text:style-name="Code"><text:span text:style-name="T9">(</text:span></text:span><text:a xlink:type="simple" xlink:href="file:///l%22b153"><text:span text:style-name="Internet_20_link"><text:span text:style-name="T17">BeanError</text:span></text:span></text:a><text:span text:style-name="Code"><text:span text:style-name="T9"> error)</text:span></text:span></text:p>
      <text:p text:style-name="P11"><text:span text:style-name="T6">Setter of the property </text:span><text:span text:style-name="T8">error</text:span></text:p>
      <text:p text:style-name="P11"><text:span text:style-name="T6">Parameters:</text:span></text:p>
      <text:p text:style-name="P19"><text:span text:style-name="Code"><text:span text:style-name="T8">error</text:span></text:span><text:span text:style-name="Default_20_Paragraph_20_Font"><text:span text:style-name="T6"> - The error to set.</text:span></text:span></text:p>
      <text:p text:style-name="P12"/>
      <text:p text:style-name="P23"><text:bookmark text:name="b34"/><text:span text:style-name="T7">setVista</text:span></text:p>
      <text:p text:style-name="P3"><text:span text:style-name="Code"><text:span text:style-name="T8">public void setVista</text:span></text:span><text:span text:style-name="Code"><text:span text:style-name="T9">(String vista)</text:span></text:span></text:p>
      <text:p text:style-name="P11"><text:span text:style-name="T6">Setter of the property </text:span><text:span text:style-name="T8">vista</text:span></text:p>
      <text:p text:style-name="P11"><text:span text:style-name="T6">Parameters:</text:span></text:p>
      <text:p text:style-name="P19"><text:span text:style-name="Code"><text:span text:style-name="T8">vista</text:span></text:span><text:span text:style-name="Default_20_Paragraph_20_Font"><text:span text:style-name="T6"> - The vista to set.</text:span></text:span></text:p>
      <text:p text:style-name="P35"><text:bookmark text:name="b48"/><text:span text:style-name="T7">Class AccionAjaxExisteLogin</text:span></text:p>
      <text:p text:style-name="Standard"><text:a xlink:type="simple" xlink:href="file:///l%22b23"><text:span text:style-name="Internet_20_link"><text:span text:style-name="T14">ajaxmvc.modelo.accione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6"><draw:image xlink:href="Pictures/100002000000000F0000000EA483482C.png" xlink:type="simple" xlink:show="embed" xlink:actuate="onLoad"/></draw:frame></text:span></text:span><text:span text:style-name="Code"><text:span text:style-name="T8">ajaxmvc.modelo.acciones.AccionAjaxExisteLogin</text:span></text:span></text:p>
      <text:p text:style-name="List_20_Heading"><text:span text:style-name="T6">All Implemented Interfaces:</text:span></text:p>
      <text:p text:style-name="P11"><text:a xlink:type="simple" xlink:href="file:///l%22b10"><text:span text:style-name="Internet_20_link"><text:span text:style-name="T13">Accion</text:span></text:span></text:a></text:p>
      <text:p text:style-name="P13"/>
      <text:p text:style-name="P3"><text:span text:style-name="Code"><text:span text:style-name="T8">public class AccionAjaxExisteLogin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</text:span></text:span><text:a xlink:type="simple" xlink:href="file:///l%22b10"><text:span text:style-name="Internet_20_link"><text:span text:style-name="T16">Accion</text:span></text:span></text:a></text:p>
      <text:p text:style-name="Standard"><text:span text:style-name="T6">Acción Ajax Validar devuelve si el usuario es correcto</text:span></text:p>
      <text:p text:style-name="P12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15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15.1">
          <table:table-cell table:style-name="Tabla15.A2" office:value-type="string">
            <text:p text:style-name="P14"><text:a xlink:type="simple" xlink:href="file:///l%22b36"><text:span text:style-name="Internet_20_link"><text:span text:style-name="T15">AccionAjaxExisteLogin</text:span></text:span></text:a><text:span text:style-name="Code"><text:span text:style-name="T9">()</text:span></text:span></text:p>
          </table:table-cell>
          <table:table-cell table:style-name="Tabla15.B2" office:value-type="string">
            <text:p text:style-name="P15"><text:bookmark-ref text:reference-format="page" text:ref-name="b36">13</text:bookmark-ref></text:p>
          </table:table-cell>
        </table:table-row>
      </table:table>
      <text:p text:style-name="P1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16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16.1">
          <table:table-cell table:style-name="Tabla16.A2" office:value-type="string">
            <text:p text:style-name="P16"><text:span text:style-name="Code_20_Small"><text:span text:style-name="T10">boolean</text:span></text:span></text:p>
          </table:table-cell>
          <table:table-cell table:style-name="Tabla16.B2" office:value-type="string">
            <text:p text:style-name="P17"><text:a xlink:type="simple" xlink:href="file:///l%22b37"><text:span text:style-name="Internet_20_link"><text:span text:style-name="T15">ejecutar</text:span></text:span></text:a><text:span text:style-name="Code"><text:span text:style-name="T9">(HttpServletRequest request, HttpServletResponse response)</text:span></text:span></text:p>
            <text:p text:style-name="P18"><text:span text:style-name="T6">Ejecuta una consulta a la base de datos mediante una clase DAO que nos devolvera si existe o no ese login</text:span></text:p>
          </table:table-cell>
          <table:table-cell table:style-name="Tabla16.C2" office:value-type="string">
            <text:p text:style-name="P15"><text:bookmark-ref text:reference-format="page" text:ref-name="b37">14</text:bookmark-ref></text:p>
          </table:table-cell>
        </table:table-row>
        <table:table-row table:style-name="Tabla16.1">
          <table:table-cell table:style-name="Tabla16.A3" office:value-type="string">
            <text:p text:style-name="P16"><text:span text:style-name="Code_20_Small"><text:span text:style-name="T10">Exception</text:span></text:span></text:p>
          </table:table-cell>
          <table:table-cell table:style-name="Tabla16.B3" office:value-type="string">
            <text:p text:style-name="P17"><text:a xlink:type="simple" xlink:href="file:///l%22b38"><text:span text:style-name="Internet_20_link"><text:span text:style-name="T15">getError</text:span></text:span></text:a><text:span text:style-name="Code"><text:span text:style-name="T9">()</text:span></text:span></text:p>
            <text:p text:style-name="P18"><text:span text:style-name="T6">Devuelve el objeto que encapsula una situación de error grave, y que será procesada de manera especial.</text:span></text:p>
          </table:table-cell>
          <table:table-cell table:style-name="Tabla16.C3" office:value-type="string">
            <text:p text:style-name="P15"><text:bookmark-ref text:reference-format="page" text:ref-name="b38">14</text:bookmark-ref></text:p>
          </table:table-cell>
        </table:table-row>
        <table:table-row table:style-name="Tabla16.1">
          <table:table-cell table:style-name="Tabla16.A4" office:value-type="string">
            <text:p text:style-name="P16"><text:span text:style-name="Code_20_Small"><text:span text:style-name="T10">Object</text:span></text:span></text:p>
          </table:table-cell>
          <table:table-cell table:style-name="Tabla16.B4" office:value-type="string">
            <text:p text:style-name="P17"><text:a xlink:type="simple" xlink:href="file:///l%22b39"><text:span text:style-name="Internet_20_link"><text:span text:style-name="T15">getModelo</text:span></text:span></text:a><text:span text:style-name="Code"><text:span text:style-name="T9">()</text:span></text:span></text:p>
            <text:p text:style-name="P18"><text:span text:style-name="T6">Getter of the property </text:span><text:span text:style-name="T8">modelo</text:span></text:p>
          </table:table-cell>
          <table:table-cell table:style-name="Tabla16.C4" office:value-type="string">
            <text:p text:style-name="P15"><text:bookmark-ref text:reference-format="page" text:ref-name="b39">14</text:bookmark-ref></text:p>
          </table:table-cell>
        </table:table-row>
        <table:table-row table:style-name="Tabla16.1">
          <table:table-cell table:style-name="Tabla16.A5" office:value-type="string">
            <text:p text:style-name="P16"><text:span text:style-name="Code_20_Small"><text:span text:style-name="T10">String</text:span></text:span></text:p>
          </table:table-cell>
          <table:table-cell table:style-name="Tabla16.B5" office:value-type="string">
            <text:p text:style-name="P17"><text:a xlink:type="simple" xlink:href="file:///l%22b43"><text:span text:style-name="Internet_20_link"><text:span text:style-name="T15">getSql</text:span></text:span></text:a><text:span text:style-name="Code"><text:span text:style-name="T9">()</text:span></text:span></text:p>
            <text:p text:style-name="P18"><text:span text:style-name="T6">Getter of the property </text:span><text:span text:style-name="T8">sql</text:span></text:p>
          </table:table-cell>
          <table:table-cell table:style-name="Tabla16.C5" office:value-type="string">
            <text:p text:style-name="P15"><text:bookmark-ref text:reference-format="page" text:ref-name="b43">14</text:bookmark-ref></text:p>
          </table:table-cell>
        </table:table-row>
        <table:table-row table:style-name="Tabla16.1">
          <table:table-cell table:style-name="Tabla16.A6" office:value-type="string">
            <text:p text:style-name="P16"><text:span text:style-name="Code_20_Small"><text:span text:style-name="T10">String</text:span></text:span></text:p>
          </table:table-cell>
          <table:table-cell table:style-name="Tabla16.B6" office:value-type="string">
            <text:p text:style-name="P17"><text:a xlink:type="simple" xlink:href="file:///l%22b41"><text:span text:style-name="Internet_20_link"><text:span text:style-name="T15">getVista</text:span></text:span></text:a><text:span text:style-name="Code"><text:span text:style-name="T9">()</text:span></text:span></text:p>
            <text:p text:style-name="P18"><text:span text:style-name="T6">Getter of the property </text:span><text:span text:style-name="T8">vista</text:span></text:p>
          </table:table-cell>
          <table:table-cell table:style-name="Tabla16.C6" office:value-type="string">
            <text:p text:style-name="P15"><text:bookmark-ref text:reference-format="page" text:ref-name="b41">14</text:bookmark-ref></text:p>
          </table:table-cell>
        </table:table-row>
        <table:table-row table:style-name="Tabla16.1">
          <table:table-cell table:style-name="Tabla16.A7" office:value-type="string">
            <text:p text:style-name="P16"><text:span text:style-name="Code_20_Small"><text:span text:style-name="T10">void</text:span></text:span></text:p>
          </table:table-cell>
          <table:table-cell table:style-name="Tabla16.B7" office:value-type="string">
            <text:p text:style-name="P17"><text:a xlink:type="simple" xlink:href="file:///l%22b46"><text:span text:style-name="Internet_20_link"><text:span text:style-name="T15">setDS</text:span></text:span></text:a><text:span text:style-name="Code"><text:span text:style-name="T9">(DataSource ds)</text:span></text:span></text:p>
            <text:p text:style-name="P18"><text:span text:style-name="T6">Establece el datasource a partir del cual la acción podrá comunicarse con la base de datos correspondiente.</text:span></text:p>
          </table:table-cell>
          <table:table-cell table:style-name="Tabla16.C7" office:value-type="string">
            <text:p text:style-name="P15"><text:bookmark-ref text:reference-format="page" text:ref-name="b46">15</text:bookmark-ref></text:p>
          </table:table-cell>
        </table:table-row>
        <table:table-row table:style-name="Tabla16.1">
          <table:table-cell table:style-name="Tabla16.A8" office:value-type="string">
            <text:p text:style-name="P16"><text:span text:style-name="Code_20_Small"><text:span text:style-name="T10">void</text:span></text:span></text:p>
          </table:table-cell>
          <table:table-cell table:style-name="Tabla16.B8" office:value-type="string">
            <text:p text:style-name="P17"><text:a xlink:type="simple" xlink:href="file:///l%22b40"><text:span text:style-name="Internet_20_link"><text:span text:style-name="T15">setModelo</text:span></text:span></text:a><text:span text:style-name="Code"><text:span text:style-name="T9">(Object modelo)</text:span></text:span></text:p>
            <text:p text:style-name="P18"><text:span text:style-name="T6">Método setter para la propiedad modelo.</text:span></text:p>
          </table:table-cell>
          <table:table-cell table:style-name="Tabla16.C8" office:value-type="string">
            <text:p text:style-name="P15"><text:bookmark-ref text:reference-format="page" text:ref-name="b40">14</text:bookmark-ref></text:p>
          </table:table-cell>
        </table:table-row>
        <table:table-row table:style-name="Tabla16.1">
          <table:table-cell table:style-name="Tabla16.A9" office:value-type="string">
            <text:p text:style-name="P16"><text:span text:style-name="Code_20_Small"><text:span text:style-name="T10">void</text:span></text:span></text:p>
          </table:table-cell>
          <table:table-cell table:style-name="Tabla16.B9" office:value-type="string">
            <text:p text:style-name="P17"><text:a xlink:type="simple" xlink:href="file:///l%22b45"><text:span text:style-name="Internet_20_link"><text:span text:style-name="T15">setSc</text:span></text:span></text:a><text:span text:style-name="Code"><text:span text:style-name="T9">(ServletContext sc)</text:span></text:span></text:p>
            <text:p text:style-name="P18"><text:span text:style-name="T6">Establece el contexto de aplicación sobre el que trabajará la acción.</text:span></text:p>
          </table:table-cell>
          <table:table-cell table:style-name="Tabla16.C9" office:value-type="string">
            <text:p text:style-name="P15"><text:bookmark-ref text:reference-format="page" text:ref-name="b45">15</text:bookmark-ref></text:p>
          </table:table-cell>
        </table:table-row>
        <table:table-row table:style-name="Tabla16.1">
          <table:table-cell table:style-name="Tabla16.A10" office:value-type="string">
            <text:p text:style-name="P16"><text:span text:style-name="Code_20_Small"><text:span text:style-name="T10">void</text:span></text:span></text:p>
          </table:table-cell>
          <table:table-cell table:style-name="Tabla16.B10" office:value-type="string">
            <text:p text:style-name="P17"><text:a xlink:type="simple" xlink:href="file:///l%22b44"><text:span text:style-name="Internet_20_link"><text:span text:style-name="T15">setSql</text:span></text:span></text:a><text:span text:style-name="Code"><text:span text:style-name="T9">(String sql)</text:span></text:span></text:p>
            <text:p text:style-name="P18"><text:span text:style-name="T6">Setter of the property </text:span><text:span text:style-name="T8">sql</text:span></text:p>
          </table:table-cell>
          <table:table-cell table:style-name="Tabla16.C10" office:value-type="string">
            <text:p text:style-name="P15"><text:bookmark-ref text:reference-format="page" text:ref-name="b44">15</text:bookmark-ref></text:p>
          </table:table-cell>
        </table:table-row>
        <table:table-row table:style-name="Tabla16.1">
          <table:table-cell table:style-name="Tabla16.A11" office:value-type="string">
            <text:p text:style-name="P16"><text:span text:style-name="Code_20_Small"><text:span text:style-name="T10">void</text:span></text:span></text:p>
          </table:table-cell>
          <table:table-cell table:style-name="Tabla16.B11" office:value-type="string">
            <text:p text:style-name="P17"><text:a xlink:type="simple" xlink:href="file:///l%22b47"><text:span text:style-name="Internet_20_link"><text:span text:style-name="T15">setSQL</text:span></text:span></text:a><text:span text:style-name="Code"><text:span text:style-name="T9">(String archivoSql)</text:span></text:span></text:p>
            <text:p text:style-name="P18"><text:span text:style-name="T6">Estable el archivo que se tomara para las sentencias sql que utilizara el BeanDAO</text:span></text:p>
          </table:table-cell>
          <table:table-cell table:style-name="Tabla16.C11" office:value-type="string">
            <text:p text:style-name="P15"><text:bookmark-ref text:reference-format="page" text:ref-name="b47">15</text:bookmark-ref></text:p>
          </table:table-cell>
        </table:table-row>
        <table:table-row table:style-name="Tabla16.1">
          <table:table-cell table:style-name="Tabla16.A12" office:value-type="string">
            <text:p text:style-name="P16"><text:span text:style-name="Code_20_Small"><text:span text:style-name="T10">void</text:span></text:span></text:p>
          </table:table-cell>
          <table:table-cell table:style-name="Tabla16.B12" office:value-type="string">
            <text:p text:style-name="P17"><text:a xlink:type="simple" xlink:href="file:///l%22b42"><text:span text:style-name="Internet_20_link"><text:span text:style-name="T15">setVista</text:span></text:span></text:a><text:span text:style-name="Code"><text:span text:style-name="T9">(String vista)</text:span></text:span></text:p>
            <text:p text:style-name="P18"><text:span text:style-name="T6">Método setter para la propiedad vista.</text:span></text:p>
          </table:table-cell>
          <table:table-cell table:style-name="Tabla16.C12" office:value-type="string">
            <text:p text:style-name="P15"><text:bookmark-ref text:reference-format="page" text:ref-name="b42">14</text:bookmark-ref></text:p>
          </table:table-cell>
        </table:table-row>
      </table:table>
      <text:p text:style-name="P21"><text:span text:style-name="T7">Constructor Detail</text:span></text:p>
      <text:p text:style-name="P22"><text:bookmark text:name="b36"/><text:span text:style-name="T7">AccionAjaxExisteLogin</text:span></text:p>
      <text:p text:style-name="P3"><text:span text:style-name="Code"><text:span text:style-name="T8">public AccionAjaxExisteLogin</text:span></text:span><text:span text:style-name="Code"><text:span text:style-name="T9">()</text:span></text:span></text:p>
      <text:p text:style-name="P21"><text:soft-page-break/><text:span text:style-name="T7">Method Detail</text:span></text:p>
      <text:p text:style-name="P22"><text:bookmark text:name="b37"/><text:span text:style-name="T7">ejecutar</text:span></text:p>
      <text:p text:style-name="P3"><text:span text:style-name="Code"><text:span text:style-name="T8">public boolean ejecutar</text:span></text:span><text:span text:style-name="Code"><text:span text:style-name="T9">(HttpServletRequest request,</text:span></text:span><text:line-break/><text:span text:style-name="Code"><text:span text:style-name="T9">                        HttpServletResponse response)</text:span></text:span><text:line-break/><text:span text:style-name="Code"><text:span text:style-name="T9">                 throws ServletException,</text:span></text:span><text:line-break/><text:span text:style-name="Code"><text:span text:style-name="T9">                        IOException</text:span></text:span></text:p>
      <text:p text:style-name="P11"><text:span text:style-name="T6">Ejecuta una consulta a la base de datos mediante una clase DAO que nos devolvera si existe o no ese login</text:span></text:p>
      <text:p text:style-name="P11"><text:span text:style-name="T6">Specified by:</text:span></text:p>
      <text:p text:style-name="P19"><text:a xlink:type="simple" xlink:href="file:///l%22b3"><text:span text:style-name="Code"><text:span text:style-name="T16">ejecuta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request</text:span></text:span><text:span text:style-name="Default_20_Paragraph_20_Font"><text:span text:style-name="T6"> - La petición</text:span></text:span></text:p>
      <text:p text:style-name="P19"><text:span text:style-name="Code"><text:span text:style-name="T8">response</text:span></text:span><text:span text:style-name="Default_20_Paragraph_20_Font"><text:span text:style-name="T6"> - La respuesta</text:span></text:span></text:p>
      <text:p text:style-name="P11"><text:span text:style-name="T6">Returns:</text:span></text:p>
      <text:p text:style-name="P19"><text:span text:style-name="T6">True o false en función de que se ejecute correctamente o no.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rror en ejecución del Servlet</text:span></text:span></text:p>
      <text:p text:style-name="P19"><text:span text:style-name="Code"><text:span text:style-name="T8">IOException</text:span></text:span><text:span text:style-name="Default_20_Paragraph_20_Font"><text:span text:style-name="T6"> - Error en entrada o salida.</text:span></text:span></text:p>
      <text:p text:style-name="P12"/>
      <text:p text:style-name="P23"><text:bookmark text:name="b38"/><text:span text:style-name="T7">getError</text:span></text:p>
      <text:p text:style-name="P3"><text:span text:style-name="Code"><text:span text:style-name="T8">public Exception getError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encapsula una situación de error grave, y que será procesada de manera especial.</text:span></text:p>
      <text:p text:style-name="P11"><text:span text:style-name="T6">Specified by:</text:span></text:p>
      <text:p text:style-name="P19"><text:a xlink:type="simple" xlink:href="file:///l%22b7"><text:span text:style-name="Code"><text:span text:style-name="T16">getErro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Objeto de tipo Exception que representa la situación de error.</text:span></text:p>
      <text:p text:style-name="P12"/>
      <text:p text:style-name="P23"><text:bookmark text:name="b39"/><text:span text:style-name="T7">getModelo</text:span></text:p>
      <text:p text:style-name="P3"><text:span text:style-name="Code"><text:span text:style-name="T8">public Object getModelo</text:span></text:span><text:span text:style-name="Code"><text:span text:style-name="T9">()</text:span></text:span></text:p>
      <text:p text:style-name="P11"><text:span text:style-name="T6">Getter of the property </text:span><text:span text:style-name="T8">modelo</text:span></text:p>
      <text:p text:style-name="P11"><text:span text:style-name="T6">Specified by:</text:span></text:p>
      <text:p text:style-name="P19"><text:a xlink:type="simple" xlink:href="file:///l%22b5"><text:span text:style-name="Code"><text:span text:style-name="T16">getModelo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Returns the modelo.</text:span></text:p>
      <text:p text:style-name="P12"/>
      <text:p text:style-name="P23"><text:bookmark text:name="b40"/><text:span text:style-name="T7">setModelo</text:span></text:p>
      <text:p text:style-name="P3"><text:span text:style-name="Code"><text:span text:style-name="T8">public void setModelo</text:span></text:span><text:span text:style-name="Code"><text:span text:style-name="T9">(Object modelo)</text:span></text:span></text:p>
      <text:p text:style-name="P11"><text:span text:style-name="T6">Método setter para la propiedad modelo.</text:span></text:p>
      <text:p text:style-name="P11"><text:span text:style-name="T6">Parameters:</text:span></text:p>
      <text:p text:style-name="P19"><text:span text:style-name="Code"><text:span text:style-name="T8">modelo</text:span></text:span><text:span text:style-name="Default_20_Paragraph_20_Font"><text:span text:style-name="T6"> - El modelo a establecer.</text:span></text:span></text:p>
      <text:p text:style-name="P12"/>
      <text:p text:style-name="P23"><text:bookmark text:name="b41"/><text:span text:style-name="T7">getVista</text:span></text:p>
      <text:p text:style-name="P3"><text:span text:style-name="Code"><text:span text:style-name="T8">public String getVista</text:span></text:span><text:span text:style-name="Code"><text:span text:style-name="T9">()</text:span></text:span></text:p>
      <text:p text:style-name="P11"><text:span text:style-name="T6">Getter of the property </text:span><text:span text:style-name="T8">vista</text:span></text:p>
      <text:p text:style-name="P11"><text:span text:style-name="T6">Specified by:</text:span></text:p>
      <text:p text:style-name="P19"><text:a xlink:type="simple" xlink:href="file:///l%22b4"><text:span text:style-name="Code"><text:span text:style-name="T16">getVista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Returns the vista.</text:span></text:p>
      <text:p text:style-name="P12"/>
      <text:p text:style-name="P23"><text:bookmark text:name="b42"/><text:span text:style-name="T7">setVista</text:span></text:p>
      <text:p text:style-name="P3"><text:span text:style-name="Code"><text:span text:style-name="T8">public void setVista</text:span></text:span><text:span text:style-name="Code"><text:span text:style-name="T9">(String vista)</text:span></text:span></text:p>
      <text:p text:style-name="P11"><text:span text:style-name="T6">Método setter para la propiedad vista.</text:span></text:p>
      <text:p text:style-name="P11"><text:span text:style-name="T6">Parameters:</text:span></text:p>
      <text:p text:style-name="P19"><text:span text:style-name="Code"><text:span text:style-name="T8">vista</text:span></text:span><text:span text:style-name="Default_20_Paragraph_20_Font"><text:span text:style-name="T6"> - La vista a establecer.</text:span></text:span></text:p>
      <text:p text:style-name="P12"/>
      <text:p text:style-name="P23"><text:bookmark text:name="b43"/><text:span text:style-name="T7">getSql</text:span></text:p>
      <text:p text:style-name="P3"><text:span text:style-name="Code"><text:span text:style-name="T8">public String getSql</text:span></text:span><text:span text:style-name="Code"><text:span text:style-name="T9">()</text:span></text:span></text:p>
      <text:p text:style-name="P11"><text:soft-page-break/><text:span text:style-name="T6">Getter of the property </text:span><text:span text:style-name="T8">sql</text:span></text:p>
      <text:p text:style-name="P11"><text:span text:style-name="T6">Returns:</text:span></text:p>
      <text:p text:style-name="P19"><text:span text:style-name="T6">Returns the sql.</text:span></text:p>
      <text:p text:style-name="P12"/>
      <text:p text:style-name="P23"><text:bookmark text:name="b44"/><text:span text:style-name="T7">setSql</text:span></text:p>
      <text:p text:style-name="P3"><text:span text:style-name="Code"><text:span text:style-name="T8">public void setSql</text:span></text:span><text:span text:style-name="Code"><text:span text:style-name="T9">(String sql)</text:span></text:span></text:p>
      <text:p text:style-name="P11"><text:span text:style-name="T6">Setter of the property </text:span><text:span text:style-name="T8">sql</text:span></text:p>
      <text:p text:style-name="P11"><text:span text:style-name="T6">Parameters:</text:span></text:p>
      <text:p text:style-name="P19"><text:span text:style-name="Code"><text:span text:style-name="T8">sql</text:span></text:span><text:span text:style-name="Default_20_Paragraph_20_Font"><text:span text:style-name="T6"> - The sql to set.</text:span></text:span></text:p>
      <text:p text:style-name="P12"/>
      <text:p text:style-name="P23"><text:bookmark text:name="b45"/><text:span text:style-name="T7">setSc</text:span></text:p>
      <text:p text:style-name="P3"><text:span text:style-name="Code"><text:span text:style-name="T8">public void setSc</text:span></text:span><text:span text:style-name="Code"><text:span text:style-name="T9">(ServletContext sc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contexto de aplicación sobre el que trabajará la acción.</text:span></text:p>
      <text:p text:style-name="P11"><text:span text:style-name="T6">Specified by:</text:span></text:p>
      <text:p text:style-name="P19"><text:a xlink:type="simple" xlink:href="file:///l%22b6"><text:span text:style-name="Code"><text:span text:style-name="T16">setSc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sc</text:span></text:span><text:span text:style-name="Default_20_Paragraph_20_Font"><text:span text:style-name="T6"> - Contexto de aplicación.</text:span></text:span></text:p>
      <text:p text:style-name="P12"/>
      <text:p text:style-name="P23"><text:bookmark text:name="b46"/><text:span text:style-name="T7">setDS</text:span></text:p>
      <text:p text:style-name="P3"><text:span text:style-name="Code"><text:span text:style-name="T8">public void setDS</text:span></text:span><text:span text:style-name="Code"><text:span text:style-name="T9">(DataSource ds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datasource a partir del cual la acción podrá comunicarse con la base de datos correspondiente.</text:span></text:p>
      <text:p text:style-name="P11"><text:span text:style-name="T6">Specified by:</text:span></text:p>
      <text:p text:style-name="P19"><text:a xlink:type="simple" xlink:href="file:///l%22b8"><text:span text:style-name="Code"><text:span text:style-name="T16">setDS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Datasource</text:span></text:span></text:p>
      <text:p text:style-name="P12"/>
      <text:p text:style-name="P23"><text:bookmark text:name="b47"/><text:span text:style-name="T7">setSQL</text:span></text:p>
      <text:p text:style-name="P3"><text:span text:style-name="Code"><text:span text:style-name="T8">public void setSQL</text:span></text:span><text:span text:style-name="Code"><text:span text:style-name="T9">(String archivoSql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 el archivo que se tomara para las sentencias sql que utilizara el BeanDAO</text:span></text:p>
      <text:p text:style-name="P11"><text:span text:style-name="T6">Specified by:</text:span></text:p>
      <text:p text:style-name="P19"><text:a xlink:type="simple" xlink:href="file:///l%22b9"><text:span text:style-name="Code"><text:span text:style-name="T16">setSQL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36"><text:bookmark text:name="b60"/><text:span text:style-name="T7">Class AccionAjaxGrabarArchivo</text:span></text:p>
      <text:p text:style-name="Standard"><text:a xlink:type="simple" xlink:href="file:///l%22b23"><text:span text:style-name="Internet_20_link"><text:span text:style-name="T14">ajaxmvc.modelo.accione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7"><draw:image xlink:href="Pictures/100002000000000F0000000EA483482C.png" xlink:type="simple" xlink:show="embed" xlink:actuate="onLoad"/></draw:frame></text:span></text:span><text:span text:style-name="Code"><text:span text:style-name="T8">ajaxmvc.modelo.acciones.AccionAjaxGrabarArchivo</text:span></text:span></text:p>
      <text:p text:style-name="List_20_Heading"><text:span text:style-name="T6">All Implemented Interfaces:</text:span></text:p>
      <text:p text:style-name="P11"><text:a xlink:type="simple" xlink:href="file:///l%22b10"><text:span text:style-name="Internet_20_link"><text:span text:style-name="T13">Accion</text:span></text:span></text:a></text:p>
      <text:p text:style-name="P13"/>
      <text:p text:style-name="P3"><text:span text:style-name="Code"><text:span text:style-name="T8">public class AccionAjaxGrabarArchivo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</text:span></text:span><text:a xlink:type="simple" xlink:href="file:///l%22b10"><text:span text:style-name="Internet_20_link"><text:span text:style-name="T16">Accion</text:span></text:span></text:a></text:p>
      <text:p text:style-name="P12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17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17.1">
          <table:table-cell table:style-name="Tabla17.A2" office:value-type="string">
            <text:p text:style-name="P14"><text:a xlink:type="simple" xlink:href="file:///l%22b49"><text:span text:style-name="Internet_20_link"><text:span text:style-name="T15">AccionAjaxGrabarArchivo</text:span></text:span></text:a><text:span text:style-name="Code"><text:span text:style-name="T9">()</text:span></text:span></text:p>
          </table:table-cell>
          <table:table-cell table:style-name="Tabla17.B2" office:value-type="string">
            <text:p text:style-name="P15"><text:bookmark-ref text:reference-format="page" text:ref-name="b49">16</text:bookmark-ref></text:p>
          </table:table-cell>
        </table:table-row>
      </table:table>
      <text:p text:style-name="P1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18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18.1">
          <table:table-cell table:style-name="Tabla18.A2" office:value-type="string">
            <text:p text:style-name="P16"><text:span text:style-name="Code_20_Small"><text:span text:style-name="T10">boolean</text:span></text:span></text:p>
          </table:table-cell>
          <table:table-cell table:style-name="Tabla18.B2" office:value-type="string">
            <text:p text:style-name="P17"><text:a xlink:type="simple" xlink:href="file:///l%22b50"><text:span text:style-name="Internet_20_link"><text:span text:style-name="T15">ejecutar</text:span></text:span></text:a><text:span text:style-name="Code"><text:span text:style-name="T9">(HttpServletRequest request, HttpServletResponse response)</text:span></text:span></text:p>
            <text:p text:style-name="P18"><text:span text:style-name="T6">Graba los archivos de un usuario en la base de datos</text:span></text:p>
          </table:table-cell>
          <table:table-cell table:style-name="Tabla18.C2" office:value-type="string">
            <text:p text:style-name="P15"><text:bookmark-ref text:reference-format="page" text:ref-name="b50">16</text:bookmark-ref></text:p>
          </table:table-cell>
        </table:table-row>
        <table:table-row table:style-name="Tabla18.1">
          <table:table-cell table:style-name="Tabla18.A3" office:value-type="string">
            <text:p text:style-name="P16"><text:span text:style-name="Code_20_Small"><text:span text:style-name="T10">Exception</text:span></text:span></text:p>
          </table:table-cell>
          <table:table-cell table:style-name="Tabla18.B3" office:value-type="string">
            <text:p text:style-name="P17"><text:a xlink:type="simple" xlink:href="file:///l%22b55"><text:span text:style-name="Internet_20_link"><text:span text:style-name="T15">getError</text:span></text:span></text:a><text:span text:style-name="Code"><text:span text:style-name="T9">()</text:span></text:span></text:p>
            <text:p text:style-name="P18"><text:span text:style-name="T6">Devuelve el objeto que encapsula una situación de error grave, y que será procesada de manera especial.</text:span></text:p>
          </table:table-cell>
          <table:table-cell table:style-name="Tabla18.C3" office:value-type="string">
            <text:p text:style-name="P15"><text:bookmark-ref text:reference-format="page" text:ref-name="b55">17</text:bookmark-ref></text:p>
          </table:table-cell>
        </table:table-row>
        <table:table-row table:style-name="Tabla18.1">
          <table:table-cell table:style-name="Tabla18.A4" office:value-type="string">
            <text:p text:style-name="P16"><text:a xlink:type="simple" xlink:href="file:///l%22b162"><text:span text:style-name="Internet_20_link"><text:span text:style-name="T18">ModeloAjax</text:span></text:span></text:a></text:p>
          </table:table-cell>
          <table:table-cell table:style-name="Tabla18.B4" office:value-type="string">
            <text:p text:style-name="P17"><text:a xlink:type="simple" xlink:href="file:///l%22b53"><text:span text:style-name="Internet_20_link"><text:span text:style-name="T15">getModelo</text:span></text:span></text:a><text:span text:style-name="Code"><text:span text:style-name="T9">()</text:span></text:span></text:p>
            <text:p text:style-name="P18"><text:span text:style-name="T6">Devuelve el objeto que representa el modelo que procesará la vista.</text:span></text:p>
          </table:table-cell>
          <table:table-cell table:style-name="Tabla18.C4" office:value-type="string">
            <text:p text:style-name="P15"><text:bookmark-ref text:reference-format="page" text:ref-name="b53">17</text:bookmark-ref></text:p>
          </table:table-cell>
        </table:table-row>
        <table:table-row table:style-name="Tabla18.1">
          <table:table-cell table:style-name="Tabla18.A5" office:value-type="string">
            <text:p text:style-name="P16"><text:span text:style-name="Code_20_Small"><text:span text:style-name="T10">String</text:span></text:span></text:p>
          </table:table-cell>
          <table:table-cell table:style-name="Tabla18.B5" office:value-type="string">
            <text:p text:style-name="P17"><text:a xlink:type="simple" xlink:href="file:///l%22b52"><text:span text:style-name="Internet_20_link"><text:span text:style-name="T15">getVista</text:span></text:span></text:a><text:span text:style-name="Code"><text:span text:style-name="T9">()</text:span></text:span></text:p>
            <text:p text:style-name="P18"><text:span text:style-name="T6">obtiene vista que sera null para las peticiones ajax</text:span></text:p>
          </table:table-cell>
          <table:table-cell table:style-name="Tabla18.C5" office:value-type="string">
            <text:p text:style-name="P15"><text:bookmark-ref text:reference-format="page" text:ref-name="b52">17</text:bookmark-ref></text:p>
          </table:table-cell>
        </table:table-row>
        <table:table-row table:style-name="Tabla18.1">
          <table:table-cell table:style-name="Tabla18.A6" office:value-type="string">
            <text:p text:style-name="P16"><text:span text:style-name="Code_20_Small"><text:span text:style-name="T10">void</text:span></text:span></text:p>
          </table:table-cell>
          <table:table-cell table:style-name="Tabla18.B6" office:value-type="string">
            <text:p text:style-name="P17"><text:a xlink:type="simple" xlink:href="file:///l%22b56"><text:span text:style-name="Internet_20_link"><text:span text:style-name="T15">setDS</text:span></text:span></text:a><text:span text:style-name="Code"><text:span text:style-name="T9">(DataSource ds)</text:span></text:span></text:p>
            <text:p text:style-name="P18"><text:span text:style-name="T6">establece el datasource de la aplicacion</text:span></text:p>
          </table:table-cell>
          <table:table-cell table:style-name="Tabla18.C6" office:value-type="string">
            <text:p text:style-name="P15"><text:bookmark-ref text:reference-format="page" text:ref-name="b56">17</text:bookmark-ref></text:p>
          </table:table-cell>
        </table:table-row>
        <table:table-row table:style-name="Tabla18.1">
          <table:table-cell table:style-name="Tabla18.A7" office:value-type="string">
            <text:p text:style-name="P16"><text:span text:style-name="Code_20_Small"><text:span text:style-name="T10">void</text:span></text:span></text:p>
          </table:table-cell>
          <table:table-cell table:style-name="Tabla18.B7" office:value-type="string">
            <text:p text:style-name="P17"><text:a xlink:type="simple" xlink:href="file:///l%22b58"><text:span text:style-name="Internet_20_link"><text:span text:style-name="T15">setError</text:span></text:span></text:a><text:span text:style-name="Code"><text:span text:style-name="T9">(Exception error)</text:span></text:span></text:p>
            <text:p text:style-name="P18"><text:span text:style-name="T6">Setter of the property </text:span><text:span text:style-name="T8">error</text:span></text:p>
          </table:table-cell>
          <table:table-cell table:style-name="Tabla18.C7" office:value-type="string">
            <text:p text:style-name="P15"><text:bookmark-ref text:reference-format="page" text:ref-name="b58">18</text:bookmark-ref></text:p>
          </table:table-cell>
        </table:table-row>
        <table:table-row table:style-name="Tabla18.1">
          <table:table-cell table:style-name="Tabla18.A8" office:value-type="string">
            <text:p text:style-name="P16"><text:span text:style-name="Code_20_Small"><text:span text:style-name="T10">void</text:span></text:span></text:p>
          </table:table-cell>
          <table:table-cell table:style-name="Tabla18.B8" office:value-type="string">
            <text:p text:style-name="P14"><text:a xlink:type="simple" xlink:href="file:///l%22b51"><text:span text:style-name="Internet_20_link"><text:span text:style-name="T15">setModelo</text:span></text:span></text:a><text:span text:style-name="Code"><text:span text:style-name="T9">(</text:span></text:span><text:a xlink:type="simple" xlink:href="file:///l%22b162"><text:span text:style-name="Internet_20_link"><text:span text:style-name="T17">ModeloAjax</text:span></text:span></text:a><text:span text:style-name="Code"><text:span text:style-name="T9"> modelo)</text:span></text:span></text:p>
          </table:table-cell>
          <table:table-cell table:style-name="Tabla18.C8" office:value-type="string">
            <text:p text:style-name="P15"><text:bookmark-ref text:reference-format="page" text:ref-name="b51">17</text:bookmark-ref></text:p>
          </table:table-cell>
        </table:table-row>
        <table:table-row table:style-name="Tabla18.1">
          <table:table-cell table:style-name="Tabla18.A9" office:value-type="string">
            <text:p text:style-name="P16"><text:span text:style-name="Code_20_Small"><text:span text:style-name="T10">void</text:span></text:span></text:p>
          </table:table-cell>
          <table:table-cell table:style-name="Tabla18.B9" office:value-type="string">
            <text:p text:style-name="P17"><text:a xlink:type="simple" xlink:href="file:///l%22b54"><text:span text:style-name="Internet_20_link"><text:span text:style-name="T15">setSc</text:span></text:span></text:a><text:span text:style-name="Code"><text:span text:style-name="T9">(ServletContext sc)</text:span></text:span></text:p>
            <text:p text:style-name="P18"><text:span text:style-name="T6">Contexto de la aplicacion</text:span></text:p>
          </table:table-cell>
          <table:table-cell table:style-name="Tabla18.C9" office:value-type="string">
            <text:p text:style-name="P15"><text:bookmark-ref text:reference-format="page" text:ref-name="b54">17</text:bookmark-ref></text:p>
          </table:table-cell>
        </table:table-row>
        <table:table-row table:style-name="Tabla18.1">
          <table:table-cell table:style-name="Tabla18.A10" office:value-type="string">
            <text:p text:style-name="P16"><text:span text:style-name="Code_20_Small"><text:span text:style-name="T10">void</text:span></text:span></text:p>
          </table:table-cell>
          <table:table-cell table:style-name="Tabla18.B10" office:value-type="string">
            <text:p text:style-name="P17"><text:a xlink:type="simple" xlink:href="file:///l%22b57"><text:span text:style-name="Internet_20_link"><text:span text:style-name="T15">setSQL</text:span></text:span></text:a><text:span text:style-name="Code"><text:span text:style-name="T9">(String archivoSql)</text:span></text:span></text:p>
            <text:p text:style-name="P18"><text:span text:style-name="T6">establece el nombre del archivo de sentencias sql</text:span></text:p>
          </table:table-cell>
          <table:table-cell table:style-name="Tabla18.C10" office:value-type="string">
            <text:p text:style-name="P15"><text:bookmark-ref text:reference-format="page" text:ref-name="b57">17</text:bookmark-ref></text:p>
          </table:table-cell>
        </table:table-row>
        <table:table-row table:style-name="Tabla18.1">
          <table:table-cell table:style-name="Tabla18.A11" office:value-type="string">
            <text:p text:style-name="P16"><text:span text:style-name="Code_20_Small"><text:span text:style-name="T10">void</text:span></text:span></text:p>
          </table:table-cell>
          <table:table-cell table:style-name="Tabla18.B11" office:value-type="string">
            <text:p text:style-name="P17"><text:a xlink:type="simple" xlink:href="file:///l%22b59"><text:span text:style-name="Internet_20_link"><text:span text:style-name="T15">setVista</text:span></text:span></text:a><text:span text:style-name="Code"><text:span text:style-name="T9">(String vista)</text:span></text:span></text:p>
            <text:p text:style-name="P18"><text:span text:style-name="T6">Setter of the property </text:span><text:span text:style-name="T8">vista</text:span></text:p>
          </table:table-cell>
          <table:table-cell table:style-name="Tabla18.C11" office:value-type="string">
            <text:p text:style-name="P15"><text:bookmark-ref text:reference-format="page" text:ref-name="b59">18</text:bookmark-ref></text:p>
          </table:table-cell>
        </table:table-row>
      </table:table>
      <text:p text:style-name="P21"><text:span text:style-name="T7">Constructor Detail</text:span></text:p>
      <text:p text:style-name="P22"><text:bookmark text:name="b49"/><text:span text:style-name="T7">AccionAjaxGrabarArchivo</text:span></text:p>
      <text:p text:style-name="P3"><text:span text:style-name="Code"><text:span text:style-name="T8">public AccionAjaxGrabarArchivo</text:span></text:span><text:span text:style-name="Code"><text:span text:style-name="T9">()</text:span></text:span></text:p>
      <text:p text:style-name="P21"><text:span text:style-name="T7">Method Detail</text:span></text:p>
      <text:p text:style-name="P22"><text:bookmark text:name="b50"/><text:span text:style-name="T7">ejecutar</text:span></text:p>
      <text:p text:style-name="P3"><text:span text:style-name="Code"><text:span text:style-name="T8">public boolean ejecutar</text:span></text:span><text:span text:style-name="Code"><text:span text:style-name="T9">(HttpServletRequest request,</text:span></text:span><text:line-break/><text:span text:style-name="Code"><text:span text:style-name="T9">                        HttpServletResponse response)</text:span></text:span><text:line-break/><text:span text:style-name="Code"><text:span text:style-name="T9">                 throws ServletException,</text:span></text:span><text:line-break/><text:span text:style-name="Code"><text:span text:style-name="T9">                        IOException</text:span></text:span></text:p>
      <text:p text:style-name="P11"><text:span text:style-name="T6">Graba los archivos de un usuario en la base de datos</text:span></text:p>
      <text:p text:style-name="P11"><text:span text:style-name="T6">Specified by:</text:span></text:p>
      <text:p text:style-name="P19"><text:a xlink:type="simple" xlink:href="file:///l%22b3"><text:span text:style-name="Code"><text:span text:style-name="T16">ejecuta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oft-page-break/><text:span text:style-name="T6">Parameters:</text:span></text:p>
      <text:p text:style-name="P19"><text:span text:style-name="Code"><text:span text:style-name="T8">request</text:span></text:span><text:span text:style-name="Default_20_Paragraph_20_Font"><text:span text:style-name="T6"> - La petición</text:span></text:span></text:p>
      <text:p text:style-name="P19"><text:span text:style-name="Code"><text:span text:style-name="T8">response</text:span></text:span><text:span text:style-name="Default_20_Paragraph_20_Font"><text:span text:style-name="T6"> - La respuesta</text:span></text:span></text:p>
      <text:p text:style-name="P11"><text:span text:style-name="T6">Returns:</text:span></text:p>
      <text:p text:style-name="P19"><text:span text:style-name="T6">True o false en función de que se ejecute correctamente o no.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rror en ejecución del Servlet</text:span></text:span></text:p>
      <text:p text:style-name="P19"><text:span text:style-name="Code"><text:span text:style-name="T8">IOException</text:span></text:span><text:span text:style-name="Default_20_Paragraph_20_Font"><text:span text:style-name="T6"> - Error en entrada o salida.</text:span></text:span></text:p>
      <text:p text:style-name="P12"/>
      <text:p text:style-name="P23"><text:bookmark text:name="b51"/><text:span text:style-name="T7">setModelo</text:span></text:p>
      <text:p text:style-name="P3"><text:span text:style-name="Code"><text:span text:style-name="T8">public void setModelo</text:span></text:span><text:span text:style-name="Code"><text:span text:style-name="T9">(</text:span></text:span><text:a xlink:type="simple" xlink:href="file:///l%22b162"><text:span text:style-name="Internet_20_link"><text:span text:style-name="T17">ModeloAjax</text:span></text:span></text:a><text:span text:style-name="Code"><text:span text:style-name="T9"> modelo)</text:span></text:span></text:p>
      <text:p text:style-name="P12"/>
      <text:p text:style-name="P23"><text:bookmark text:name="b52"/><text:span text:style-name="T7">getVista</text:span></text:p>
      <text:p text:style-name="P3"><text:span text:style-name="Code"><text:span text:style-name="T8">public String getVista</text:span></text:span><text:span text:style-name="Code"><text:span text:style-name="T9">()</text:span></text:span></text:p>
      <text:p text:style-name="P11"><text:span text:style-name="T6">obtiene vista que sera null para las peticiones ajax</text:span></text:p>
      <text:p text:style-name="P11"><text:span text:style-name="T6">Specified by:</text:span></text:p>
      <text:p text:style-name="P19"><text:a xlink:type="simple" xlink:href="file:///l%22b4"><text:span text:style-name="Code"><text:span text:style-name="T16">getVista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Cadena con el nombre de la vista que debe proporcionarse.</text:span></text:p>
      <text:p text:style-name="P12"/>
      <text:p text:style-name="P23"><text:bookmark text:name="b53"/><text:span text:style-name="T7">getModelo</text:span></text:p>
      <text:p text:style-name="P3"><text:span text:style-name="Code"><text:span text:style-name="T8">public </text:span></text:span><text:a xlink:type="simple" xlink:href="file:///l%22b162"><text:span text:style-name="Internet_20_link"><text:span text:style-name="T16">ModeloAjax</text:span></text:span></text:a><text:span text:style-name="Code"><text:span text:style-name="T8"> getModelo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representa el modelo que procesará la vista.</text:span></text:p>
      <text:p text:style-name="P11"><text:span text:style-name="T6">Specified by:</text:span></text:p>
      <text:p text:style-name="P19"><text:a xlink:type="simple" xlink:href="file:///l%22b5"><text:span text:style-name="Code"><text:span text:style-name="T16">getModelo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Un Object que representa el modelo a procesar por la vista.</text:span></text:p>
      <text:p text:style-name="P12"/>
      <text:p text:style-name="P23"><text:bookmark text:name="b54"/><text:span text:style-name="T7">setSc</text:span></text:p>
      <text:p text:style-name="P3"><text:span text:style-name="Code"><text:span text:style-name="T8">public void setSc</text:span></text:span><text:span text:style-name="Code"><text:span text:style-name="T9">(ServletContext sc)</text:span></text:span></text:p>
      <text:p text:style-name="P11"><text:span text:style-name="T6">Contexto de la aplicacion</text:span></text:p>
      <text:p text:style-name="P11"><text:span text:style-name="T6">Specified by:</text:span></text:p>
      <text:p text:style-name="P19"><text:a xlink:type="simple" xlink:href="file:///l%22b6"><text:span text:style-name="Code"><text:span text:style-name="T16">setSc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sc</text:span></text:span><text:span text:style-name="Default_20_Paragraph_20_Font"><text:span text:style-name="T6"> - Contexto de aplicación.</text:span></text:span></text:p>
      <text:p text:style-name="P12"/>
      <text:p text:style-name="P23"><text:bookmark text:name="b55"/><text:span text:style-name="T7">getError</text:span></text:p>
      <text:p text:style-name="P3"><text:span text:style-name="Code"><text:span text:style-name="T8">public Exception getError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encapsula una situación de error grave, y que será procesada de manera especial.</text:span></text:p>
      <text:p text:style-name="P11"><text:span text:style-name="T6">Specified by:</text:span></text:p>
      <text:p text:style-name="P19"><text:a xlink:type="simple" xlink:href="file:///l%22b7"><text:span text:style-name="Code"><text:span text:style-name="T16">getErro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Objeto de tipo Exception que representa la situación de error.</text:span></text:p>
      <text:p text:style-name="P12"/>
      <text:p text:style-name="P23"><text:bookmark text:name="b56"/><text:span text:style-name="T7">setDS</text:span></text:p>
      <text:p text:style-name="P3"><text:span text:style-name="Code"><text:span text:style-name="T8">public void setDS</text:span></text:span><text:span text:style-name="Code"><text:span text:style-name="T9">(DataSource ds)</text:span></text:span></text:p>
      <text:p text:style-name="P11"><text:span text:style-name="T6">establece el datasource de la aplicacion</text:span></text:p>
      <text:p text:style-name="P11"><text:span text:style-name="T6">Specified by:</text:span></text:p>
      <text:p text:style-name="P19"><text:a xlink:type="simple" xlink:href="file:///l%22b8"><text:span text:style-name="Code"><text:span text:style-name="T16">setDS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Datasource</text:span></text:span></text:p>
      <text:p text:style-name="P12"/>
      <text:p text:style-name="P23"><text:bookmark text:name="b57"/><text:span text:style-name="T7">setSQL</text:span></text:p>
      <text:p text:style-name="P3"><text:span text:style-name="Code"><text:span text:style-name="T8">public void setSQL</text:span></text:span><text:span text:style-name="Code"><text:span text:style-name="T9">(String archivoSql)</text:span></text:span></text:p>
      <text:p text:style-name="P11"><text:span text:style-name="T6">establece el nombre del archivo de sentencias sql</text:span></text:p>
      <text:p text:style-name="P11"><text:span text:style-name="T6">Specified by:</text:span></text:p>
      <text:p text:style-name="P19"><text:a xlink:type="simple" xlink:href="file:///l%22b9"><text:span text:style-name="Code"><text:span text:style-name="T16">setSQL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2"/>
      <text:p text:style-name="P23"><text:bookmark text:name="b58"/><text:soft-page-break/><text:span text:style-name="T7">setError</text:span></text:p>
      <text:p text:style-name="P3"><text:span text:style-name="Code"><text:span text:style-name="T8">public void setError</text:span></text:span><text:span text:style-name="Code"><text:span text:style-name="T9">(Exception error)</text:span></text:span></text:p>
      <text:p text:style-name="P11"><text:span text:style-name="T6">Setter of the property </text:span><text:span text:style-name="T8">error</text:span></text:p>
      <text:p text:style-name="P11"><text:span text:style-name="T6">Parameters:</text:span></text:p>
      <text:p text:style-name="P19"><text:span text:style-name="Code"><text:span text:style-name="T8">error</text:span></text:span><text:span text:style-name="Default_20_Paragraph_20_Font"><text:span text:style-name="T6"> - The error to set.</text:span></text:span></text:p>
      <text:p text:style-name="P12"/>
      <text:p text:style-name="P23"><text:bookmark text:name="b59"/><text:span text:style-name="T7">setVista</text:span></text:p>
      <text:p text:style-name="P3"><text:span text:style-name="Code"><text:span text:style-name="T8">public void setVista</text:span></text:span><text:span text:style-name="Code"><text:span text:style-name="T9">(String vista)</text:span></text:span></text:p>
      <text:p text:style-name="P11"><text:span text:style-name="T6">Setter of the property </text:span><text:span text:style-name="T8">vista</text:span></text:p>
      <text:p text:style-name="P11"><text:span text:style-name="T6">Parameters:</text:span></text:p>
      <text:p text:style-name="P19"><text:span text:style-name="Code"><text:span text:style-name="T8">vista</text:span></text:span><text:span text:style-name="Default_20_Paragraph_20_Font"><text:span text:style-name="T6"> - The vista to set.</text:span></text:span></text:p>
      <text:p text:style-name="P37"><text:bookmark text:name="b70"/><text:span text:style-name="T7">Class AccionAjaxInterpretar</text:span></text:p>
      <text:p text:style-name="Standard"><text:a xlink:type="simple" xlink:href="file:///l%22b23"><text:span text:style-name="Internet_20_link"><text:span text:style-name="T14">ajaxmvc.modelo.accione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8"><draw:image xlink:href="Pictures/100002000000000F0000000EA483482C.png" xlink:type="simple" xlink:show="embed" xlink:actuate="onLoad"/></draw:frame></text:span></text:span><text:span text:style-name="Code"><text:span text:style-name="T8">ajaxmvc.modelo.acciones.AccionAjaxInterpretar</text:span></text:span></text:p>
      <text:p text:style-name="List_20_Heading"><text:span text:style-name="T6">All Implemented Interfaces:</text:span></text:p>
      <text:p text:style-name="P11"><text:a xlink:type="simple" xlink:href="file:///l%22b10"><text:span text:style-name="Internet_20_link"><text:span text:style-name="T13">Accion</text:span></text:span></text:a></text:p>
      <text:p text:style-name="P13"/>
      <text:p text:style-name="P3"><text:span text:style-name="Code"><text:span text:style-name="T8">public class AccionAjaxInterpretar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</text:span></text:span><text:a xlink:type="simple" xlink:href="file:///l%22b10"><text:span text:style-name="Internet_20_link"><text:span text:style-name="T16">Accion</text:span></text:span></text:a></text:p>
      <text:p text:style-name="P12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19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19.1">
          <table:table-cell table:style-name="Tabla19.A2" office:value-type="string">
            <text:p text:style-name="P14"><text:a xlink:type="simple" xlink:href="file:///l%22b61"><text:span text:style-name="Internet_20_link"><text:span text:style-name="T15">AccionAjaxInterpretar</text:span></text:span></text:a><text:span text:style-name="Code"><text:span text:style-name="T9">()</text:span></text:span></text:p>
          </table:table-cell>
          <table:table-cell table:style-name="Tabla19.B2" office:value-type="string">
            <text:p text:style-name="P15"><text:bookmark-ref text:reference-format="page" text:ref-name="b61">19</text:bookmark-ref></text:p>
          </table:table-cell>
        </table:table-row>
      </table:table>
      <text:p text:style-name="P1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20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20.1">
          <table:table-cell table:style-name="Tabla20.A2" office:value-type="string">
            <text:p text:style-name="P16"><text:span text:style-name="Code_20_Small"><text:span text:style-name="T10">boolean</text:span></text:span></text:p>
          </table:table-cell>
          <table:table-cell table:style-name="Tabla20.B2" office:value-type="string">
            <text:p text:style-name="P17"><text:a xlink:type="simple" xlink:href="file:///l%22b62"><text:span text:style-name="Internet_20_link"><text:span text:style-name="T15">ejecutar</text:span></text:span></text:a><text:span text:style-name="Code"><text:span text:style-name="T9">(HttpServletRequest request, HttpServletResponse response)</text:span></text:span></text:p>
            <text:p text:style-name="P18"><text:span text:style-name="T6">Ejecuta el proceso asociado a una acción.</text:span></text:p>
          </table:table-cell>
          <table:table-cell table:style-name="Tabla20.C2" office:value-type="string">
            <text:p text:style-name="P15"><text:bookmark-ref text:reference-format="page" text:ref-name="b62">19</text:bookmark-ref></text:p>
          </table:table-cell>
        </table:table-row>
        <table:table-row table:style-name="Tabla20.1">
          <table:table-cell table:style-name="Tabla20.A3" office:value-type="string">
            <text:p text:style-name="P16"><text:span text:style-name="Code_20_Small"><text:span text:style-name="T10">Exception</text:span></text:span></text:p>
          </table:table-cell>
          <table:table-cell table:style-name="Tabla20.B3" office:value-type="string">
            <text:p text:style-name="P17"><text:a xlink:type="simple" xlink:href="file:///l%22b66"><text:span text:style-name="Internet_20_link"><text:span text:style-name="T15">getError</text:span></text:span></text:a><text:span text:style-name="Code"><text:span text:style-name="T9">()</text:span></text:span></text:p>
            <text:p text:style-name="P18"><text:span text:style-name="T6">Devuelve el objeto que encapsula una situación de error grave, y que será procesada de manera especial.</text:span></text:p>
          </table:table-cell>
          <table:table-cell table:style-name="Tabla20.C3" office:value-type="string">
            <text:p text:style-name="P15"><text:bookmark-ref text:reference-format="page" text:ref-name="b66">20</text:bookmark-ref></text:p>
          </table:table-cell>
        </table:table-row>
        <table:table-row table:style-name="Tabla20.1">
          <table:table-cell table:style-name="Tabla20.A4" office:value-type="string">
            <text:p text:style-name="P16"><text:a xlink:type="simple" xlink:href="file:///l%22b162"><text:span text:style-name="Internet_20_link"><text:span text:style-name="T18">ModeloAjax</text:span></text:span></text:a></text:p>
          </table:table-cell>
          <table:table-cell table:style-name="Tabla20.B4" office:value-type="string">
            <text:p text:style-name="P17"><text:a xlink:type="simple" xlink:href="file:///l%22b64"><text:span text:style-name="Internet_20_link"><text:span text:style-name="T15">getModelo</text:span></text:span></text:a><text:span text:style-name="Code"><text:span text:style-name="T9">()</text:span></text:span></text:p>
            <text:p text:style-name="P18"><text:span text:style-name="T6">Devuelve el objeto que representa el modelo que procesará la vista.</text:span></text:p>
          </table:table-cell>
          <table:table-cell table:style-name="Tabla20.C4" office:value-type="string">
            <text:p text:style-name="P15"><text:bookmark-ref text:reference-format="page" text:ref-name="b64">20</text:bookmark-ref></text:p>
          </table:table-cell>
        </table:table-row>
        <table:table-row table:style-name="Tabla20.1">
          <table:table-cell table:style-name="Tabla20.A5" office:value-type="string">
            <text:p text:style-name="P16"><text:span text:style-name="Code_20_Small"><text:span text:style-name="T10">String</text:span></text:span></text:p>
          </table:table-cell>
          <table:table-cell table:style-name="Tabla20.B5" office:value-type="string">
            <text:p text:style-name="P17"><text:a xlink:type="simple" xlink:href="file:///l%22b63"><text:span text:style-name="Internet_20_link"><text:span text:style-name="T15">getVista</text:span></text:span></text:a><text:span text:style-name="Code"><text:span text:style-name="T9">()</text:span></text:span></text:p>
            <text:p text:style-name="P18"><text:span text:style-name="T6">Devuelve la vista establecida por la acción.</text:span></text:p>
          </table:table-cell>
          <table:table-cell table:style-name="Tabla20.C5" office:value-type="string">
            <text:p text:style-name="P15"><text:bookmark-ref text:reference-format="page" text:ref-name="b63">20</text:bookmark-ref></text:p>
          </table:table-cell>
        </table:table-row>
        <table:table-row table:style-name="Tabla20.1">
          <table:table-cell table:style-name="Tabla20.A6" office:value-type="string">
            <text:p text:style-name="P16"><text:span text:style-name="Code_20_Small"><text:span text:style-name="T10">void</text:span></text:span></text:p>
          </table:table-cell>
          <table:table-cell table:style-name="Tabla20.B6" office:value-type="string">
            <text:p text:style-name="P17"><text:a xlink:type="simple" xlink:href="file:///l%22b67"><text:span text:style-name="Internet_20_link"><text:span text:style-name="T15">setDS</text:span></text:span></text:a><text:span text:style-name="Code"><text:span text:style-name="T9">(DataSource ds)</text:span></text:span></text:p>
            <text:p text:style-name="P18"><text:span text:style-name="T6">Establece el datasource a partir del cual la acción podrá comunicarse con la base de datos correspondiente.</text:span></text:p>
          </table:table-cell>
          <table:table-cell table:style-name="Tabla20.C6" office:value-type="string">
            <text:p text:style-name="P15"><text:bookmark-ref text:reference-format="page" text:ref-name="b67">20</text:bookmark-ref></text:p>
          </table:table-cell>
        </table:table-row>
        <table:table-row table:style-name="Tabla20.1">
          <table:table-cell table:style-name="Tabla20.A7" office:value-type="string">
            <text:p text:style-name="P16"><text:span text:style-name="Code_20_Small"><text:span text:style-name="T10">void</text:span></text:span></text:p>
          </table:table-cell>
          <table:table-cell table:style-name="Tabla20.B7" office:value-type="string">
            <text:p text:style-name="P17"><text:a xlink:type="simple" xlink:href="file:///l%22b65"><text:span text:style-name="Internet_20_link"><text:span text:style-name="T15">setSc</text:span></text:span></text:a><text:span text:style-name="Code"><text:span text:style-name="T9">(ServletContext sc)</text:span></text:span></text:p>
            <text:p text:style-name="P18"><text:span text:style-name="T6">Establece el contexto de aplicación sobre el que trabajará la acción.</text:span></text:p>
          </table:table-cell>
          <table:table-cell table:style-name="Tabla20.C7" office:value-type="string">
            <text:p text:style-name="P15"><text:bookmark-ref text:reference-format="page" text:ref-name="b65">20</text:bookmark-ref></text:p>
          </table:table-cell>
        </table:table-row>
        <table:table-row table:style-name="Tabla20.1">
          <table:table-cell table:style-name="Tabla20.A8" office:value-type="string">
            <text:p text:style-name="P16"><text:span text:style-name="Code_20_Small"><text:span text:style-name="T10">void</text:span></text:span></text:p>
          </table:table-cell>
          <table:table-cell table:style-name="Tabla20.B8" office:value-type="string">
            <text:p text:style-name="P17"><text:a xlink:type="simple" xlink:href="file:///l%22b68"><text:span text:style-name="Internet_20_link"><text:span text:style-name="T15">setSQL</text:span></text:span></text:a><text:span text:style-name="Code"><text:span text:style-name="T9">(String archivoSql)</text:span></text:span></text:p>
            <text:p text:style-name="P18"><text:span text:style-name="T6">Estable el archivo que se tomara para las sentencias sql que utilizara el BeanDAO</text:span></text:p>
          </table:table-cell>
          <table:table-cell table:style-name="Tabla20.C8" office:value-type="string">
            <text:p text:style-name="P15"><text:bookmark-ref text:reference-format="page" text:ref-name="b68">20</text:bookmark-ref></text:p>
          </table:table-cell>
        </table:table-row>
        <table:table-row table:style-name="Tabla20.1">
          <table:table-cell table:style-name="Tabla20.A9" office:value-type="string">
            <text:p text:style-name="P16"><text:span text:style-name="Code_20_Small"><text:span text:style-name="T10">void</text:span></text:span></text:p>
          </table:table-cell>
          <table:table-cell table:style-name="Tabla20.B9" office:value-type="string">
            <text:p text:style-name="P17"><text:a xlink:type="simple" xlink:href="file:///l%22b69"><text:span text:style-name="Internet_20_link"><text:span text:style-name="T15">setVista</text:span></text:span></text:a><text:span text:style-name="Code"><text:span text:style-name="T9">(String vista)</text:span></text:span></text:p>
            <text:p text:style-name="P18"><text:span text:style-name="T6">Setter of the property </text:span><text:span text:style-name="T8">vista</text:span></text:p>
          </table:table-cell>
          <table:table-cell table:style-name="Tabla20.C9" office:value-type="string">
            <text:p text:style-name="P15"><text:bookmark-ref text:reference-format="page" text:ref-name="b69">21</text:bookmark-ref></text:p>
          </table:table-cell>
        </table:table-row>
      </table:table>
      <text:p text:style-name="P21"><text:span text:style-name="T7">Constructor Detail</text:span></text:p>
      <text:p text:style-name="P22"><text:bookmark text:name="b61"/><text:span text:style-name="T7">AccionAjaxInterpretar</text:span></text:p>
      <text:p text:style-name="P3"><text:span text:style-name="Code"><text:span text:style-name="T8">public AccionAjaxInterpretar</text:span></text:span><text:span text:style-name="Code"><text:span text:style-name="T9">()</text:span></text:span></text:p>
      <text:p text:style-name="P21"><text:span text:style-name="T7">Method Detail</text:span></text:p>
      <text:p text:style-name="P22"><text:bookmark text:name="b62"/><text:span text:style-name="T7">ejecutar</text:span></text:p>
      <text:p text:style-name="P3"><text:span text:style-name="Code"><text:span text:style-name="T8">public boolean ejecutar</text:span></text:span><text:span text:style-name="Code"><text:span text:style-name="T9">(HttpServletRequest request,</text:span></text:span><text:line-break/><text:span text:style-name="Code"><text:span text:style-name="T9">                        HttpServletResponse response)</text:span></text:span><text:line-break/><text:span text:style-name="Code"><text:span text:style-name="T9">                 throws ServletException,</text:span></text:span><text:line-break/><text:span text:style-name="Code"><text:span text:style-name="T9">                        IOException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jecuta el proceso asociado a una acción.</text:span></text:p>
      <text:p text:style-name="P11"><text:span text:style-name="T6">Specified by:</text:span></text:p>
      <text:p text:style-name="P19"><text:a xlink:type="simple" xlink:href="file:///l%22b3"><text:span text:style-name="Code"><text:span text:style-name="T16">ejecuta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request</text:span></text:span><text:span text:style-name="Default_20_Paragraph_20_Font"><text:span text:style-name="T6"> - La petición</text:span></text:span></text:p>
      <text:p text:style-name="P19"><text:soft-page-break/><text:span text:style-name="Code"><text:span text:style-name="T8">response</text:span></text:span><text:span text:style-name="Default_20_Paragraph_20_Font"><text:span text:style-name="T6"> - La respuesta</text:span></text:span></text:p>
      <text:p text:style-name="P11"><text:span text:style-name="T6">Returns:</text:span></text:p>
      <text:p text:style-name="P19"><text:span text:style-name="T6">True o false en función de que se ejecute correctamente o no.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rror en ejecución del Servlet</text:span></text:span></text:p>
      <text:p text:style-name="P19"><text:span text:style-name="Code"><text:span text:style-name="T8">IOException</text:span></text:span><text:span text:style-name="Default_20_Paragraph_20_Font"><text:span text:style-name="T6"> - Error en entrada o salida.</text:span></text:span></text:p>
      <text:p text:style-name="P12"/>
      <text:p text:style-name="P23"><text:bookmark text:name="b63"/><text:span text:style-name="T7">getVista</text:span></text:p>
      <text:p text:style-name="P3"><text:span text:style-name="Code"><text:span text:style-name="T8">public String getVista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la vista establecida por la acción.</text:span></text:p>
      <text:p text:style-name="P11"><text:span text:style-name="T6">Specified by:</text:span></text:p>
      <text:p text:style-name="P19"><text:a xlink:type="simple" xlink:href="file:///l%22b4"><text:span text:style-name="Code"><text:span text:style-name="T16">getVista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Cadena con el nombre de la vista que debe proporcionarse.</text:span></text:p>
      <text:p text:style-name="P12"/>
      <text:p text:style-name="P23"><text:bookmark text:name="b64"/><text:span text:style-name="T7">getModelo</text:span></text:p>
      <text:p text:style-name="P3"><text:span text:style-name="Code"><text:span text:style-name="T8">public </text:span></text:span><text:a xlink:type="simple" xlink:href="file:///l%22b162"><text:span text:style-name="Internet_20_link"><text:span text:style-name="T16">ModeloAjax</text:span></text:span></text:a><text:span text:style-name="Code"><text:span text:style-name="T8"> getModelo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representa el modelo que procesará la vista.</text:span></text:p>
      <text:p text:style-name="P11"><text:span text:style-name="T6">Specified by:</text:span></text:p>
      <text:p text:style-name="P19"><text:a xlink:type="simple" xlink:href="file:///l%22b5"><text:span text:style-name="Code"><text:span text:style-name="T16">getModelo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Un Object que representa el modelo a procesar por la vista.</text:span></text:p>
      <text:p text:style-name="P12"/>
      <text:p text:style-name="P23"><text:bookmark text:name="b65"/><text:span text:style-name="T7">setSc</text:span></text:p>
      <text:p text:style-name="P3"><text:span text:style-name="Code"><text:span text:style-name="T8">public void setSc</text:span></text:span><text:span text:style-name="Code"><text:span text:style-name="T9">(ServletContext sc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contexto de aplicación sobre el que trabajará la acción.</text:span></text:p>
      <text:p text:style-name="P11"><text:span text:style-name="T6">Specified by:</text:span></text:p>
      <text:p text:style-name="P19"><text:a xlink:type="simple" xlink:href="file:///l%22b6"><text:span text:style-name="Code"><text:span text:style-name="T16">setSc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sc</text:span></text:span><text:span text:style-name="Default_20_Paragraph_20_Font"><text:span text:style-name="T6"> - Contexto de aplicación.</text:span></text:span></text:p>
      <text:p text:style-name="P12"/>
      <text:p text:style-name="P23"><text:bookmark text:name="b66"/><text:span text:style-name="T7">getError</text:span></text:p>
      <text:p text:style-name="P3"><text:span text:style-name="Code"><text:span text:style-name="T8">public Exception getError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encapsula una situación de error grave, y que será procesada de manera especial.</text:span></text:p>
      <text:p text:style-name="P11"><text:span text:style-name="T6">Specified by:</text:span></text:p>
      <text:p text:style-name="P19"><text:a xlink:type="simple" xlink:href="file:///l%22b7"><text:span text:style-name="Code"><text:span text:style-name="T16">getErro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Objeto de tipo Exception que representa la situación de error.</text:span></text:p>
      <text:p text:style-name="P12"/>
      <text:p text:style-name="P23"><text:bookmark text:name="b67"/><text:span text:style-name="T7">setDS</text:span></text:p>
      <text:p text:style-name="P3"><text:span text:style-name="Code"><text:span text:style-name="T8">public void setDS</text:span></text:span><text:span text:style-name="Code"><text:span text:style-name="T9">(DataSource ds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datasource a partir del cual la acción podrá comunicarse con la base de datos correspondiente.</text:span></text:p>
      <text:p text:style-name="P11"><text:span text:style-name="T6">Specified by:</text:span></text:p>
      <text:p text:style-name="P19"><text:a xlink:type="simple" xlink:href="file:///l%22b8"><text:span text:style-name="Code"><text:span text:style-name="T16">setDS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Datasource</text:span></text:span></text:p>
      <text:p text:style-name="P12"/>
      <text:p text:style-name="P23"><text:bookmark text:name="b68"/><text:span text:style-name="T7">setSQL</text:span></text:p>
      <text:p text:style-name="P3"><text:span text:style-name="Code"><text:span text:style-name="T8">public void setSQL</text:span></text:span><text:span text:style-name="Code"><text:span text:style-name="T9">(String archivoSql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 el archivo que se tomara para las sentencias sql que utilizara el BeanDAO</text:span></text:p>
      <text:p text:style-name="P11"><text:span text:style-name="T6">Specified by:</text:span></text:p>
      <text:p text:style-name="P19"><text:a xlink:type="simple" xlink:href="file:///l%22b9"><text:span text:style-name="Code"><text:span text:style-name="T16">setSQL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2"/>
      <text:p text:style-name="P23"><text:bookmark text:name="b69"/><text:soft-page-break/><text:span text:style-name="T7">setVista</text:span></text:p>
      <text:p text:style-name="P3"><text:span text:style-name="Code"><text:span text:style-name="T8">public void setVista</text:span></text:span><text:span text:style-name="Code"><text:span text:style-name="T9">(String vista)</text:span></text:span></text:p>
      <text:p text:style-name="P11"><text:span text:style-name="T6">Setter of the property </text:span><text:span text:style-name="T8">vista</text:span></text:p>
      <text:p text:style-name="P11"><text:span text:style-name="T6">Parameters:</text:span></text:p>
      <text:p text:style-name="P19"><text:span text:style-name="Code"><text:span text:style-name="T8">vista</text:span></text:span><text:span text:style-name="Default_20_Paragraph_20_Font"><text:span text:style-name="T6"> - The vista to set.</text:span></text:span></text:p>
      <text:p text:style-name="P38"><text:bookmark text:name="b82"/><text:span text:style-name="T7">Class AccionAjaxListaArchivos</text:span></text:p>
      <text:p text:style-name="Standard"><text:a xlink:type="simple" xlink:href="file:///l%22b23"><text:span text:style-name="Internet_20_link"><text:span text:style-name="T14">ajaxmvc.modelo.accione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9"><draw:image xlink:href="Pictures/100002000000000F0000000EA483482C.png" xlink:type="simple" xlink:show="embed" xlink:actuate="onLoad"/></draw:frame></text:span></text:span><text:span text:style-name="Code"><text:span text:style-name="T8">ajaxmvc.modelo.acciones.AccionAjaxListaArchivos</text:span></text:span></text:p>
      <text:p text:style-name="List_20_Heading"><text:span text:style-name="T6">All Implemented Interfaces:</text:span></text:p>
      <text:p text:style-name="P11"><text:a xlink:type="simple" xlink:href="file:///l%22b10"><text:span text:style-name="Internet_20_link"><text:span text:style-name="T13">Accion</text:span></text:span></text:a></text:p>
      <text:p text:style-name="P13"/>
      <text:p text:style-name="P3"><text:span text:style-name="Code"><text:span text:style-name="T8">public class AccionAjaxListaArchivos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</text:span></text:span><text:a xlink:type="simple" xlink:href="file:///l%22b10"><text:span text:style-name="Internet_20_link"><text:span text:style-name="T16">Accion</text:span></text:span></text:a></text:p>
      <text:p text:style-name="P12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21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21.1">
          <table:table-cell table:style-name="Tabla21.A2" office:value-type="string">
            <text:p text:style-name="P14"><text:a xlink:type="simple" xlink:href="file:///l%22b71"><text:span text:style-name="Internet_20_link"><text:span text:style-name="T15">AccionAjaxListaArchivos</text:span></text:span></text:a><text:span text:style-name="Code"><text:span text:style-name="T9">()</text:span></text:span></text:p>
          </table:table-cell>
          <table:table-cell table:style-name="Tabla21.B2" office:value-type="string">
            <text:p text:style-name="P15"><text:bookmark-ref text:reference-format="page" text:ref-name="b71">22</text:bookmark-ref></text:p>
          </table:table-cell>
        </table:table-row>
      </table:table>
      <text:p text:style-name="P1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22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22.1">
          <table:table-cell table:style-name="Tabla22.A2" office:value-type="string">
            <text:p text:style-name="P16"><text:span text:style-name="Code_20_Small"><text:span text:style-name="T10">boolean</text:span></text:span></text:p>
          </table:table-cell>
          <table:table-cell table:style-name="Tabla22.B2" office:value-type="string">
            <text:p text:style-name="P17"><text:a xlink:type="simple" xlink:href="file:///l%22b72"><text:span text:style-name="Internet_20_link"><text:span text:style-name="T15">ejecutar</text:span></text:span></text:a><text:span text:style-name="Code"><text:span text:style-name="T9">(HttpServletRequest request, HttpServletResponse response)</text:span></text:span></text:p>
            <text:p text:style-name="P18"><text:span text:style-name="T6">Ejecuta una consulta a la base de datos para recoger los nombre de archivos y el tipo (C=conductor, V=vehiculo) de un usuario identificado</text:span></text:p>
          </table:table-cell>
          <table:table-cell table:style-name="Tabla22.C2" office:value-type="string">
            <text:p text:style-name="P15"><text:bookmark-ref text:reference-format="page" text:ref-name="b72">22</text:bookmark-ref></text:p>
          </table:table-cell>
        </table:table-row>
        <table:table-row table:style-name="Tabla22.1">
          <table:table-cell table:style-name="Tabla22.A3" office:value-type="string">
            <text:p text:style-name="P16"><text:a xlink:type="simple" xlink:href="file:///l%22b153"><text:span text:style-name="Internet_20_link"><text:span text:style-name="T18">BeanError</text:span></text:span></text:a></text:p>
          </table:table-cell>
          <table:table-cell table:style-name="Tabla22.B3" office:value-type="string">
            <text:p text:style-name="P17"><text:a xlink:type="simple" xlink:href="file:///l%22b76"><text:span text:style-name="Internet_20_link"><text:span text:style-name="T15">getError</text:span></text:span></text:a><text:span text:style-name="Code"><text:span text:style-name="T9">()</text:span></text:span></text:p>
            <text:p text:style-name="P18"><text:span text:style-name="T6">Devuelve el objeto que encapsula una situación de error grave, y que será procesada de manera especial.</text:span></text:p>
          </table:table-cell>
          <table:table-cell table:style-name="Tabla22.C3" office:value-type="string">
            <text:p text:style-name="P15"><text:bookmark-ref text:reference-format="page" text:ref-name="b76">23</text:bookmark-ref></text:p>
          </table:table-cell>
        </table:table-row>
        <table:table-row table:style-name="Tabla22.1">
          <table:table-cell table:style-name="Tabla22.A4" office:value-type="string">
            <text:p text:style-name="P16"><text:a xlink:type="simple" xlink:href="file:///l%22b162"><text:span text:style-name="Internet_20_link"><text:span text:style-name="T18">ModeloAjax</text:span></text:span></text:a></text:p>
          </table:table-cell>
          <table:table-cell table:style-name="Tabla22.B4" office:value-type="string">
            <text:p text:style-name="P17"><text:a xlink:type="simple" xlink:href="file:///l%22b75"><text:span text:style-name="Internet_20_link"><text:span text:style-name="T15">getModelo</text:span></text:span></text:a><text:span text:style-name="Code"><text:span text:style-name="T9">()</text:span></text:span></text:p>
            <text:p text:style-name="P18"><text:span text:style-name="T6">Devuelve el objeto que representa el modelo que procesará la vista.</text:span></text:p>
          </table:table-cell>
          <table:table-cell table:style-name="Tabla22.C4" office:value-type="string">
            <text:p text:style-name="P15"><text:bookmark-ref text:reference-format="page" text:ref-name="b75">23</text:bookmark-ref></text:p>
          </table:table-cell>
        </table:table-row>
        <table:table-row table:style-name="Tabla22.1">
          <table:table-cell table:style-name="Tabla22.A5" office:value-type="string">
            <text:p text:style-name="P16"><text:span text:style-name="Code_20_Small"><text:span text:style-name="T10">String</text:span></text:span></text:p>
          </table:table-cell>
          <table:table-cell table:style-name="Tabla22.B5" office:value-type="string">
            <text:p text:style-name="P17"><text:a xlink:type="simple" xlink:href="file:///l%22b74"><text:span text:style-name="Internet_20_link"><text:span text:style-name="T15">getVista</text:span></text:span></text:a><text:span text:style-name="Code"><text:span text:style-name="T9">()</text:span></text:span></text:p>
            <text:p text:style-name="P18"><text:span text:style-name="T6">Devuelve la vista establecida por la acción.</text:span></text:p>
          </table:table-cell>
          <table:table-cell table:style-name="Tabla22.C5" office:value-type="string">
            <text:p text:style-name="P15"><text:bookmark-ref text:reference-format="page" text:ref-name="b74">23</text:bookmark-ref></text:p>
          </table:table-cell>
        </table:table-row>
        <table:table-row table:style-name="Tabla22.1">
          <table:table-cell table:style-name="Tabla22.A6" office:value-type="string">
            <text:p text:style-name="P16"><text:span text:style-name="Code_20_Small"><text:span text:style-name="T10">void</text:span></text:span></text:p>
          </table:table-cell>
          <table:table-cell table:style-name="Tabla22.B6" office:value-type="string">
            <text:p text:style-name="P17"><text:a xlink:type="simple" xlink:href="file:///l%22b77"><text:span text:style-name="Internet_20_link"><text:span text:style-name="T15">setDS</text:span></text:span></text:a><text:span text:style-name="Code"><text:span text:style-name="T9">(DataSource ds)</text:span></text:span></text:p>
            <text:p text:style-name="P18"><text:span text:style-name="T6">datasource con el que vamos a trabajar para la base de datos</text:span></text:p>
          </table:table-cell>
          <table:table-cell table:style-name="Tabla22.C6" office:value-type="string">
            <text:p text:style-name="P15"><text:bookmark-ref text:reference-format="page" text:ref-name="b77">23</text:bookmark-ref></text:p>
          </table:table-cell>
        </table:table-row>
        <table:table-row table:style-name="Tabla22.1">
          <table:table-cell table:style-name="Tabla22.A7" office:value-type="string">
            <text:p text:style-name="P16"><text:span text:style-name="Code_20_Small"><text:span text:style-name="T10">void</text:span></text:span></text:p>
          </table:table-cell>
          <table:table-cell table:style-name="Tabla22.B7" office:value-type="string">
            <text:p text:style-name="P17"><text:a xlink:type="simple" xlink:href="file:///l%22b79"><text:span text:style-name="Internet_20_link"><text:span text:style-name="T15">setError</text:span></text:span></text:a><text:span text:style-name="Code"><text:span text:style-name="T9">(</text:span></text:span><text:a xlink:type="simple" xlink:href="file:///l%22b153"><text:span text:style-name="Internet_20_link"><text:span text:style-name="T17">BeanError</text:span></text:span></text:a><text:span text:style-name="Code"><text:span text:style-name="T9"> error)</text:span></text:span></text:p>
            <text:p text:style-name="P18"><text:span text:style-name="T6">Setter of the property </text:span><text:span text:style-name="T8">error</text:span></text:p>
          </table:table-cell>
          <table:table-cell table:style-name="Tabla22.C7" office:value-type="string">
            <text:p text:style-name="P15"><text:bookmark-ref text:reference-format="page" text:ref-name="b79">23</text:bookmark-ref></text:p>
          </table:table-cell>
        </table:table-row>
        <table:table-row table:style-name="Tabla22.1">
          <table:table-cell table:style-name="Tabla22.A8" office:value-type="string">
            <text:p text:style-name="P16"><text:span text:style-name="Code_20_Small"><text:span text:style-name="T10">void</text:span></text:span></text:p>
          </table:table-cell>
          <table:table-cell table:style-name="Tabla22.B8" office:value-type="string">
            <text:p text:style-name="P14"><text:a xlink:type="simple" xlink:href="file:///l%22b73"><text:span text:style-name="Internet_20_link"><text:span text:style-name="T15">setModelo</text:span></text:span></text:a><text:span text:style-name="Code"><text:span text:style-name="T9">(</text:span></text:span><text:a xlink:type="simple" xlink:href="file:///l%22b162"><text:span text:style-name="Internet_20_link"><text:span text:style-name="T17">ModeloAjax</text:span></text:span></text:a><text:span text:style-name="Code"><text:span text:style-name="T9"> modelo)</text:span></text:span></text:p>
          </table:table-cell>
          <table:table-cell table:style-name="Tabla22.C8" office:value-type="string">
            <text:p text:style-name="P15"><text:bookmark-ref text:reference-format="page" text:ref-name="b73">23</text:bookmark-ref></text:p>
          </table:table-cell>
        </table:table-row>
        <table:table-row table:style-name="Tabla22.1">
          <table:table-cell table:style-name="Tabla22.A9" office:value-type="string">
            <text:p text:style-name="P16"><text:span text:style-name="Code_20_Small"><text:span text:style-name="T10">void</text:span></text:span></text:p>
          </table:table-cell>
          <table:table-cell table:style-name="Tabla22.B9" office:value-type="string">
            <text:p text:style-name="P17"><text:a xlink:type="simple" xlink:href="file:///l%22b81"><text:span text:style-name="Internet_20_link"><text:span text:style-name="T15">setSc</text:span></text:span></text:a><text:span text:style-name="Code"><text:span text:style-name="T9">(ServletContext sc)</text:span></text:span></text:p>
            <text:p text:style-name="P18"><text:span text:style-name="T6">Establece el contexto de aplicación sobre el que trabajará la acción.</text:span></text:p>
          </table:table-cell>
          <table:table-cell table:style-name="Tabla22.C9" office:value-type="string">
            <text:p text:style-name="P15"><text:bookmark-ref text:reference-format="page" text:ref-name="b81">24</text:bookmark-ref></text:p>
          </table:table-cell>
        </table:table-row>
        <table:table-row table:style-name="Tabla22.1">
          <table:table-cell table:style-name="Tabla22.A10" office:value-type="string">
            <text:p text:style-name="P16"><text:span text:style-name="Code_20_Small"><text:span text:style-name="T10">void</text:span></text:span></text:p>
          </table:table-cell>
          <table:table-cell table:style-name="Tabla22.B10" office:value-type="string">
            <text:p text:style-name="P17"><text:a xlink:type="simple" xlink:href="file:///l%22b78"><text:span text:style-name="Internet_20_link"><text:span text:style-name="T15">setSQL</text:span></text:span></text:a><text:span text:style-name="Code"><text:span text:style-name="T9">(String archivoSql)</text:span></text:span></text:p>
            <text:p text:style-name="P18"><text:span text:style-name="T6">Establece el nombre del archivo de las sentencias sql</text:span></text:p>
          </table:table-cell>
          <table:table-cell table:style-name="Tabla22.C10" office:value-type="string">
            <text:p text:style-name="P15"><text:bookmark-ref text:reference-format="page" text:ref-name="b78">23</text:bookmark-ref></text:p>
          </table:table-cell>
        </table:table-row>
        <table:table-row table:style-name="Tabla22.1">
          <table:table-cell table:style-name="Tabla22.A11" office:value-type="string">
            <text:p text:style-name="P16"><text:span text:style-name="Code_20_Small"><text:span text:style-name="T10">void</text:span></text:span></text:p>
          </table:table-cell>
          <table:table-cell table:style-name="Tabla22.B11" office:value-type="string">
            <text:p text:style-name="P17"><text:a xlink:type="simple" xlink:href="file:///l%22b80"><text:span text:style-name="Internet_20_link"><text:span text:style-name="T15">setVista</text:span></text:span></text:a><text:span text:style-name="Code"><text:span text:style-name="T9">(String vista)</text:span></text:span></text:p>
            <text:p text:style-name="P18"><text:span text:style-name="T6">Setter of the property </text:span><text:span text:style-name="T8">vista</text:span></text:p>
          </table:table-cell>
          <table:table-cell table:style-name="Tabla22.C11" office:value-type="string">
            <text:p text:style-name="P15"><text:bookmark-ref text:reference-format="page" text:ref-name="b80">24</text:bookmark-ref></text:p>
          </table:table-cell>
        </table:table-row>
      </table:table>
      <text:p text:style-name="P21"><text:span text:style-name="T7">Constructor Detail</text:span></text:p>
      <text:p text:style-name="P22"><text:bookmark text:name="b71"/><text:span text:style-name="T7">AccionAjaxListaArchivos</text:span></text:p>
      <text:p text:style-name="P3"><text:span text:style-name="Code"><text:span text:style-name="T8">public AccionAjaxListaArchivos</text:span></text:span><text:span text:style-name="Code"><text:span text:style-name="T9">()</text:span></text:span></text:p>
      <text:p text:style-name="P21"><text:span text:style-name="T7">Method Detail</text:span></text:p>
      <text:p text:style-name="P22"><text:bookmark text:name="b72"/><text:span text:style-name="T7">ejecutar</text:span></text:p>
      <text:p text:style-name="P3"><text:span text:style-name="Code"><text:span text:style-name="T8">public boolean ejecutar</text:span></text:span><text:span text:style-name="Code"><text:span text:style-name="T9">(HttpServletRequest request,</text:span></text:span><text:line-break/><text:span text:style-name="Code"><text:span text:style-name="T9">                        HttpServletResponse response)</text:span></text:span><text:line-break/><text:span text:style-name="Code"><text:span text:style-name="T9">                 throws ServletException,</text:span></text:span><text:line-break/><text:span text:style-name="Code"><text:span text:style-name="T9">                        IOException</text:span></text:span></text:p>
      <text:p text:style-name="P11"><text:span text:style-name="T6">Ejecuta una consulta a la base de datos para recoger los nombre de archivos y el tipo (C=conductor, V=vehiculo) de un usuario identificado</text:span></text:p>
      <text:p text:style-name="P11"><text:soft-page-break/><text:span text:style-name="T6">Specified by:</text:span></text:p>
      <text:p text:style-name="P19"><text:a xlink:type="simple" xlink:href="file:///l%22b3"><text:span text:style-name="Code"><text:span text:style-name="T16">ejecuta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request</text:span></text:span><text:span text:style-name="Default_20_Paragraph_20_Font"><text:span text:style-name="T6"> - La petición</text:span></text:span></text:p>
      <text:p text:style-name="P19"><text:span text:style-name="Code"><text:span text:style-name="T8">response</text:span></text:span><text:span text:style-name="Default_20_Paragraph_20_Font"><text:span text:style-name="T6"> - La respuesta</text:span></text:span></text:p>
      <text:p text:style-name="P11"><text:span text:style-name="T6">Returns:</text:span></text:p>
      <text:p text:style-name="P19"><text:span text:style-name="T6">True o false en función de que se ejecute correctamente o no.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rror en ejecución del Servlet</text:span></text:span></text:p>
      <text:p text:style-name="P19"><text:span text:style-name="Code"><text:span text:style-name="T8">IOException</text:span></text:span><text:span text:style-name="Default_20_Paragraph_20_Font"><text:span text:style-name="T6"> - Error en entrada o salida.</text:span></text:span></text:p>
      <text:p text:style-name="P12"/>
      <text:p text:style-name="P23"><text:bookmark text:name="b73"/><text:span text:style-name="T7">setModelo</text:span></text:p>
      <text:p text:style-name="P3"><text:span text:style-name="Code"><text:span text:style-name="T8">public void setModelo</text:span></text:span><text:span text:style-name="Code"><text:span text:style-name="T9">(</text:span></text:span><text:a xlink:type="simple" xlink:href="file:///l%22b162"><text:span text:style-name="Internet_20_link"><text:span text:style-name="T17">ModeloAjax</text:span></text:span></text:a><text:span text:style-name="Code"><text:span text:style-name="T9"> modelo)</text:span></text:span></text:p>
      <text:p text:style-name="P12"/>
      <text:p text:style-name="P23"><text:bookmark text:name="b74"/><text:span text:style-name="T7">getVista</text:span></text:p>
      <text:p text:style-name="P3"><text:span text:style-name="Code"><text:span text:style-name="T8">public String getVista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la vista establecida por la acción.</text:span></text:p>
      <text:p text:style-name="P11"><text:span text:style-name="T6">Specified by:</text:span></text:p>
      <text:p text:style-name="P19"><text:a xlink:type="simple" xlink:href="file:///l%22b4"><text:span text:style-name="Code"><text:span text:style-name="T16">getVista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Cadena con el nombre de la vista que debe proporcionarse.</text:span></text:p>
      <text:p text:style-name="P12"/>
      <text:p text:style-name="P23"><text:bookmark text:name="b75"/><text:span text:style-name="T7">getModelo</text:span></text:p>
      <text:p text:style-name="P3"><text:span text:style-name="Code"><text:span text:style-name="T8">public </text:span></text:span><text:a xlink:type="simple" xlink:href="file:///l%22b162"><text:span text:style-name="Internet_20_link"><text:span text:style-name="T16">ModeloAjax</text:span></text:span></text:a><text:span text:style-name="Code"><text:span text:style-name="T8"> getModelo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representa el modelo que procesará la vista.</text:span></text:p>
      <text:p text:style-name="P11"><text:span text:style-name="T6">Specified by:</text:span></text:p>
      <text:p text:style-name="P19"><text:a xlink:type="simple" xlink:href="file:///l%22b5"><text:span text:style-name="Code"><text:span text:style-name="T16">getModelo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Un Object que representa el modelo a procesar por la vista.</text:span></text:p>
      <text:p text:style-name="P12"/>
      <text:p text:style-name="P23"><text:bookmark text:name="b76"/><text:span text:style-name="T7">getError</text:span></text:p>
      <text:p text:style-name="P3"><text:span text:style-name="Code"><text:span text:style-name="T8">public </text:span></text:span><text:a xlink:type="simple" xlink:href="file:///l%22b153"><text:span text:style-name="Internet_20_link"><text:span text:style-name="T16">BeanError</text:span></text:span></text:a><text:span text:style-name="Code"><text:span text:style-name="T8"> getError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encapsula una situación de error grave, y que será procesada de manera especial.</text:span></text:p>
      <text:p text:style-name="P11"><text:span text:style-name="T6">Specified by:</text:span></text:p>
      <text:p text:style-name="P19"><text:a xlink:type="simple" xlink:href="file:///l%22b7"><text:span text:style-name="Code"><text:span text:style-name="T16">getErro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Objeto de tipo Exception que representa la situación de error.</text:span></text:p>
      <text:p text:style-name="P12"/>
      <text:p text:style-name="P23"><text:bookmark text:name="b77"/><text:span text:style-name="T7">setDS</text:span></text:p>
      <text:p text:style-name="P3"><text:span text:style-name="Code"><text:span text:style-name="T8">public void setDS</text:span></text:span><text:span text:style-name="Code"><text:span text:style-name="T9">(DataSource ds)</text:span></text:span></text:p>
      <text:p text:style-name="P11"><text:span text:style-name="T6">datasource con el que vamos a trabajar para la base de datos</text:span></text:p>
      <text:p text:style-name="P11"><text:span text:style-name="T6">Specified by:</text:span></text:p>
      <text:p text:style-name="P19"><text:a xlink:type="simple" xlink:href="file:///l%22b8"><text:span text:style-name="Code"><text:span text:style-name="T16">setDS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Datasource</text:span></text:span></text:p>
      <text:p text:style-name="P12"/>
      <text:p text:style-name="P23"><text:bookmark text:name="b78"/><text:span text:style-name="T7">setSQL</text:span></text:p>
      <text:p text:style-name="P3"><text:span text:style-name="Code"><text:span text:style-name="T8">public void setSQL</text:span></text:span><text:span text:style-name="Code"><text:span text:style-name="T9">(String archivoSql)</text:span></text:span></text:p>
      <text:p text:style-name="P11"><text:span text:style-name="T6">Establece el nombre del archivo de las sentencias sql</text:span></text:p>
      <text:p text:style-name="P11"><text:span text:style-name="T6">Specified by:</text:span></text:p>
      <text:p text:style-name="P19"><text:a xlink:type="simple" xlink:href="file:///l%22b9"><text:span text:style-name="Code"><text:span text:style-name="T16">setSQL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2"/>
      <text:p text:style-name="P23"><text:bookmark text:name="b79"/><text:span text:style-name="T7">setError</text:span></text:p>
      <text:p text:style-name="P3"><text:span text:style-name="Code"><text:span text:style-name="T8">public void setError</text:span></text:span><text:span text:style-name="Code"><text:span text:style-name="T9">(</text:span></text:span><text:a xlink:type="simple" xlink:href="file:///l%22b153"><text:span text:style-name="Internet_20_link"><text:span text:style-name="T17">BeanError</text:span></text:span></text:a><text:span text:style-name="Code"><text:span text:style-name="T9"> error)</text:span></text:span></text:p>
      <text:p text:style-name="P11"><text:span text:style-name="T6">Setter of the property </text:span><text:span text:style-name="T8">error</text:span></text:p>
      <text:p text:style-name="P11"><text:span text:style-name="T6">Parameters:</text:span></text:p>
      <text:p text:style-name="P19"><text:span text:style-name="Code"><text:span text:style-name="T8">error</text:span></text:span><text:span text:style-name="Default_20_Paragraph_20_Font"><text:span text:style-name="T6"> - The error to set.</text:span></text:span></text:p>
      <text:p text:style-name="P12"/>
      <text:p text:style-name="P23"><text:bookmark text:name="b80"/><text:soft-page-break/><text:span text:style-name="T7">setVista</text:span></text:p>
      <text:p text:style-name="P3"><text:span text:style-name="Code"><text:span text:style-name="T8">public void setVista</text:span></text:span><text:span text:style-name="Code"><text:span text:style-name="T9">(String vista)</text:span></text:span></text:p>
      <text:p text:style-name="P11"><text:span text:style-name="T6">Setter of the property </text:span><text:span text:style-name="T8">vista</text:span></text:p>
      <text:p text:style-name="P11"><text:span text:style-name="T6">Parameters:</text:span></text:p>
      <text:p text:style-name="P19"><text:span text:style-name="Code"><text:span text:style-name="T8">vista</text:span></text:span><text:span text:style-name="Default_20_Paragraph_20_Font"><text:span text:style-name="T6"> - The vista to set.</text:span></text:span></text:p>
      <text:p text:style-name="P12"/>
      <text:p text:style-name="P23"><text:bookmark text:name="b81"/><text:span text:style-name="T7">setSc</text:span></text:p>
      <text:p text:style-name="P3"><text:span text:style-name="Code"><text:span text:style-name="T8">public void setSc</text:span></text:span><text:span text:style-name="Code"><text:span text:style-name="T9">(ServletContext sc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contexto de aplicación sobre el que trabajará la acción.</text:span></text:p>
      <text:p text:style-name="P11"><text:span text:style-name="T6">Specified by:</text:span></text:p>
      <text:p text:style-name="P19"><text:a xlink:type="simple" xlink:href="file:///l%22b6"><text:span text:style-name="Code"><text:span text:style-name="T16">setSc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sc</text:span></text:span><text:span text:style-name="Default_20_Paragraph_20_Font"><text:span text:style-name="T6"> - Contexto de aplicación.</text:span></text:span></text:p>
      <text:p text:style-name="P39"><text:bookmark text:name="b93"/><text:span text:style-name="T7">Class AccionAjaxLogin</text:span></text:p>
      <text:p text:style-name="Standard"><text:a xlink:type="simple" xlink:href="file:///l%22b23"><text:span text:style-name="Internet_20_link"><text:span text:style-name="T14">ajaxmvc.modelo.accione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10"><draw:image xlink:href="Pictures/100002000000000F0000000EA483482C.png" xlink:type="simple" xlink:show="embed" xlink:actuate="onLoad"/></draw:frame></text:span></text:span><text:span text:style-name="Code"><text:span text:style-name="T8">ajaxmvc.modelo.acciones.AccionAjaxLogin</text:span></text:span></text:p>
      <text:p text:style-name="List_20_Heading"><text:span text:style-name="T6">All Implemented Interfaces:</text:span></text:p>
      <text:p text:style-name="P11"><text:a xlink:type="simple" xlink:href="file:///l%22b10"><text:span text:style-name="Internet_20_link"><text:span text:style-name="T13">Accion</text:span></text:span></text:a></text:p>
      <text:p text:style-name="P13"/>
      <text:p text:style-name="P3"><text:span text:style-name="Code"><text:span text:style-name="T8">public class AccionAjaxLogin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</text:span></text:span><text:a xlink:type="simple" xlink:href="file:///l%22b10"><text:span text:style-name="Internet_20_link"><text:span text:style-name="T16">Accion</text:span></text:span></text:a></text:p>
      <text:p text:style-name="P12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23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23.1">
          <table:table-cell table:style-name="Tabla23.A2" office:value-type="string">
            <text:p text:style-name="P14"><text:a xlink:type="simple" xlink:href="file:///l%22b83"><text:span text:style-name="Internet_20_link"><text:span text:style-name="T15">AccionAjaxLogin</text:span></text:span></text:a><text:span text:style-name="Code"><text:span text:style-name="T9">()</text:span></text:span></text:p>
          </table:table-cell>
          <table:table-cell table:style-name="Tabla23.B2" office:value-type="string">
            <text:p text:style-name="P15"><text:bookmark-ref text:reference-format="page" text:ref-name="b83">25</text:bookmark-ref></text:p>
          </table:table-cell>
        </table:table-row>
      </table:table>
      <text:p text:style-name="P1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24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24.1">
          <table:table-cell table:style-name="Tabla24.A2" office:value-type="string">
            <text:p text:style-name="P16"><text:span text:style-name="Code_20_Small"><text:span text:style-name="T10">boolean</text:span></text:span></text:p>
          </table:table-cell>
          <table:table-cell table:style-name="Tabla24.B2" office:value-type="string">
            <text:p text:style-name="P17"><text:a xlink:type="simple" xlink:href="file:///l%22b84"><text:span text:style-name="Internet_20_link"><text:span text:style-name="T15">ejecutar</text:span></text:span></text:a><text:span text:style-name="Code"><text:span text:style-name="T9">(HttpServletRequest request, HttpServletResponse response)</text:span></text:span></text:p>
            <text:p text:style-name="P18"><text:span text:style-name="T6">Ejecuta el proceso asociado a una acción.</text:span></text:p>
          </table:table-cell>
          <table:table-cell table:style-name="Tabla24.C2" office:value-type="string">
            <text:p text:style-name="P15"><text:bookmark-ref text:reference-format="page" text:ref-name="b84">25</text:bookmark-ref></text:p>
          </table:table-cell>
        </table:table-row>
        <table:table-row table:style-name="Tabla24.1">
          <table:table-cell table:style-name="Tabla24.A3" office:value-type="string">
            <text:p text:style-name="P16"><text:span text:style-name="Code_20_Small"><text:span text:style-name="T10">Exception</text:span></text:span></text:p>
          </table:table-cell>
          <table:table-cell table:style-name="Tabla24.B3" office:value-type="string">
            <text:p text:style-name="P17"><text:a xlink:type="simple" xlink:href="file:///l%22b88"><text:span text:style-name="Internet_20_link"><text:span text:style-name="T15">getError</text:span></text:span></text:a><text:span text:style-name="Code"><text:span text:style-name="T9">()</text:span></text:span></text:p>
            <text:p text:style-name="P18"><text:span text:style-name="T6">Devuelve el objeto que encapsula una situación de error grave, y que será procesada de manera especial.</text:span></text:p>
          </table:table-cell>
          <table:table-cell table:style-name="Tabla24.C3" office:value-type="string">
            <text:p text:style-name="P15"><text:bookmark-ref text:reference-format="page" text:ref-name="b88">26</text:bookmark-ref></text:p>
          </table:table-cell>
        </table:table-row>
        <table:table-row table:style-name="Tabla24.1">
          <table:table-cell table:style-name="Tabla24.A4" office:value-type="string">
            <text:p text:style-name="P16"><text:span text:style-name="Code_20_Small"><text:span text:style-name="T10">Object</text:span></text:span></text:p>
          </table:table-cell>
          <table:table-cell table:style-name="Tabla24.B4" office:value-type="string">
            <text:p text:style-name="P17"><text:a xlink:type="simple" xlink:href="file:///l%22b86"><text:span text:style-name="Internet_20_link"><text:span text:style-name="T15">getModelo</text:span></text:span></text:a><text:span text:style-name="Code"><text:span text:style-name="T9">()</text:span></text:span></text:p>
            <text:p text:style-name="P18"><text:span text:style-name="T6">Devuelve el objeto que representa el modelo que procesará la vista.</text:span></text:p>
          </table:table-cell>
          <table:table-cell table:style-name="Tabla24.C4" office:value-type="string">
            <text:p text:style-name="P15"><text:bookmark-ref text:reference-format="page" text:ref-name="b86">26</text:bookmark-ref></text:p>
          </table:table-cell>
        </table:table-row>
        <table:table-row table:style-name="Tabla24.1">
          <table:table-cell table:style-name="Tabla24.A5" office:value-type="string">
            <text:p text:style-name="P16"><text:span text:style-name="Code_20_Small"><text:span text:style-name="T10">String</text:span></text:span></text:p>
          </table:table-cell>
          <table:table-cell table:style-name="Tabla24.B5" office:value-type="string">
            <text:p text:style-name="P17"><text:a xlink:type="simple" xlink:href="file:///l%22b85"><text:span text:style-name="Internet_20_link"><text:span text:style-name="T15">getVista</text:span></text:span></text:a><text:span text:style-name="Code"><text:span text:style-name="T9">()</text:span></text:span></text:p>
            <text:p text:style-name="P18"><text:span text:style-name="T6">Devuelve la vista establecida por la acción.</text:span></text:p>
          </table:table-cell>
          <table:table-cell table:style-name="Tabla24.C5" office:value-type="string">
            <text:p text:style-name="P15"><text:bookmark-ref text:reference-format="page" text:ref-name="b85">26</text:bookmark-ref></text:p>
          </table:table-cell>
        </table:table-row>
        <table:table-row table:style-name="Tabla24.1">
          <table:table-cell table:style-name="Tabla24.A6" office:value-type="string">
            <text:p text:style-name="P16"><text:span text:style-name="Code_20_Small"><text:span text:style-name="T10">void</text:span></text:span></text:p>
          </table:table-cell>
          <table:table-cell table:style-name="Tabla24.B6" office:value-type="string">
            <text:p text:style-name="P17"><text:a xlink:type="simple" xlink:href="file:///l%22b89"><text:span text:style-name="Internet_20_link"><text:span text:style-name="T15">setDS</text:span></text:span></text:a><text:span text:style-name="Code"><text:span text:style-name="T9">(DataSource ds)</text:span></text:span></text:p>
            <text:p text:style-name="P18"><text:span text:style-name="T6">Establece el datasource a partir del cual la acción podrá comunicarse con la base de datos correspondiente.</text:span></text:p>
          </table:table-cell>
          <table:table-cell table:style-name="Tabla24.C6" office:value-type="string">
            <text:p text:style-name="P15"><text:bookmark-ref text:reference-format="page" text:ref-name="b89">26</text:bookmark-ref></text:p>
          </table:table-cell>
        </table:table-row>
        <table:table-row table:style-name="Tabla24.1">
          <table:table-cell table:style-name="Tabla24.A7" office:value-type="string">
            <text:p text:style-name="P16"><text:span text:style-name="Code_20_Small"><text:span text:style-name="T10">void</text:span></text:span></text:p>
          </table:table-cell>
          <table:table-cell table:style-name="Tabla24.B7" office:value-type="string">
            <text:p text:style-name="P14"><text:a xlink:type="simple" xlink:href="file:///l%22b91"><text:span text:style-name="Internet_20_link"><text:span text:style-name="T15">setModelo</text:span></text:span></text:a><text:span text:style-name="Code"><text:span text:style-name="T9">(Object modelo)</text:span></text:span></text:p>
          </table:table-cell>
          <table:table-cell table:style-name="Tabla24.C7" office:value-type="string">
            <text:p text:style-name="P15"><text:bookmark-ref text:reference-format="page" text:ref-name="b91">27</text:bookmark-ref></text:p>
          </table:table-cell>
        </table:table-row>
        <table:table-row table:style-name="Tabla24.1">
          <table:table-cell table:style-name="Tabla24.A8" office:value-type="string">
            <text:p text:style-name="P16"><text:span text:style-name="Code_20_Small"><text:span text:style-name="T10">void</text:span></text:span></text:p>
          </table:table-cell>
          <table:table-cell table:style-name="Tabla24.B8" office:value-type="string">
            <text:p text:style-name="P17"><text:a xlink:type="simple" xlink:href="file:///l%22b87"><text:span text:style-name="Internet_20_link"><text:span text:style-name="T15">setSc</text:span></text:span></text:a><text:span text:style-name="Code"><text:span text:style-name="T9">(ServletContext sc)</text:span></text:span></text:p>
            <text:p text:style-name="P18"><text:span text:style-name="T6">Establece el contexto de aplicación sobre el que trabajará la acción.</text:span></text:p>
          </table:table-cell>
          <table:table-cell table:style-name="Tabla24.C8" office:value-type="string">
            <text:p text:style-name="P15"><text:bookmark-ref text:reference-format="page" text:ref-name="b87">26</text:bookmark-ref></text:p>
          </table:table-cell>
        </table:table-row>
        <table:table-row table:style-name="Tabla24.1">
          <table:table-cell table:style-name="Tabla24.A9" office:value-type="string">
            <text:p text:style-name="P16"><text:span text:style-name="Code_20_Small"><text:span text:style-name="T10">void</text:span></text:span></text:p>
          </table:table-cell>
          <table:table-cell table:style-name="Tabla24.B9" office:value-type="string">
            <text:p text:style-name="P17"><text:a xlink:type="simple" xlink:href="file:///l%22b90"><text:span text:style-name="Internet_20_link"><text:span text:style-name="T15">setSQL</text:span></text:span></text:a><text:span text:style-name="Code"><text:span text:style-name="T9">(String archivoSql)</text:span></text:span></text:p>
            <text:p text:style-name="P18"><text:span text:style-name="T6">Estable el archivo que se tomara para las sentencias sql que utilizara el BeanDAO</text:span></text:p>
          </table:table-cell>
          <table:table-cell table:style-name="Tabla24.C9" office:value-type="string">
            <text:p text:style-name="P15"><text:bookmark-ref text:reference-format="page" text:ref-name="b90">26</text:bookmark-ref></text:p>
          </table:table-cell>
        </table:table-row>
        <table:table-row table:style-name="Tabla24.1">
          <table:table-cell table:style-name="Tabla24.A10" office:value-type="string">
            <text:p text:style-name="P16"><text:span text:style-name="Code_20_Small"><text:span text:style-name="T10">void</text:span></text:span></text:p>
          </table:table-cell>
          <table:table-cell table:style-name="Tabla24.B10" office:value-type="string">
            <text:p text:style-name="P17"><text:a xlink:type="simple" xlink:href="file:///l%22b92"><text:span text:style-name="Internet_20_link"><text:span text:style-name="T15">setVista</text:span></text:span></text:a><text:span text:style-name="Code"><text:span text:style-name="T9">(String vista)</text:span></text:span></text:p>
            <text:p text:style-name="P18"><text:span text:style-name="T6">Setter of the property </text:span><text:span text:style-name="T8">vista</text:span></text:p>
          </table:table-cell>
          <table:table-cell table:style-name="Tabla24.C10" office:value-type="string">
            <text:p text:style-name="P15"><text:bookmark-ref text:reference-format="page" text:ref-name="b92">27</text:bookmark-ref></text:p>
          </table:table-cell>
        </table:table-row>
      </table:table>
      <text:p text:style-name="P21"><text:span text:style-name="T7">Constructor Detail</text:span></text:p>
      <text:p text:style-name="P22"><text:bookmark text:name="b83"/><text:span text:style-name="T7">AccionAjaxLogin</text:span></text:p>
      <text:p text:style-name="P3"><text:span text:style-name="Code"><text:span text:style-name="T8">public AccionAjaxLogin</text:span></text:span><text:span text:style-name="Code"><text:span text:style-name="T9">()</text:span></text:span></text:p>
      <text:p text:style-name="P21"><text:span text:style-name="T7">Method Detail</text:span></text:p>
      <text:p text:style-name="P22"><text:bookmark text:name="b84"/><text:span text:style-name="T7">ejecutar</text:span></text:p>
      <text:p text:style-name="P3"><text:span text:style-name="Code"><text:span text:style-name="T8">public boolean ejecutar</text:span></text:span><text:span text:style-name="Code"><text:span text:style-name="T9">(HttpServletRequest request,</text:span></text:span><text:line-break/><text:span text:style-name="Code"><text:span text:style-name="T9">                        HttpServletResponse response)</text:span></text:span><text:line-break/><text:span text:style-name="Code"><text:span text:style-name="T9">                 throws ServletException,</text:span></text:span><text:line-break/><text:span text:style-name="Code"><text:span text:style-name="T9">                        IOException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jecuta el proceso asociado a una acción.</text:span></text:p>
      <text:p text:style-name="P11"><text:span text:style-name="T6">Specified by:</text:span></text:p>
      <text:p text:style-name="P19"><text:a xlink:type="simple" xlink:href="file:///l%22b3"><text:span text:style-name="Code"><text:span text:style-name="T16">ejecuta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oft-page-break/><text:span text:style-name="Code"><text:span text:style-name="T8">request</text:span></text:span><text:span text:style-name="Default_20_Paragraph_20_Font"><text:span text:style-name="T6"> - La petición</text:span></text:span></text:p>
      <text:p text:style-name="P19"><text:span text:style-name="Code"><text:span text:style-name="T8">response</text:span></text:span><text:span text:style-name="Default_20_Paragraph_20_Font"><text:span text:style-name="T6"> - La respuesta</text:span></text:span></text:p>
      <text:p text:style-name="P11"><text:span text:style-name="T6">Returns:</text:span></text:p>
      <text:p text:style-name="P19"><text:span text:style-name="T6">True o false en función de que se ejecute correctamente o no.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rror en ejecución del Servlet</text:span></text:span></text:p>
      <text:p text:style-name="P19"><text:span text:style-name="Code"><text:span text:style-name="T8">IOException</text:span></text:span><text:span text:style-name="Default_20_Paragraph_20_Font"><text:span text:style-name="T6"> - Error en entrada o salida.</text:span></text:span></text:p>
      <text:p text:style-name="P12"/>
      <text:p text:style-name="P23"><text:bookmark text:name="b85"/><text:span text:style-name="T7">getVista</text:span></text:p>
      <text:p text:style-name="P3"><text:span text:style-name="Code"><text:span text:style-name="T8">public String getVista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la vista establecida por la acción.</text:span></text:p>
      <text:p text:style-name="P11"><text:span text:style-name="T6">Specified by:</text:span></text:p>
      <text:p text:style-name="P19"><text:a xlink:type="simple" xlink:href="file:///l%22b4"><text:span text:style-name="Code"><text:span text:style-name="T16">getVista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Cadena con el nombre de la vista que debe proporcionarse.</text:span></text:p>
      <text:p text:style-name="P12"/>
      <text:p text:style-name="P23"><text:bookmark text:name="b86"/><text:span text:style-name="T7">getModelo</text:span></text:p>
      <text:p text:style-name="P3"><text:span text:style-name="Code"><text:span text:style-name="T8">public Object getModelo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representa el modelo que procesará la vista.</text:span></text:p>
      <text:p text:style-name="P11"><text:span text:style-name="T6">Specified by:</text:span></text:p>
      <text:p text:style-name="P19"><text:a xlink:type="simple" xlink:href="file:///l%22b5"><text:span text:style-name="Code"><text:span text:style-name="T16">getModelo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Un Object que representa el modelo a procesar por la vista.</text:span></text:p>
      <text:p text:style-name="P12"/>
      <text:p text:style-name="P23"><text:bookmark text:name="b87"/><text:span text:style-name="T7">setSc</text:span></text:p>
      <text:p text:style-name="P3"><text:span text:style-name="Code"><text:span text:style-name="T8">public void setSc</text:span></text:span><text:span text:style-name="Code"><text:span text:style-name="T9">(ServletContext sc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contexto de aplicación sobre el que trabajará la acción.</text:span></text:p>
      <text:p text:style-name="P11"><text:span text:style-name="T6">Specified by:</text:span></text:p>
      <text:p text:style-name="P19"><text:a xlink:type="simple" xlink:href="file:///l%22b6"><text:span text:style-name="Code"><text:span text:style-name="T16">setSc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sc</text:span></text:span><text:span text:style-name="Default_20_Paragraph_20_Font"><text:span text:style-name="T6"> - Contexto de aplicación.</text:span></text:span></text:p>
      <text:p text:style-name="P12"/>
      <text:p text:style-name="P23"><text:bookmark text:name="b88"/><text:span text:style-name="T7">getError</text:span></text:p>
      <text:p text:style-name="P3"><text:span text:style-name="Code"><text:span text:style-name="T8">public Exception getError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encapsula una situación de error grave, y que será procesada de manera especial.</text:span></text:p>
      <text:p text:style-name="P11"><text:span text:style-name="T6">Specified by:</text:span></text:p>
      <text:p text:style-name="P19"><text:a xlink:type="simple" xlink:href="file:///l%22b7"><text:span text:style-name="Code"><text:span text:style-name="T16">getErro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Objeto de tipo Exception que representa la situación de error.</text:span></text:p>
      <text:p text:style-name="P12"/>
      <text:p text:style-name="P23"><text:bookmark text:name="b89"/><text:span text:style-name="T7">setDS</text:span></text:p>
      <text:p text:style-name="P3"><text:span text:style-name="Code"><text:span text:style-name="T8">public void setDS</text:span></text:span><text:span text:style-name="Code"><text:span text:style-name="T9">(DataSource ds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datasource a partir del cual la acción podrá comunicarse con la base de datos correspondiente.</text:span></text:p>
      <text:p text:style-name="P11"><text:span text:style-name="T6">Specified by:</text:span></text:p>
      <text:p text:style-name="P19"><text:a xlink:type="simple" xlink:href="file:///l%22b8"><text:span text:style-name="Code"><text:span text:style-name="T16">setDS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Datasource</text:span></text:span></text:p>
      <text:p text:style-name="P12"/>
      <text:p text:style-name="P23"><text:bookmark text:name="b90"/><text:span text:style-name="T7">setSQL</text:span></text:p>
      <text:p text:style-name="P3"><text:span text:style-name="Code"><text:span text:style-name="T8">public void setSQL</text:span></text:span><text:span text:style-name="Code"><text:span text:style-name="T9">(String archivoSql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 el archivo que se tomara para las sentencias sql que utilizara el BeanDAO</text:span></text:p>
      <text:p text:style-name="P11"><text:span text:style-name="T6">Specified by:</text:span></text:p>
      <text:p text:style-name="P19"><text:a xlink:type="simple" xlink:href="file:///l%22b9"><text:span text:style-name="Code"><text:span text:style-name="T16">setSQL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2"/>
      <text:p text:style-name="P23"><text:bookmark text:name="b91"/><text:soft-page-break/><text:span text:style-name="T7">setModelo</text:span></text:p>
      <text:p text:style-name="P3"><text:span text:style-name="Code"><text:span text:style-name="T8">public void setModelo</text:span></text:span><text:span text:style-name="Code"><text:span text:style-name="T9">(Object modelo)</text:span></text:span></text:p>
      <text:p text:style-name="P12"/>
      <text:p text:style-name="P23"><text:bookmark text:name="b92"/><text:span text:style-name="T7">setVista</text:span></text:p>
      <text:p text:style-name="P3"><text:span text:style-name="Code"><text:span text:style-name="T8">public void setVista</text:span></text:span><text:span text:style-name="Code"><text:span text:style-name="T9">(String vista)</text:span></text:span></text:p>
      <text:p text:style-name="P11"><text:span text:style-name="T6">Setter of the property </text:span><text:span text:style-name="T8">vista</text:span></text:p>
      <text:p text:style-name="P11"><text:span text:style-name="T6">Parameters:</text:span></text:p>
      <text:p text:style-name="P19"><text:span text:style-name="Code"><text:span text:style-name="T8">vista</text:span></text:span><text:span text:style-name="Default_20_Paragraph_20_Font"><text:span text:style-name="T6"> - The vista to set.</text:span></text:span></text:p>
      <text:p text:style-name="P40"><text:bookmark text:name="b113"/><text:span text:style-name="T7">Class AccionArchivo</text:span></text:p>
      <text:p text:style-name="Standard"><text:a xlink:type="simple" xlink:href="file:///l%22b23"><text:span text:style-name="Internet_20_link"><text:span text:style-name="T14">ajaxmvc.modelo.accione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11"><draw:image xlink:href="Pictures/100002000000000F0000000EA483482C.png" xlink:type="simple" xlink:show="embed" xlink:actuate="onLoad"/></draw:frame></text:span></text:span><text:span text:style-name="Code"><text:span text:style-name="T8">ajaxmvc.modelo.acciones.AccionArchivo</text:span></text:span></text:p>
      <text:p text:style-name="List_20_Heading"><text:span text:style-name="T6">All Implemented Interfaces:</text:span></text:p>
      <text:p text:style-name="P11"><text:a xlink:type="simple" xlink:href="file:///l%22b10"><text:span text:style-name="Internet_20_link"><text:span text:style-name="T13">Accion</text:span></text:span></text:a></text:p>
      <text:p text:style-name="P13"/>
      <text:p text:style-name="P3"><text:span text:style-name="Code"><text:span text:style-name="T8">public class AccionArchivo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</text:span></text:span><text:a xlink:type="simple" xlink:href="file:///l%22b10"><text:span text:style-name="Internet_20_link"><text:span text:style-name="T16">Accion</text:span></text:span></text:a></text:p>
      <text:p text:style-name="P12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25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25.1">
          <table:table-cell table:style-name="Tabla25.A2" office:value-type="string">
            <text:p text:style-name="P14"><text:a xlink:type="simple" xlink:href="file:///l%22b94"><text:span text:style-name="Internet_20_link"><text:span text:style-name="T15">AccionArchivo</text:span></text:span></text:a><text:span text:style-name="Code"><text:span text:style-name="T9">()</text:span></text:span></text:p>
          </table:table-cell>
          <table:table-cell table:style-name="Tabla25.B2" office:value-type="string">
            <text:p text:style-name="P15"><text:bookmark-ref text:reference-format="page" text:ref-name="b94">28</text:bookmark-ref></text:p>
          </table:table-cell>
        </table:table-row>
      </table:table>
      <text:p text:style-name="P1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a26.1">
          <table:table-cell table:style-name="Tabla26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26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26.1">
          <table:table-cell table:style-name="Tabla26.A2" office:value-type="string">
            <text:p text:style-name="P16"><text:span text:style-name="Code_20_Small"><text:span text:style-name="T10">boolean</text:span></text:span></text:p>
          </table:table-cell>
          <table:table-cell table:style-name="Tabla26.B2" office:value-type="string">
            <text:p text:style-name="P17"><text:a xlink:type="simple" xlink:href="file:///l%22b95"><text:span text:style-name="Internet_20_link"><text:span text:style-name="T15">ejecutar</text:span></text:span></text:a><text:span text:style-name="Code"><text:span text:style-name="T9">(HttpServletRequest request, HttpServletResponse response)</text:span></text:span></text:p>
            <text:p text:style-name="P18"><text:span text:style-name="T6">Ejecuta el proceso asociado a una acción.</text:span></text:p>
          </table:table-cell>
          <table:table-cell table:style-name="Tabla26.C2" office:value-type="string">
            <text:p text:style-name="P15"><text:bookmark-ref text:reference-format="page" text:ref-name="b95">29</text:bookmark-ref></text:p>
          </table:table-cell>
        </table:table-row>
        <table:table-row table:style-name="Tabla26.1">
          <table:table-cell table:style-name="Tabla26.A3" office:value-type="string">
            <text:p text:style-name="P16"><text:span text:style-name="Code_20_Small"><text:span text:style-name="T10">String</text:span></text:span></text:p>
          </table:table-cell>
          <table:table-cell table:style-name="Tabla26.B3" office:value-type="string">
            <text:p text:style-name="P14"><text:a xlink:type="simple" xlink:href="file:///l%22b106"><text:span text:style-name="Internet_20_link"><text:span text:style-name="T15">getArchivoSql</text:span></text:span></text:a><text:span text:style-name="Code"><text:span text:style-name="T9">()</text:span></text:span></text:p>
          </table:table-cell>
          <table:table-cell table:style-name="Tabla26.C3" office:value-type="string">
            <text:p text:style-name="P15"><text:bookmark-ref text:reference-format="page" text:ref-name="b106">30</text:bookmark-ref></text:p>
          </table:table-cell>
        </table:table-row>
        <table:table-row table:style-name="Tabla26.1">
          <table:table-cell table:style-name="Tabla26.A4" office:value-type="string">
            <text:p text:style-name="P16"><text:span text:style-name="Code_20_Small"><text:span text:style-name="T10">DataSource</text:span></text:span></text:p>
          </table:table-cell>
          <table:table-cell table:style-name="Tabla26.B4" office:value-type="string">
            <text:p text:style-name="P14"><text:a xlink:type="simple" xlink:href="file:///l%22b108"><text:span text:style-name="Internet_20_link"><text:span text:style-name="T15">getDS</text:span></text:span></text:a><text:span text:style-name="Code"><text:span text:style-name="T9">()</text:span></text:span></text:p>
          </table:table-cell>
          <table:table-cell table:style-name="Tabla26.C4" office:value-type="string">
            <text:p text:style-name="P15"><text:bookmark-ref text:reference-format="page" text:ref-name="b108">30</text:bookmark-ref></text:p>
          </table:table-cell>
        </table:table-row>
        <table:table-row table:style-name="Tabla26.1">
          <table:table-cell table:style-name="Tabla26.A5" office:value-type="string">
            <text:p text:style-name="P16"><text:span text:style-name="Code_20_Small"><text:span text:style-name="T10">Exception</text:span></text:span></text:p>
          </table:table-cell>
          <table:table-cell table:style-name="Tabla26.B5" office:value-type="string">
            <text:p text:style-name="P17"><text:a xlink:type="simple" xlink:href="file:///l%22b99"><text:span text:style-name="Internet_20_link"><text:span text:style-name="T15">getError</text:span></text:span></text:a><text:span text:style-name="Code"><text:span text:style-name="T9">()</text:span></text:span></text:p>
            <text:p text:style-name="P18"><text:span text:style-name="T6">Devuelve el objeto que encapsula una situación de error grave, y que será procesada de manera especial.</text:span></text:p>
          </table:table-cell>
          <table:table-cell table:style-name="Tabla26.C5" office:value-type="string">
            <text:p text:style-name="P15"><text:bookmark-ref text:reference-format="page" text:ref-name="b99">29</text:bookmark-ref></text:p>
          </table:table-cell>
        </table:table-row>
        <table:table-row table:style-name="Tabla26.1">
          <table:table-cell table:style-name="Tabla26.A6" office:value-type="string">
            <text:p text:style-name="P16"><text:span text:style-name="Code_20_Small"><text:span text:style-name="T10">Object</text:span></text:span></text:p>
          </table:table-cell>
          <table:table-cell table:style-name="Tabla26.B6" office:value-type="string">
            <text:p text:style-name="P17"><text:a xlink:type="simple" xlink:href="file:///l%22b97"><text:span text:style-name="Internet_20_link"><text:span text:style-name="T15">getModelo</text:span></text:span></text:a><text:span text:style-name="Code"><text:span text:style-name="T9">()</text:span></text:span></text:p>
            <text:p text:style-name="P18"><text:span text:style-name="T6">Devuelve el objeto que representa el modelo que procesará la vista.</text:span></text:p>
          </table:table-cell>
          <table:table-cell table:style-name="Tabla26.C6" office:value-type="string">
            <text:p text:style-name="P15"><text:bookmark-ref text:reference-format="page" text:ref-name="b97">29</text:bookmark-ref></text:p>
          </table:table-cell>
        </table:table-row>
        <table:table-row table:style-name="Tabla26.1">
          <table:table-cell table:style-name="Tabla26.A7" office:value-type="string">
            <text:p text:style-name="P16"><text:span text:style-name="Code_20_Small"><text:span text:style-name="T10">ServletContext</text:span></text:span></text:p>
          </table:table-cell>
          <table:table-cell table:style-name="Tabla26.B7" office:value-type="string">
            <text:p text:style-name="P14"><text:a xlink:type="simple" xlink:href="file:///l%22b109"><text:span text:style-name="Internet_20_link"><text:span text:style-name="T15">getSc</text:span></text:span></text:a><text:span text:style-name="Code"><text:span text:style-name="T9">()</text:span></text:span></text:p>
          </table:table-cell>
          <table:table-cell table:style-name="Tabla26.C7" office:value-type="string">
            <text:p text:style-name="P15"><text:bookmark-ref text:reference-format="page" text:ref-name="b109">30</text:bookmark-ref></text:p>
          </table:table-cell>
        </table:table-row>
        <table:table-row table:style-name="Tabla26.1">
          <table:table-cell table:style-name="Tabla26.A8" office:value-type="string">
            <text:p text:style-name="P16"><text:span text:style-name="Code_20_Small"><text:span text:style-name="T10">String</text:span></text:span></text:p>
          </table:table-cell>
          <table:table-cell table:style-name="Tabla26.B8" office:value-type="string">
            <text:p text:style-name="P17"><text:a xlink:type="simple" xlink:href="file:///l%22b96"><text:span text:style-name="Internet_20_link"><text:span text:style-name="T15">getVista</text:span></text:span></text:a><text:span text:style-name="Code"><text:span text:style-name="T9">()</text:span></text:span></text:p>
            <text:p text:style-name="P18"><text:span text:style-name="T6">Devuelve la vista establecida por la acción.</text:span></text:p>
          </table:table-cell>
          <table:table-cell table:style-name="Tabla26.C8" office:value-type="string">
            <text:p text:style-name="P15"><text:bookmark-ref text:reference-format="page" text:ref-name="b96">29</text:bookmark-ref></text:p>
          </table:table-cell>
        </table:table-row>
        <table:table-row table:style-name="Tabla26.1">
          <table:table-cell table:style-name="Tabla26.A9" office:value-type="string">
            <text:p text:style-name="P16"><text:span text:style-name="Code_20_Small"><text:span text:style-name="T10">String</text:span></text:span></text:p>
          </table:table-cell>
          <table:table-cell table:style-name="Tabla26.B9" office:value-type="string">
            <text:p text:style-name="P14"><text:a xlink:type="simple" xlink:href="file:///l%22b104"><text:span text:style-name="Internet_20_link"><text:span text:style-name="T15">getVistaNoOk</text:span></text:span></text:a><text:span text:style-name="Code"><text:span text:style-name="T9">()</text:span></text:span></text:p>
          </table:table-cell>
          <table:table-cell table:style-name="Tabla26.C9" office:value-type="string">
            <text:p text:style-name="P15"><text:bookmark-ref text:reference-format="page" text:ref-name="b104">30</text:bookmark-ref></text:p>
          </table:table-cell>
        </table:table-row>
        <table:table-row table:style-name="Tabla26.1">
          <table:table-cell table:style-name="Tabla26.A10" office:value-type="string">
            <text:p text:style-name="P16"><text:span text:style-name="Code_20_Small"><text:span text:style-name="T10">String</text:span></text:span></text:p>
          </table:table-cell>
          <table:table-cell table:style-name="Tabla26.B10" office:value-type="string">
            <text:p text:style-name="P14"><text:a xlink:type="simple" xlink:href="file:///l%22b102"><text:span text:style-name="Internet_20_link"><text:span text:style-name="T15">getVistaOk</text:span></text:span></text:a><text:span text:style-name="Code"><text:span text:style-name="T9">()</text:span></text:span></text:p>
          </table:table-cell>
          <table:table-cell table:style-name="Tabla26.C10" office:value-type="string">
            <text:p text:style-name="P15"><text:bookmark-ref text:reference-format="page" text:ref-name="b102">30</text:bookmark-ref></text:p>
          </table:table-cell>
        </table:table-row>
        <table:table-row table:style-name="Tabla26.1">
          <table:table-cell table:style-name="Tabla26.A11" office:value-type="string">
            <text:p text:style-name="P16"><text:span text:style-name="Code_20_Small"><text:span text:style-name="T10">void</text:span></text:span></text:p>
          </table:table-cell>
          <table:table-cell table:style-name="Tabla26.B11" office:value-type="string">
            <text:p text:style-name="P14"><text:a xlink:type="simple" xlink:href="file:///l%22b107"><text:span text:style-name="Internet_20_link"><text:span text:style-name="T15">setArchivoSql</text:span></text:span></text:a><text:span text:style-name="Code"><text:span text:style-name="T9">(String archivoSql)</text:span></text:span></text:p>
          </table:table-cell>
          <table:table-cell table:style-name="Tabla26.C11" office:value-type="string">
            <text:p text:style-name="P15"><text:bookmark-ref text:reference-format="page" text:ref-name="b107">30</text:bookmark-ref></text:p>
          </table:table-cell>
        </table:table-row>
        <table:table-row table:style-name="Tabla26.1">
          <table:table-cell table:style-name="Tabla26.A12" office:value-type="string">
            <text:p text:style-name="P16"><text:span text:style-name="Code_20_Small"><text:span text:style-name="T10">void</text:span></text:span></text:p>
          </table:table-cell>
          <table:table-cell table:style-name="Tabla26.B12" office:value-type="string">
            <text:p text:style-name="P17"><text:a xlink:type="simple" xlink:href="file:///l%22b100"><text:span text:style-name="Internet_20_link"><text:span text:style-name="T15">setDS</text:span></text:span></text:a><text:span text:style-name="Code"><text:span text:style-name="T9">(DataSource ds)</text:span></text:span></text:p>
            <text:p text:style-name="P18"><text:span text:style-name="T6">Establece el datasource a partir del cual la acción podrá comunicarse con la base de datos correspondiente.</text:span></text:p>
          </table:table-cell>
          <table:table-cell table:style-name="Tabla26.C12" office:value-type="string">
            <text:p text:style-name="P15"><text:bookmark-ref text:reference-format="page" text:ref-name="b100">29</text:bookmark-ref></text:p>
          </table:table-cell>
        </table:table-row>
        <table:table-row table:style-name="Tabla26.1">
          <table:table-cell table:style-name="Tabla26.A13" office:value-type="string">
            <text:p text:style-name="P16"><text:span text:style-name="Code_20_Small"><text:span text:style-name="T10">void</text:span></text:span></text:p>
          </table:table-cell>
          <table:table-cell table:style-name="Tabla26.B13" office:value-type="string">
            <text:p text:style-name="P14"><text:a xlink:type="simple" xlink:href="file:///l%22b110"><text:span text:style-name="Internet_20_link"><text:span text:style-name="T15">setError</text:span></text:span></text:a><text:span text:style-name="Code"><text:span text:style-name="T9">(</text:span></text:span><text:a xlink:type="simple" xlink:href="file:///l%22b153"><text:span text:style-name="Internet_20_link"><text:span text:style-name="T17">BeanError</text:span></text:span></text:a><text:span text:style-name="Code"><text:span text:style-name="T9"> error)</text:span></text:span></text:p>
          </table:table-cell>
          <table:table-cell table:style-name="Tabla26.C13" office:value-type="string">
            <text:p text:style-name="P15"><text:bookmark-ref text:reference-format="page" text:ref-name="b110">30</text:bookmark-ref></text:p>
          </table:table-cell>
        </table:table-row>
        <table:table-row table:style-name="Tabla26.1">
          <table:table-cell table:style-name="Tabla26.A14" office:value-type="string">
            <text:p text:style-name="P16"><text:span text:style-name="Code_20_Small"><text:span text:style-name="T10">void</text:span></text:span></text:p>
          </table:table-cell>
          <table:table-cell table:style-name="Tabla26.B14" office:value-type="string">
            <text:p text:style-name="P14"><text:a xlink:type="simple" xlink:href="file:///l%22b111"><text:span text:style-name="Internet_20_link"><text:span text:style-name="T15">setModelo</text:span></text:span></text:a><text:span text:style-name="Code"><text:span text:style-name="T9">(Object modelo)</text:span></text:span></text:p>
          </table:table-cell>
          <table:table-cell table:style-name="Tabla26.C14" office:value-type="string">
            <text:p text:style-name="P15"><text:bookmark-ref text:reference-format="page" text:ref-name="b111">31</text:bookmark-ref></text:p>
          </table:table-cell>
        </table:table-row>
        <table:table-row table:style-name="Tabla26.1">
          <table:table-cell table:style-name="Tabla26.A15" office:value-type="string">
            <text:p text:style-name="P16"><text:span text:style-name="Code_20_Small"><text:span text:style-name="T10">void</text:span></text:span></text:p>
          </table:table-cell>
          <table:table-cell table:style-name="Tabla26.B15" office:value-type="string">
            <text:p text:style-name="P17"><text:a xlink:type="simple" xlink:href="file:///l%22b98"><text:span text:style-name="Internet_20_link"><text:span text:style-name="T15">setSc</text:span></text:span></text:a><text:span text:style-name="Code"><text:span text:style-name="T9">(ServletContext sc)</text:span></text:span></text:p>
            <text:p text:style-name="P18"><text:span text:style-name="T6">Establece el contexto de aplicación sobre el que trabajará la acción.</text:span></text:p>
          </table:table-cell>
          <table:table-cell table:style-name="Tabla26.C15" office:value-type="string">
            <text:p text:style-name="P15"><text:bookmark-ref text:reference-format="page" text:ref-name="b98">29</text:bookmark-ref></text:p>
          </table:table-cell>
        </table:table-row>
        <table:table-row table:style-name="Tabla26.1">
          <table:table-cell table:style-name="Tabla26.A16" office:value-type="string">
            <text:p text:style-name="P16"><text:span text:style-name="Code_20_Small"><text:span text:style-name="T10">void</text:span></text:span></text:p>
          </table:table-cell>
          <table:table-cell table:style-name="Tabla26.B16" office:value-type="string">
            <text:p text:style-name="P17"><text:a xlink:type="simple" xlink:href="file:///l%22b101"><text:span text:style-name="Internet_20_link"><text:span text:style-name="T15">setSQL</text:span></text:span></text:a><text:span text:style-name="Code"><text:span text:style-name="T9">(String archivoSql)</text:span></text:span></text:p>
            <text:p text:style-name="P18"><text:span text:style-name="T6">Estable el archivo que se tomara para las sentencias sql que utilizara el BeanDAO</text:span></text:p>
          </table:table-cell>
          <table:table-cell table:style-name="Tabla26.C16" office:value-type="string">
            <text:p text:style-name="P15"><text:bookmark-ref text:reference-format="page" text:ref-name="b101">30</text:bookmark-ref></text:p>
          </table:table-cell>
        </table:table-row>
        <table:table-row table:style-name="Tabla26.1">
          <table:table-cell table:style-name="Tabla26.A17" office:value-type="string">
            <text:p text:style-name="P16"><text:span text:style-name="Code_20_Small"><text:span text:style-name="T10">void</text:span></text:span></text:p>
          </table:table-cell>
          <table:table-cell table:style-name="Tabla26.B17" office:value-type="string">
            <text:p text:style-name="P14"><text:a xlink:type="simple" xlink:href="file:///l%22b112"><text:span text:style-name="Internet_20_link"><text:span text:style-name="T15">setVista</text:span></text:span></text:a><text:span text:style-name="Code"><text:span text:style-name="T9">(String vista)</text:span></text:span></text:p>
          </table:table-cell>
          <table:table-cell table:style-name="Tabla26.C17" office:value-type="string">
            <text:p text:style-name="P15"><text:bookmark-ref text:reference-format="page" text:ref-name="b112">31</text:bookmark-ref></text:p>
          </table:table-cell>
        </table:table-row>
        <table:table-row table:style-name="Tabla26.1">
          <table:table-cell table:style-name="Tabla26.A18" office:value-type="string">
            <text:p text:style-name="P16"><text:span text:style-name="Code_20_Small"><text:span text:style-name="T10">void</text:span></text:span></text:p>
          </table:table-cell>
          <table:table-cell table:style-name="Tabla26.B18" office:value-type="string">
            <text:p text:style-name="P14"><text:a xlink:type="simple" xlink:href="file:///l%22b105"><text:span text:style-name="Internet_20_link"><text:span text:style-name="T15">setVistaNoOk</text:span></text:span></text:a><text:span text:style-name="Code"><text:span text:style-name="T9">(String vistaNoOk)</text:span></text:span></text:p>
          </table:table-cell>
          <table:table-cell table:style-name="Tabla26.C18" office:value-type="string">
            <text:p text:style-name="P15"><text:bookmark-ref text:reference-format="page" text:ref-name="b105">30</text:bookmark-ref></text:p>
          </table:table-cell>
        </table:table-row>
        <table:table-row table:style-name="Tabla26.1">
          <table:table-cell table:style-name="Tabla26.A19" office:value-type="string">
            <text:p text:style-name="P16"><text:span text:style-name="Code_20_Small"><text:span text:style-name="T10">void</text:span></text:span></text:p>
          </table:table-cell>
          <table:table-cell table:style-name="Tabla26.B19" office:value-type="string">
            <text:p text:style-name="P14"><text:a xlink:type="simple" xlink:href="file:///l%22b103"><text:span text:style-name="Internet_20_link"><text:span text:style-name="T15">setVistaOk</text:span></text:span></text:a><text:span text:style-name="Code"><text:span text:style-name="T9">(String vistaOk)</text:span></text:span></text:p>
          </table:table-cell>
          <table:table-cell table:style-name="Tabla26.C19" office:value-type="string">
            <text:p text:style-name="P15"><text:bookmark-ref text:reference-format="page" text:ref-name="b103">30</text:bookmark-ref></text:p>
          </table:table-cell>
        </table:table-row>
      </table:table>
      <text:p text:style-name="P21"><text:span text:style-name="T7">Constructor Detail</text:span></text:p>
      <text:p text:style-name="P22"><text:bookmark text:name="b94"/><text:span text:style-name="T7">AccionArchivo</text:span></text:p>
      <text:p text:style-name="P3"><text:span text:style-name="Code"><text:span text:style-name="T8">public AccionArchivo</text:span></text:span><text:span text:style-name="Code"><text:span text:style-name="T9">()</text:span></text:span></text:p>
      <text:p text:style-name="P21"><text:soft-page-break/><text:span text:style-name="T7">Method Detail</text:span></text:p>
      <text:p text:style-name="P22"><text:bookmark text:name="b95"/><text:span text:style-name="T7">ejecutar</text:span></text:p>
      <text:p text:style-name="P3"><text:span text:style-name="Code"><text:span text:style-name="T8">public boolean ejecutar</text:span></text:span><text:span text:style-name="Code"><text:span text:style-name="T9">(HttpServletRequest request,</text:span></text:span><text:line-break/><text:span text:style-name="Code"><text:span text:style-name="T9">                        HttpServletResponse response)</text:span></text:span><text:line-break/><text:span text:style-name="Code"><text:span text:style-name="T9">                 throws ServletException,</text:span></text:span><text:line-break/><text:span text:style-name="Code"><text:span text:style-name="T9">                        IOException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jecuta el proceso asociado a una acción.</text:span></text:p>
      <text:p text:style-name="P11"><text:span text:style-name="T6">Specified by:</text:span></text:p>
      <text:p text:style-name="P19"><text:a xlink:type="simple" xlink:href="file:///l%22b3"><text:span text:style-name="Code"><text:span text:style-name="T16">ejecuta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request</text:span></text:span><text:span text:style-name="Default_20_Paragraph_20_Font"><text:span text:style-name="T6"> - La petición</text:span></text:span></text:p>
      <text:p text:style-name="P19"><text:span text:style-name="Code"><text:span text:style-name="T8">response</text:span></text:span><text:span text:style-name="Default_20_Paragraph_20_Font"><text:span text:style-name="T6"> - La respuesta</text:span></text:span></text:p>
      <text:p text:style-name="P11"><text:span text:style-name="T6">Returns:</text:span></text:p>
      <text:p text:style-name="P19"><text:span text:style-name="T6">True o false en función de que se ejecute correctamente o no.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rror en ejecución del Servlet</text:span></text:span></text:p>
      <text:p text:style-name="P19"><text:span text:style-name="Code"><text:span text:style-name="T8">IOException</text:span></text:span><text:span text:style-name="Default_20_Paragraph_20_Font"><text:span text:style-name="T6"> - Error en entrada o salida.</text:span></text:span></text:p>
      <text:p text:style-name="P12"/>
      <text:p text:style-name="P23"><text:bookmark text:name="b96"/><text:span text:style-name="T7">getVista</text:span></text:p>
      <text:p text:style-name="P3"><text:span text:style-name="Code"><text:span text:style-name="T8">public String getVista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la vista establecida por la acción.</text:span></text:p>
      <text:p text:style-name="P11"><text:span text:style-name="T6">Specified by:</text:span></text:p>
      <text:p text:style-name="P19"><text:a xlink:type="simple" xlink:href="file:///l%22b4"><text:span text:style-name="Code"><text:span text:style-name="T16">getVista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Cadena con el nombre de la vista que debe proporcionarse.</text:span></text:p>
      <text:p text:style-name="P12"/>
      <text:p text:style-name="P23"><text:bookmark text:name="b97"/><text:span text:style-name="T7">getModelo</text:span></text:p>
      <text:p text:style-name="P3"><text:span text:style-name="Code"><text:span text:style-name="T8">public Object getModelo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representa el modelo que procesará la vista.</text:span></text:p>
      <text:p text:style-name="P11"><text:span text:style-name="T6">Specified by:</text:span></text:p>
      <text:p text:style-name="P19"><text:a xlink:type="simple" xlink:href="file:///l%22b5"><text:span text:style-name="Code"><text:span text:style-name="T16">getModelo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Un Object que representa el modelo a procesar por la vista.</text:span></text:p>
      <text:p text:style-name="P12"/>
      <text:p text:style-name="P23"><text:bookmark text:name="b98"/><text:span text:style-name="T7">setSc</text:span></text:p>
      <text:p text:style-name="P3"><text:span text:style-name="Code"><text:span text:style-name="T8">public void setSc</text:span></text:span><text:span text:style-name="Code"><text:span text:style-name="T9">(ServletContext sc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contexto de aplicación sobre el que trabajará la acción.</text:span></text:p>
      <text:p text:style-name="P11"><text:span text:style-name="T6">Specified by:</text:span></text:p>
      <text:p text:style-name="P19"><text:a xlink:type="simple" xlink:href="file:///l%22b6"><text:span text:style-name="Code"><text:span text:style-name="T16">setSc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sc</text:span></text:span><text:span text:style-name="Default_20_Paragraph_20_Font"><text:span text:style-name="T6"> - Contexto de aplicación.</text:span></text:span></text:p>
      <text:p text:style-name="P12"/>
      <text:p text:style-name="P23"><text:bookmark text:name="b99"/><text:span text:style-name="T7">getError</text:span></text:p>
      <text:p text:style-name="P3"><text:span text:style-name="Code"><text:span text:style-name="T8">public Exception getError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encapsula una situación de error grave, y que será procesada de manera especial.</text:span></text:p>
      <text:p text:style-name="P11"><text:span text:style-name="T6">Specified by:</text:span></text:p>
      <text:p text:style-name="P19"><text:a xlink:type="simple" xlink:href="file:///l%22b7"><text:span text:style-name="Code"><text:span text:style-name="T16">getErro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Objeto de tipo Exception que representa la situación de error.</text:span></text:p>
      <text:p text:style-name="P12"/>
      <text:p text:style-name="P23"><text:bookmark text:name="b100"/><text:span text:style-name="T7">setDS</text:span></text:p>
      <text:p text:style-name="P3"><text:span text:style-name="Code"><text:span text:style-name="T8">public void setDS</text:span></text:span><text:span text:style-name="Code"><text:span text:style-name="T9">(DataSource ds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oft-page-break/><text:span text:style-name="T6">Establece el datasource a partir del cual la acción podrá comunicarse con la base de datos correspondiente.</text:span></text:p>
      <text:p text:style-name="P11"><text:span text:style-name="T6">Specified by:</text:span></text:p>
      <text:p text:style-name="P19"><text:a xlink:type="simple" xlink:href="file:///l%22b8"><text:span text:style-name="Code"><text:span text:style-name="T16">setDS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Datasource</text:span></text:span></text:p>
      <text:p text:style-name="P12"/>
      <text:p text:style-name="P23"><text:bookmark text:name="b101"/><text:span text:style-name="T7">setSQL</text:span></text:p>
      <text:p text:style-name="P3"><text:span text:style-name="Code"><text:span text:style-name="T8">public void setSQL</text:span></text:span><text:span text:style-name="Code"><text:span text:style-name="T9">(String archivoSql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 el archivo que se tomara para las sentencias sql que utilizara el BeanDAO</text:span></text:p>
      <text:p text:style-name="P11"><text:span text:style-name="T6">Specified by:</text:span></text:p>
      <text:p text:style-name="P19"><text:a xlink:type="simple" xlink:href="file:///l%22b9"><text:span text:style-name="Code"><text:span text:style-name="T16">setSQL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2"/>
      <text:p text:style-name="P23"><text:bookmark text:name="b102"/><text:span text:style-name="T7">getVistaOk</text:span></text:p>
      <text:p text:style-name="P3"><text:span text:style-name="Code"><text:span text:style-name="T8">public String getVistaOk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vistaOk</text:span></text:p>
      <text:p text:style-name="P12"/>
      <text:p text:style-name="P23"><text:bookmark text:name="b103"/><text:span text:style-name="T7">setVistaOk</text:span></text:p>
      <text:p text:style-name="P3"><text:span text:style-name="Code"><text:span text:style-name="T8">public void setVistaOk</text:span></text:span><text:span text:style-name="Code"><text:span text:style-name="T9">(String vistaOk)</text:span></text:span></text:p>
      <text:p text:style-name="P11"><text:span text:style-name="T6">Parameters:</text:span></text:p>
      <text:p text:style-name="P19"><text:span text:style-name="Code"><text:span text:style-name="T8">vistaOk</text:span></text:span><text:span text:style-name="Default_20_Paragraph_20_Font"><text:span text:style-name="T6"> - the vistaOk to set</text:span></text:span></text:p>
      <text:p text:style-name="P12"/>
      <text:p text:style-name="P23"><text:bookmark text:name="b104"/><text:span text:style-name="T7">getVistaNoOk</text:span></text:p>
      <text:p text:style-name="P3"><text:span text:style-name="Code"><text:span text:style-name="T8">public String getVistaNoOk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vistaNoOk</text:span></text:p>
      <text:p text:style-name="P12"/>
      <text:p text:style-name="P23"><text:bookmark text:name="b105"/><text:span text:style-name="T7">setVistaNoOk</text:span></text:p>
      <text:p text:style-name="P3"><text:span text:style-name="Code"><text:span text:style-name="T8">public void setVistaNoOk</text:span></text:span><text:span text:style-name="Code"><text:span text:style-name="T9">(String vistaNoOk)</text:span></text:span></text:p>
      <text:p text:style-name="P11"><text:span text:style-name="T6">Parameters:</text:span></text:p>
      <text:p text:style-name="P19"><text:span text:style-name="Code"><text:span text:style-name="T8">vistaNoOk</text:span></text:span><text:span text:style-name="Default_20_Paragraph_20_Font"><text:span text:style-name="T6"> - the vistaNoOk to set</text:span></text:span></text:p>
      <text:p text:style-name="P12"/>
      <text:p text:style-name="P23"><text:bookmark text:name="b106"/><text:span text:style-name="T7">getArchivoSql</text:span></text:p>
      <text:p text:style-name="P3"><text:span text:style-name="Code"><text:span text:style-name="T8">public String getArchivoSql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archivoSql</text:span></text:p>
      <text:p text:style-name="P12"/>
      <text:p text:style-name="P23"><text:bookmark text:name="b107"/><text:span text:style-name="T7">setArchivoSql</text:span></text:p>
      <text:p text:style-name="P3"><text:span text:style-name="Code"><text:span text:style-name="T8">public void setArchivoSql</text:span></text:span><text:span text:style-name="Code"><text:span text:style-name="T9">(String archivoSql)</text:span></text:span></text:p>
      <text:p text:style-name="P11"><text:span text:style-name="T6">Parameters:</text:span></text:p>
      <text:p text:style-name="P19"><text:span text:style-name="Code"><text:span text:style-name="T8">archivoSql</text:span></text:span><text:span text:style-name="Default_20_Paragraph_20_Font"><text:span text:style-name="T6"> - the archivoSql to set</text:span></text:span></text:p>
      <text:p text:style-name="P12"/>
      <text:p text:style-name="P23"><text:bookmark text:name="b108"/><text:span text:style-name="T7">getDS</text:span></text:p>
      <text:p text:style-name="P3"><text:span text:style-name="Code"><text:span text:style-name="T8">public DataSource getDS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dS</text:span></text:p>
      <text:p text:style-name="P12"/>
      <text:p text:style-name="P23"><text:bookmark text:name="b109"/><text:span text:style-name="T7">getSc</text:span></text:p>
      <text:p text:style-name="P3"><text:span text:style-name="Code"><text:span text:style-name="T8">public ServletContext getSc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sc</text:span></text:p>
      <text:p text:style-name="P12"/>
      <text:p text:style-name="P23"><text:bookmark text:name="b110"/><text:span text:style-name="T7">setError</text:span></text:p>
      <text:p text:style-name="P3"><text:span text:style-name="Code"><text:span text:style-name="T8">public void setError</text:span></text:span><text:span text:style-name="Code"><text:span text:style-name="T9">(</text:span></text:span><text:a xlink:type="simple" xlink:href="file:///l%22b153"><text:span text:style-name="Internet_20_link"><text:span text:style-name="T17">BeanError</text:span></text:span></text:a><text:span text:style-name="Code"><text:span text:style-name="T9"> error)</text:span></text:span></text:p>
      <text:p text:style-name="P11"><text:span text:style-name="T6">Parameters:</text:span></text:p>
      <text:p text:style-name="P19"><text:span text:style-name="Code"><text:span text:style-name="T8">error</text:span></text:span><text:span text:style-name="Default_20_Paragraph_20_Font"><text:span text:style-name="T6"> - the error to set</text:span></text:span></text:p>
      <text:p text:style-name="P12"/>
      <text:p text:style-name="P23"><text:bookmark text:name="b111"/><text:soft-page-break/><text:span text:style-name="T7">setModelo</text:span></text:p>
      <text:p text:style-name="P3"><text:span text:style-name="Code"><text:span text:style-name="T8">public void setModelo</text:span></text:span><text:span text:style-name="Code"><text:span text:style-name="T9">(Object modelo)</text:span></text:span></text:p>
      <text:p text:style-name="P11"><text:span text:style-name="T6">Parameters:</text:span></text:p>
      <text:p text:style-name="P19"><text:span text:style-name="Code"><text:span text:style-name="T8">modelo</text:span></text:span><text:span text:style-name="Default_20_Paragraph_20_Font"><text:span text:style-name="T6"> - the modelo to set</text:span></text:span></text:p>
      <text:p text:style-name="P12"/>
      <text:p text:style-name="P23"><text:bookmark text:name="b112"/><text:span text:style-name="T7">setVista</text:span></text:p>
      <text:p text:style-name="P3"><text:span text:style-name="Code"><text:span text:style-name="T8">public void setVista</text:span></text:span><text:span text:style-name="Code"><text:span text:style-name="T9">(String vista)</text:span></text:span></text:p>
      <text:p text:style-name="P11"><text:span text:style-name="T6">Parameters:</text:span></text:p>
      <text:p text:style-name="P19"><text:span text:style-name="Code"><text:span text:style-name="T8">vista</text:span></text:span><text:span text:style-name="Default_20_Paragraph_20_Font"><text:span text:style-name="T6"> - the vista to set</text:span></text:span></text:p>
      <text:p text:style-name="P41"><text:bookmark text:name="b122"/><text:span text:style-name="T7">Class AccionRegistrar</text:span></text:p>
      <text:p text:style-name="Standard"><text:a xlink:type="simple" xlink:href="file:///l%22b23"><text:span text:style-name="Internet_20_link"><text:span text:style-name="T14">ajaxmvc.modelo.accione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12"><draw:image xlink:href="Pictures/100002000000000F0000000EA483482C.png" xlink:type="simple" xlink:show="embed" xlink:actuate="onLoad"/></draw:frame></text:span></text:span><text:span text:style-name="Code"><text:span text:style-name="T8">ajaxmvc.modelo.acciones.AccionRegistrar</text:span></text:span></text:p>
      <text:p text:style-name="List_20_Heading"><text:span text:style-name="T6">All Implemented Interfaces:</text:span></text:p>
      <text:p text:style-name="P11"><text:a xlink:type="simple" xlink:href="file:///l%22b10"><text:span text:style-name="Internet_20_link"><text:span text:style-name="T13">Accion</text:span></text:span></text:a></text:p>
      <text:p text:style-name="P13"/>
      <text:p text:style-name="P3"><text:span text:style-name="Code"><text:span text:style-name="T8">public class AccionRegistrar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</text:span></text:span><text:a xlink:type="simple" xlink:href="file:///l%22b10"><text:span text:style-name="Internet_20_link"><text:span text:style-name="T16">Accion</text:span></text:span></text:a></text:p>
      <text:p text:style-name="Standard"><text:span text:style-name="T6">Acción registrar. Registra un usuario</text:span></text:p>
      <text:p text:style-name="P12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27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27.1">
          <table:table-cell table:style-name="Tabla27.A2" office:value-type="string">
            <text:p text:style-name="P14"><text:a xlink:type="simple" xlink:href="file:///l%22b114"><text:span text:style-name="Internet_20_link"><text:span text:style-name="T15">AccionRegistrar</text:span></text:span></text:a><text:span text:style-name="Code"><text:span text:style-name="T9">()</text:span></text:span></text:p>
          </table:table-cell>
          <table:table-cell table:style-name="Tabla27.B2" office:value-type="string">
            <text:p text:style-name="P15"><text:bookmark-ref text:reference-format="page" text:ref-name="b114">32</text:bookmark-ref></text:p>
          </table:table-cell>
        </table:table-row>
      </table:table>
      <text:p text:style-name="P1"/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a28.1">
          <table:table-cell table:style-name="Tabla28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28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28.1">
          <table:table-cell table:style-name="Tabla28.A2" office:value-type="string">
            <text:p text:style-name="P16"><text:span text:style-name="Code_20_Small"><text:span text:style-name="T10">boolean</text:span></text:span></text:p>
          </table:table-cell>
          <table:table-cell table:style-name="Tabla28.B2" office:value-type="string">
            <text:p text:style-name="P17"><text:a xlink:type="simple" xlink:href="file:///l%22b115"><text:span text:style-name="Internet_20_link"><text:span text:style-name="T15">ejecutar</text:span></text:span></text:a><text:span text:style-name="Code"><text:span text:style-name="T9">(HttpServletRequest request, HttpServletResponse response)</text:span></text:span></text:p>
            <text:p text:style-name="P18"><text:span text:style-name="T6">Este ejecutar comprueba de que el usuario no esta registrado ya y ponemos atributo login en session</text:span></text:p>
          </table:table-cell>
          <table:table-cell table:style-name="Tabla28.C2" office:value-type="string">
            <text:p text:style-name="P15"><text:bookmark-ref text:reference-format="page" text:ref-name="b115">32</text:bookmark-ref></text:p>
          </table:table-cell>
        </table:table-row>
        <table:table-row table:style-name="Tabla28.1">
          <table:table-cell table:style-name="Tabla28.A3" office:value-type="string">
            <text:p text:style-name="P16"><text:span text:style-name="Code_20_Small"><text:span text:style-name="T10">Exception</text:span></text:span></text:p>
          </table:table-cell>
          <table:table-cell table:style-name="Tabla28.B3" office:value-type="string">
            <text:p text:style-name="P17"><text:a xlink:type="simple" xlink:href="file:///l%22b116"><text:span text:style-name="Internet_20_link"><text:span text:style-name="T15">getError</text:span></text:span></text:a><text:span text:style-name="Code"><text:span text:style-name="T9">()</text:span></text:span></text:p>
            <text:p text:style-name="P18"><text:span text:style-name="T6">Devuelve el objeto que encapsula una situación de error grave, y que será procesada de manera especial.</text:span></text:p>
          </table:table-cell>
          <table:table-cell table:style-name="Tabla28.C3" office:value-type="string">
            <text:p text:style-name="P15"><text:bookmark-ref text:reference-format="page" text:ref-name="b116">33</text:bookmark-ref></text:p>
          </table:table-cell>
        </table:table-row>
        <table:table-row table:style-name="Tabla28.1">
          <table:table-cell table:style-name="Tabla28.A4" office:value-type="string">
            <text:p text:style-name="P16"><text:span text:style-name="Code_20_Small"><text:span text:style-name="T10">Object</text:span></text:span></text:p>
          </table:table-cell>
          <table:table-cell table:style-name="Tabla28.B4" office:value-type="string">
            <text:p text:style-name="P17"><text:a xlink:type="simple" xlink:href="file:///l%22b117"><text:span text:style-name="Internet_20_link"><text:span text:style-name="T15">getModelo</text:span></text:span></text:a><text:span text:style-name="Code"><text:span text:style-name="T9">()</text:span></text:span></text:p>
            <text:p text:style-name="P18"><text:span text:style-name="T6">Devuelve el objeto que representa el modelo que procesará la vista.</text:span></text:p>
          </table:table-cell>
          <table:table-cell table:style-name="Tabla28.C4" office:value-type="string">
            <text:p text:style-name="P15"><text:bookmark-ref text:reference-format="page" text:ref-name="b117">33</text:bookmark-ref></text:p>
          </table:table-cell>
        </table:table-row>
        <table:table-row table:style-name="Tabla28.1">
          <table:table-cell table:style-name="Tabla28.A5" office:value-type="string">
            <text:p text:style-name="P16"><text:span text:style-name="Code_20_Small"><text:span text:style-name="T10">String</text:span></text:span></text:p>
          </table:table-cell>
          <table:table-cell table:style-name="Tabla28.B5" office:value-type="string">
            <text:p text:style-name="P17"><text:a xlink:type="simple" xlink:href="file:///l%22b118"><text:span text:style-name="Internet_20_link"><text:span text:style-name="T15">getVista</text:span></text:span></text:a><text:span text:style-name="Code"><text:span text:style-name="T9">()</text:span></text:span></text:p>
            <text:p text:style-name="P18"><text:span text:style-name="T6">Devuelve la vista establecida por la acción.</text:span></text:p>
          </table:table-cell>
          <table:table-cell table:style-name="Tabla28.C5" office:value-type="string">
            <text:p text:style-name="P15"><text:bookmark-ref text:reference-format="page" text:ref-name="b118">33</text:bookmark-ref></text:p>
          </table:table-cell>
        </table:table-row>
        <table:table-row table:style-name="Tabla28.1">
          <table:table-cell table:style-name="Tabla28.A6" office:value-type="string">
            <text:p text:style-name="P16"><text:span text:style-name="Code_20_Small"><text:span text:style-name="T10">void</text:span></text:span></text:p>
          </table:table-cell>
          <table:table-cell table:style-name="Tabla28.B6" office:value-type="string">
            <text:p text:style-name="P17"><text:a xlink:type="simple" xlink:href="file:///l%22b119"><text:span text:style-name="Internet_20_link"><text:span text:style-name="T15">setDS</text:span></text:span></text:a><text:span text:style-name="Code"><text:span text:style-name="T9">(DataSource ds)</text:span></text:span></text:p>
            <text:p text:style-name="P18"><text:span text:style-name="T6">Establece el datasource a partir del cual la acción podrá comunicarse con la base de datos correspondiente.</text:span></text:p>
          </table:table-cell>
          <table:table-cell table:style-name="Tabla28.C6" office:value-type="string">
            <text:p text:style-name="P15"><text:bookmark-ref text:reference-format="page" text:ref-name="b119">33</text:bookmark-ref></text:p>
          </table:table-cell>
        </table:table-row>
        <table:table-row table:style-name="Tabla28.1">
          <table:table-cell table:style-name="Tabla28.A7" office:value-type="string">
            <text:p text:style-name="P16"><text:span text:style-name="Code_20_Small"><text:span text:style-name="T10">void</text:span></text:span></text:p>
          </table:table-cell>
          <table:table-cell table:style-name="Tabla28.B7" office:value-type="string">
            <text:p text:style-name="P17"><text:a xlink:type="simple" xlink:href="file:///l%22b120"><text:span text:style-name="Internet_20_link"><text:span text:style-name="T15">setSc</text:span></text:span></text:a><text:span text:style-name="Code"><text:span text:style-name="T9">(ServletContext sc)</text:span></text:span></text:p>
            <text:p text:style-name="P18"><text:span text:style-name="T6">Establece el contexto de aplicación sobre el que trabajará la acción.</text:span></text:p>
          </table:table-cell>
          <table:table-cell table:style-name="Tabla28.C7" office:value-type="string">
            <text:p text:style-name="P15"><text:bookmark-ref text:reference-format="page" text:ref-name="b120">33</text:bookmark-ref></text:p>
          </table:table-cell>
        </table:table-row>
        <table:table-row table:style-name="Tabla28.1">
          <table:table-cell table:style-name="Tabla28.A8" office:value-type="string">
            <text:p text:style-name="P16"><text:span text:style-name="Code_20_Small"><text:span text:style-name="T10">void</text:span></text:span></text:p>
          </table:table-cell>
          <table:table-cell table:style-name="Tabla28.B8" office:value-type="string">
            <text:p text:style-name="P17"><text:a xlink:type="simple" xlink:href="file:///l%22b121"><text:span text:style-name="Internet_20_link"><text:span text:style-name="T15">setSQL</text:span></text:span></text:a><text:span text:style-name="Code"><text:span text:style-name="T9">(String archivoSql)</text:span></text:span></text:p>
            <text:p text:style-name="P18"><text:span text:style-name="T6">Estable el archivo que se tomara para las sentencias sql que utilizara el BeanDAO</text:span></text:p>
          </table:table-cell>
          <table:table-cell table:style-name="Tabla28.C8" office:value-type="string">
            <text:p text:style-name="P15"><text:bookmark-ref text:reference-format="page" text:ref-name="b121">33</text:bookmark-ref></text:p>
          </table:table-cell>
        </table:table-row>
      </table:table>
      <text:p text:style-name="P21"><text:span text:style-name="T7">Constructor Detail</text:span></text:p>
      <text:p text:style-name="P22"><text:bookmark text:name="b114"/><text:span text:style-name="T7">AccionRegistrar</text:span></text:p>
      <text:p text:style-name="P3"><text:span text:style-name="Code"><text:span text:style-name="T8">public AccionRegistrar</text:span></text:span><text:span text:style-name="Code"><text:span text:style-name="T9">()</text:span></text:span></text:p>
      <text:p text:style-name="P21"><text:span text:style-name="T7">Method Detail</text:span></text:p>
      <text:p text:style-name="P22"><text:bookmark text:name="b115"/><text:span text:style-name="T7">ejecutar</text:span></text:p>
      <text:p text:style-name="P3"><text:span text:style-name="Code"><text:span text:style-name="T8">public boolean ejecutar</text:span></text:span><text:span text:style-name="Code"><text:span text:style-name="T9">(HttpServletRequest request,</text:span></text:span><text:line-break/><text:span text:style-name="Code"><text:span text:style-name="T9">                        HttpServletResponse response)</text:span></text:span><text:line-break/><text:span text:style-name="Code"><text:span text:style-name="T9">                 throws ServletException,</text:span></text:span><text:line-break/><text:span text:style-name="Code"><text:span text:style-name="T9">                        IOException</text:span></text:span></text:p>
      <text:p text:style-name="P11"><text:span text:style-name="T6">Este ejecutar comprueba de que el usuario no esta registrado ya y ponemos atributo login en session</text:span></text:p>
      <text:p text:style-name="P11"><text:span text:style-name="T6">Specified by:</text:span></text:p>
      <text:p text:style-name="P19"><text:a xlink:type="simple" xlink:href="file:///l%22b3"><text:span text:style-name="Code"><text:span text:style-name="T16">ejecuta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request</text:span></text:span><text:span text:style-name="Default_20_Paragraph_20_Font"><text:span text:style-name="T6"> - La petición</text:span></text:span></text:p>
      <text:p text:style-name="P19"><text:span text:style-name="Code"><text:span text:style-name="T8">response</text:span></text:span><text:span text:style-name="Default_20_Paragraph_20_Font"><text:span text:style-name="T6"> - La respuesta</text:span></text:span></text:p>
      <text:p text:style-name="P11"><text:span text:style-name="T6">Returns:</text:span></text:p>
      <text:p text:style-name="P19"><text:soft-page-break/><text:span text:style-name="T6">True o false en función de que se ejecute correctamente o no.</text:span></text:p>
      <text:p text:style-name="P11"><text:span text:style-name="T6">Throws:</text:span></text:p>
      <text:p text:style-name="P19"><text:span text:style-name="Code"><text:span text:style-name="T8">ServletException</text:span></text:span><text:span text:style-name="Default_20_Paragraph_20_Font"><text:span text:style-name="T6"> - Error en ejecución del Servlet</text:span></text:span></text:p>
      <text:p text:style-name="P19"><text:span text:style-name="Code"><text:span text:style-name="T8">IOException</text:span></text:span><text:span text:style-name="Default_20_Paragraph_20_Font"><text:span text:style-name="T6"> - Error en entrada o salida.</text:span></text:span></text:p>
      <text:p text:style-name="P12"/>
      <text:p text:style-name="P23"><text:bookmark text:name="b116"/><text:span text:style-name="T7">getError</text:span></text:p>
      <text:p text:style-name="P3"><text:span text:style-name="Code"><text:span text:style-name="T8">public Exception getError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encapsula una situación de error grave, y que será procesada de manera especial.</text:span></text:p>
      <text:p text:style-name="P11"><text:span text:style-name="T6">Specified by:</text:span></text:p>
      <text:p text:style-name="P19"><text:a xlink:type="simple" xlink:href="file:///l%22b7"><text:span text:style-name="Code"><text:span text:style-name="T16">getError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Objeto de tipo Exception que representa la situación de error.</text:span></text:p>
      <text:p text:style-name="P12"/>
      <text:p text:style-name="P23"><text:bookmark text:name="b117"/><text:span text:style-name="T7">getModelo</text:span></text:p>
      <text:p text:style-name="P3"><text:span text:style-name="Code"><text:span text:style-name="T8">public Object getModelo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el objeto que representa el modelo que procesará la vista.</text:span></text:p>
      <text:p text:style-name="P11"><text:span text:style-name="T6">Specified by:</text:span></text:p>
      <text:p text:style-name="P19"><text:a xlink:type="simple" xlink:href="file:///l%22b5"><text:span text:style-name="Code"><text:span text:style-name="T16">getModelo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Un Object que representa el modelo a procesar por la vista.</text:span></text:p>
      <text:p text:style-name="P12"/>
      <text:p text:style-name="P23"><text:bookmark text:name="b118"/><text:span text:style-name="T7">getVista</text:span></text:p>
      <text:p text:style-name="P3"><text:span text:style-name="Code"><text:span text:style-name="T8">public String getVista</text:span></text:span><text:span text:style-name="Code"><text:span text:style-name="T9">(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Devuelve la vista establecida por la acción.</text:span></text:p>
      <text:p text:style-name="P11"><text:span text:style-name="T6">Specified by:</text:span></text:p>
      <text:p text:style-name="P19"><text:a xlink:type="simple" xlink:href="file:///l%22b4"><text:span text:style-name="Code"><text:span text:style-name="T16">getVista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Returns:</text:span></text:p>
      <text:p text:style-name="P19"><text:span text:style-name="T6">Cadena con el nombre de la vista que debe proporcionarse.</text:span></text:p>
      <text:p text:style-name="P12"/>
      <text:p text:style-name="P23"><text:bookmark text:name="b119"/><text:span text:style-name="T7">setDS</text:span></text:p>
      <text:p text:style-name="P3"><text:span text:style-name="Code"><text:span text:style-name="T8">public void setDS</text:span></text:span><text:span text:style-name="Code"><text:span text:style-name="T9">(DataSource ds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datasource a partir del cual la acción podrá comunicarse con la base de datos correspondiente.</text:span></text:p>
      <text:p text:style-name="P11"><text:span text:style-name="T6">Specified by:</text:span></text:p>
      <text:p text:style-name="P19"><text:a xlink:type="simple" xlink:href="file:///l%22b8"><text:span text:style-name="Code"><text:span text:style-name="T16">setDS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Datasource</text:span></text:span></text:p>
      <text:p text:style-name="P12"/>
      <text:p text:style-name="P23"><text:bookmark text:name="b120"/><text:span text:style-name="T7">setSc</text:span></text:p>
      <text:p text:style-name="P3"><text:span text:style-name="Code"><text:span text:style-name="T8">public void setSc</text:span></text:span><text:span text:style-name="Code"><text:span text:style-name="T9">(ServletContext sc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ce el contexto de aplicación sobre el que trabajará la acción.</text:span></text:p>
      <text:p text:style-name="P11"><text:span text:style-name="T6">Specified by:</text:span></text:p>
      <text:p text:style-name="P19"><text:a xlink:type="simple" xlink:href="file:///l%22b6"><text:span text:style-name="Code"><text:span text:style-name="T16">setSc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11"><text:span text:style-name="T6">Parameters:</text:span></text:p>
      <text:p text:style-name="P19"><text:span text:style-name="Code"><text:span text:style-name="T8">sc</text:span></text:span><text:span text:style-name="Default_20_Paragraph_20_Font"><text:span text:style-name="T6"> - Contexto de aplicación.</text:span></text:span></text:p>
      <text:p text:style-name="P12"/>
      <text:p text:style-name="P23"><text:bookmark text:name="b121"/><text:span text:style-name="T7">setSQL</text:span></text:p>
      <text:p text:style-name="P3"><text:span text:style-name="Code"><text:span text:style-name="T8">public void setSQL</text:span></text:span><text:span text:style-name="Code"><text:span text:style-name="T9">(String archivoSql)</text:span></text:span></text:p>
      <text:p text:style-name="P11"><text:span text:style-name="T6">Description copied from interface: </text:span><text:a xlink:type="simple" xlink:href="file:///l%22b10"><text:span text:style-name="Internet_20_link"><text:span text:style-name="T16">Accion</text:span></text:span></text:a></text:p>
      <text:p text:style-name="P11"><text:span text:style-name="T6">Estable el archivo que se tomara para las sentencias sql que utilizara el BeanDAO</text:span></text:p>
      <text:p text:style-name="P11"><text:span text:style-name="T6">Specified by:</text:span></text:p>
      <text:p text:style-name="P19"><text:a xlink:type="simple" xlink:href="file:///l%22b9"><text:span text:style-name="Code"><text:span text:style-name="T16">setSQL</text:span></text:span></text:a><text:span text:style-name="Default_20_Paragraph_20_Font"><text:span text:style-name="T6"> in interface </text:span></text:span><text:a xlink:type="simple" xlink:href="file:///l%22b10"><text:span text:style-name="Internet_20_link"><text:span text:style-name="T16">Accion</text:span></text:span></text:a></text:p>
      <text:p text:style-name="P27"><text:bookmark text:name="b123"/><text:span text:style-name="T7">Package ajaxmvc.modelo.beans</text:span></text:p>
      <table:table table:name="Tabla29" table:style-name="Tabla29">
        <table:table-column table:style-name="Tabla29.A"/>
        <table:table-column table:style-name="Tabla29.B"/>
        <table:table-column table:style-name="Tabla29.C"/>
        <table:table-row table:style-name="Tabla29.1">
          <table:table-cell table:style-name="Tabla29.A1" table:number-columns-spanned="2" office:value-type="string">
            <text:p text:style-name="P4"><text:span text:style-name="Summary_20_Heading_20_Font"><text:span text:style-name="T3">Interface Summary</text:span></text:span></text:p>
          </table:table-cell>
          <table:covered-table-cell/>
          <table:table-cell table:style-name="Tabla29.A1" office:value-type="string">
            <text:p text:style-name="P5"><text:span text:style-name="Page_20_Reference_20_Font"><text:span text:style-name="T4">Page</text:span></text:span></text:p>
          </table:table-cell>
        </table:table-row>
        <table:table-row table:style-name="Tabla29.1">
          <table:table-cell table:style-name="Tabla29.A2" office:value-type="string">
            <text:p text:style-name="P4"><text:a xlink:type="simple" xlink:href="file:///l%22b155"><text:span text:style-name="Internet_20_link"><text:span text:style-name="T12">InterpretaArchivo</text:span></text:span></text:a></text:p>
          </table:table-cell>
          <table:table-cell table:style-name="Tabla29.B2" office:value-type="string">
            <text:p text:style-name="P4"><text:span text:style-name="T6">Intefaces para definir el comportamiento de los archivos</text:span></text:p>
          </table:table-cell>
          <table:table-cell table:style-name="Tabla29.C2" office:value-type="string">
            <text:p text:style-name="P5"><text:bookmark-ref text:reference-format="page" text:ref-name="b155">41</text:bookmark-ref></text:p>
          </table:table-cell>
        </table:table-row>
      </table:table>
      <text:p text:style-name="P9"/>
      <table:table table:name="Tabla30" table:style-name="Tabla30">
        <table:table-column table:style-name="Tabla30.A"/>
        <table:table-column table:style-name="Tabla30.B"/>
        <table:table-column table:style-name="Tabla30.C"/>
        <table:table-row table:style-name="Tabla30.1">
          <table:table-cell table:style-name="Tabla30.A1" table:number-columns-spanned="2" office:value-type="string">
            <text:p text:style-name="P4"><text:span text:style-name="Summary_20_Heading_20_Font"><text:span text:style-name="T3">Class Summary</text:span></text:span></text:p>
          </table:table-cell>
          <table:covered-table-cell/>
          <table:table-cell table:style-name="Tabla30.A1" office:value-type="string">
            <text:p text:style-name="P5"><text:span text:style-name="Page_20_Reference_20_Font"><text:span text:style-name="T4">Page</text:span></text:span></text:p>
          </table:table-cell>
        </table:table-row>
        <table:table-row table:style-name="Tabla30.1">
          <table:table-cell table:style-name="Tabla30.A2" office:value-type="string">
            <text:p text:style-name="P4"><text:a xlink:type="simple" xlink:href="file:///l%22b144"><text:span text:style-name="Internet_20_link"><text:span text:style-name="T11">Archivo</text:span></text:span></text:a></text:p>
          </table:table-cell>
          <table:table-cell table:style-name="Tabla30.B2" office:value-type="string">
            <text:p text:style-name="P6"/>
          </table:table-cell>
          <table:table-cell table:style-name="Tabla30.C2" office:value-type="string">
            <text:p text:style-name="P5"><text:bookmark-ref text:reference-format="page" text:ref-name="b144">34</text:bookmark-ref></text:p>
          </table:table-cell>
        </table:table-row>
        <table:table-row table:style-name="Tabla30.1">
          <table:table-cell table:style-name="Tabla30.A3" office:value-type="string">
            <text:p text:style-name="P4"><text:a xlink:type="simple" xlink:href="file:///l%22b162"><text:span text:style-name="Internet_20_link"><text:span text:style-name="T11">ModeloAjax</text:span></text:span></text:a></text:p>
          </table:table-cell>
          <table:table-cell table:style-name="Tabla30.B3" office:value-type="string">
            <text:p text:style-name="P4"><text:span text:style-name="T6">Modelo para peticiones AJAX</text:span></text:p>
          </table:table-cell>
          <table:table-cell table:style-name="Tabla30.C3" office:value-type="string">
            <text:p text:style-name="P5"><text:bookmark-ref text:reference-format="page" text:ref-name="b162">42</text:bookmark-ref></text:p>
          </table:table-cell>
        </table:table-row>
        <table:table-row table:style-name="Tabla30.1">
          <table:table-cell table:style-name="Tabla30.A4" office:value-type="string">
            <text:p text:style-name="P4"><text:a xlink:type="simple" xlink:href="file:///l%22b173"><text:span text:style-name="Internet_20_link"><text:span text:style-name="T11">Usuario</text:span></text:span></text:a></text:p>
          </table:table-cell>
          <table:table-cell table:style-name="Tabla30.B4" office:value-type="string">
            <text:p text:style-name="P4"><text:span text:style-name="T6">Encapsula los datos (login y clave) de un usuario</text:span></text:p>
          </table:table-cell>
          <table:table-cell table:style-name="Tabla30.C4" office:value-type="string">
            <text:p text:style-name="P5"><text:bookmark-ref text:reference-format="page" text:ref-name="b173">44</text:bookmark-ref></text:p>
          </table:table-cell>
        </table:table-row>
      </table:table>
      <text:p text:style-name="P9"/>
      <table:table table:name="Tabla31" table:style-name="Tabla31">
        <table:table-column table:style-name="Tabla31.A"/>
        <table:table-column table:style-name="Tabla31.B"/>
        <table:table-column table:style-name="Tabla31.C"/>
        <table:table-row table:style-name="Tabla31.1">
          <table:table-cell table:style-name="Tabla31.A1" table:number-columns-spanned="2" office:value-type="string">
            <text:p text:style-name="P4"><text:span text:style-name="Summary_20_Heading_20_Font"><text:span text:style-name="T3">Exception Summary</text:span></text:span></text:p>
          </table:table-cell>
          <table:covered-table-cell/>
          <table:table-cell table:style-name="Tabla31.A1" office:value-type="string">
            <text:p text:style-name="P5"><text:span text:style-name="Page_20_Reference_20_Font"><text:span text:style-name="T4">Page</text:span></text:span></text:p>
          </table:table-cell>
        </table:table-row>
        <table:table-row table:style-name="Tabla31.1">
          <table:table-cell table:style-name="Tabla31.A2" office:value-type="string">
            <text:p text:style-name="P4"><text:a xlink:type="simple" xlink:href="file:///l%22b153"><text:span text:style-name="Internet_20_link"><text:span text:style-name="T11">BeanError</text:span></text:span></text:a></text:p>
          </table:table-cell>
          <table:table-cell table:style-name="Tabla31.B2" office:value-type="string">
            <text:p text:style-name="P4"><text:span text:style-name="T6">Clase que encapsula un error en la aplicación y que se emplea conjuntamente con una ejecución "false" del método ejecutar() de las acciones.</text:span></text:p>
          </table:table-cell>
          <table:table-cell table:style-name="Tabla31.C2" office:value-type="string">
            <text:p text:style-name="P5"><text:bookmark-ref text:reference-format="page" text:ref-name="b153">39</text:bookmark-ref></text:p>
          </table:table-cell>
        </table:table-row>
      </table:table>
      <text:p text:style-name="Standard"><text:bookmark text:name="b144"/></text:p>
      <text:p text:style-name="P42"><text:span text:style-name="T7">Class Archivo</text:span></text:p>
      <text:p text:style-name="Standard"><text:a xlink:type="simple" xlink:href="file:///l%22b123"><text:span text:style-name="Internet_20_link"><text:span text:style-name="T14">ajaxmvc.modelo.bean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13"><draw:image xlink:href="Pictures/100002000000000F0000000EA483482C.png" xlink:type="simple" xlink:show="embed" xlink:actuate="onLoad"/></draw:frame></text:span></text:span><text:span text:style-name="Code"><text:span text:style-name="T8">ajaxmvc.modelo.beans.Archivo</text:span></text:span></text:p>
      <text:p text:style-name="List_20_Heading"><text:span text:style-name="T6">All Implemented Interfaces:</text:span></text:p>
      <text:p text:style-name="P11"><text:a xlink:type="simple" xlink:href="file:///l%22b155"><text:span text:style-name="Internet_20_link"><text:span text:style-name="T13">InterpretaArchivo</text:span></text:span></text:a></text:p>
      <text:p text:style-name="P13"/>
      <text:p text:style-name="P3"><text:span text:style-name="Code"><text:span text:style-name="T8">public class Archivo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</text:span></text:span><text:a xlink:type="simple" xlink:href="file:///l%22b155"><text:span text:style-name="Internet_20_link"><text:span text:style-name="T16">InterpretaArchivo</text:span></text:span></text:a></text:p>
      <text:p text:style-name="P12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32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32.1">
          <table:table-cell table:style-name="Tabla32.A2" office:value-type="string">
            <text:p text:style-name="P17"><text:a xlink:type="simple" xlink:href="file:///l%22b124"><text:span text:style-name="Internet_20_link"><text:span text:style-name="T15">Archivo</text:span></text:span></text:a><text:span text:style-name="Code"><text:span text:style-name="T9">(String nombre, InputStream is)</text:span></text:span></text:p>
            <text:p text:style-name="P18"><text:span text:style-name="T6">constructor que recoge el nombre del archivo y el fichero biniario, para poder sacar los datos del nombre del archivo</text:span></text:p>
          </table:table-cell>
          <table:table-cell table:style-name="Tabla32.B2" office:value-type="string">
            <text:p text:style-name="P15"><text:bookmark-ref text:reference-format="page" text:ref-name="b124">36</text:bookmark-ref></text:p>
          </table:table-cell>
        </table:table-row>
      </table:table>
      <text:p text:style-name="P1"/>
      <table:table table:name="Tabla33" table:style-name="Tabla33">
        <table:table-column table:style-name="Tabla33.A"/>
        <table:table-column table:style-name="Tabla33.B"/>
        <table:table-column table:style-name="Tabla33.C"/>
        <table:table-row table:style-name="Tabla33.1">
          <table:table-cell table:style-name="Tabla33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33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33.1">
          <table:table-cell table:style-name="Tabla33.A2" office:value-type="string">
            <text:p text:style-name="P16"><text:span text:style-name="Code_20_Small"><text:span text:style-name="T10">sun.security.krb5.internal.crypto.crc32</text:span></text:span></text:p>
          </table:table-cell>
          <table:table-cell table:style-name="Tabla33.B2" office:value-type="string">
            <text:p text:style-name="P17"><text:a xlink:type="simple" xlink:href="file:///l%22b125"><text:span text:style-name="Internet_20_link"><text:span text:style-name="T15">getChecksum</text:span></text:span></text:a><text:span text:style-name="Code"><text:span text:style-name="T9">()</text:span></text:span></text:p>
            <text:p text:style-name="P18"><text:span text:style-name="T6">Obtiene el codigo crc32 del fichero</text:span></text:p>
          </table:table-cell>
          <table:table-cell table:style-name="Tabla33.C2" office:value-type="string">
            <text:p text:style-name="P15"><text:bookmark-ref text:reference-format="page" text:ref-name="b125">36</text:bookmark-ref></text:p>
          </table:table-cell>
        </table:table-row>
        <table:table-row table:style-name="Tabla33.1">
          <table:table-cell table:style-name="Tabla33.A3" office:value-type="string">
            <text:p text:style-name="P16"><text:span text:style-name="Code_20_Small"><text:span text:style-name="T10">void</text:span></text:span></text:p>
          </table:table-cell>
          <table:table-cell table:style-name="Tabla33.B3" office:value-type="string">
            <text:p text:style-name="P17"><text:a xlink:type="simple" xlink:href="file:///l%22b142"><text:span text:style-name="Internet_20_link"><text:span text:style-name="T15">getFactoriaFichero</text:span></text:span></text:a><text:span text:style-name="Code"><text:span text:style-name="T9">()</text:span></text:span></text:p>
            <text:p text:style-name="P18"><text:span text:style-name="T6">No operativo pero con implementacion en un futuro</text:span></text:p>
          </table:table-cell>
          <table:table-cell table:style-name="Tabla33.C3" office:value-type="string">
            <text:p text:style-name="P15"><text:bookmark-ref text:reference-format="page" text:ref-name="b142">38</text:bookmark-ref></text:p>
          </table:table-cell>
        </table:table-row>
        <table:table-row table:style-name="Tabla33.1">
          <table:table-cell table:style-name="Tabla33.A4" office:value-type="string">
            <text:p text:style-name="P16"><text:span text:style-name="Code_20_Small"><text:span text:style-name="T10">String</text:span></text:span></text:p>
          </table:table-cell>
          <table:table-cell table:style-name="Tabla33.B4" office:value-type="string">
            <text:p text:style-name="P17"><text:a xlink:type="simple" xlink:href="file:///l%22b128"><text:span text:style-name="Internet_20_link"><text:span text:style-name="T15">getFecha</text:span></text:span></text:a><text:span text:style-name="Code"><text:span text:style-name="T9">()</text:span></text:span></text:p>
            <text:p text:style-name="P18"><text:span text:style-name="T6">Obtiene el nombre del archivo</text:span></text:p>
          </table:table-cell>
          <table:table-cell table:style-name="Tabla33.C4" office:value-type="string">
            <text:p text:style-name="P15"><text:bookmark-ref text:reference-format="page" text:ref-name="b128">36</text:bookmark-ref></text:p>
          </table:table-cell>
        </table:table-row>
        <table:table-row table:style-name="Tabla33.1">
          <table:table-cell table:style-name="Tabla33.A5" office:value-type="string">
            <text:p text:style-name="P16"><text:span text:style-name="Code_20_Small"><text:span text:style-name="T10">InputStream</text:span></text:span></text:p>
          </table:table-cell>
          <table:table-cell table:style-name="Tabla33.B5" office:value-type="string">
            <text:p text:style-name="P17"><text:a xlink:type="simple" xlink:href="file:///l%22b132"><text:span text:style-name="Internet_20_link"><text:span text:style-name="T15">getFichero</text:span></text:span></text:a><text:span text:style-name="Code"><text:span text:style-name="T9">()</text:span></text:span></text:p>
            <text:p text:style-name="P18"><text:span text:style-name="T6">Obtiene el fichero binario</text:span></text:p>
          </table:table-cell>
          <table:table-cell table:style-name="Tabla33.C5" office:value-type="string">
            <text:p text:style-name="P15"><text:bookmark-ref text:reference-format="page" text:ref-name="b132">37</text:bookmark-ref></text:p>
          </table:table-cell>
        </table:table-row>
        <table:table-row table:style-name="Tabla33.1">
          <table:table-cell table:style-name="Tabla33.A6" office:value-type="string">
            <text:p text:style-name="P16"><text:span text:style-name="Code_20_Small"><text:span text:style-name="T10">String</text:span></text:span></text:p>
          </table:table-cell>
          <table:table-cell table:style-name="Tabla33.B6" office:value-type="string">
            <text:p text:style-name="P17"><text:a xlink:type="simple" xlink:href="file:///l%22b130"><text:span text:style-name="Internet_20_link"><text:span text:style-name="T15">getHora</text:span></text:span></text:a><text:span text:style-name="Code"><text:span text:style-name="T9">()</text:span></text:span></text:p>
            <text:p text:style-name="P18"><text:span text:style-name="T6">Obtiene la hora del nombre del archivo</text:span></text:p>
          </table:table-cell>
          <table:table-cell table:style-name="Tabla33.C6" office:value-type="string">
            <text:p text:style-name="P15"><text:bookmark-ref text:reference-format="page" text:ref-name="b130">36</text:bookmark-ref></text:p>
          </table:table-cell>
        </table:table-row>
        <table:table-row table:style-name="Tabla33.1">
          <table:table-cell table:style-name="Tabla33.A7" office:value-type="string">
            <text:p text:style-name="P16"><text:span text:style-name="Code_20_Small"><text:span text:style-name="T10">String</text:span></text:span></text:p>
          </table:table-cell>
          <table:table-cell table:style-name="Tabla33.B7" office:value-type="string">
            <text:p text:style-name="P17"><text:a xlink:type="simple" xlink:href="file:///l%22b134"><text:span text:style-name="Internet_20_link"><text:span text:style-name="T15">getIdentificacion</text:span></text:span></text:a><text:span text:style-name="Code"><text:span text:style-name="T9">()</text:span></text:span></text:p>
            <text:p text:style-name="P18"><text:span text:style-name="T6">Obtiene la identicacion del nombre del archivo</text:span></text:p>
          </table:table-cell>
          <table:table-cell table:style-name="Tabla33.C7" office:value-type="string">
            <text:p text:style-name="P15"><text:bookmark-ref text:reference-format="page" text:ref-name="b134">37</text:bookmark-ref></text:p>
          </table:table-cell>
        </table:table-row>
        <table:table-row table:style-name="Tabla33.1">
          <table:table-cell table:style-name="Tabla33.A8" office:value-type="string">
            <text:p text:style-name="P16"><text:span text:style-name="Code_20_Small"><text:span text:style-name="T10">Object</text:span></text:span></text:p>
          </table:table-cell>
          <table:table-cell table:style-name="Tabla33.B8" office:value-type="string">
            <text:p text:style-name="P17"><text:a xlink:type="simple" xlink:href="file:///l%22b127"><text:span text:style-name="Internet_20_link"><text:span text:style-name="T15">getInterpreta</text:span></text:span></text:a><text:span text:style-name="Code"><text:span text:style-name="T9">()</text:span></text:span></text:p>
            <text:p text:style-name="P18"><text:span text:style-name="T6">devuelve el fichero contenido que esta en binario a hexadecimal</text:span></text:p>
          </table:table-cell>
          <table:table-cell table:style-name="Tabla33.C8" office:value-type="string">
            <text:p text:style-name="P15"><text:bookmark-ref text:reference-format="page" text:ref-name="b127">36</text:bookmark-ref></text:p>
          </table:table-cell>
        </table:table-row>
        <table:table-row table:style-name="Tabla33.1">
          <table:table-cell table:style-name="Tabla33.A9" office:value-type="string">
            <text:p text:style-name="P16"><text:span text:style-name="Code_20_Small"><text:span text:style-name="T10">String</text:span></text:span></text:p>
          </table:table-cell>
          <table:table-cell table:style-name="Tabla33.B9" office:value-type="string">
            <text:p text:style-name="P17"><text:a xlink:type="simple" xlink:href="file:///l%22b140"><text:span text:style-name="Internet_20_link"><text:span text:style-name="T15">getNombre_fichero</text:span></text:span></text:a><text:span text:style-name="Code"><text:span text:style-name="T9">()</text:span></text:span></text:p>
            <text:p text:style-name="P18"><text:span text:style-name="T6">Devuelve el string con el nombre del fichero</text:span></text:p>
          </table:table-cell>
          <table:table-cell table:style-name="Tabla33.C9" office:value-type="string">
            <text:p text:style-name="P15"><text:bookmark-ref text:reference-format="page" text:ref-name="b140">37</text:bookmark-ref></text:p>
          </table:table-cell>
        </table:table-row>
        <table:table-row table:style-name="Tabla33.1">
          <table:table-cell table:style-name="Tabla33.A10" office:value-type="string">
            <text:p text:style-name="P16"><text:span text:style-name="Code_20_Small"><text:span text:style-name="T10">String</text:span></text:span></text:p>
          </table:table-cell>
          <table:table-cell table:style-name="Tabla33.B10" office:value-type="string">
            <text:p text:style-name="P17"><text:a xlink:type="simple" xlink:href="file:///l%22b136"><text:span text:style-name="Internet_20_link"><text:span text:style-name="T15">getPais</text:span></text:span></text:a><text:span text:style-name="Code"><text:span text:style-name="T9">()</text:span></text:span></text:p>
            <text:p text:style-name="P18"><text:span text:style-name="T6">Obtiene la letra del pais</text:span></text:p>
          </table:table-cell>
          <table:table-cell table:style-name="Tabla33.C10" office:value-type="string">
            <text:p text:style-name="P15"><text:bookmark-ref text:reference-format="page" text:ref-name="b136">37</text:bookmark-ref></text:p>
          </table:table-cell>
        </table:table-row>
        <table:table-row table:style-name="Tabla33.1">
          <table:table-cell table:style-name="Tabla33.A11" office:value-type="string">
            <text:p text:style-name="P16"><text:span text:style-name="Code_20_Small"><text:span text:style-name="T10">String</text:span></text:span></text:p>
          </table:table-cell>
          <table:table-cell table:style-name="Tabla33.B11" office:value-type="string">
            <text:p text:style-name="P17"><text:a xlink:type="simple" xlink:href="file:///l%22b138"><text:span text:style-name="Internet_20_link"><text:span text:style-name="T15">getTipo</text:span></text:span></text:a><text:span text:style-name="Code"><text:span text:style-name="T9">()</text:span></text:span></text:p>
            <text:p text:style-name="P18"><text:span text:style-name="T6">Obtiene el tipo de archivo (c o v)</text:span></text:p>
          </table:table-cell>
          <table:table-cell table:style-name="Tabla33.C11" office:value-type="string">
            <text:p text:style-name="P15"><text:bookmark-ref text:reference-format="page" text:ref-name="b138">37</text:bookmark-ref></text:p>
          </table:table-cell>
        </table:table-row>
        <table:table-row table:style-name="Tabla33.1">
          <table:table-cell table:style-name="Tabla33.A12" office:value-type="string">
            <text:p text:style-name="P16"><text:span text:style-name="Code_20_Small"><text:span text:style-name="T10">boolean</text:span></text:span></text:p>
          </table:table-cell>
          <table:table-cell table:style-name="Tabla33.B12" office:value-type="string">
            <text:p text:style-name="P17"><text:a xlink:type="simple" xlink:href="file:///l%22b143"><text:span text:style-name="Internet_20_link"><text:span text:style-name="T15">isArchivo</text:span></text:span></text:a><text:span text:style-name="Code"><text:span text:style-name="T9">()</text:span></text:span></text:p>
            <text:p text:style-name="P18"><text:span text:style-name="T6">devuelve true si el nombre de fichero sigue la nomenglatura segun la normativa de archivo tgd</text:span></text:p>
          </table:table-cell>
          <table:table-cell table:style-name="Tabla33.C12" office:value-type="string">
            <text:p text:style-name="P15"><text:bookmark-ref text:reference-format="page" text:ref-name="b143">38</text:bookmark-ref></text:p>
          </table:table-cell>
        </table:table-row>
        <table:table-row table:style-name="Tabla33.1">
          <table:table-cell table:style-name="Tabla33.A13" office:value-type="string">
            <text:p text:style-name="P16"><text:span text:style-name="Code_20_Small"><text:span text:style-name="T10">void</text:span></text:span></text:p>
          </table:table-cell>
          <table:table-cell table:style-name="Tabla33.B13" office:value-type="string">
            <text:p text:style-name="P17"><text:a xlink:type="simple" xlink:href="file:///l%22b126"><text:span text:style-name="Internet_20_link"><text:span text:style-name="T15">setChecksum</text:span></text:span></text:a><text:span text:style-name="Code"><text:span text:style-name="T9">(sun.security.krb5.internal.crypto.crc32 checksum)</text:span></text:span></text:p>
            <text:p text:style-name="P18"><text:span text:style-name="T6">Implementata pero no usada, para un futuro</text:span></text:p>
          </table:table-cell>
          <table:table-cell table:style-name="Tabla33.C13" office:value-type="string">
            <text:p text:style-name="P15"><text:bookmark-ref text:reference-format="page" text:ref-name="b126">36</text:bookmark-ref></text:p>
          </table:table-cell>
        </table:table-row>
        <table:table-row table:style-name="Tabla33.1">
          <table:table-cell table:style-name="Tabla33.A14" office:value-type="string">
            <text:p text:style-name="P16"><text:span text:style-name="Code_20_Small"><text:span text:style-name="T10">void</text:span></text:span></text:p>
          </table:table-cell>
          <table:table-cell table:style-name="Tabla33.B14" office:value-type="string">
            <text:p text:style-name="P17"><text:a xlink:type="simple" xlink:href="file:///l%22b129"><text:span text:style-name="Internet_20_link"><text:span text:style-name="T15">setFecha</text:span></text:span></text:a><text:span text:style-name="Code"><text:span text:style-name="T9">(String fecha)</text:span></text:span></text:p>
            <text:p text:style-name="P18"><text:span text:style-name="T6">Establece la fecha desde el nombre del archivo</text:span></text:p>
          </table:table-cell>
          <table:table-cell table:style-name="Tabla33.C14" office:value-type="string">
            <text:p text:style-name="P15"><text:bookmark-ref text:reference-format="page" text:ref-name="b129">36</text:bookmark-ref></text:p>
          </table:table-cell>
        </table:table-row>
        <table:table-row table:style-name="Tabla33.1">
          <table:table-cell table:style-name="Tabla33.A15" office:value-type="string">
            <text:p text:style-name="P16"><text:span text:style-name="Code_20_Small"><text:span text:style-name="T10">void</text:span></text:span></text:p>
          </table:table-cell>
          <table:table-cell table:style-name="Tabla33.B15" office:value-type="string">
            <text:p text:style-name="P17"><text:a xlink:type="simple" xlink:href="file:///l%22b133"><text:span text:style-name="Internet_20_link"><text:span text:style-name="T15">setFichero</text:span></text:span></text:a><text:span text:style-name="Code"><text:span text:style-name="T9">(InputStream fichero)</text:span></text:span></text:p>
            <text:p text:style-name="P18"><text:span text:style-name="T6">Establece el fichero binario</text:span></text:p>
          </table:table-cell>
          <table:table-cell table:style-name="Tabla33.C15" office:value-type="string">
            <text:p text:style-name="P15"><text:bookmark-ref text:reference-format="page" text:ref-name="b133">37</text:bookmark-ref></text:p>
          </table:table-cell>
        </table:table-row>
        <table:table-row table:style-name="Tabla33.1">
          <table:table-cell table:style-name="Tabla33.A16" office:value-type="string">
            <text:p text:style-name="P16"><text:span text:style-name="Code_20_Small"><text:span text:style-name="T10">void</text:span></text:span></text:p>
          </table:table-cell>
          <table:table-cell table:style-name="Tabla33.B16" office:value-type="string">
            <text:p text:style-name="P17"><text:a xlink:type="simple" xlink:href="file:///l%22b131"><text:span text:style-name="Internet_20_link"><text:span text:style-name="T15">setHora</text:span></text:span></text:a><text:span text:style-name="Code"><text:span text:style-name="T9">(String hora)</text:span></text:span></text:p>
            <text:p text:style-name="P18"><text:span text:style-name="T6">Establece la hora desde el nombre del archivo</text:span></text:p>
          </table:table-cell>
          <table:table-cell table:style-name="Tabla33.C16" office:value-type="string">
            <text:p text:style-name="P15"><text:bookmark-ref text:reference-format="page" text:ref-name="b131">36</text:bookmark-ref></text:p>
          </table:table-cell>
        </table:table-row>
        <table:table-row table:style-name="Tabla33.1">
          <table:table-cell table:style-name="Tabla33.A17" office:value-type="string">
            <text:p text:style-name="P16"><text:span text:style-name="Code_20_Small"><text:span text:style-name="T10">void</text:span></text:span></text:p>
          </table:table-cell>
          <table:table-cell table:style-name="Tabla33.B17" office:value-type="string">
            <text:p text:style-name="P17"><text:a xlink:type="simple" xlink:href="file:///l%22b135"><text:span text:style-name="Internet_20_link"><text:span text:style-name="T15">setIdentificacion</text:span></text:span></text:a><text:span text:style-name="Code"><text:span text:style-name="T9">(String identificacion)</text:span></text:span></text:p>
            <text:p text:style-name="P18"><text:span text:style-name="T6">Establece la identificacion del fichero</text:span></text:p>
          </table:table-cell>
          <table:table-cell table:style-name="Tabla33.C17" office:value-type="string">
            <text:p text:style-name="P15"><text:bookmark-ref text:reference-format="page" text:ref-name="b135">37</text:bookmark-ref></text:p>
          </table:table-cell>
        </table:table-row>
        <table:table-row table:style-name="Tabla33.1">
          <table:table-cell table:style-name="Tabla33.A18" office:value-type="string">
            <text:p text:style-name="P16"><text:span text:style-name="Code_20_Small"><text:span text:style-name="T10">void</text:span></text:span></text:p>
          </table:table-cell>
          <table:table-cell table:style-name="Tabla33.B18" office:value-type="string">
            <text:p text:style-name="P17"><text:a xlink:type="simple" xlink:href="file:///l%22b141"><text:span text:style-name="Internet_20_link"><text:span text:style-name="T15">setNombre_fichero</text:span></text:span></text:a><text:span text:style-name="Code"><text:span text:style-name="T9">(String nombre_fichero)</text:span></text:span></text:p>
            <text:p text:style-name="P18"><text:span text:style-name="T6">Establece nombre del fichero</text:span></text:p>
          </table:table-cell>
          <table:table-cell table:style-name="Tabla33.C18" office:value-type="string">
            <text:p text:style-name="P15"><text:bookmark-ref text:reference-format="page" text:ref-name="b141">37</text:bookmark-ref></text:p>
          </table:table-cell>
        </table:table-row>
        <text:soft-page-break/>
        <table:table-row table:style-name="Tabla33.1">
          <table:table-cell table:style-name="Tabla33.A19" office:value-type="string">
            <text:p text:style-name="P16"><text:span text:style-name="Code_20_Small"><text:span text:style-name="T10">void</text:span></text:span></text:p>
          </table:table-cell>
          <table:table-cell table:style-name="Tabla33.B19" office:value-type="string">
            <text:p text:style-name="P17"><text:a xlink:type="simple" xlink:href="file:///l%22b137"><text:span text:style-name="Internet_20_link"><text:span text:style-name="T15">setPais</text:span></text:span></text:a><text:span text:style-name="Code"><text:span text:style-name="T9">(String pais)</text:span></text:span></text:p>
            <text:p text:style-name="P18"><text:span text:style-name="T6">Establece la letra del pais</text:span></text:p>
          </table:table-cell>
          <table:table-cell table:style-name="Tabla33.C19" office:value-type="string">
            <text:p text:style-name="P15"><text:bookmark-ref text:reference-format="page" text:ref-name="b137">37</text:bookmark-ref></text:p>
          </table:table-cell>
        </table:table-row>
        <table:table-row table:style-name="Tabla33.1">
          <table:table-cell table:style-name="Tabla33.A20" office:value-type="string">
            <text:p text:style-name="P16"><text:span text:style-name="Code_20_Small"><text:span text:style-name="T10">void</text:span></text:span></text:p>
          </table:table-cell>
          <table:table-cell table:style-name="Tabla33.B20" office:value-type="string">
            <text:p text:style-name="P17"><text:a xlink:type="simple" xlink:href="file:///l%22b139"><text:span text:style-name="Internet_20_link"><text:span text:style-name="T15">setTipo</text:span></text:span></text:a><text:span text:style-name="Code"><text:span text:style-name="T9">(String tipo)</text:span></text:span></text:p>
            <text:p text:style-name="P18"><text:span text:style-name="T6">Establece el tipo de archivo</text:span></text:p>
          </table:table-cell>
          <table:table-cell table:style-name="Tabla33.C20" office:value-type="string">
            <text:p text:style-name="P15"><text:bookmark-ref text:reference-format="page" text:ref-name="b139">37</text:bookmark-ref></text:p>
          </table:table-cell>
        </table:table-row>
      </table:table>
      <text:p text:style-name="P21"><text:span text:style-name="T7">Constructor Detail</text:span></text:p>
      <text:p text:style-name="P22"><text:bookmark text:name="b124"/><text:span text:style-name="T7">Archivo</text:span></text:p>
      <text:p text:style-name="P3"><text:span text:style-name="Code"><text:span text:style-name="T8">public Archivo</text:span></text:span><text:span text:style-name="Code"><text:span text:style-name="T9">(String nombre,</text:span></text:span><text:line-break/><text:span text:style-name="Code"><text:span text:style-name="T9">               InputStream is)</text:span></text:span></text:p>
      <text:p text:style-name="P11"><text:span text:style-name="T6">constructor que recoge el nombre del archivo y el fichero biniario, para poder sacar los datos del nombre del archivo</text:span></text:p>
      <text:p text:style-name="P21"><text:span text:style-name="T7">Method Detail</text:span></text:p>
      <text:p text:style-name="P22"><text:bookmark text:name="b125"/><text:span text:style-name="T7">getChecksum</text:span></text:p>
      <text:p text:style-name="P3"><text:span text:style-name="Code"><text:span text:style-name="T8">public sun.security.krb5.internal.crypto.crc32 getChecksum</text:span></text:span><text:span text:style-name="Code"><text:span text:style-name="T9">()</text:span></text:span></text:p>
      <text:p text:style-name="P11"><text:span text:style-name="T6">Obtiene el codigo crc32 del fichero</text:span></text:p>
      <text:p text:style-name="P11"><text:span text:style-name="T6">Returns:</text:span></text:p>
      <text:p text:style-name="P19"><text:span text:style-name="T6">the checksum</text:span></text:p>
      <text:p text:style-name="P12"/>
      <text:p text:style-name="P23"><text:bookmark text:name="b126"/><text:span text:style-name="T7">setChecksum</text:span></text:p>
      <text:p text:style-name="P3"><text:span text:style-name="Code"><text:span text:style-name="T8">public void setChecksum</text:span></text:span><text:span text:style-name="Code"><text:span text:style-name="T9">(sun.security.krb5.internal.crypto.crc32 checksum)</text:span></text:span></text:p>
      <text:p text:style-name="P11"><text:span text:style-name="T6">Implementata pero no usada, para un futuro</text:span></text:p>
      <text:p text:style-name="P11"><text:span text:style-name="T6">Parameters:</text:span></text:p>
      <text:p text:style-name="P19"><text:span text:style-name="Code"><text:span text:style-name="T8">checksum</text:span></text:span><text:span text:style-name="Default_20_Paragraph_20_Font"><text:span text:style-name="T6"> - the checksum to set</text:span></text:span></text:p>
      <text:p text:style-name="P12"/>
      <text:p text:style-name="P23"><text:bookmark text:name="b127"/><text:span text:style-name="T7">getInterpreta</text:span></text:p>
      <text:p text:style-name="P3"><text:span text:style-name="Code"><text:span text:style-name="T8">public Object getInterpreta</text:span></text:span><text:span text:style-name="Code"><text:span text:style-name="T9">()</text:span></text:span></text:p>
      <text:p text:style-name="P11"><text:span text:style-name="T6">devuelve el fichero contenido que esta en binario a hexadecimal</text:span></text:p>
      <text:p text:style-name="P11"><text:span text:style-name="T6">Specified by:</text:span></text:p>
      <text:p text:style-name="P19"><text:a xlink:type="simple" xlink:href="file:///l%22b154"><text:span text:style-name="Code"><text:span text:style-name="T16">getInterpreta</text:span></text:span></text:a><text:span text:style-name="Default_20_Paragraph_20_Font"><text:span text:style-name="T6"> in interface </text:span></text:span><text:a xlink:type="simple" xlink:href="file:///l%22b155"><text:span text:style-name="Internet_20_link"><text:span text:style-name="T16">InterpretaArchivo</text:span></text:span></text:a></text:p>
      <text:p text:style-name="P12"/>
      <text:p text:style-name="P23"><text:bookmark text:name="b128"/><text:span text:style-name="T7">getFecha</text:span></text:p>
      <text:p text:style-name="P3"><text:span text:style-name="Code"><text:span text:style-name="T8">public String getFecha</text:span></text:span><text:span text:style-name="Code"><text:span text:style-name="T9">()</text:span></text:span></text:p>
      <text:p text:style-name="P11"><text:span text:style-name="T6">Obtiene el nombre del archivo</text:span></text:p>
      <text:p text:style-name="P11"><text:span text:style-name="T6">Returns:</text:span></text:p>
      <text:p text:style-name="P19"><text:span text:style-name="T6">the fecha</text:span></text:p>
      <text:p text:style-name="P12"/>
      <text:p text:style-name="P23"><text:bookmark text:name="b129"/><text:span text:style-name="T7">setFecha</text:span></text:p>
      <text:p text:style-name="P3"><text:span text:style-name="Code"><text:span text:style-name="T8">public void setFecha</text:span></text:span><text:span text:style-name="Code"><text:span text:style-name="T9">(String fecha)</text:span></text:span></text:p>
      <text:p text:style-name="P11"><text:span text:style-name="T6">Establece la fecha desde el nombre del archivo</text:span></text:p>
      <text:p text:style-name="P11"><text:span text:style-name="T6">Parameters:</text:span></text:p>
      <text:p text:style-name="P19"><text:span text:style-name="Code"><text:span text:style-name="T8">fecha</text:span></text:span><text:span text:style-name="Default_20_Paragraph_20_Font"><text:span text:style-name="T6"> - the fecha to set</text:span></text:span></text:p>
      <text:p text:style-name="P12"/>
      <text:p text:style-name="P23"><text:bookmark text:name="b130"/><text:span text:style-name="T7">getHora</text:span></text:p>
      <text:p text:style-name="P3"><text:span text:style-name="Code"><text:span text:style-name="T8">public String getHora</text:span></text:span><text:span text:style-name="Code"><text:span text:style-name="T9">()</text:span></text:span></text:p>
      <text:p text:style-name="P11"><text:span text:style-name="T6">Obtiene la hora del nombre del archivo</text:span></text:p>
      <text:p text:style-name="P11"><text:span text:style-name="T6">Returns:</text:span></text:p>
      <text:p text:style-name="P19"><text:span text:style-name="T6">the hora</text:span></text:p>
      <text:p text:style-name="P12"/>
      <text:p text:style-name="P23"><text:bookmark text:name="b131"/><text:span text:style-name="T7">setHora</text:span></text:p>
      <text:p text:style-name="P3"><text:span text:style-name="Code"><text:span text:style-name="T8">public void setHora</text:span></text:span><text:span text:style-name="Code"><text:span text:style-name="T9">(String hora)</text:span></text:span></text:p>
      <text:p text:style-name="P11"><text:span text:style-name="T6">Establece la hora desde el nombre del archivo</text:span></text:p>
      <text:p text:style-name="P11"><text:span text:style-name="T6">Parameters:</text:span></text:p>
      <text:p text:style-name="P19"><text:soft-page-break/><text:span text:style-name="Code"><text:span text:style-name="T8">hora</text:span></text:span><text:span text:style-name="Default_20_Paragraph_20_Font"><text:span text:style-name="T6"> - the hora to set</text:span></text:span></text:p>
      <text:p text:style-name="P12"/>
      <text:p text:style-name="P23"><text:bookmark text:name="b132"/><text:span text:style-name="T7">getFichero</text:span></text:p>
      <text:p text:style-name="P3"><text:span text:style-name="Code"><text:span text:style-name="T8">public InputStream getFichero</text:span></text:span><text:span text:style-name="Code"><text:span text:style-name="T9">()</text:span></text:span></text:p>
      <text:p text:style-name="P11"><text:span text:style-name="T6">Obtiene el fichero binario</text:span></text:p>
      <text:p text:style-name="P11"><text:span text:style-name="T6">Returns:</text:span></text:p>
      <text:p text:style-name="P19"><text:span text:style-name="T6">the fichero</text:span></text:p>
      <text:p text:style-name="P12"/>
      <text:p text:style-name="P23"><text:bookmark text:name="b133"/><text:span text:style-name="T7">setFichero</text:span></text:p>
      <text:p text:style-name="P3"><text:span text:style-name="Code"><text:span text:style-name="T8">public void setFichero</text:span></text:span><text:span text:style-name="Code"><text:span text:style-name="T9">(InputStream fichero)</text:span></text:span></text:p>
      <text:p text:style-name="P11"><text:span text:style-name="T6">Establece el fichero binario</text:span></text:p>
      <text:p text:style-name="P11"><text:span text:style-name="T6">Parameters:</text:span></text:p>
      <text:p text:style-name="P19"><text:span text:style-name="Code"><text:span text:style-name="T8">fichero</text:span></text:span><text:span text:style-name="Default_20_Paragraph_20_Font"><text:span text:style-name="T6"> - the fichero to set</text:span></text:span></text:p>
      <text:p text:style-name="P12"/>
      <text:p text:style-name="P23"><text:bookmark text:name="b134"/><text:span text:style-name="T7">getIdentificacion</text:span></text:p>
      <text:p text:style-name="P3"><text:span text:style-name="Code"><text:span text:style-name="T8">public String getIdentificacion</text:span></text:span><text:span text:style-name="Code"><text:span text:style-name="T9">()</text:span></text:span></text:p>
      <text:p text:style-name="P11"><text:span text:style-name="T6">Obtiene la identicacion del nombre del archivo</text:span></text:p>
      <text:p text:style-name="P11"><text:span text:style-name="T6">Returns:</text:span></text:p>
      <text:p text:style-name="P19"><text:span text:style-name="T6">the identificacion</text:span></text:p>
      <text:p text:style-name="P12"/>
      <text:p text:style-name="P23"><text:bookmark text:name="b135"/><text:span text:style-name="T7">setIdentificacion</text:span></text:p>
      <text:p text:style-name="P3"><text:span text:style-name="Code"><text:span text:style-name="T8">public void setIdentificacion</text:span></text:span><text:span text:style-name="Code"><text:span text:style-name="T9">(String identificacion)</text:span></text:span></text:p>
      <text:p text:style-name="P11"><text:span text:style-name="T6">Establece la identificacion del fichero</text:span></text:p>
      <text:p text:style-name="P11"><text:span text:style-name="T6">Parameters:</text:span></text:p>
      <text:p text:style-name="P19"><text:span text:style-name="Code"><text:span text:style-name="T8">identificacion</text:span></text:span><text:span text:style-name="Default_20_Paragraph_20_Font"><text:span text:style-name="T6"> - the identificacion to set</text:span></text:span></text:p>
      <text:p text:style-name="P12"/>
      <text:p text:style-name="P23"><text:bookmark text:name="b136"/><text:span text:style-name="T7">getPais</text:span></text:p>
      <text:p text:style-name="P3"><text:span text:style-name="Code"><text:span text:style-name="T8">public String getPais</text:span></text:span><text:span text:style-name="Code"><text:span text:style-name="T9">()</text:span></text:span></text:p>
      <text:p text:style-name="P11"><text:span text:style-name="T6">Obtiene la letra del pais</text:span></text:p>
      <text:p text:style-name="P11"><text:span text:style-name="T6">Returns:</text:span></text:p>
      <text:p text:style-name="P19"><text:span text:style-name="T6">the pais</text:span></text:p>
      <text:p text:style-name="P12"/>
      <text:p text:style-name="P23"><text:bookmark text:name="b137"/><text:span text:style-name="T7">setPais</text:span></text:p>
      <text:p text:style-name="P3"><text:span text:style-name="Code"><text:span text:style-name="T8">public void setPais</text:span></text:span><text:span text:style-name="Code"><text:span text:style-name="T9">(String pais)</text:span></text:span></text:p>
      <text:p text:style-name="P11"><text:span text:style-name="T6">Establece la letra del pais</text:span></text:p>
      <text:p text:style-name="P11"><text:span text:style-name="T6">Parameters:</text:span></text:p>
      <text:p text:style-name="P19"><text:span text:style-name="Code"><text:span text:style-name="T8">pais</text:span></text:span><text:span text:style-name="Default_20_Paragraph_20_Font"><text:span text:style-name="T6"> - the pais to set</text:span></text:span></text:p>
      <text:p text:style-name="P12"/>
      <text:p text:style-name="P23"><text:bookmark text:name="b138"/><text:span text:style-name="T7">getTipo</text:span></text:p>
      <text:p text:style-name="P3"><text:span text:style-name="Code"><text:span text:style-name="T8">public String getTipo</text:span></text:span><text:span text:style-name="Code"><text:span text:style-name="T9">()</text:span></text:span></text:p>
      <text:p text:style-name="P11"><text:span text:style-name="T6">Obtiene el tipo de archivo (c o v)</text:span></text:p>
      <text:p text:style-name="P11"><text:span text:style-name="T6">Returns:</text:span></text:p>
      <text:p text:style-name="P19"><text:span text:style-name="T6">the tipo</text:span></text:p>
      <text:p text:style-name="P12"/>
      <text:p text:style-name="P23"><text:bookmark text:name="b139"/><text:span text:style-name="T7">setTipo</text:span></text:p>
      <text:p text:style-name="P3"><text:span text:style-name="Code"><text:span text:style-name="T8">public void setTipo</text:span></text:span><text:span text:style-name="Code"><text:span text:style-name="T9">(String tipo)</text:span></text:span></text:p>
      <text:p text:style-name="P11"><text:span text:style-name="T6">Establece el tipo de archivo</text:span></text:p>
      <text:p text:style-name="P11"><text:span text:style-name="T6">Parameters:</text:span></text:p>
      <text:p text:style-name="P19"><text:span text:style-name="Code"><text:span text:style-name="T8">tipo</text:span></text:span><text:span text:style-name="Default_20_Paragraph_20_Font"><text:span text:style-name="T6"> - the tipo to set</text:span></text:span></text:p>
      <text:p text:style-name="P12"/>
      <text:p text:style-name="P23"><text:bookmark text:name="b140"/><text:span text:style-name="T7">getNombre_fichero</text:span></text:p>
      <text:p text:style-name="P3"><text:span text:style-name="Code"><text:span text:style-name="T8">public String getNombre_fichero</text:span></text:span><text:span text:style-name="Code"><text:span text:style-name="T9">()</text:span></text:span></text:p>
      <text:p text:style-name="P11"><text:span text:style-name="T6">Devuelve el string con el nombre del fichero</text:span></text:p>
      <text:p text:style-name="P11"><text:span text:style-name="T6">Returns:</text:span></text:p>
      <text:p text:style-name="P19"><text:span text:style-name="T6">the nombre_fichero</text:span></text:p>
      <text:p text:style-name="P12"/>
      <text:p text:style-name="P23"><text:bookmark text:name="b141"/><text:span text:style-name="T7">setNombre_fichero</text:span></text:p>
      <text:p text:style-name="P3"><text:span text:style-name="Code"><text:span text:style-name="T8">public void setNombre_fichero</text:span></text:span><text:span text:style-name="Code"><text:span text:style-name="T9">(String nombre_fichero)</text:span></text:span></text:p>
      <text:p text:style-name="P11"><text:span text:style-name="T6">Establece nombre del fichero</text:span></text:p>
      <text:p text:style-name="P11"><text:soft-page-break/><text:span text:style-name="T6">Parameters:</text:span></text:p>
      <text:p text:style-name="P19"><text:span text:style-name="Code"><text:span text:style-name="T8">nombre_fichero</text:span></text:span><text:span text:style-name="Default_20_Paragraph_20_Font"><text:span text:style-name="T6"> - the nombre_fichero to set</text:span></text:span></text:p>
      <text:p text:style-name="P12"/>
      <text:p text:style-name="P23"><text:bookmark text:name="b142"/><text:span text:style-name="T7">getFactoriaFichero</text:span></text:p>
      <text:p text:style-name="P3"><text:span text:style-name="Code"><text:span text:style-name="T8">public void getFactoriaFichero</text:span></text:span><text:span text:style-name="Code"><text:span text:style-name="T9">()</text:span></text:span></text:p>
      <text:p text:style-name="P11"><text:span text:style-name="T6">No operativo pero con implementacion en un futuro</text:span></text:p>
      <text:p text:style-name="P12"/>
      <text:p text:style-name="P23"><text:bookmark text:name="b143"/><text:span text:style-name="T7">isArchivo</text:span></text:p>
      <text:p text:style-name="P3"><text:span text:style-name="Code"><text:span text:style-name="T8">public boolean isArchivo</text:span></text:span><text:span text:style-name="Code"><text:span text:style-name="T9">()</text:span></text:span></text:p>
      <text:p text:style-name="P11"><text:span text:style-name="T6">devuelve true si el nombre de fichero sigue la nomenglatura segun la normativa de archivo tgd</text:span></text:p>
      <text:p text:style-name="P43"><text:bookmark text:name="b153"/><text:span text:style-name="T7">Class BeanError</text:span></text:p>
      <text:p text:style-name="Standard"><text:a xlink:type="simple" xlink:href="file:///l%22b123"><text:span text:style-name="Internet_20_link"><text:span text:style-name="T14">ajaxmvc.modelo.bean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14"><draw:image xlink:href="Pictures/100002000000000F0000000EA483482C.png" xlink:type="simple" xlink:show="embed" xlink:actuate="onLoad"/></draw:frame></text:span></text:span><text:span text:style-name="Code"><text:span text:style-name="T8">java.lang.Throwable</text:span></text:span></text:p>
      <text:p text:style-name="P3"><text:span text:style-name="Code"><text:span text:style-name="T8">      </text:span></text:span><text:span text:style-name="Code"><text:span text:style-name="T8"><draw:frame draw:style-name="fr1" text:anchor-type="as-char" svg:width="0.397cm" svg:height="0.37cm" draw:z-index="15"><draw:image xlink:href="Pictures/100002000000000F0000000EA483482C.png" xlink:type="simple" xlink:show="embed" xlink:actuate="onLoad"/></draw:frame></text:span></text:span><text:span text:style-name="Code"><text:span text:style-name="T8">java.lang.Exception</text:span></text:span></text:p>
      <text:p text:style-name="P3"><text:span text:style-name="Code"><text:span text:style-name="T8">          </text:span></text:span><text:span text:style-name="Code"><text:span text:style-name="T8"><draw:frame draw:style-name="fr1" text:anchor-type="as-char" svg:width="0.397cm" svg:height="0.37cm" draw:z-index="16"><draw:image xlink:href="Pictures/100002000000000F0000000EA483482C.png" xlink:type="simple" xlink:show="embed" xlink:actuate="onLoad"/></draw:frame></text:span></text:span><text:span text:style-name="Code"><text:span text:style-name="T8">ajaxmvc.modelo.beans.BeanError</text:span></text:span></text:p>
      <text:p text:style-name="List_20_Heading"><text:span text:style-name="T6">All Implemented Interfaces:</text:span></text:p>
      <text:p text:style-name="P11"><text:span text:style-name="T6">Serializable</text:span></text:p>
      <text:p text:style-name="P13"/>
      <text:p text:style-name="P3"><text:span text:style-name="Code"><text:span text:style-name="T8">public class BeanError</text:span></text:span></text:p>
      <text:p text:style-name="P3"><text:span text:style-name="Code"><text:span text:style-name="T8">extends Exception</text:span></text:span></text:p>
      <text:p text:style-name="P3"><text:span text:style-name="Code"><text:span text:style-name="T8">implements Serializable</text:span></text:span></text:p>
      <text:p text:style-name="Standard"><text:span text:style-name="T6">Clase que encapsula un error en la aplicación y que se emplea conjuntamente con una ejecución "false" del método ejecutar() de las acciones.</text:span></text:p>
      <text:p text:style-name="P12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34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34.1">
          <table:table-cell table:style-name="Tabla34.A2" office:value-type="string">
            <text:p text:style-name="P17"><text:a xlink:type="simple" xlink:href="file:///l%22b145"><text:span text:style-name="Internet_20_link"><text:span text:style-name="T15">BeanError</text:span></text:span></text:a><text:span text:style-name="Code"><text:span text:style-name="T9">(int codError, String mensError)</text:span></text:span></text:p>
            <text:p text:style-name="P18"><text:span text:style-name="T6">Constructor.</text:span></text:p>
          </table:table-cell>
          <table:table-cell table:style-name="Tabla34.B2" office:value-type="string">
            <text:p text:style-name="P15"><text:bookmark-ref text:reference-format="page" text:ref-name="b145">39</text:bookmark-ref></text:p>
          </table:table-cell>
        </table:table-row>
        <table:table-row table:style-name="Tabla34.1">
          <table:table-cell table:style-name="Tabla34.A3" office:value-type="string">
            <text:p text:style-name="P17"><text:a xlink:type="simple" xlink:href="file:///l%22b146"><text:span text:style-name="Internet_20_link"><text:span text:style-name="T15">BeanError</text:span></text:span></text:a><text:span text:style-name="Code"><text:span text:style-name="T9">(int codError, String mensError, Exception excepcion)</text:span></text:span></text:p>
            <text:p text:style-name="P18"><text:span text:style-name="T6">Constructor para el caso en que el error posee una Exception asociada.</text:span></text:p>
          </table:table-cell>
          <table:table-cell table:style-name="Tabla34.B3" office:value-type="string">
            <text:p text:style-name="P15"><text:bookmark-ref text:reference-format="page" text:ref-name="b146">39</text:bookmark-ref></text:p>
          </table:table-cell>
        </table:table-row>
      </table:table>
      <text:p text:style-name="P1"/>
      <table:table table:name="Tabla35" table:style-name="Tabla35">
        <table:table-column table:style-name="Tabla35.A"/>
        <table:table-column table:style-name="Tabla35.B"/>
        <table:table-column table:style-name="Tabla35.C"/>
        <table:table-row table:style-name="Tabla35.1">
          <table:table-cell table:style-name="Tabla35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35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35.1">
          <table:table-cell table:style-name="Tabla35.A2" office:value-type="string">
            <text:p text:style-name="P16"><text:span text:style-name="Code_20_Small"><text:span text:style-name="T10">int</text:span></text:span></text:p>
          </table:table-cell>
          <table:table-cell table:style-name="Tabla35.B2" office:value-type="string">
            <text:p text:style-name="P17"><text:a xlink:type="simple" xlink:href="file:///l%22b148"><text:span text:style-name="Internet_20_link"><text:span text:style-name="T15">getCodError</text:span></text:span></text:a><text:span text:style-name="Code"><text:span text:style-name="T9">()</text:span></text:span></text:p>
            <text:p text:style-name="P18"><text:span text:style-name="T6">Método getter para la propiedad codError.</text:span></text:p>
          </table:table-cell>
          <table:table-cell table:style-name="Tabla35.C2" office:value-type="string">
            <text:p text:style-name="P15"><text:bookmark-ref text:reference-format="page" text:ref-name="b148">40</text:bookmark-ref></text:p>
          </table:table-cell>
        </table:table-row>
        <table:table-row table:style-name="Tabla35.1">
          <table:table-cell table:style-name="Tabla35.A3" office:value-type="string">
            <text:p text:style-name="P16"><text:span text:style-name="Code_20_Small"><text:span text:style-name="T10">Exception</text:span></text:span></text:p>
          </table:table-cell>
          <table:table-cell table:style-name="Tabla35.B3" office:value-type="string">
            <text:p text:style-name="P17"><text:a xlink:type="simple" xlink:href="file:///l%22b152"><text:span text:style-name="Internet_20_link"><text:span text:style-name="T15">getExcepcion</text:span></text:span></text:a><text:span text:style-name="Code"><text:span text:style-name="T9">()</text:span></text:span></text:p>
            <text:p text:style-name="P18"><text:span text:style-name="T6">Método getter para la propiedad excepcion.</text:span></text:p>
          </table:table-cell>
          <table:table-cell table:style-name="Tabla35.C3" office:value-type="string">
            <text:p text:style-name="P15"><text:bookmark-ref text:reference-format="page" text:ref-name="b152">40</text:bookmark-ref></text:p>
          </table:table-cell>
        </table:table-row>
        <table:table-row table:style-name="Tabla35.1">
          <table:table-cell table:style-name="Tabla35.A4" office:value-type="string">
            <text:p text:style-name="P16"><text:span text:style-name="Code_20_Small"><text:span text:style-name="T10">String</text:span></text:span></text:p>
          </table:table-cell>
          <table:table-cell table:style-name="Tabla35.B4" office:value-type="string">
            <text:p text:style-name="P17"><text:a xlink:type="simple" xlink:href="file:///l%22b150"><text:span text:style-name="Internet_20_link"><text:span text:style-name="T15">getMensError</text:span></text:span></text:a><text:span text:style-name="Code"><text:span text:style-name="T9">()</text:span></text:span></text:p>
            <text:p text:style-name="P18"><text:span text:style-name="T6">Método getter para la propiedad mensError.</text:span></text:p>
          </table:table-cell>
          <table:table-cell table:style-name="Tabla35.C4" office:value-type="string">
            <text:p text:style-name="P15"><text:bookmark-ref text:reference-format="page" text:ref-name="b150">40</text:bookmark-ref></text:p>
          </table:table-cell>
        </table:table-row>
        <table:table-row table:style-name="Tabla35.1">
          <table:table-cell table:style-name="Tabla35.A5" office:value-type="string">
            <text:p text:style-name="P16"><text:span text:style-name="Code_20_Small"><text:span text:style-name="T10">void</text:span></text:span></text:p>
          </table:table-cell>
          <table:table-cell table:style-name="Tabla35.B5" office:value-type="string">
            <text:p text:style-name="P17"><text:a xlink:type="simple" xlink:href="file:///l%22b147"><text:span text:style-name="Internet_20_link"><text:span text:style-name="T15">setCodError</text:span></text:span></text:a><text:span text:style-name="Code"><text:span text:style-name="T9">(int codError)</text:span></text:span></text:p>
            <text:p text:style-name="P18"><text:span text:style-name="T6">Método setter para la propiedad codError.</text:span></text:p>
          </table:table-cell>
          <table:table-cell table:style-name="Tabla35.C5" office:value-type="string">
            <text:p text:style-name="P15"><text:bookmark-ref text:reference-format="page" text:ref-name="b147">40</text:bookmark-ref></text:p>
          </table:table-cell>
        </table:table-row>
        <table:table-row table:style-name="Tabla35.1">
          <table:table-cell table:style-name="Tabla35.A6" office:value-type="string">
            <text:p text:style-name="P16"><text:span text:style-name="Code_20_Small"><text:span text:style-name="T10">void</text:span></text:span></text:p>
          </table:table-cell>
          <table:table-cell table:style-name="Tabla35.B6" office:value-type="string">
            <text:p text:style-name="P17"><text:a xlink:type="simple" xlink:href="file:///l%22b151"><text:span text:style-name="Internet_20_link"><text:span text:style-name="T15">setExcepcion</text:span></text:span></text:a><text:span text:style-name="Code"><text:span text:style-name="T9">(Exception excepcion)</text:span></text:span></text:p>
            <text:p text:style-name="P18"><text:span text:style-name="T6">Método setter para la propiedad excepcion.</text:span></text:p>
          </table:table-cell>
          <table:table-cell table:style-name="Tabla35.C6" office:value-type="string">
            <text:p text:style-name="P15"><text:bookmark-ref text:reference-format="page" text:ref-name="b151">40</text:bookmark-ref></text:p>
          </table:table-cell>
        </table:table-row>
        <table:table-row table:style-name="Tabla35.1">
          <table:table-cell table:style-name="Tabla35.A7" office:value-type="string">
            <text:p text:style-name="P16"><text:span text:style-name="Code_20_Small"><text:span text:style-name="T10">void</text:span></text:span></text:p>
          </table:table-cell>
          <table:table-cell table:style-name="Tabla35.B7" office:value-type="string">
            <text:p text:style-name="P17"><text:a xlink:type="simple" xlink:href="file:///l%22b149"><text:span text:style-name="Internet_20_link"><text:span text:style-name="T15">setMensError</text:span></text:span></text:a><text:span text:style-name="Code"><text:span text:style-name="T9">(String mensError)</text:span></text:span></text:p>
            <text:p text:style-name="P18"><text:span text:style-name="T6">Método setter para la propiedad mensError.</text:span></text:p>
          </table:table-cell>
          <table:table-cell table:style-name="Tabla35.C7" office:value-type="string">
            <text:p text:style-name="P15"><text:bookmark-ref text:reference-format="page" text:ref-name="b149">40</text:bookmark-ref></text:p>
          </table:table-cell>
        </table:table-row>
      </table:table>
      <text:p text:style-name="P21"><text:span text:style-name="T7">Constructor Detail</text:span></text:p>
      <text:p text:style-name="P22"><text:bookmark text:name="b145"/><text:span text:style-name="T7">BeanError</text:span></text:p>
      <text:p text:style-name="P3"><text:span text:style-name="Code"><text:span text:style-name="T8">public BeanError</text:span></text:span><text:span text:style-name="Code"><text:span text:style-name="T9">(int codError,</text:span></text:span><text:line-break/><text:span text:style-name="Code"><text:span text:style-name="T9">                 String mensError)</text:span></text:span></text:p>
      <text:p text:style-name="P11"><text:span text:style-name="T6">Constructor.</text:span></text:p>
      <text:p text:style-name="P11"><text:span text:style-name="T6">Parameters:</text:span></text:p>
      <text:p text:style-name="P19"><text:span text:style-name="Code"><text:span text:style-name="T8">codError</text:span></text:span><text:span text:style-name="Default_20_Paragraph_20_Font"><text:span text:style-name="T6"> - Código de error.</text:span></text:span></text:p>
      <text:p text:style-name="P19"><text:span text:style-name="Code"><text:span text:style-name="T8">mensError</text:span></text:span><text:span text:style-name="Default_20_Paragraph_20_Font"><text:span text:style-name="T6"> - Mensaje de error.</text:span></text:span></text:p>
      <text:p text:style-name="P12"/>
      <text:p text:style-name="P23"><text:bookmark text:name="b146"/><text:span text:style-name="T7">BeanError</text:span></text:p>
      <text:p text:style-name="P3"><text:span text:style-name="Code"><text:span text:style-name="T8">public BeanError</text:span></text:span><text:span text:style-name="Code"><text:span text:style-name="T9">(int codError,</text:span></text:span><text:line-break/><text:span text:style-name="Code"><text:span text:style-name="T9">                 String mensError,</text:span></text:span><text:line-break/><text:span text:style-name="Code"><text:span text:style-name="T9">                 Exception excepcion)</text:span></text:span></text:p>
      <text:p text:style-name="P11"><text:span text:style-name="T6">Constructor para el caso en que el error posee una Exception asociada.</text:span></text:p>
      <text:p text:style-name="P11"><text:span text:style-name="T6">Parameters:</text:span></text:p>
      <text:p text:style-name="P19"><text:span text:style-name="Code"><text:span text:style-name="T8">codError</text:span></text:span><text:span text:style-name="Default_20_Paragraph_20_Font"><text:span text:style-name="T6"> - Código de error.</text:span></text:span></text:p>
      <text:p text:style-name="P19"><text:span text:style-name="Code"><text:span text:style-name="T8">mensError</text:span></text:span><text:span text:style-name="Default_20_Paragraph_20_Font"><text:span text:style-name="T6"> - Mensaje de error.</text:span></text:span></text:p>
      <text:p text:style-name="P19"><text:span text:style-name="Code"><text:span text:style-name="T8">excepcion</text:span></text:span><text:span text:style-name="Default_20_Paragraph_20_Font"><text:span text:style-name="T6"> - Objeto de tipo Exception asociada al error.</text:span></text:span></text:p>
      <text:p text:style-name="P21"><text:soft-page-break/><text:span text:style-name="T7">Method Detail</text:span></text:p>
      <text:p text:style-name="P22"><text:bookmark text:name="b147"/><text:span text:style-name="T7">setCodError</text:span></text:p>
      <text:p text:style-name="P3"><text:span text:style-name="Code"><text:span text:style-name="T8">public void setCodError</text:span></text:span><text:span text:style-name="Code"><text:span text:style-name="T9">(int codError)</text:span></text:span></text:p>
      <text:p text:style-name="P11"><text:span text:style-name="T6">Método setter para la propiedad codError.</text:span></text:p>
      <text:p text:style-name="P11"><text:span text:style-name="T6">Parameters:</text:span></text:p>
      <text:p text:style-name="P19"><text:span text:style-name="Code"><text:span text:style-name="T8">codError</text:span></text:span><text:span text:style-name="Default_20_Paragraph_20_Font"><text:span text:style-name="T6"> - Código de error a establecer.</text:span></text:span></text:p>
      <text:p text:style-name="P12"/>
      <text:p text:style-name="P23"><text:bookmark text:name="b148"/><text:span text:style-name="T7">getCodError</text:span></text:p>
      <text:p text:style-name="P3"><text:span text:style-name="Code"><text:span text:style-name="T8">public int getCodError</text:span></text:span><text:span text:style-name="Code"><text:span text:style-name="T9">()</text:span></text:span></text:p>
      <text:p text:style-name="P11"><text:span text:style-name="T6">Método getter para la propiedad codError.</text:span></text:p>
      <text:p text:style-name="P11"><text:span text:style-name="T6">Returns:</text:span></text:p>
      <text:p text:style-name="P19"><text:span text:style-name="T6">El código de error.</text:span></text:p>
      <text:p text:style-name="P12"/>
      <text:p text:style-name="P23"><text:bookmark text:name="b149"/><text:span text:style-name="T7">setMensError</text:span></text:p>
      <text:p text:style-name="P3"><text:span text:style-name="Code"><text:span text:style-name="T8">public void setMensError</text:span></text:span><text:span text:style-name="Code"><text:span text:style-name="T9">(String mensError)</text:span></text:span></text:p>
      <text:p text:style-name="P11"><text:span text:style-name="T6">Método setter para la propiedad mensError.</text:span></text:p>
      <text:p text:style-name="P11"><text:span text:style-name="T6">Parameters:</text:span></text:p>
      <text:p text:style-name="P19"><text:span text:style-name="Code"><text:span text:style-name="T8">mensError</text:span></text:span><text:span text:style-name="Default_20_Paragraph_20_Font"><text:span text:style-name="T6"> - El mensaje de error a establecer.</text:span></text:span></text:p>
      <text:p text:style-name="P12"/>
      <text:p text:style-name="P23"><text:bookmark text:name="b150"/><text:span text:style-name="T7">getMensError</text:span></text:p>
      <text:p text:style-name="P3"><text:span text:style-name="Code"><text:span text:style-name="T8">public String getMensError</text:span></text:span><text:span text:style-name="Code"><text:span text:style-name="T9">()</text:span></text:span></text:p>
      <text:p text:style-name="P11"><text:span text:style-name="T6">Método getter para la propiedad mensError.</text:span></text:p>
      <text:p text:style-name="P11"><text:span text:style-name="T6">Returns:</text:span></text:p>
      <text:p text:style-name="P19"><text:span text:style-name="T6">El mensaje de error.</text:span></text:p>
      <text:p text:style-name="P12"/>
      <text:p text:style-name="P23"><text:bookmark text:name="b151"/><text:span text:style-name="T7">setExcepcion</text:span></text:p>
      <text:p text:style-name="P3"><text:span text:style-name="Code"><text:span text:style-name="T8">public void setExcepcion</text:span></text:span><text:span text:style-name="Code"><text:span text:style-name="T9">(Exception excepcion)</text:span></text:span></text:p>
      <text:p text:style-name="P11"><text:span text:style-name="T6">Método setter para la propiedad excepcion.</text:span></text:p>
      <text:p text:style-name="P11"><text:span text:style-name="T6">Parameters:</text:span></text:p>
      <text:p text:style-name="P19"><text:span text:style-name="Code"><text:span text:style-name="T8">excepcion</text:span></text:span><text:span text:style-name="Default_20_Paragraph_20_Font"><text:span text:style-name="T6"> - La excepción a establecer.</text:span></text:span></text:p>
      <text:p text:style-name="P12"/>
      <text:p text:style-name="P23"><text:bookmark text:name="b152"/><text:span text:style-name="T7">getExcepcion</text:span></text:p>
      <text:p text:style-name="P3"><text:span text:style-name="Code"><text:span text:style-name="T8">public Exception getExcepcion</text:span></text:span><text:span text:style-name="Code"><text:span text:style-name="T9">()</text:span></text:span></text:p>
      <text:p text:style-name="P11"><text:span text:style-name="T6">Método getter para la propiedad excepcion.</text:span></text:p>
      <text:p text:style-name="P11"><text:span text:style-name="T6">Returns:</text:span></text:p>
      <text:p text:style-name="P19"><text:span text:style-name="T6">La excepción devuelta.</text:span></text:p>
      <text:p text:style-name="P44"><text:bookmark text:name="b155"/><text:span text:style-name="T7">Interface InterpretaArchivo</text:span></text:p>
      <text:p text:style-name="Standard"><text:a xlink:type="simple" xlink:href="file:///l%22b123"><text:span text:style-name="Internet_20_link"><text:span text:style-name="T14">ajaxmvc.modelo.beans</text:span></text:span></text:a></text:p>
      <text:p text:style-name="List_20_Heading"><text:span text:style-name="T6">All Known Implementing Classes:</text:span></text:p>
      <text:p text:style-name="P11"><text:a xlink:type="simple" xlink:href="file:///l%22b144"><text:span text:style-name="Internet_20_link"><text:span text:style-name="T13">Archivo</text:span></text:span></text:a></text:p>
      <text:p text:style-name="P13"/>
      <text:p text:style-name="P3"><text:span text:style-name="Code"><text:span text:style-name="T8">public interface InterpretaArchivo</text:span></text:span></text:p>
      <text:p text:style-name="Standard"><text:span text:style-name="T6">Intefaces para definir el comportamiento de los archivos</text:span></text:p>
      <text:p text:style-name="P12"/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36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36.1">
          <table:table-cell table:style-name="Tabla36.A2" office:value-type="string">
            <text:p text:style-name="P16"><text:span text:style-name="Code_20_Small"><text:span text:style-name="T10">Object</text:span></text:span></text:p>
          </table:table-cell>
          <table:table-cell table:style-name="Tabla36.B2" office:value-type="string">
            <text:p text:style-name="P17"><text:a xlink:type="simple" xlink:href="file:///l%22b154"><text:span text:style-name="Internet_20_link"><text:span text:style-name="T15">getInterpreta</text:span></text:span></text:a><text:span text:style-name="Code"><text:span text:style-name="T9">()</text:span></text:span></text:p>
            <text:p text:style-name="P18"><text:span text:style-name="T6">Interpreta los archivos</text:span></text:p>
          </table:table-cell>
          <table:table-cell table:style-name="Tabla36.C2" office:value-type="string">
            <text:p text:style-name="P15"><text:bookmark-ref text:reference-format="page" text:ref-name="b154">41</text:bookmark-ref></text:p>
          </table:table-cell>
        </table:table-row>
      </table:table>
      <text:p text:style-name="P21"><text:span text:style-name="T7">Method Detail</text:span></text:p>
      <text:p text:style-name="P22"><text:bookmark text:name="b154"/><text:span text:style-name="T7">getInterpreta</text:span></text:p>
      <text:p text:style-name="P3"><text:span text:style-name="Code"><text:span text:style-name="T8">Object getInterpreta</text:span></text:span><text:span text:style-name="Code"><text:span text:style-name="T9">()</text:span></text:span></text:p>
      <text:p text:style-name="P11"><text:span text:style-name="T6">Interpreta los archivos</text:span></text:p>
      <text:p text:style-name="P45"><text:bookmark text:name="b162"/><text:span text:style-name="T7">Class ModeloAjax</text:span></text:p>
      <text:p text:style-name="Standard"><text:a xlink:type="simple" xlink:href="file:///l%22b123"><text:span text:style-name="Internet_20_link"><text:span text:style-name="T14">ajaxmvc.modelo.bean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17"><draw:image xlink:href="Pictures/100002000000000F0000000EA483482C.png" xlink:type="simple" xlink:show="embed" xlink:actuate="onLoad"/></draw:frame></text:span></text:span><text:span text:style-name="Code"><text:span text:style-name="T8">ajaxmvc.modelo.beans.ModeloAjax</text:span></text:span></text:p>
      <text:p text:style-name="P2"/>
      <text:p text:style-name="P3"><text:span text:style-name="Code"><text:span text:style-name="T8">public class ModeloAjax</text:span></text:span></text:p>
      <text:p text:style-name="P3"><text:span text:style-name="Code"><text:span text:style-name="T8">extends Object</text:span></text:span></text:p>
      <text:p text:style-name="Standard"><text:span text:style-name="T6">Modelo para peticiones AJAX</text:span></text:p>
      <text:p text:style-name="P1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37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37.1">
          <table:table-cell table:style-name="Tabla37.A2" office:value-type="string">
            <text:p text:style-name="P17"><text:a xlink:type="simple" xlink:href="file:///l%22b156"><text:span text:style-name="Internet_20_link"><text:span text:style-name="T15">ModeloAjax</text:span></text:span></text:a><text:span text:style-name="Code"><text:span text:style-name="T9">()</text:span></text:span></text:p>
            <text:p text:style-name="P18"><text:span text:style-name="T6">Constructor sin parámetros</text:span></text:p>
          </table:table-cell>
          <table:table-cell table:style-name="Tabla37.B2" office:value-type="string">
            <text:p text:style-name="P15"><text:bookmark-ref text:reference-format="page" text:ref-name="b156">42</text:bookmark-ref></text:p>
          </table:table-cell>
        </table:table-row>
        <table:table-row table:style-name="Tabla37.1">
          <table:table-cell table:style-name="Tabla37.A3" office:value-type="string">
            <text:p text:style-name="P17"><text:a xlink:type="simple" xlink:href="file:///l%22b157"><text:span text:style-name="Internet_20_link"><text:span text:style-name="T15">ModeloAjax</text:span></text:span></text:a><text:span text:style-name="Code"><text:span text:style-name="T9">(String contentType, String respuesta)</text:span></text:span></text:p>
            <text:p text:style-name="P18"><text:span text:style-name="T6">Constructor que crea un modelo para respuesta AJAX</text:span></text:p>
          </table:table-cell>
          <table:table-cell table:style-name="Tabla37.B3" office:value-type="string">
            <text:p text:style-name="P15"><text:bookmark-ref text:reference-format="page" text:ref-name="b157">42</text:bookmark-ref></text:p>
          </table:table-cell>
        </table:table-row>
      </table:table>
      <text:p text:style-name="P1"/>
      <table:table table:name="Tabla38" table:style-name="Tabla38">
        <table:table-column table:style-name="Tabla38.A"/>
        <table:table-column table:style-name="Tabla38.B"/>
        <table:table-column table:style-name="Tabla38.C"/>
        <table:table-row table:style-name="Tabla38.1">
          <table:table-cell table:style-name="Tabla38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38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38.1">
          <table:table-cell table:style-name="Tabla38.A2" office:value-type="string">
            <text:p text:style-name="P16"><text:span text:style-name="Code_20_Small"><text:span text:style-name="T10">String</text:span></text:span></text:p>
          </table:table-cell>
          <table:table-cell table:style-name="Tabla38.B2" office:value-type="string">
            <text:p text:style-name="P14"><text:a xlink:type="simple" xlink:href="file:///l%22b159"><text:span text:style-name="Internet_20_link"><text:span text:style-name="T15">getContentType</text:span></text:span></text:a><text:span text:style-name="Code"><text:span text:style-name="T9">()</text:span></text:span></text:p>
          </table:table-cell>
          <table:table-cell table:style-name="Tabla38.C2" office:value-type="string">
            <text:p text:style-name="P15"><text:bookmark-ref text:reference-format="page" text:ref-name="b159">42</text:bookmark-ref></text:p>
          </table:table-cell>
        </table:table-row>
        <table:table-row table:style-name="Tabla38.1">
          <table:table-cell table:style-name="Tabla38.A3" office:value-type="string">
            <text:p text:style-name="P16"><text:span text:style-name="Code_20_Small"><text:span text:style-name="T10">Object</text:span></text:span></text:p>
          </table:table-cell>
          <table:table-cell table:style-name="Tabla38.B3" office:value-type="string">
            <text:p text:style-name="P14"><text:a xlink:type="simple" xlink:href="file:///l%22b161"><text:span text:style-name="Internet_20_link"><text:span text:style-name="T15">getRespuesta</text:span></text:span></text:a><text:span text:style-name="Code"><text:span text:style-name="T9">()</text:span></text:span></text:p>
          </table:table-cell>
          <table:table-cell table:style-name="Tabla38.C3" office:value-type="string">
            <text:p text:style-name="P15"><text:bookmark-ref text:reference-format="page" text:ref-name="b161">43</text:bookmark-ref></text:p>
          </table:table-cell>
        </table:table-row>
        <table:table-row table:style-name="Tabla38.1">
          <table:table-cell table:style-name="Tabla38.A4" office:value-type="string">
            <text:p text:style-name="P16"><text:span text:style-name="Code_20_Small"><text:span text:style-name="T10">void</text:span></text:span></text:p>
          </table:table-cell>
          <table:table-cell table:style-name="Tabla38.B4" office:value-type="string">
            <text:p text:style-name="P14"><text:a xlink:type="simple" xlink:href="file:///l%22b158"><text:span text:style-name="Internet_20_link"><text:span text:style-name="T15">setContentType</text:span></text:span></text:a><text:span text:style-name="Code"><text:span text:style-name="T9">(String contentType)</text:span></text:span></text:p>
          </table:table-cell>
          <table:table-cell table:style-name="Tabla38.C4" office:value-type="string">
            <text:p text:style-name="P15"><text:bookmark-ref text:reference-format="page" text:ref-name="b158">42</text:bookmark-ref></text:p>
          </table:table-cell>
        </table:table-row>
        <table:table-row table:style-name="Tabla38.1">
          <table:table-cell table:style-name="Tabla38.A5" office:value-type="string">
            <text:p text:style-name="P16"><text:span text:style-name="Code_20_Small"><text:span text:style-name="T10">void</text:span></text:span></text:p>
          </table:table-cell>
          <table:table-cell table:style-name="Tabla38.B5" office:value-type="string">
            <text:p text:style-name="P14"><text:a xlink:type="simple" xlink:href="file:///l%22b160"><text:span text:style-name="Internet_20_link"><text:span text:style-name="T15">setRespuesta</text:span></text:span></text:a><text:span text:style-name="Code"><text:span text:style-name="T9">(Object respuesta)</text:span></text:span></text:p>
          </table:table-cell>
          <table:table-cell table:style-name="Tabla38.C5" office:value-type="string">
            <text:p text:style-name="P15"><text:bookmark-ref text:reference-format="page" text:ref-name="b160">42</text:bookmark-ref></text:p>
          </table:table-cell>
        </table:table-row>
      </table:table>
      <text:p text:style-name="P21"><text:span text:style-name="T7">Constructor Detail</text:span></text:p>
      <text:p text:style-name="P22"><text:bookmark text:name="b156"/><text:span text:style-name="T7">ModeloAjax</text:span></text:p>
      <text:p text:style-name="P3"><text:span text:style-name="Code"><text:span text:style-name="T8">public ModeloAjax</text:span></text:span><text:span text:style-name="Code"><text:span text:style-name="T9">()</text:span></text:span></text:p>
      <text:p text:style-name="P11"><text:span text:style-name="T6">Constructor sin parámetros</text:span></text:p>
      <text:p text:style-name="P12"/>
      <text:p text:style-name="P23"><text:bookmark text:name="b157"/><text:span text:style-name="T7">ModeloAjax</text:span></text:p>
      <text:p text:style-name="P3"><text:span text:style-name="Code"><text:span text:style-name="T8">public ModeloAjax</text:span></text:span><text:span text:style-name="Code"><text:span text:style-name="T9">(String contentType,</text:span></text:span><text:line-break/><text:span text:style-name="Code"><text:span text:style-name="T9">                  String respuesta)</text:span></text:span></text:p>
      <text:p text:style-name="P11"><text:span text:style-name="T6">Constructor que crea un modelo para respuesta AJAX</text:span></text:p>
      <text:p text:style-name="P11"><text:span text:style-name="T6">Parameters:</text:span></text:p>
      <text:p text:style-name="P19"><text:span text:style-name="Code"><text:span text:style-name="T8">contentType</text:span></text:span><text:span text:style-name="Default_20_Paragraph_20_Font"><text:span text:style-name="T6"> - Tipo de contenido</text:span></text:span></text:p>
      <text:p text:style-name="P19"><text:span text:style-name="Code"><text:span text:style-name="T8">respuesta</text:span></text:span><text:span text:style-name="Default_20_Paragraph_20_Font"><text:span text:style-name="T6"> - Datos devueltos como respuesta, en este caso string pero puede ser cualquier tipo porq esta definido como object</text:span></text:span></text:p>
      <text:p text:style-name="P21"><text:span text:style-name="T7">Method Detail</text:span></text:p>
      <text:p text:style-name="P22"><text:bookmark text:name="b158"/><text:span text:style-name="T7">setContentType</text:span></text:p>
      <text:p text:style-name="P3"><text:span text:style-name="Code"><text:span text:style-name="T8">public void setContentType</text:span></text:span><text:span text:style-name="Code"><text:span text:style-name="T9">(String contentType)</text:span></text:span></text:p>
      <text:p text:style-name="P11"><text:span text:style-name="T6">Parameters:</text:span></text:p>
      <text:p text:style-name="P19"><text:span text:style-name="Code"><text:span text:style-name="T8">contentType</text:span></text:span><text:span text:style-name="Default_20_Paragraph_20_Font"><text:span text:style-name="T6"> - the contentType to set</text:span></text:span></text:p>
      <text:p text:style-name="P12"/>
      <text:p text:style-name="P23"><text:bookmark text:name="b159"/><text:span text:style-name="T7">getContentType</text:span></text:p>
      <text:p text:style-name="P3"><text:span text:style-name="Code"><text:span text:style-name="T8">public String getContentType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contentType</text:span></text:p>
      <text:p text:style-name="P12"/>
      <text:p text:style-name="P23"><text:bookmark text:name="b160"/><text:span text:style-name="T7">setRespuesta</text:span></text:p>
      <text:p text:style-name="P3"><text:span text:style-name="Code"><text:span text:style-name="T8">public void setRespuesta</text:span></text:span><text:span text:style-name="Code"><text:span text:style-name="T9">(Object respuesta)</text:span></text:span></text:p>
      <text:p text:style-name="P11"><text:span text:style-name="T6">Parameters:</text:span></text:p>
      <text:p text:style-name="P19"><text:span text:style-name="Code"><text:span text:style-name="T8">respuesta</text:span></text:span><text:span text:style-name="Default_20_Paragraph_20_Font"><text:span text:style-name="T6"> - the respuesta to set</text:span></text:span></text:p>
      <text:p text:style-name="P12"/>
      <text:p text:style-name="P23"><text:bookmark text:name="b161"/><text:soft-page-break/><text:span text:style-name="T7">getRespuesta</text:span></text:p>
      <text:p text:style-name="P3"><text:span text:style-name="Code"><text:span text:style-name="T8">public Object getRespuesta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respuesta</text:span></text:p>
      <text:p text:style-name="P46"><text:bookmark text:name="b173"/><text:span text:style-name="T7">Class Usuario</text:span></text:p>
      <text:p text:style-name="Standard"><text:a xlink:type="simple" xlink:href="file:///l%22b123"><text:span text:style-name="Internet_20_link"><text:span text:style-name="T14">ajaxmvc.modelo.bean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18"><draw:image xlink:href="Pictures/100002000000000F0000000EA483482C.png" xlink:type="simple" xlink:show="embed" xlink:actuate="onLoad"/></draw:frame></text:span></text:span><text:span text:style-name="Code"><text:span text:style-name="T8">ajaxmvc.modelo.beans.Usuario</text:span></text:span></text:p>
      <text:p text:style-name="List_20_Heading"><text:span text:style-name="T6">All Implemented Interfaces:</text:span></text:p>
      <text:p text:style-name="P11"><text:span text:style-name="T6">Serializable</text:span></text:p>
      <text:p text:style-name="P13"/>
      <text:p text:style-name="P3"><text:span text:style-name="Code"><text:span text:style-name="T8">public class Usuario</text:span></text:span></text:p>
      <text:p text:style-name="P3"><text:span text:style-name="Code"><text:span text:style-name="T8">extends Object</text:span></text:span></text:p>
      <text:p text:style-name="P3"><text:span text:style-name="Code"><text:span text:style-name="T8">implements Serializable</text:span></text:span></text:p>
      <text:p text:style-name="Standard"><text:span text:style-name="T6">Encapsula los datos (login y clave) de un usuario</text:span></text:p>
      <text:p text:style-name="P12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39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39.1">
          <table:table-cell table:style-name="Tabla39.A2" office:value-type="string">
            <text:p text:style-name="P17"><text:a xlink:type="simple" xlink:href="file:///l%22b163"><text:span text:style-name="Internet_20_link"><text:span text:style-name="T15">Usuario</text:span></text:span></text:a><text:span text:style-name="Code"><text:span text:style-name="T9">()</text:span></text:span></text:p>
            <text:p text:style-name="P18"><text:span text:style-name="T6">Constructor sin parámetros</text:span></text:p>
          </table:table-cell>
          <table:table-cell table:style-name="Tabla39.B2" office:value-type="string">
            <text:p text:style-name="P15"><text:bookmark-ref text:reference-format="page" text:ref-name="b163">44</text:bookmark-ref></text:p>
          </table:table-cell>
        </table:table-row>
        <table:table-row table:style-name="Tabla39.1">
          <table:table-cell table:style-name="Tabla39.A3" office:value-type="string">
            <text:p text:style-name="P17"><text:a xlink:type="simple" xlink:href="file:///l%22b164"><text:span text:style-name="Internet_20_link"><text:span text:style-name="T15">Usuario</text:span></text:span></text:a><text:span text:style-name="Code"><text:span text:style-name="T9">(String login, String clave, String email)</text:span></text:span></text:p>
            <text:p text:style-name="P18"><text:span text:style-name="T6">Constructor con parámetros (login y clave)</text:span></text:p>
          </table:table-cell>
          <table:table-cell table:style-name="Tabla39.B3" office:value-type="string">
            <text:p text:style-name="P15"><text:bookmark-ref text:reference-format="page" text:ref-name="b164">44</text:bookmark-ref></text:p>
          </table:table-cell>
        </table:table-row>
      </table:table>
      <text:p text:style-name="P1"/>
      <table:table table:name="Tabla40" table:style-name="Tabla40">
        <table:table-column table:style-name="Tabla40.A"/>
        <table:table-column table:style-name="Tabla40.B"/>
        <table:table-column table:style-name="Tabla40.C"/>
        <table:table-row table:style-name="Tabla40.1">
          <table:table-cell table:style-name="Tabla40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40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40.1">
          <table:table-cell table:style-name="Tabla40.A2" office:value-type="string">
            <text:p text:style-name="P16"><text:span text:style-name="Code_20_Small"><text:span text:style-name="T10">String</text:span></text:span></text:p>
          </table:table-cell>
          <table:table-cell table:style-name="Tabla40.B2" office:value-type="string">
            <text:p text:style-name="P14"><text:a xlink:type="simple" xlink:href="file:///l%22b168"><text:span text:style-name="Internet_20_link"><text:span text:style-name="T15">getClave</text:span></text:span></text:a><text:span text:style-name="Code"><text:span text:style-name="T9">()</text:span></text:span></text:p>
          </table:table-cell>
          <table:table-cell table:style-name="Tabla40.C2" office:value-type="string">
            <text:p text:style-name="P15"><text:bookmark-ref text:reference-format="page" text:ref-name="b168">45</text:bookmark-ref></text:p>
          </table:table-cell>
        </table:table-row>
        <table:table-row table:style-name="Tabla40.1">
          <table:table-cell table:style-name="Tabla40.A3" office:value-type="string">
            <text:p text:style-name="P16"><text:span text:style-name="Code_20_Small"><text:span text:style-name="T10">String</text:span></text:span></text:p>
          </table:table-cell>
          <table:table-cell table:style-name="Tabla40.B3" office:value-type="string">
            <text:p text:style-name="P14"><text:a xlink:type="simple" xlink:href="file:///l%22b171"><text:span text:style-name="Internet_20_link"><text:span text:style-name="T15">getEmail</text:span></text:span></text:a><text:span text:style-name="Code"><text:span text:style-name="T9">()</text:span></text:span></text:p>
          </table:table-cell>
          <table:table-cell table:style-name="Tabla40.C3" office:value-type="string">
            <text:p text:style-name="P15"><text:bookmark-ref text:reference-format="page" text:ref-name="b171">45</text:bookmark-ref></text:p>
          </table:table-cell>
        </table:table-row>
        <table:table-row table:style-name="Tabla40.1">
          <table:table-cell table:style-name="Tabla40.A4" office:value-type="string">
            <text:p text:style-name="P16"><text:span text:style-name="Code_20_Small"><text:span text:style-name="T10">String</text:span></text:span></text:p>
          </table:table-cell>
          <table:table-cell table:style-name="Tabla40.B4" office:value-type="string">
            <text:p text:style-name="P14"><text:a xlink:type="simple" xlink:href="file:///l%22b166"><text:span text:style-name="Internet_20_link"><text:span text:style-name="T15">getLogin</text:span></text:span></text:a><text:span text:style-name="Code"><text:span text:style-name="T9">()</text:span></text:span></text:p>
          </table:table-cell>
          <table:table-cell table:style-name="Tabla40.C4" office:value-type="string">
            <text:p text:style-name="P15"><text:bookmark-ref text:reference-format="page" text:ref-name="b166">45</text:bookmark-ref></text:p>
          </table:table-cell>
        </table:table-row>
        <table:table-row table:style-name="Tabla40.1">
          <table:table-cell table:style-name="Tabla40.A5" office:value-type="string">
            <text:p text:style-name="P16"><text:span text:style-name="Code_20_Small"><text:span text:style-name="T10">String</text:span></text:span></text:p>
          </table:table-cell>
          <table:table-cell table:style-name="Tabla40.B5" office:value-type="string">
            <text:p text:style-name="P17"><text:a xlink:type="simple" xlink:href="file:///l%22b169"><text:span text:style-name="Internet_20_link"><text:span text:style-name="T15">getNombre</text:span></text:span></text:a><text:span text:style-name="Code"><text:span text:style-name="T9">()</text:span></text:span></text:p>
            <text:p text:style-name="P18"><text:span text:style-name="T6">Getter of the property </text:span><text:span text:style-name="T8">nombre</text:span></text:p>
          </table:table-cell>
          <table:table-cell table:style-name="Tabla40.C5" office:value-type="string">
            <text:p text:style-name="P15"><text:bookmark-ref text:reference-format="page" text:ref-name="b169">45</text:bookmark-ref></text:p>
          </table:table-cell>
        </table:table-row>
        <table:table-row table:style-name="Tabla40.1">
          <table:table-cell table:style-name="Tabla40.A6" office:value-type="string">
            <text:p text:style-name="P16"><text:span text:style-name="Code_20_Small"><text:span text:style-name="T10">void</text:span></text:span></text:p>
          </table:table-cell>
          <table:table-cell table:style-name="Tabla40.B6" office:value-type="string">
            <text:p text:style-name="P14"><text:a xlink:type="simple" xlink:href="file:///l%22b167"><text:span text:style-name="Internet_20_link"><text:span text:style-name="T15">setClave</text:span></text:span></text:a><text:span text:style-name="Code"><text:span text:style-name="T9">(String clave)</text:span></text:span></text:p>
          </table:table-cell>
          <table:table-cell table:style-name="Tabla40.C6" office:value-type="string">
            <text:p text:style-name="P15"><text:bookmark-ref text:reference-format="page" text:ref-name="b167">45</text:bookmark-ref></text:p>
          </table:table-cell>
        </table:table-row>
        <table:table-row table:style-name="Tabla40.1">
          <table:table-cell table:style-name="Tabla40.A7" office:value-type="string">
            <text:p text:style-name="P16"><text:span text:style-name="Code_20_Small"><text:span text:style-name="T10">void</text:span></text:span></text:p>
          </table:table-cell>
          <table:table-cell table:style-name="Tabla40.B7" office:value-type="string">
            <text:p text:style-name="P14"><text:a xlink:type="simple" xlink:href="file:///l%22b172"><text:span text:style-name="Internet_20_link"><text:span text:style-name="T15">setEmail</text:span></text:span></text:a><text:span text:style-name="Code"><text:span text:style-name="T9">(String email)</text:span></text:span></text:p>
          </table:table-cell>
          <table:table-cell table:style-name="Tabla40.C7" office:value-type="string">
            <text:p text:style-name="P15"><text:bookmark-ref text:reference-format="page" text:ref-name="b172">45</text:bookmark-ref></text:p>
          </table:table-cell>
        </table:table-row>
        <table:table-row table:style-name="Tabla40.1">
          <table:table-cell table:style-name="Tabla40.A8" office:value-type="string">
            <text:p text:style-name="P16"><text:span text:style-name="Code_20_Small"><text:span text:style-name="T10">void</text:span></text:span></text:p>
          </table:table-cell>
          <table:table-cell table:style-name="Tabla40.B8" office:value-type="string">
            <text:p text:style-name="P14"><text:a xlink:type="simple" xlink:href="file:///l%22b165"><text:span text:style-name="Internet_20_link"><text:span text:style-name="T15">setLogin</text:span></text:span></text:a><text:span text:style-name="Code"><text:span text:style-name="T9">(String login)</text:span></text:span></text:p>
          </table:table-cell>
          <table:table-cell table:style-name="Tabla40.C8" office:value-type="string">
            <text:p text:style-name="P15"><text:bookmark-ref text:reference-format="page" text:ref-name="b165">44</text:bookmark-ref></text:p>
          </table:table-cell>
        </table:table-row>
        <table:table-row table:style-name="Tabla40.1">
          <table:table-cell table:style-name="Tabla40.A9" office:value-type="string">
            <text:p text:style-name="P16"><text:span text:style-name="Code_20_Small"><text:span text:style-name="T10">void</text:span></text:span></text:p>
          </table:table-cell>
          <table:table-cell table:style-name="Tabla40.B9" office:value-type="string">
            <text:p text:style-name="P17"><text:a xlink:type="simple" xlink:href="file:///l%22b170"><text:span text:style-name="Internet_20_link"><text:span text:style-name="T15">setNombre</text:span></text:span></text:a><text:span text:style-name="Code"><text:span text:style-name="T9">(String nombre)</text:span></text:span></text:p>
            <text:p text:style-name="P18"><text:span text:style-name="T6">Setter of the property </text:span><text:span text:style-name="T8">nombre</text:span></text:p>
          </table:table-cell>
          <table:table-cell table:style-name="Tabla40.C9" office:value-type="string">
            <text:p text:style-name="P15"><text:bookmark-ref text:reference-format="page" text:ref-name="b170">45</text:bookmark-ref></text:p>
          </table:table-cell>
        </table:table-row>
      </table:table>
      <text:p text:style-name="P21"><text:span text:style-name="T7">Constructor Detail</text:span></text:p>
      <text:p text:style-name="P22"><text:bookmark text:name="b163"/><text:span text:style-name="T7">Usuario</text:span></text:p>
      <text:p text:style-name="P3"><text:span text:style-name="Code"><text:span text:style-name="T8">public Usuario</text:span></text:span><text:span text:style-name="Code"><text:span text:style-name="T9">()</text:span></text:span></text:p>
      <text:p text:style-name="P11"><text:span text:style-name="T6">Constructor sin parámetros</text:span></text:p>
      <text:p text:style-name="P12"/>
      <text:p text:style-name="P23"><text:bookmark text:name="b164"/><text:span text:style-name="T7">Usuario</text:span></text:p>
      <text:p text:style-name="P3"><text:span text:style-name="Code"><text:span text:style-name="T8">public Usuario</text:span></text:span><text:span text:style-name="Code"><text:span text:style-name="T9">(String login,</text:span></text:span><text:line-break/><text:span text:style-name="Code"><text:span text:style-name="T9">               String clave,</text:span></text:span><text:line-break/><text:span text:style-name="Code"><text:span text:style-name="T9">               String email)</text:span></text:span></text:p>
      <text:p text:style-name="P11"><text:span text:style-name="T6">Constructor con parámetros (login y clave)</text:span></text:p>
      <text:p text:style-name="P11"><text:span text:style-name="T6">Parameters:</text:span></text:p>
      <text:p text:style-name="P19"><text:span text:style-name="Code"><text:span text:style-name="T8">login</text:span></text:span><text:span text:style-name="Default_20_Paragraph_20_Font"><text:span text:style-name="T6"> - Login de usuario</text:span></text:span></text:p>
      <text:p text:style-name="P19"><text:span text:style-name="Code"><text:span text:style-name="T8">clave</text:span></text:span><text:span text:style-name="Default_20_Paragraph_20_Font"><text:span text:style-name="T6"> - Clave de usuario</text:span></text:span></text:p>
      <text:p text:style-name="P21"><text:span text:style-name="T7">Method Detail</text:span></text:p>
      <text:p text:style-name="P22"><text:bookmark text:name="b165"/><text:span text:style-name="T7">setLogin</text:span></text:p>
      <text:p text:style-name="P3"><text:span text:style-name="Code"><text:span text:style-name="T8">public void setLogin</text:span></text:span><text:span text:style-name="Code"><text:span text:style-name="T9">(String login)</text:span></text:span></text:p>
      <text:p text:style-name="P11"><text:span text:style-name="T6">Parameters:</text:span></text:p>
      <text:p text:style-name="P19"><text:span text:style-name="Code"><text:span text:style-name="T8">login</text:span></text:span><text:span text:style-name="Default_20_Paragraph_20_Font"><text:span text:style-name="T6"> - the login to set</text:span></text:span></text:p>
      <text:p text:style-name="P12"><text:soft-page-break/></text:p>
      <text:p text:style-name="P23"><text:bookmark text:name="b166"/><text:span text:style-name="T7">getLogin</text:span></text:p>
      <text:p text:style-name="P3"><text:span text:style-name="Code"><text:span text:style-name="T8">public String getLogin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login</text:span></text:p>
      <text:p text:style-name="P12"/>
      <text:p text:style-name="P23"><text:bookmark text:name="b167"/><text:span text:style-name="T7">setClave</text:span></text:p>
      <text:p text:style-name="P3"><text:span text:style-name="Code"><text:span text:style-name="T8">public void setClave</text:span></text:span><text:span text:style-name="Code"><text:span text:style-name="T9">(String clave)</text:span></text:span></text:p>
      <text:p text:style-name="P11"><text:span text:style-name="T6">Parameters:</text:span></text:p>
      <text:p text:style-name="P19"><text:span text:style-name="Code"><text:span text:style-name="T8">clave</text:span></text:span><text:span text:style-name="Default_20_Paragraph_20_Font"><text:span text:style-name="T6"> - the clave to set</text:span></text:span></text:p>
      <text:p text:style-name="P12"/>
      <text:p text:style-name="P23"><text:bookmark text:name="b168"/><text:span text:style-name="T7">getClave</text:span></text:p>
      <text:p text:style-name="P3"><text:span text:style-name="Code"><text:span text:style-name="T8">public String getClave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clave</text:span></text:p>
      <text:p text:style-name="P12"/>
      <text:p text:style-name="P23"><text:bookmark text:name="b169"/><text:span text:style-name="T7">getNombre</text:span></text:p>
      <text:p text:style-name="P3"><text:span text:style-name="Code"><text:span text:style-name="T8">public String getNombre</text:span></text:span><text:span text:style-name="Code"><text:span text:style-name="T9">()</text:span></text:span></text:p>
      <text:p text:style-name="P11"><text:span text:style-name="T6">Getter of the property </text:span><text:span text:style-name="T8">nombre</text:span></text:p>
      <text:p text:style-name="P11"><text:span text:style-name="T6">Returns:</text:span></text:p>
      <text:p text:style-name="P19"><text:span text:style-name="T6">Returns the nombre.</text:span></text:p>
      <text:p text:style-name="P12"/>
      <text:p text:style-name="P23"><text:bookmark text:name="b170"/><text:span text:style-name="T7">setNombre</text:span></text:p>
      <text:p text:style-name="P3"><text:span text:style-name="Code"><text:span text:style-name="T8">public void setNombre</text:span></text:span><text:span text:style-name="Code"><text:span text:style-name="T9">(String nombre)</text:span></text:span></text:p>
      <text:p text:style-name="P11"><text:span text:style-name="T6">Setter of the property </text:span><text:span text:style-name="T8">nombre</text:span></text:p>
      <text:p text:style-name="P11"><text:span text:style-name="T6">Parameters:</text:span></text:p>
      <text:p text:style-name="P19"><text:span text:style-name="Code"><text:span text:style-name="T8">nombre</text:span></text:span><text:span text:style-name="Default_20_Paragraph_20_Font"><text:span text:style-name="T6"> - The nombre to set.</text:span></text:span></text:p>
      <text:p text:style-name="P12"/>
      <text:p text:style-name="P23"><text:bookmark text:name="b171"/><text:span text:style-name="T7">getEmail</text:span></text:p>
      <text:p text:style-name="P3"><text:span text:style-name="Code"><text:span text:style-name="T8">public String getEmail</text:span></text:span><text:span text:style-name="Code"><text:span text:style-name="T9">()</text:span></text:span></text:p>
      <text:p text:style-name="P11"><text:span text:style-name="T6">Returns:</text:span></text:p>
      <text:p text:style-name="P19"><text:span text:style-name="T6">the email</text:span></text:p>
      <text:p text:style-name="P12"/>
      <text:p text:style-name="P23"><text:bookmark text:name="b172"/><text:span text:style-name="T7">setEmail</text:span></text:p>
      <text:p text:style-name="P3"><text:span text:style-name="Code"><text:span text:style-name="T8">public void setEmail</text:span></text:span><text:span text:style-name="Code"><text:span text:style-name="T9">(String email)</text:span></text:span></text:p>
      <text:p text:style-name="P11"><text:span text:style-name="T6">Parameters:</text:span></text:p>
      <text:p text:style-name="P19"><text:span text:style-name="Code"><text:span text:style-name="T8">email</text:span></text:span><text:span text:style-name="Default_20_Paragraph_20_Font"><text:span text:style-name="T6"> - the email to set</text:span></text:span></text:p>
      <text:p text:style-name="P28"><text:bookmark text:name="b174"/><text:span text:style-name="T7">Package ajaxmvc.modelo.procesos</text:span></text:p>
      <table:table table:name="Tabla41" table:style-name="Tabla41">
        <table:table-column table:style-name="Tabla41.A"/>
        <table:table-column table:style-name="Tabla41.B"/>
        <table:table-column table:style-name="Tabla41.C"/>
        <table:table-row table:style-name="Tabla41.1">
          <table:table-cell table:style-name="Tabla41.A1" table:number-columns-spanned="2" office:value-type="string">
            <text:p text:style-name="P4"><text:span text:style-name="Summary_20_Heading_20_Font"><text:span text:style-name="T3">Class Summary</text:span></text:span></text:p>
          </table:table-cell>
          <table:covered-table-cell/>
          <table:table-cell table:style-name="Tabla41.A1" office:value-type="string">
            <text:p text:style-name="P5"><text:span text:style-name="Page_20_Reference_20_Font"><text:span text:style-name="T4">Page</text:span></text:span></text:p>
          </table:table-cell>
        </table:table-row>
        <table:table-row table:style-name="Tabla41.1">
          <table:table-cell table:style-name="Tabla41.A2" office:value-type="string">
            <text:p text:style-name="P4"><text:a xlink:type="simple" xlink:href="file:///l%22b177"><text:span text:style-name="Internet_20_link"><text:span text:style-name="T11">ChecksumArchivo</text:span></text:span></text:a></text:p>
          </table:table-cell>
          <table:table-cell table:style-name="Tabla41.B2" office:value-type="string">
            <text:p text:style-name="P6"/>
          </table:table-cell>
          <table:table-cell table:style-name="Tabla41.C2" office:value-type="string">
            <text:p text:style-name="P5"><text:bookmark-ref text:reference-format="page" text:ref-name="b177">46</text:bookmark-ref></text:p>
          </table:table-cell>
        </table:table-row>
        <table:table-row table:style-name="Tabla41.1">
          <table:table-cell table:style-name="Tabla41.A3" office:value-type="string">
            <text:p text:style-name="P4"><text:a xlink:type="simple" xlink:href="file:///l%22b186"><text:span text:style-name="Internet_20_link"><text:span text:style-name="T11">ProcesaDAOUsuario</text:span></text:span></text:a></text:p>
          </table:table-cell>
          <table:table-cell table:style-name="Tabla41.B3" office:value-type="string">
            <text:p text:style-name="P4"><text:span text:style-name="T6">Se encarga de proporcionar el servicio de acceso a BD</text:span></text:p>
          </table:table-cell>
          <table:table-cell table:style-name="Tabla41.C3" office:value-type="string">
            <text:p text:style-name="P5"><text:bookmark-ref text:reference-format="page" text:ref-name="b186">48</text:bookmark-ref></text:p>
          </table:table-cell>
        </table:table-row>
      </table:table>
      <text:p text:style-name="Standard"><text:bookmark text:name="b177"/></text:p>
      <text:p text:style-name="P47"><text:span text:style-name="T7">Class ChecksumArchivo</text:span></text:p>
      <text:p text:style-name="Standard"><text:a xlink:type="simple" xlink:href="file:///l%22b174"><text:span text:style-name="Internet_20_link"><text:span text:style-name="T14">ajaxmvc.modelo.proceso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19"><draw:image xlink:href="Pictures/100002000000000F0000000EA483482C.png" xlink:type="simple" xlink:show="embed" xlink:actuate="onLoad"/></draw:frame></text:span></text:span><text:span text:style-name="Code"><text:span text:style-name="T8">ajaxmvc.modelo.procesos.ChecksumArchivo</text:span></text:span></text:p>
      <text:p text:style-name="P2"/>
      <text:p text:style-name="P3"><text:span text:style-name="Code"><text:span text:style-name="T8">public class ChecksumArchivo</text:span></text:span></text:p>
      <text:p text:style-name="P3"><text:span text:style-name="Code"><text:span text:style-name="T8">extends Object</text:span></text:span></text:p>
      <text:p text:style-name="P1"/>
      <table:table table:name="Tabla42" table:style-name="Tabla42">
        <table:table-column table:style-name="Tabla42.A"/>
        <table:table-column table:style-name="Tabla42.B"/>
        <table:table-row table:style-name="Tabla42.1">
          <table:table-cell table:style-name="Tabla42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42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42.1">
          <table:table-cell table:style-name="Tabla42.A2" office:value-type="string">
            <text:p text:style-name="P14"><text:a xlink:type="simple" xlink:href="file:///l%22b175"><text:span text:style-name="Internet_20_link"><text:span text:style-name="T15">ChecksumArchivo</text:span></text:span></text:a><text:span text:style-name="Code"><text:span text:style-name="T9">()</text:span></text:span></text:p>
          </table:table-cell>
          <table:table-cell table:style-name="Tabla42.B2" office:value-type="string">
            <text:p text:style-name="P15"><text:bookmark-ref text:reference-format="page" text:ref-name="b175">47</text:bookmark-ref></text:p>
          </table:table-cell>
        </table:table-row>
      </table:table>
      <text:p text:style-name="P1"/>
      <table:table table:name="Tabla43" table:style-name="Tabla43">
        <table:table-column table:style-name="Tabla43.A"/>
        <table:table-column table:style-name="Tabla43.B"/>
        <table:table-column table:style-name="Tabla43.C"/>
        <table:table-row table:style-name="Tabla43.1">
          <table:table-cell table:style-name="Tabla43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43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43.1">
          <table:table-cell table:style-name="Tabla43.A2" office:value-type="string">
            <text:p text:style-name="P16"><text:span text:style-name="Code_20_Small"><text:span text:style-name="T10">static String</text:span></text:span></text:p>
          </table:table-cell>
          <table:table-cell table:style-name="Tabla43.B2" office:value-type="string">
            <text:p text:style-name="P17"><text:a xlink:type="simple" xlink:href="file:///l%22b176"><text:span text:style-name="Internet_20_link"><text:span text:style-name="T15">getMD5Checksum</text:span></text:span></text:a><text:span text:style-name="Code"><text:span text:style-name="T9">(File archivo)</text:span></text:span></text:p>
            <text:p text:style-name="P18"><text:span text:style-name="T6">Realiza la suma de verificación de un archivo mediante MD5</text:span></text:p>
          </table:table-cell>
          <table:table-cell table:style-name="Tabla43.C2" office:value-type="string">
            <text:p text:style-name="P15"><text:bookmark-ref text:reference-format="page" text:ref-name="b176">47</text:bookmark-ref></text:p>
          </table:table-cell>
        </table:table-row>
      </table:table>
      <text:p text:style-name="P21"><text:span text:style-name="T7">Constructor Detail</text:span></text:p>
      <text:p text:style-name="P22"><text:bookmark text:name="b175"/><text:span text:style-name="T7">ChecksumArchivo</text:span></text:p>
      <text:p text:style-name="P3"><text:span text:style-name="Code"><text:span text:style-name="T8">public ChecksumArchivo</text:span></text:span><text:span text:style-name="Code"><text:span text:style-name="T9">()</text:span></text:span></text:p>
      <text:p text:style-name="P21"><text:span text:style-name="T7">Method Detail</text:span></text:p>
      <text:p text:style-name="P22"><text:bookmark text:name="b176"/><text:span text:style-name="T7">getMD5Checksum</text:span></text:p>
      <text:p text:style-name="P3"><text:span text:style-name="Code"><text:span text:style-name="T8">public static String getMD5Checksum</text:span></text:span><text:span text:style-name="Code"><text:span text:style-name="T9">(File archivo)</text:span></text:span></text:p>
      <text:p text:style-name="P11"><text:span text:style-name="T6">Realiza la suma de verificación de un archivo mediante MD5</text:span></text:p>
      <text:p text:style-name="P11"><text:span text:style-name="T6">Parameters:</text:span></text:p>
      <text:p text:style-name="P19"><text:span text:style-name="Code"><text:span text:style-name="T8">archivo</text:span></text:span><text:span text:style-name="Default_20_Paragraph_20_Font"><text:span text:style-name="T6"> - archivo a que se le aplicara la suma de verificación</text:span></text:span></text:p>
      <text:p text:style-name="P11"><text:span text:style-name="T6">Returns:</text:span></text:p>
      <text:p text:style-name="P19"><text:span text:style-name="T6">valor de la suma de verificación.</text:span></text:p>
      <text:p text:style-name="P48"><text:bookmark text:name="b186"/><text:span text:style-name="T7">Class ProcesaDAOUsuario</text:span></text:p>
      <text:p text:style-name="Standard"><text:a xlink:type="simple" xlink:href="file:///l%22b174"><text:span text:style-name="Internet_20_link"><text:span text:style-name="T14">ajaxmvc.modelo.procesos</text:span></text:span></text:a></text:p>
      <text:p text:style-name="P3"><text:span text:style-name="Code"><text:span text:style-name="T8">java.lang.Object</text:span></text:span></text:p>
      <text:p text:style-name="P3"><text:span text:style-name="Code"><text:span text:style-name="T8">  </text:span></text:span><text:span text:style-name="Code"><text:span text:style-name="T8"><draw:frame draw:style-name="fr1" text:anchor-type="as-char" svg:width="0.397cm" svg:height="0.37cm" draw:z-index="20"><draw:image xlink:href="Pictures/100002000000000F0000000EA483482C.png" xlink:type="simple" xlink:show="embed" xlink:actuate="onLoad"/></draw:frame></text:span></text:span><text:span text:style-name="Code"><text:span text:style-name="T8">ajaxmvc.modelo.procesos.ProcesaDAOUsuario</text:span></text:span></text:p>
      <text:p text:style-name="P2"/>
      <text:p text:style-name="P3"><text:span text:style-name="Code"><text:span text:style-name="T8">public class ProcesaDAOUsuario</text:span></text:span></text:p>
      <text:p text:style-name="P3"><text:span text:style-name="Code"><text:span text:style-name="T8">extends Object</text:span></text:span></text:p>
      <text:p text:style-name="Standard"><text:span text:style-name="T6">Se encarga de proporcionar el servicio de acceso a BD</text:span></text:p>
      <text:p text:style-name="P1"/>
      <table:table table:name="Tabla44" table:style-name="Tabla44">
        <table:table-column table:style-name="Tabla44.A"/>
        <table:table-column table:style-name="Tabla44.B"/>
        <table:table-row table:style-name="Tabla44.1">
          <table:table-cell table:style-name="Tabla44.A1" office:value-type="string">
            <text:p text:style-name="P14"><text:span text:style-name="Summary_20_Heading_20_Font"><text:span text:style-name="T3">Constructor Summary</text:span></text:span></text:p>
          </table:table-cell>
          <table:table-cell table:style-name="Tabla44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44.1">
          <table:table-cell table:style-name="Tabla44.A2" office:value-type="string">
            <text:p text:style-name="P17"><text:a xlink:type="simple" xlink:href="file:///l%22b178"><text:span text:style-name="Internet_20_link"><text:span text:style-name="T15">ProcesaDAOUsuario</text:span></text:span></text:a><text:span text:style-name="Code"><text:span text:style-name="T9">(DataSource ds)</text:span></text:span></text:p>
            <text:p text:style-name="P18"><text:span text:style-name="T6">Constructor que recibe el datasource</text:span></text:p>
          </table:table-cell>
          <table:table-cell table:style-name="Tabla44.B2" office:value-type="string">
            <text:p text:style-name="P15"><text:bookmark-ref text:reference-format="page" text:ref-name="b178">48</text:bookmark-ref></text:p>
          </table:table-cell>
        </table:table-row>
        <table:table-row table:style-name="Tabla44.1">
          <table:table-cell table:style-name="Tabla44.A3" office:value-type="string">
            <text:p text:style-name="P17"><text:a xlink:type="simple" xlink:href="file:///l%22b179"><text:span text:style-name="Internet_20_link"><text:span text:style-name="T15">ProcesaDAOUsuario</text:span></text:span></text:a><text:span text:style-name="Code"><text:span text:style-name="T9">(DataSource ds, String archivoSql)</text:span></text:span></text:p>
            <text:p text:style-name="P18"><text:span text:style-name="T6">Constructor que recibe el datasource y el nombre del archivo properties con las sentencias sql</text:span></text:p>
          </table:table-cell>
          <table:table-cell table:style-name="Tabla44.B3" office:value-type="string">
            <text:p text:style-name="P15"><text:bookmark-ref text:reference-format="page" text:ref-name="b179">48</text:bookmark-ref></text:p>
          </table:table-cell>
        </table:table-row>
      </table:table>
      <text:p text:style-name="P1"/>
      <table:table table:name="Tabla45" table:style-name="Tabla45">
        <table:table-column table:style-name="Tabla45.A"/>
        <table:table-column table:style-name="Tabla45.B"/>
        <table:table-column table:style-name="Tabla45.C"/>
        <table:table-row table:style-name="Tabla45.1">
          <table:table-cell table:style-name="Tabla45.A1" table:number-columns-spanned="2" office:value-type="string">
            <text:p text:style-name="P14"><text:span text:style-name="Summary_20_Heading_20_Font"><text:span text:style-name="T3">Method Summary</text:span></text:span></text:p>
          </table:table-cell>
          <table:covered-table-cell/>
          <table:table-cell table:style-name="Tabla45.A1" office:value-type="string">
            <text:p text:style-name="P15"><text:span text:style-name="Page_20_Reference_20_Font"><text:span text:style-name="T4">Page</text:span></text:span></text:p>
          </table:table-cell>
        </table:table-row>
        <table:table-row table:style-name="Tabla45.1">
          <table:table-cell table:style-name="Tabla45.A2" office:value-type="string">
            <text:p text:style-name="P16"><text:span text:style-name="Code_20_Small"><text:span text:style-name="T10">boolean</text:span></text:span></text:p>
          </table:table-cell>
          <table:table-cell table:style-name="Tabla45.B2" office:value-type="string">
            <text:p text:style-name="P17"><text:a xlink:type="simple" xlink:href="file:///l%22b180"><text:span text:style-name="Internet_20_link"><text:span text:style-name="T15">existeUsr</text:span></text:span></text:a><text:span text:style-name="Code"><text:span text:style-name="T9">(String login)</text:span></text:span></text:p>
            <text:p text:style-name="P18"><text:span text:style-name="T6">Comprueba si existe un usuario.</text:span></text:p>
          </table:table-cell>
          <table:table-cell table:style-name="Tabla45.C2" office:value-type="string">
            <text:p text:style-name="P15"><text:bookmark-ref text:reference-format="page" text:ref-name="b180">48</text:bookmark-ref></text:p>
          </table:table-cell>
        </table:table-row>
        <table:table-row table:style-name="Tabla45.1">
          <table:table-cell table:style-name="Tabla45.A3" office:value-type="string">
            <text:p text:style-name="P16"><text:span text:style-name="Code_20_Small"><text:span text:style-name="T10">boolean</text:span></text:span></text:p>
          </table:table-cell>
          <table:table-cell table:style-name="Tabla45.B3" office:value-type="string">
            <text:p text:style-name="P17"><text:a xlink:type="simple" xlink:href="file:///l%22b181"><text:span text:style-name="Internet_20_link"><text:span text:style-name="T15">existeUsr</text:span></text:span></text:a><text:span text:style-name="Code"><text:span text:style-name="T9">(String login, String clave)</text:span></text:span></text:p>
            <text:p text:style-name="P18"><text:span text:style-name="T6">Comprueba si existe un usuario y se valida su clave.</text:span></text:p>
          </table:table-cell>
          <table:table-cell table:style-name="Tabla45.C3" office:value-type="string">
            <text:p text:style-name="P15"><text:bookmark-ref text:reference-format="page" text:ref-name="b181">49</text:bookmark-ref></text:p>
          </table:table-cell>
        </table:table-row>
        <table:table-row table:style-name="Tabla45.1">
          <table:table-cell table:style-name="Tabla45.A4" office:value-type="string">
            <text:p text:style-name="P16"><text:span text:style-name="Code_20_Small"><text:span text:style-name="T10">ArrayList</text:span></text:span></text:p>
          </table:table-cell>
          <table:table-cell table:style-name="Tabla45.B4" office:value-type="string">
            <text:p text:style-name="P17"><text:a xlink:type="simple" xlink:href="file:///l%22b184"><text:span text:style-name="Internet_20_link"><text:span text:style-name="T15">getListaArchivo</text:span></text:span></text:a><text:span text:style-name="Code"><text:span text:style-name="T9">(String login)</text:span></text:span></text:p>
            <text:p text:style-name="P18"><text:span text:style-name="T6">devuelve un arraylist de Archivo de un usuario</text:span></text:p>
          </table:table-cell>
          <table:table-cell table:style-name="Tabla45.C4" office:value-type="string">
            <text:p text:style-name="P15"><text:bookmark-ref text:reference-format="page" text:ref-name="b184">49</text:bookmark-ref></text:p>
          </table:table-cell>
        </table:table-row>
        <table:table-row table:style-name="Tabla45.1">
          <table:table-cell table:style-name="Tabla45.A5" office:value-type="string">
            <text:p text:style-name="P16"><text:span text:style-name="Code_20_Small"><text:span text:style-name="T10">ArrayList</text:span></text:span></text:p>
          </table:table-cell>
          <table:table-cell table:style-name="Tabla45.B5" office:value-type="string">
            <text:p text:style-name="P17"><text:a xlink:type="simple" xlink:href="file:///l%22b185"><text:span text:style-name="Internet_20_link"><text:span text:style-name="T15">getListaArchivoSelect</text:span></text:span></text:a><text:span text:style-name="Code"><text:span text:style-name="T9">(String login, String[] listaselec)</text:span></text:span></text:p>
            <text:p text:style-name="P18"><text:span text:style-name="T6">devuelve un ArrayList de Archivo de un usuario de la lista que haya seleccionado</text:span></text:p>
          </table:table-cell>
          <table:table-cell table:style-name="Tabla45.C5" office:value-type="string">
            <text:p text:style-name="P15"><text:bookmark-ref text:reference-format="page" text:ref-name="b185">49</text:bookmark-ref></text:p>
          </table:table-cell>
        </table:table-row>
        <table:table-row table:style-name="Tabla45.1">
          <table:table-cell table:style-name="Tabla45.A6" office:value-type="string">
            <text:p text:style-name="P16"><text:span text:style-name="Code_20_Small"><text:span text:style-name="T10">boolean</text:span></text:span></text:p>
          </table:table-cell>
          <table:table-cell table:style-name="Tabla45.B6" office:value-type="string">
            <text:p text:style-name="P17"><text:a xlink:type="simple" xlink:href="file:///l%22b182"><text:span text:style-name="Internet_20_link"><text:span text:style-name="T15">registrarUsuario</text:span></text:span></text:a><text:span text:style-name="Code"><text:span text:style-name="T9">(</text:span></text:span><text:a xlink:type="simple" xlink:href="file:///l%22b173"><text:span text:style-name="Internet_20_link"><text:span text:style-name="T17">Usuario</text:span></text:span></text:a><text:span text:style-name="Code"><text:span text:style-name="T9"> user)</text:span></text:span></text:p>
            <text:p text:style-name="P18"><text:span text:style-name="T6">Realiza el proceso de registro de un usuario.</text:span></text:p>
          </table:table-cell>
          <table:table-cell table:style-name="Tabla45.C6" office:value-type="string">
            <text:p text:style-name="P15"><text:bookmark-ref text:reference-format="page" text:ref-name="b182">49</text:bookmark-ref></text:p>
          </table:table-cell>
        </table:table-row>
        <table:table-row table:style-name="Tabla45.1">
          <table:table-cell table:style-name="Tabla45.A7" office:value-type="string">
            <text:p text:style-name="P16"><text:span text:style-name="Code_20_Small"><text:span text:style-name="T10">String</text:span></text:span></text:p>
          </table:table-cell>
          <table:table-cell table:style-name="Tabla45.B7" office:value-type="string">
            <text:p text:style-name="P17"><text:a xlink:type="simple" xlink:href="file:///l%22b183"><text:span text:style-name="Internet_20_link"><text:span text:style-name="T15">setGrabaArchivo</text:span></text:span></text:a><text:span text:style-name="Code"><text:span text:style-name="T9">(String login, </text:span></text:span><text:a xlink:type="simple" xlink:href="file:///l%22b144"><text:span text:style-name="Internet_20_link"><text:span text:style-name="T17">Archivo</text:span></text:span></text:a><text:span text:style-name="Code"><text:span text:style-name="T9"> archivo)</text:span></text:span></text:p>
            <text:p text:style-name="P18"><text:span text:style-name="T6">Realiza el proceso de grabar los archivos que haya seleccionado un usuario</text:span></text:p>
          </table:table-cell>
          <table:table-cell table:style-name="Tabla45.C7" office:value-type="string">
            <text:p text:style-name="P15"><text:bookmark-ref text:reference-format="page" text:ref-name="b183">49</text:bookmark-ref></text:p>
          </table:table-cell>
        </table:table-row>
      </table:table>
      <text:p text:style-name="P21"><text:span text:style-name="T7">Constructor Detail</text:span></text:p>
      <text:p text:style-name="P22"><text:bookmark text:name="b178"/><text:span text:style-name="T7">ProcesaDAOUsuario</text:span></text:p>
      <text:p text:style-name="P3"><text:span text:style-name="Code"><text:span text:style-name="T8">public ProcesaDAOUsuario</text:span></text:span><text:span text:style-name="Code"><text:span text:style-name="T9">(DataSource ds)</text:span></text:span></text:p>
      <text:p text:style-name="P11"><text:span text:style-name="T6">Constructor que recibe el datasource</text:span></text:p>
      <text:p text:style-name="P11"><text:span text:style-name="T6">Parameters:</text:span></text:p>
      <text:p text:style-name="P19"><text:span text:style-name="Code"><text:span text:style-name="T8">ds</text:span></text:span><text:span text:style-name="Default_20_Paragraph_20_Font"><text:span text:style-name="T6"> - El datasource para el acceso a la base de datos</text:span></text:span></text:p>
      <text:p text:style-name="P11"><text:span text:style-name="T6">Throws:</text:span></text:p>
      <text:p text:style-name="P19"><text:span text:style-name="Code"><text:span text:style-name="T8">IOException</text:span></text:span></text:p>
      <text:p text:style-name="P19"><text:span text:style-name="Code"><text:span text:style-name="T8">FileNotFoundException</text:span></text:span></text:p>
      <text:p text:style-name="P12"/>
      <text:p text:style-name="P23"><text:bookmark text:name="b179"/><text:span text:style-name="T7">ProcesaDAOUsuario</text:span></text:p>
      <text:p text:style-name="P3"><text:span text:style-name="Code"><text:span text:style-name="T8">public ProcesaDAOUsuario</text:span></text:span><text:span text:style-name="Code"><text:span text:style-name="T9">(DataSource ds,</text:span></text:span><text:line-break/><text:span text:style-name="Code"><text:span text:style-name="T9">                         String archivoSql)</text:span></text:span><text:line-break/><text:span text:style-name="Code"><text:span text:style-name="T9">                  throws FileNotFoundException,</text:span></text:span><text:line-break/><text:span text:style-name="Code"><text:span text:style-name="T9">                         IOException</text:span></text:span></text:p>
      <text:p text:style-name="P11"><text:span text:style-name="T6">Constructor que recibe el datasource y el nombre del archivo properties con las sentencias sql</text:span></text:p>
      <text:p text:style-name="P21"><text:span text:style-name="T7">Method Detail</text:span></text:p>
      <text:p text:style-name="P22"><text:bookmark text:name="b180"/><text:span text:style-name="T7">existeUsr</text:span></text:p>
      <text:p text:style-name="P3"><text:span text:style-name="Code"><text:span text:style-name="T8">public boolean existeUsr</text:span></text:span><text:span text:style-name="Code"><text:span text:style-name="T9">(String login)</text:span></text:span><text:line-break/><text:span text:style-name="Code"><text:span text:style-name="T9">                  throws </text:span></text:span><text:a xlink:type="simple" xlink:href="file:///l%22b153"><text:span text:style-name="Internet_20_link"><text:span text:style-name="T17">BeanError</text:span></text:span></text:a></text:p>
      <text:p text:style-name="P11"><text:span text:style-name="T6">Comprueba si existe un usuario. En caso de login correcto, se devuelve true, en caso contrario, false.</text:span></text:p>
      <text:p text:style-name="P11"><text:span text:style-name="T6">Parameters:</text:span></text:p>
      <text:p text:style-name="P19"><text:span text:style-name="Code"><text:span text:style-name="T8">login</text:span></text:span><text:span text:style-name="Default_20_Paragraph_20_Font"><text:span text:style-name="T6"> - Login del usuario a localizar</text:span></text:span></text:p>
      <text:p text:style-name="P11"><text:soft-page-break/><text:span text:style-name="T6">Throws:</text:span></text:p>
      <text:p text:style-name="P19"><text:a xlink:type="simple" xlink:href="file:///l%22b153"><text:span text:style-name="Internet_20_link"><text:span text:style-name="T16">BeanError</text:span></text:span></text:a></text:p>
      <text:p text:style-name="P12"/>
      <text:p text:style-name="P23"><text:bookmark text:name="b181"/><text:span text:style-name="T7">existeUsr</text:span></text:p>
      <text:p text:style-name="P3"><text:span text:style-name="Code"><text:span text:style-name="T8">public boolean existeUsr</text:span></text:span><text:span text:style-name="Code"><text:span text:style-name="T9">(String login,</text:span></text:span><text:line-break/><text:span text:style-name="Code"><text:span text:style-name="T9">                         String clave)</text:span></text:span><text:line-break/><text:span text:style-name="Code"><text:span text:style-name="T9">                  throws </text:span></text:span><text:a xlink:type="simple" xlink:href="file:///l%22b153"><text:span text:style-name="Internet_20_link"><text:span text:style-name="T17">BeanError</text:span></text:span></text:a></text:p>
      <text:p text:style-name="P11"><text:span text:style-name="T6">Comprueba si existe un usuario y se valida su clave. En caso de login y clave correctos, se devuelve true, en caso contrario, false.</text:span></text:p>
      <text:p text:style-name="P11"><text:span text:style-name="T6">Throws:</text:span></text:p>
      <text:p text:style-name="P19"><text:a xlink:type="simple" xlink:href="file:///l%22b153"><text:span text:style-name="Internet_20_link"><text:span text:style-name="T16">BeanError</text:span></text:span></text:a></text:p>
      <text:p text:style-name="P12"/>
      <text:p text:style-name="P23"><text:bookmark text:name="b182"/><text:span text:style-name="T7">registrarUsuario</text:span></text:p>
      <text:p text:style-name="P3"><text:span text:style-name="Code"><text:span text:style-name="T8">public boolean registrarUsuario</text:span></text:span><text:span text:style-name="Code"><text:span text:style-name="T9">(</text:span></text:span><text:a xlink:type="simple" xlink:href="file:///l%22b173"><text:span text:style-name="Internet_20_link"><text:span text:style-name="T17">Usuario</text:span></text:span></text:a><text:span text:style-name="Code"><text:span text:style-name="T9"> user)</text:span></text:span><text:line-break/><text:span text:style-name="Code"><text:span text:style-name="T9">                         throws </text:span></text:span><text:a xlink:type="simple" xlink:href="file:///l%22b153"><text:span text:style-name="Internet_20_link"><text:span text:style-name="T17">BeanError</text:span></text:span></text:a></text:p>
      <text:p text:style-name="P11"><text:span text:style-name="T6">Realiza el proceso de registro de un usuario. Si el proceso se completa correctamente se devolverá true, en caso contrario, false.</text:span></text:p>
      <text:p text:style-name="P11"><text:span text:style-name="T6">Parameters:</text:span></text:p>
      <text:p text:style-name="P19"><text:span text:style-name="Code"><text:span text:style-name="T8">user</text:span></text:span><text:span text:style-name="Default_20_Paragraph_20_Font"><text:span text:style-name="T6"> - Objeto que encapsula login y clave del usuario a registrar.</text:span></text:span></text:p>
      <text:p text:style-name="P11"><text:span text:style-name="T6">Returns:</text:span></text:p>
      <text:p text:style-name="P19"><text:span text:style-name="T6">true si se ha podido registrar al usuario, false en caso contrario.</text:span></text:p>
      <text:p text:style-name="P11"><text:span text:style-name="T6">Throws:</text:span></text:p>
      <text:p text:style-name="P19"><text:a xlink:type="simple" xlink:href="file:///l%22b153"><text:span text:style-name="Internet_20_link"><text:span text:style-name="T16">BeanError</text:span></text:span></text:a></text:p>
      <text:p text:style-name="P12"/>
      <text:p text:style-name="P23"><text:bookmark text:name="b183"/><text:span text:style-name="T7">setGrabaArchivo</text:span></text:p>
      <text:p text:style-name="P3"><text:span text:style-name="Code"><text:span text:style-name="T8">public String setGrabaArchivo</text:span></text:span><text:span text:style-name="Code"><text:span text:style-name="T9">(String login,</text:span></text:span><text:line-break/><text:span text:style-name="Code"><text:span text:style-name="T9">                              </text:span></text:span><text:a xlink:type="simple" xlink:href="file:///l%22b144"><text:span text:style-name="Internet_20_link"><text:span text:style-name="T17">Archivo</text:span></text:span></text:a><text:span text:style-name="Code"><text:span text:style-name="T9"> archivo)</text:span></text:span><text:line-break/><text:span text:style-name="Code"><text:span text:style-name="T9">                       throws </text:span></text:span><text:a xlink:type="simple" xlink:href="file:///l%22b153"><text:span text:style-name="Internet_20_link"><text:span text:style-name="T17">BeanError</text:span></text:span></text:a></text:p>
      <text:p text:style-name="P11"><text:span text:style-name="T6">Realiza el proceso de grabar los archivos que haya seleccionado un usuario</text:span></text:p>
      <text:p text:style-name="P11"><text:span text:style-name="T6">Throws:</text:span></text:p>
      <text:p text:style-name="P19"><text:a xlink:type="simple" xlink:href="file:///l%22b153"><text:span text:style-name="Internet_20_link"><text:span text:style-name="T16">BeanError</text:span></text:span></text:a></text:p>
      <text:p text:style-name="P12"/>
      <text:p text:style-name="P23"><text:bookmark text:name="b184"/><text:span text:style-name="T7">getListaArchivo</text:span></text:p>
      <text:p text:style-name="P3"><text:span text:style-name="Code"><text:span text:style-name="T8">public ArrayList getListaArchivo</text:span></text:span><text:span text:style-name="Code"><text:span text:style-name="T9">(String login)</text:span></text:span><text:line-break/><text:span text:style-name="Code"><text:span text:style-name="T9">                          throws </text:span></text:span><text:a xlink:type="simple" xlink:href="file:///l%22b153"><text:span text:style-name="Internet_20_link"><text:span text:style-name="T17">BeanError</text:span></text:span></text:a></text:p>
      <text:p text:style-name="P11"><text:span text:style-name="T6">devuelve un arraylist de Archivo de un usuario</text:span></text:p>
      <text:p text:style-name="P11"><text:span text:style-name="T6">Throws:</text:span></text:p>
      <text:p text:style-name="P19"><text:a xlink:type="simple" xlink:href="file:///l%22b153"><text:span text:style-name="Internet_20_link"><text:span text:style-name="T16">BeanError</text:span></text:span></text:a></text:p>
      <text:p text:style-name="P12"/>
      <text:p text:style-name="P23"><text:bookmark text:name="b185"/><text:span text:style-name="T7">getListaArchivoSelect</text:span></text:p>
      <text:p text:style-name="P3"><text:span text:style-name="Code"><text:span text:style-name="T8">public ArrayList getListaArchivoSelect</text:span></text:span><text:span text:style-name="Code"><text:span text:style-name="T9">(String login,</text:span></text:span><text:line-break/><text:span text:style-name="Code"><text:span text:style-name="T9">                                       String[] listaselec)</text:span></text:span><text:line-break/><text:span text:style-name="Code"><text:span text:style-name="T9">                                throws </text:span></text:span><text:a xlink:type="simple" xlink:href="file:///l%22b153"><text:span text:style-name="Internet_20_link"><text:span text:style-name="T17">BeanError</text:span></text:span></text:a></text:p>
      <text:p text:style-name="P11"><text:span text:style-name="T6">devuelve un ArrayList de Archivo de un usuario de la lista que haya seleccionado</text:span></text:p>
      <text:p text:style-name="P11"><text:span text:style-name="T6">Throws:</text:span></text:p>
      <text:p text:style-name="P19"><text:a xlink:type="simple" xlink:href="file:///l%22b153"><text:span text:style-name="Internet_20_link"><text:span text:style-name="T16">BeanError</text:span></text:span></text:a></text:p>
      <text:p text:style-name="P29"><text:bookmark text:name="b187"/><text:span text:style-name="T7">Package diagrama</text:span></text:p>
      <text:section text:style-name="Sect1" text:name="TextSection">
        <text:p text:style-name="P20"><text:span text:style-name="T20">Java API documentation generated with </text:span><text:a xlink:type="simple" xlink:href="http://www.filigris.com/products/docflex_javadoc/#docflex-doclet"><text:span text:style-name="Internet_20_link"><text:span text:style-name="T19">DocFlex/Doclet</text:span></text:span></text:a><text:span text:style-name="Default_20_Paragraph_20_Font"><text:span text:style-name="T20"> v1.6.1</text:span></text:span></text:p>
        <text:p text:style-name="Standard"><text:span text:style-name="T20">DocFlex/Doclet is both a multi-format Javadoc doclet and a free edition of </text:span><text:a xlink:type="simple" xlink:href="http://www.filigris.com/products/docflex_javadoc/"><text:span text:style-name="Internet_20_link"><text:span text:style-name="T19">DocFlex/Javadoc</text:span></text:span></text:a><text:span text:style-name="Default_20_Paragraph_20_Font"><text:span text:style-name="T20">. If you need to customize your Javadoc without writing a full-blown doclet from scratch, DocFlex/Javadoc may be the only tool able to help you! Find out more at </text:span></text:span><text:a xlink:type="simple" xlink:href="http://www.docflex.com/"><text:span text:style-name="Internet_20_link"><text:span text:style-name="T19">www.docflex.com</text:span>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/>
    <style:font-face style:name="Courier New" svg:font-family="'Courier New'" style:font-family-generic="roman"/>
    <style:font-face style:name="Verdana" svg:font-family="Verdan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verview_20_Heading" style:display-name="Overview Heading" style:family="paragraph" style:default-outline-level="">
      <style:paragraph-properties fo:margin-left="0.099cm" fo:margin-right="0.099cm" fo:margin-top="0cm" fo:margin-bottom="0.06cm" style:contextual-spacing="false" fo:text-align="start" style:justify-single-word="false" fo:orphans="2" fo:widows="2" fo:text-indent="0cm" style:auto-text-indent="false" fo:background-color="#009999" fo:padding-left="0.071cm" fo:padding-right="0.071cm" fo:padding-top="0.035cm" fo:padding-bottom="0.035cm" fo:border="0.51pt solid #009999">
        <style:background-image/>
      </style:paragraph-properties>
      <style:text-properties fo:color="#ffffff" fo:font-size="16pt" fo:font-weight="bold" style:font-size-asian="16pt" style:font-weight-asian="bold"/>
    </style:style>
    <style:style style:name="Package_20_Heading" style:display-name="Package Heading" style:family="paragraph" style:default-outline-level="">
      <style:paragraph-properties fo:margin-left="0.099cm" fo:margin-right="0.099cm" fo:text-align="start" style:justify-single-word="false" fo:orphans="2" fo:widows="2" fo:text-indent="0cm" style:auto-text-indent="false" fo:background-color="#d3eafd" fo:padding-left="0.071cm" fo:padding-right="0.071cm" fo:padding-top="0.035cm" fo:padding-bottom="0.035cm" fo:border="0.51pt solid #d3eafd" fo:keep-with-next="always">
        <style:background-image/>
      </style:paragraph-properties>
      <style:text-properties fo:font-size="16pt" fo:font-weight="bold" style:font-size-asian="16pt" style:font-weight-asian="bold"/>
    </style:style>
    <style:style style:name="Class_20_Heading" style:display-name="Class Heading" style:family="paragraph" style:default-outline-level="">
      <style:paragraph-properties fo:margin-left="0.099cm" fo:margin-right="0.099cm" fo:margin-top="0cm" fo:margin-bottom="0.06cm" style:contextual-spacing="false" fo:text-align="start" style:justify-single-word="false" fo:orphans="2" fo:widows="2" fo:text-indent="0cm" style:auto-text-indent="false" fo:background-color="#fff2cc" fo:padding-left="0.071cm" fo:padding-right="0.071cm" fo:padding-top="0.035cm" fo:padding-bottom="0.035cm" fo:border="0.51pt solid #fff2cc" fo:keep-with-next="always">
        <style:background-image/>
      </style:paragraph-properties>
      <style:text-properties fo:font-size="16pt" fo:font-weight="bold" style:font-size-asian="16pt" style:font-weight-asian="bold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margin-top="0.494cm" fo:margin-bottom="0.039cm" style:contextual-spacing="false" fo:text-align="start" style:justify-single-word="false" fo:orphans="2" fo:widows="2" fo:text-indent="0cm" style:auto-text-indent="false" fo:keep-with-next="always"/>
      <style:text-properties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tail_20_Heading" style:display-name="Detail Heading" style:family="paragraph" style:default-outline-level="">
      <style:paragraph-properties fo:margin-left="0.06cm" fo:margin-right="0.06cm" fo:margin-top="0.699cm" fo:margin-bottom="0.049cm" style:contextual-spacing="false" fo:text-align="start" style:justify-single-word="false" fo:orphans="2" fo:widows="2" fo:text-indent="0cm" style:auto-text-indent="false" fo:background-color="#ccccff" fo:padding="0.035cm" fo:border="0.51pt solid #ccccf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Item_20_Heading" style:display-name="Item Heading" style:family="paragraph" style:default-outline-level="">
      <style:paragraph-properties fo:margin-top="0.48cm" fo:margin-bottom="0.409cm" style:contextual-spacing="false" fo:text-align="start" style:justify-single-word="false" fo:orphans="2" fo:widows="2" fo:keep-with-next="always"/>
      <style:text-properties fo:font-size="12pt" fo:font-weight="bold" style:font-size-asian="12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3cm" style:type="center"/>
          <style:tab-stop style:position="18.006cm" style:type="right"/>
        </style:tab-stops>
      </style:paragraph-properties>
    </style:style>
    <style:style style:name="Default_20_Paragraph_20_Font" style:display-name="Default Paragraph Font" style:family="text"/>
    <style:style style:name="Summary_20_Heading_20_Font" style:display-name="Summary Heading Font" style:family="text" style:parent-style-name="Default_20_Paragraph_20_Font">
      <style:text-properties fo:font-size="12pt" fo:font-weight="bold" style:font-size-asian="12pt" style:font-weight-asian="bold"/>
    </style:style>
    <style:style style:name="Page_20_Reference_20_Font" style:display-name="Page Reference Font" style:family="text" style:parent-style-name="Default_20_Paragraph_20_Font">
      <style:text-properties fo:font-size="9pt" fo:font-style="italic" style:font-size-asian="9pt" style:font-style-asian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 style:parent-style-name="Default_20_Paragraph_20_Font">
      <style:text-properties style:font-name="Courier New" fo:font-family="'Courier New'" style:font-family-generic="roman" fo:font-size="9pt" style:font-size-asian="9pt"/>
    </style:style>
    <style:style style:name="Code_20_Small" style:display-name="Code Small" style:family="text" style:parent-style-name="Default_20_Paragraph_20_Font">
      <style:text-properties style:font-name="Courier New" fo:font-family="'Courier New'" style:font-family-generic="roman" fo:font-size="7pt" style:font-size-asian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8.052cm" fo:margin-left="-0.018cm" fo:margin-top="0cm" fo:margin-bottom="0cm" table:align="left"/>
    </style:style>
    <style:style style:name="Tabla2.A" style:family="table-column">
      <style:table-column-properties style:column-width="14.092cm"/>
    </style:style>
    <style:style style:name="Tabla2.B" style:family="table-column">
      <style:table-column-properties style:column-width="3.95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-left="none" fo:border-right="none" fo:border-top="0.5pt solid #000001" fo:border-bottom="none"/>
    </style:style>
    <style:style style:name="MP1" style:family="paragraph" style:parent-style-name="Standard">
      <style:paragraph-properties fo:margin-top="0.06cm" fo:margin-bottom="0.06cm" style:contextual-spacing="false" fo:text-align="start" style:justify-single-word="false" fo:orphans="2" fo:widows="2"/>
    </style:style>
    <style:style style:name="MP2" style:family="paragraph" style:parent-style-name="Standard">
      <style:paragraph-properties fo:margin-top="0.06cm" fo:margin-bottom="0.06cm" style:contextual-spacing="false" fo:text-align="end" style:justify-single-word="false" fo:orphans="2" fo:widows="2"/>
    </style:style>
    <style:style style:name="MP3" style:family="paragraph" style:parent-style-name="Standard">
      <style:paragraph-properties fo:text-align="start" style:justify-single-word="false" fo:orphans="2" fo:widows="2" fo:padding="0cm" fo:border-left="none" fo:border-right="none" fo:border-top="none" fo:border-bottom="0.51pt solid #000001"/>
    </style:style>
    <style:style style:name="MT1" style:family="text">
      <style:text-properties fo:color="#000000" style:font-name="Arial" fo:font-size="10pt" fo:language="en" fo:country="US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2.006cm" fo:margin-bottom="0.99cm" fo:margin-left="1.498cm" fo:margin-right="1.498cm" style:writing-mode="lr-tb" style:layout-grid-color="#c0c0c0" style:layout-grid-lines="26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9cm" fo:margin-bottom="1.27cm" fo:margin-left="1.498cm" fo:margin-right="1.498cm" style:writing-mode="lr-tb" style:layout-grid-color="#c0c0c0" style:layout-grid-lines="2642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0.736cm" fo:margin-left="0cm" fo:margin-right="0cm" fo:margin-top="0.637cm" style:dynamic-spacing="true"/>
      </style:footer-style>
    </style:page-layout>
  </office:automatic-styles>
  <office:master-styles>
    <style:master-page style:name="Standard" style:page-layout-name="Mpm1"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text:span text:style-name="MT1">DocFlex/Doclet Demo -- 15/05/14</text:span></text:p>
            </table:table-cell>
            <table:table-cell table:style-name="Tabla2.A1" office:value-type="string">
      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50</text:page-count></text:span></text:p>
            </table:table-cell>
          </table:table-row>
        </table:table>
        <text:p text:style-name="Standard"/>
      </style:footer>
    </style:master-page>
    <style:master-page style:name="Converted1" style:page-layout-name="Mpm2">
      <style:header>
        <text:p text:style-name="MP3"><text:span text:style-name="MT1">Package ajaxmvc.controlador</text:span></text:p>
      </style:header>
      <style:footer>
        <text:p text:style-name="Footer"/>
      </style:footer>
    </style:master-page>
    <style:master-page style:name="Converted2" style:page-layout-name="Mpm2">
      <style:header>
        <text:p text:style-name="MP3"><text:span text:style-name="MT1">Interface Accion</text:span></text:p>
      </style:header>
      <style:footer>
        <text:p text:style-name="Footer"/>
      </style:footer>
    </style:master-page>
    <style:master-page style:name="Converted3" style:page-layout-name="Mpm2">
      <style:header>
        <text:p text:style-name="MP3"><text:span text:style-name="MT1">Class AyudaSolicitud</text:span></text:p>
      </style:header>
      <style:footer>
        <text:p text:style-name="Footer"/>
      </style:footer>
    </style:master-page>
    <style:master-page style:name="Converted4" style:page-layout-name="Mpm2">
      <style:header>
        <text:p text:style-name="MP3"><text:span text:style-name="MT1">Class Controlador</text:span></text:p>
      </style:header>
      <style:footer>
        <text:p text:style-name="Footer"/>
      </style:footer>
    </style:master-page>
    <style:master-page style:name="Converted5" style:page-layout-name="Mpm2">
      <style:header>
        <text:p text:style-name="MP3"><text:span text:style-name="MT1">Class FactoriaAcciones</text:span></text:p>
      </style:header>
      <style:footer>
        <text:p text:style-name="Footer"/>
      </style:footer>
    </style:master-page>
    <style:master-page style:name="Converted6" style:page-layout-name="Mpm2">
      <style:header>
        <text:p text:style-name="MP3"><text:span text:style-name="MT1">Package ajaxmvc.modelo.acciones</text:span></text:p>
      </style:header>
      <style:footer>
        <text:p text:style-name="Footer"/>
      </style:footer>
    </style:master-page>
    <style:master-page style:name="Converted7" style:page-layout-name="Mpm2">
      <style:header>
        <text:p text:style-name="MP3"><text:span text:style-name="MT1">Class AccionAjaxAnonimo</text:span></text:p>
      </style:header>
      <style:footer>
        <text:p text:style-name="Footer"/>
      </style:footer>
    </style:master-page>
    <style:master-page style:name="Converted8" style:page-layout-name="Mpm2">
      <style:header>
        <text:p text:style-name="MP3"><text:span text:style-name="MT1">Class AccionAjaxExisteLogin</text:span></text:p>
      </style:header>
      <style:footer>
        <text:p text:style-name="Footer"/>
      </style:footer>
    </style:master-page>
    <style:master-page style:name="Converted9" style:page-layout-name="Mpm2">
      <style:header>
        <text:p text:style-name="MP3"><text:span text:style-name="MT1">Class AccionAjaxGrabarArchivo</text:span></text:p>
      </style:header>
      <style:footer>
        <text:p text:style-name="Footer"/>
      </style:footer>
    </style:master-page>
    <style:master-page style:name="Converted10" style:page-layout-name="Mpm2">
      <style:header>
        <text:p text:style-name="MP3"><text:span text:style-name="MT1">Class AccionAjaxInterpretar</text:span></text:p>
      </style:header>
      <style:footer>
        <text:p text:style-name="Footer"/>
      </style:footer>
    </style:master-page>
    <style:master-page style:name="Converted11" style:page-layout-name="Mpm2">
      <style:header>
        <text:p text:style-name="MP3"><text:span text:style-name="MT1">Class AccionAjaxListaArchivos</text:span></text:p>
      </style:header>
      <style:footer>
        <text:p text:style-name="Footer"/>
      </style:footer>
    </style:master-page>
    <style:master-page style:name="Converted12" style:page-layout-name="Mpm2">
      <style:header>
        <text:p text:style-name="MP3"><text:span text:style-name="MT1">Class AccionAjaxLogin</text:span></text:p>
      </style:header>
      <style:footer>
        <text:p text:style-name="Footer"/>
      </style:footer>
    </style:master-page>
    <style:master-page style:name="Converted13" style:page-layout-name="Mpm2">
      <style:header>
        <text:p text:style-name="MP3"><text:span text:style-name="MT1">Class AccionArchivo</text:span></text:p>
      </style:header>
      <style:footer>
        <text:p text:style-name="Footer"/>
      </style:footer>
    </style:master-page>
    <style:master-page style:name="Converted14" style:page-layout-name="Mpm2">
      <style:header>
        <text:p text:style-name="MP3"><text:span text:style-name="MT1">Class AccionRegistrar</text:span></text:p>
      </style:header>
      <style:footer>
        <text:p text:style-name="Footer"/>
      </style:footer>
    </style:master-page>
    <style:master-page style:name="Converted15" style:page-layout-name="Mpm2">
      <style:header>
        <text:p text:style-name="MP3"><text:span text:style-name="MT1">Package ajaxmvc.modelo.beans</text:span></text:p>
      </style:header>
      <style:footer>
        <text:p text:style-name="Footer"/>
      </style:footer>
    </style:master-page>
    <style:master-page style:name="Converted16" style:page-layout-name="Mpm2">
      <style:header>
        <text:p text:style-name="MP3"><text:span text:style-name="MT1">Class Archivo</text:span></text:p>
      </style:header>
      <style:footer>
        <text:p text:style-name="Footer"/>
      </style:footer>
    </style:master-page>
    <style:master-page style:name="Converted17" style:page-layout-name="Mpm2">
      <style:header>
        <text:p text:style-name="MP3"><text:span text:style-name="MT1">Class BeanError</text:span></text:p>
      </style:header>
      <style:footer>
        <text:p text:style-name="Footer"/>
      </style:footer>
    </style:master-page>
    <style:master-page style:name="Converted18" style:page-layout-name="Mpm2">
      <style:header>
        <text:p text:style-name="MP3"><text:span text:style-name="MT1">Interface InterpretaArchivo</text:span></text:p>
      </style:header>
      <style:footer>
        <text:p text:style-name="Footer"/>
      </style:footer>
    </style:master-page>
    <style:master-page style:name="Converted19" style:page-layout-name="Mpm2">
      <style:header>
        <text:p text:style-name="MP3"><text:span text:style-name="MT1">Class ModeloAjax</text:span></text:p>
      </style:header>
      <style:footer>
        <text:p text:style-name="Footer"/>
      </style:footer>
    </style:master-page>
    <style:master-page style:name="Converted20" style:page-layout-name="Mpm2">
      <style:header>
        <text:p text:style-name="MP3"><text:span text:style-name="MT1">Class Usuario</text:span></text:p>
      </style:header>
      <style:footer>
        <text:p text:style-name="Footer"/>
      </style:footer>
    </style:master-page>
    <style:master-page style:name="Converted21" style:page-layout-name="Mpm2">
      <style:header>
        <text:p text:style-name="MP3"><text:span text:style-name="MT1">Package ajaxmvc.modelo.procesos</text:span></text:p>
      </style:header>
      <style:footer>
        <text:p text:style-name="Footer"/>
      </style:footer>
    </style:master-page>
    <style:master-page style:name="Converted22" style:page-layout-name="Mpm2">
      <style:header>
        <text:p text:style-name="MP3"><text:span text:style-name="MT1">Class ChecksumArchivo</text:span></text:p>
      </style:header>
      <style:footer>
        <text:p text:style-name="Footer"/>
      </style:footer>
    </style:master-page>
    <style:master-page style:name="Converted23" style:page-layout-name="Mpm2">
      <style:header>
        <text:p text:style-name="MP3"><text:span text:style-name="MT1">Class ProcesaDAOUsuario</text:span></text:p>
      </style:header>
      <style:footer>
        <text:p text:style-name="Footer"/>
      </style:footer>
    </style:master-page>
    <style:master-page style:name="Converted24" style:page-layout-name="Mpm2">
      <style:header>
        <text:p text:style-name="MP3"><text:span text:style-name="MT1">Package diagrama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Flex/Doclet Demo</dc:title>
    <meta:generator>LibreOffice/4.2.4.2$Linux_x86 LibreOffice_project/63150712c6d317d27ce2db16eb94c2f3d7b699f8</meta:generator>
    <meta:creation-date>2014-05-15T22:30:00</meta:creation-date>
    <dc:date>2014-05-15T23:15:14.166512284</dc:date>
    <meta:document-statistic meta:table-count="45" meta:image-count="21" meta:object-count="0" meta:page-count="50" meta:paragraph-count="1926" meta:word-count="6639" meta:character-count="48881" meta:non-whitespace-character-count="43037"/>
  </office:meta>
</office:document-meta>
</file>